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24.34mm"/>
    </style:style>
    <style:style style:name="co4" style:family="table-column">
      <style:table-column-properties fo:break-before="auto" style:column-width="38.47mm"/>
    </style:style>
    <style:style style:name="co5" style:family="table-column">
      <style:table-column-properties fo:break-before="auto" style:column-width="40.8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rona_cases_uv_index" table:style-name="ta1">
        <table:shapes>
          <draw:frame draw:z-index="0" draw:style-name="gr1" draw:text-style-name="P1" svg:width="439.25mm" svg:height="260.61mm" svg:x="264.57mm" svg:y="38.15mm">
            <draw:object draw:notify-on-update-of-ranges="corona_cases_uv_index.A2:corona_cases_uv_index.A514 corona_cases_uv_index.C1:corona_cases_uv_index.C1 corona_cases_uv_index.C2:corona_cases_uv_index.C514 corona_cases_uv_index.H1:corona_cases_uv_index.H1 corona_cases_uv_index.H2:corona_cases_uv_index.H514 corona_cases_uv_index.E1:corona_cases_uv_index.F1 corona_cases_uv_index.E2:corona_cases_uv_index.E5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eue Coronafälle Johns Hopkins University</text:p>
          </table:table-cell>
          <table:table-cell office:value-type="string" calcext:value-type="string">
            <text:p>Corona Tote</text:p>
          </table:table-cell>
          <table:table-cell office:value-type="string" calcext:value-type="string">
            <text:p>Neue Coronatote x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V Measure</text:p>
          </table:table-cell>
          <table:table-cell office:value-type="string" calcext:value-type="string">
            <text:p>UV Tagesindex Norderney</text:p>
          </table:table-cell>
        </table:table-row>
        <table:table-row table:style-name="ro1">
          <table:table-cell office:value-type="date" office:date-value="2020-01-22" calcext:value-type="date">
            <text:p>22.01.2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2020-01-23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1-23" calcext:value-type="date">
            <text:p>23.01.2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D3]-[.D2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1-24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1-24" calcext:value-type="date">
            <text:p>24.01.2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D4]-[.D3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1-25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1-25" calcext:value-type="date">
            <text:p>25.01.2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D5]-[.D4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1-26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1-26" calcext:value-type="date">
            <text:p>26.01.2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D6]-[.D5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1-27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1-27" calcext:value-type="date">
            <text:p>27.01.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D7]-[.D6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1-28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1-28" calcext:value-type="date">
            <text:p>28.01.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[.D8]-[.D7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1-29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1-29" calcext:value-type="date">
            <text:p>29.01.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D9]-[.D8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1-30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1-30" calcext:value-type="date">
            <text:p>30.01.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D10]-[.D9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1-31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1-31" calcext:value-type="date">
            <text:p>31.01.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D11]-[.D10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2-01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01" calcext:value-type="date">
            <text:p>01.02.2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[.D12]-[.D11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2-02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02" calcext:value-type="date">
            <text:p>02.02.2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[.D13]-[.D12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2-03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2-03" calcext:value-type="date">
            <text:p>03.02.2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[.D14]-[.D13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2-04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2-04" calcext:value-type="date">
            <text:p>04.02.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D15]-[.D14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2-05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2-05" calcext:value-type="date">
            <text:p>05.02.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D16]-[.D15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2-06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06" calcext:value-type="date">
            <text:p>06.02.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D17]-[.D16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2-07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2-07" calcext:value-type="date">
            <text:p>07.02.2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D18]-[.D17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2-08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2-08" calcext:value-type="date">
            <text:p>08.02.2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D19]-[.D18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2-09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2-09" calcext:value-type="date">
            <text:p>09.02.2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D20]-[.D19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2-10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2-10" calcext:value-type="date">
            <text:p>10.02.2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D21]-[.D20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2-11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2-11" calcext:value-type="date">
            <text:p>11.02.2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[.D22]-[.D21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2-12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2-12" calcext:value-type="date">
            <text:p>12.02.2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D23]-[.D22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2-13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13" calcext:value-type="date">
            <text:p>13.02.2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D24]-[.D23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2-14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2-14" calcext:value-type="date">
            <text:p>14.02.2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D25]-[.D24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2-15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2-15" calcext:value-type="date">
            <text:p>15.02.2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D26]-[.D25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2-16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16" calcext:value-type="date">
            <text:p>16.02.2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D27]-[.D26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2-17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2-17" calcext:value-type="date">
            <text:p>17.02.2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D28]-[.D27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2-18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2-18" calcext:value-type="date">
            <text:p>18.02.2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D29]-[.D28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2-19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2-19" calcext:value-type="date">
            <text:p>19.02.2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D30]-[.D29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2-20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2-20" calcext:value-type="date">
            <text:p>20.02.2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D31]-[.D30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2-21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2-21" calcext:value-type="date">
            <text:p>21.02.2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D32]-[.D31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2-22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2-22" calcext:value-type="date">
            <text:p>22.02.2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D33]-[.D32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2-23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3" calcext:value-type="date">
            <text:p>23.02.2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D34]-[.D33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2-24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4" calcext:value-type="date">
            <text:p>24.02.2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D35]-[.D34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2-25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2-25" calcext:value-type="date">
            <text:p>25.02.2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D36]-[.D35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2-26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2-26" calcext:value-type="date">
            <text:p>26.02.20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([.D37]-[.D36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2-27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2-27" calcext:value-type="date">
            <text:p>27.02.20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([.D38]-[.D37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2-28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2-28" calcext:value-type="date">
            <text:p>28.02.20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[.D39]-[.D38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2-29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2-29" calcext:value-type="date">
            <text:p>29.02.20</text:p>
          </table:table-cell>
          <table:table-cell office:value-type="float" office:value="79" calcext:value-type="float">
            <text:p>79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([.D40]-[.D39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3-01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1" calcext:value-type="date">
            <text:p>01.03.20</text:p>
          </table:table-cell>
          <table:table-cell office:value-type="float" office:value="130" calcext:value-type="float">
            <text:p>13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([.D41]-[.D40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3-02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2" calcext:value-type="date">
            <text:p>02.03.20</text:p>
          </table:table-cell>
          <table:table-cell office:value-type="float" office:value="159" calcext:value-type="float">
            <text:p>15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([.D42]-[.D41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3-03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3" calcext:value-type="date">
            <text:p>03.03.20</text:p>
          </table:table-cell>
          <table:table-cell office:value-type="float" office:value="196" calcext:value-type="float">
            <text:p>196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([.D43]-[.D42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3-04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4" calcext:value-type="date">
            <text:p>04.03.20</text:p>
          </table:table-cell>
          <table:table-cell office:value-type="float" office:value="262" calcext:value-type="float">
            <text:p>262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([.D44]-[.D43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3-05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05" calcext:value-type="date">
            <text:p>05.03.20</text:p>
          </table:table-cell>
          <table:table-cell office:value-type="float" office:value="482" calcext:value-type="float">
            <text:p>482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formula="of:=([.D45]-[.D44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3-06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6" calcext:value-type="date">
            <text:p>06.03.20</text:p>
          </table:table-cell>
          <table:table-cell office:value-type="float" office:value="670" calcext:value-type="float">
            <text:p>670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table:formula="of:=([.D46]-[.D45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3-07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07" calcext:value-type="date">
            <text:p>07.03.20</text:p>
          </table:table-cell>
          <table:table-cell office:value-type="float" office:value="799" calcext:value-type="float">
            <text:p>799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([.D47]-[.D46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3-08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8" calcext:value-type="date">
            <text:p>08.03.20</text:p>
          </table:table-cell>
          <table:table-cell office:value-type="float" office:value="1040" calcext:value-type="float">
            <text:p>1040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table:formula="of:=([.D48]-[.D47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3-09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09" calcext:value-type="date">
            <text:p>09.03.20</text:p>
          </table:table-cell>
          <table:table-cell office:value-type="float" office:value="1176" calcext:value-type="float">
            <text:p>1176</text:p>
          </table:table-cell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table:formula="of:=([.D49]-[.D48])*[.$F$1]" office:value-type="float" office:value="50" calcext:value-type="float">
            <text:p>50</text:p>
          </table:table-cell>
          <table:table-cell/>
          <table:table-cell office:value-type="string" calcext:value-type="string">
            <text:p>2020-03-10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0" calcext:value-type="date">
            <text:p>10.03.20</text:p>
          </table:table-cell>
          <table:table-cell office:value-type="float" office:value="1457" calcext:value-type="float">
            <text:p>1457</text:p>
          </table:table-cell>
          <table:table-cell office:value-type="float" office:value="281" calcext:value-type="float">
            <text:p>281</text:p>
          </table:table-cell>
          <table:table-cell office:value-type="float" office:value="2" calcext:value-type="float">
            <text:p>2</text:p>
          </table:table-cell>
          <table:table-cell table:formula="of:=([.D50]-[.D49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3-11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11" calcext:value-type="date">
            <text:p>11.03.20</text:p>
          </table:table-cell>
          <table:table-cell office:value-type="float" office:value="1908" calcext:value-type="float">
            <text:p>1908</text:p>
          </table:table-cell>
          <table:table-cell office:value-type="float" office:value="451" calcext:value-type="float">
            <text:p>451</text:p>
          </table:table-cell>
          <table:table-cell office:value-type="float" office:value="3" calcext:value-type="float">
            <text:p>3</text:p>
          </table:table-cell>
          <table:table-cell table:formula="of:=([.D51]-[.D50])*[.$F$1]" office:value-type="float" office:value="25" calcext:value-type="float">
            <text:p>25</text:p>
          </table:table-cell>
          <table:table-cell/>
          <table:table-cell office:value-type="string" calcext:value-type="string">
            <text:p>2020-03-12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12" calcext:value-type="date">
            <text:p>12.03.20</text:p>
          </table:table-cell>
          <table:table-cell office:value-type="float" office:value="2078" calcext:value-type="float">
            <text:p>2078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([.D52]-[.D51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3-13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13" calcext:value-type="date">
            <text:p>13.03.20</text:p>
          </table:table-cell>
          <table:table-cell office:value-type="float" office:value="3675" calcext:value-type="float">
            <text:p>3675</text:p>
          </table:table-cell>
          <table:table-cell office:value-type="float" office:value="1597" calcext:value-type="float">
            <text:p>1597</text:p>
          </table:table-cell>
          <table:table-cell office:value-type="float" office:value="7" calcext:value-type="float">
            <text:p>7</text:p>
          </table:table-cell>
          <table:table-cell table:formula="of:=([.D53]-[.D52])*[.$F$1]" office:value-type="float" office:value="100" calcext:value-type="float">
            <text:p>100</text:p>
          </table:table-cell>
          <table:table-cell/>
          <table:table-cell office:value-type="string" calcext:value-type="string">
            <text:p>2020-03-14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14" calcext:value-type="date">
            <text:p>14.03.20</text:p>
          </table:table-cell>
          <table:table-cell office:value-type="float" office:value="4585" calcext:value-type="float">
            <text:p>4585</text:p>
          </table:table-cell>
          <table:table-cell office:value-type="float" office:value="910" calcext:value-type="float">
            <text:p>910</text:p>
          </table:table-cell>
          <table:table-cell office:value-type="float" office:value="9" calcext:value-type="float">
            <text:p>9</text:p>
          </table:table-cell>
          <table:table-cell table:formula="of:=([.D54]-[.D53])*[.$F$1]" office:value-type="float" office:value="50" calcext:value-type="float">
            <text:p>50</text:p>
          </table:table-cell>
          <table:table-cell/>
          <table:table-cell office:value-type="string" calcext:value-type="string">
            <text:p>2020-03-15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15" calcext:value-type="date">
            <text:p>15.03.20</text:p>
          </table:table-cell>
          <table:table-cell office:value-type="float" office:value="5795" calcext:value-type="float">
            <text:p>5795</text:p>
          </table:table-cell>
          <table:table-cell office:value-type="float" office:value="1210" calcext:value-type="float">
            <text:p>1210</text:p>
          </table:table-cell>
          <table:table-cell office:value-type="float" office:value="11" calcext:value-type="float">
            <text:p>11</text:p>
          </table:table-cell>
          <table:table-cell table:formula="of:=([.D55]-[.D54])*[.$F$1]" office:value-type="float" office:value="50" calcext:value-type="float">
            <text:p>50</text:p>
          </table:table-cell>
          <table:table-cell/>
          <table:table-cell office:value-type="string" calcext:value-type="string">
            <text:p>2020-03-16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16" calcext:value-type="date">
            <text:p>16.03.20</text:p>
          </table:table-cell>
          <table:table-cell office:value-type="float" office:value="7272" calcext:value-type="float">
            <text:p>7272</text:p>
          </table:table-cell>
          <table:table-cell office:value-type="float" office:value="1477" calcext:value-type="float">
            <text:p>1477</text:p>
          </table:table-cell>
          <table:table-cell office:value-type="float" office:value="17" calcext:value-type="float">
            <text:p>17</text:p>
          </table:table-cell>
          <table:table-cell table:formula="of:=([.D56]-[.D55])*[.$F$1]" office:value-type="float" office:value="150" calcext:value-type="float">
            <text:p>150</text:p>
          </table:table-cell>
          <table:table-cell/>
          <table:table-cell office:value-type="string" calcext:value-type="string">
            <text:p>2020-03-17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17" calcext:value-type="date">
            <text:p>17.03.20</text:p>
          </table:table-cell>
          <table:table-cell office:value-type="float" office:value="9257" calcext:value-type="float">
            <text:p>9257</text:p>
          </table:table-cell>
          <table:table-cell office:value-type="float" office:value="1985" calcext:value-type="float">
            <text:p>1985</text:p>
          </table:table-cell>
          <table:table-cell office:value-type="float" office:value="24" calcext:value-type="float">
            <text:p>24</text:p>
          </table:table-cell>
          <table:table-cell table:formula="of:=([.D57]-[.D56])*[.$F$1]" office:value-type="float" office:value="175" calcext:value-type="float">
            <text:p>175</text:p>
          </table:table-cell>
          <table:table-cell/>
          <table:table-cell office:value-type="string" calcext:value-type="string">
            <text:p>2020-03-18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8" calcext:value-type="date">
            <text:p>18.03.20</text:p>
          </table:table-cell>
          <table:table-cell office:value-type="float" office:value="12327" calcext:value-type="float">
            <text:p>12327</text:p>
          </table:table-cell>
          <table:table-cell office:value-type="float" office:value="3070" calcext:value-type="float">
            <text:p>3070</text:p>
          </table:table-cell>
          <table:table-cell office:value-type="float" office:value="28" calcext:value-type="float">
            <text:p>28</text:p>
          </table:table-cell>
          <table:table-cell table:formula="of:=([.D58]-[.D57])*[.$F$1]" office:value-type="float" office:value="100" calcext:value-type="float">
            <text:p>100</text:p>
          </table:table-cell>
          <table:table-cell/>
          <table:table-cell office:value-type="string" calcext:value-type="string">
            <text:p>2020-03-19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19" calcext:value-type="date">
            <text:p>19.03.20</text:p>
          </table:table-cell>
          <table:table-cell office:value-type="float" office:value="15320" calcext:value-type="float">
            <text:p>15320</text:p>
          </table:table-cell>
          <table:table-cell office:value-type="float" office:value="2993" calcext:value-type="float">
            <text:p>2993</text:p>
          </table:table-cell>
          <table:table-cell office:value-type="float" office:value="44" calcext:value-type="float">
            <text:p>44</text:p>
          </table:table-cell>
          <table:table-cell table:formula="of:=([.D59]-[.D58])*[.$F$1]" office:value-type="float" office:value="400" calcext:value-type="float">
            <text:p>400</text:p>
          </table:table-cell>
          <table:table-cell/>
          <table:table-cell office:value-type="string" calcext:value-type="string">
            <text:p>2020-03-20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20" calcext:value-type="date">
            <text:p>20.03.20</text:p>
          </table:table-cell>
          <table:table-cell office:value-type="float" office:value="19848" calcext:value-type="float">
            <text:p>19848</text:p>
          </table:table-cell>
          <table:table-cell office:value-type="float" office:value="4528" calcext:value-type="float">
            <text:p>4528</text:p>
          </table:table-cell>
          <table:table-cell office:value-type="float" office:value="67" calcext:value-type="float">
            <text:p>67</text:p>
          </table:table-cell>
          <table:table-cell table:formula="of:=([.D60]-[.D59])*[.$F$1]" office:value-type="float" office:value="575" calcext:value-type="float">
            <text:p>575</text:p>
          </table:table-cell>
          <table:table-cell/>
          <table:table-cell office:value-type="string" calcext:value-type="string">
            <text:p>2020-03-21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21" calcext:value-type="date">
            <text:p>21.03.20</text:p>
          </table:table-cell>
          <table:table-cell office:value-type="float" office:value="22213" calcext:value-type="float">
            <text:p>22213</text:p>
          </table:table-cell>
          <table:table-cell office:value-type="float" office:value="2365" calcext:value-type="float">
            <text:p>2365</text:p>
          </table:table-cell>
          <table:table-cell office:value-type="float" office:value="84" calcext:value-type="float">
            <text:p>84</text:p>
          </table:table-cell>
          <table:table-cell table:formula="of:=([.D61]-[.D60])*[.$F$1]" office:value-type="float" office:value="425" calcext:value-type="float">
            <text:p>425</text:p>
          </table:table-cell>
          <table:table-cell/>
          <table:table-cell office:value-type="string" calcext:value-type="string">
            <text:p>2020-03-22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22" calcext:value-type="date">
            <text:p>22.03.20</text:p>
          </table:table-cell>
          <table:table-cell office:value-type="float" office:value="24873" calcext:value-type="float">
            <text:p>24873</text:p>
          </table:table-cell>
          <table:table-cell office:value-type="float" office:value="2660" calcext:value-type="float">
            <text:p>2660</text:p>
          </table:table-cell>
          <table:table-cell office:value-type="float" office:value="94" calcext:value-type="float">
            <text:p>94</text:p>
          </table:table-cell>
          <table:table-cell table:formula="of:=([.D62]-[.D61])*[.$F$1]" office:value-type="float" office:value="250" calcext:value-type="float">
            <text:p>250</text:p>
          </table:table-cell>
          <table:table-cell/>
          <table:table-cell office:value-type="string" calcext:value-type="string">
            <text:p>2020-03-23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23" calcext:value-type="date">
            <text:p>23.03.20</text:p>
          </table:table-cell>
          <table:table-cell office:value-type="float" office:value="29056" calcext:value-type="float">
            <text:p>29056</text:p>
          </table:table-cell>
          <table:table-cell office:value-type="float" office:value="4183" calcext:value-type="float">
            <text:p>4183</text:p>
          </table:table-cell>
          <table:table-cell office:value-type="float" office:value="123" calcext:value-type="float">
            <text:p>123</text:p>
          </table:table-cell>
          <table:table-cell table:formula="of:=([.D63]-[.D62])*[.$F$1]" office:value-type="float" office:value="725" calcext:value-type="float">
            <text:p>725</text:p>
          </table:table-cell>
          <table:table-cell/>
          <table:table-cell office:value-type="string" calcext:value-type="string">
            <text:p>2020-03-24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24" calcext:value-type="date">
            <text:p>24.03.20</text:p>
          </table:table-cell>
          <table:table-cell office:value-type="float" office:value="32986" calcext:value-type="float">
            <text:p>32986</text:p>
          </table:table-cell>
          <table:table-cell office:value-type="float" office:value="3930" calcext:value-type="float">
            <text:p>3930</text:p>
          </table:table-cell>
          <table:table-cell office:value-type="float" office:value="157" calcext:value-type="float">
            <text:p>157</text:p>
          </table:table-cell>
          <table:table-cell table:formula="of:=([.D64]-[.D63])*[.$F$1]" office:value-type="float" office:value="850" calcext:value-type="float">
            <text:p>850</text:p>
          </table:table-cell>
          <table:table-cell/>
          <table:table-cell office:value-type="string" calcext:value-type="string">
            <text:p>2020-03-25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25" calcext:value-type="date">
            <text:p>25.03.20</text:p>
          </table:table-cell>
          <table:table-cell office:value-type="float" office:value="37323" calcext:value-type="float">
            <text:p>37323</text:p>
          </table:table-cell>
          <table:table-cell office:value-type="float" office:value="4337" calcext:value-type="float">
            <text:p>4337</text:p>
          </table:table-cell>
          <table:table-cell office:value-type="float" office:value="206" calcext:value-type="float">
            <text:p>206</text:p>
          </table:table-cell>
          <table:table-cell table:formula="of:=([.D65]-[.D64])*[.$F$1]" office:value-type="float" office:value="1225" calcext:value-type="float">
            <text:p>1225</text:p>
          </table:table-cell>
          <table:table-cell/>
          <table:table-cell office:value-type="string" calcext:value-type="string">
            <text:p>2020-03-26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26" calcext:value-type="date">
            <text:p>26.03.20</text:p>
          </table:table-cell>
          <table:table-cell office:value-type="float" office:value="43938" calcext:value-type="float">
            <text:p>43938</text:p>
          </table:table-cell>
          <table:table-cell office:value-type="float" office:value="6615" calcext:value-type="float">
            <text:p>6615</text:p>
          </table:table-cell>
          <table:table-cell office:value-type="float" office:value="267" calcext:value-type="float">
            <text:p>267</text:p>
          </table:table-cell>
          <table:table-cell table:formula="of:=([.D66]-[.D65])*[.$F$1]" office:value-type="float" office:value="1525" calcext:value-type="float">
            <text:p>1525</text:p>
          </table:table-cell>
          <table:table-cell/>
          <table:table-cell office:value-type="string" calcext:value-type="string">
            <text:p>2020-03-27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27" calcext:value-type="date">
            <text:p>27.03.20</text:p>
          </table:table-cell>
          <table:table-cell office:value-type="float" office:value="50871" calcext:value-type="float">
            <text:p>50871</text:p>
          </table:table-cell>
          <table:table-cell office:value-type="float" office:value="6933" calcext:value-type="float">
            <text:p>6933</text:p>
          </table:table-cell>
          <table:table-cell office:value-type="float" office:value="342" calcext:value-type="float">
            <text:p>342</text:p>
          </table:table-cell>
          <table:table-cell table:formula="of:=([.D67]-[.D66])*[.$F$1]" office:value-type="float" office:value="1875" calcext:value-type="float">
            <text:p>1875</text:p>
          </table:table-cell>
          <table:table-cell/>
          <table:table-cell office:value-type="string" calcext:value-type="string">
            <text:p>2020-03-28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28" calcext:value-type="date">
            <text:p>28.03.20</text:p>
          </table:table-cell>
          <table:table-cell office:value-type="float" office:value="57695" calcext:value-type="float">
            <text:p>57695</text:p>
          </table:table-cell>
          <table:table-cell office:value-type="float" office:value="6824" calcext:value-type="float">
            <text:p>6824</text:p>
          </table:table-cell>
          <table:table-cell office:value-type="float" office:value="433" calcext:value-type="float">
            <text:p>433</text:p>
          </table:table-cell>
          <table:table-cell table:formula="of:=([.D68]-[.D67])*[.$F$1]" office:value-type="float" office:value="2275" calcext:value-type="float">
            <text:p>2275</text:p>
          </table:table-cell>
          <table:table-cell/>
          <table:table-cell office:value-type="string" calcext:value-type="string">
            <text:p>2020-03-29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29" calcext:value-type="date">
            <text:p>29.03.20</text:p>
          </table:table-cell>
          <table:table-cell office:value-type="float" office:value="62095" calcext:value-type="float">
            <text:p>62095</text:p>
          </table:table-cell>
          <table:table-cell office:value-type="float" office:value="4400" calcext:value-type="float">
            <text:p>4400</text:p>
          </table:table-cell>
          <table:table-cell office:value-type="float" office:value="533" calcext:value-type="float">
            <text:p>533</text:p>
          </table:table-cell>
          <table:table-cell table:formula="of:=([.D69]-[.D68])*[.$F$1]" office:value-type="float" office:value="2500" calcext:value-type="float">
            <text:p>2500</text:p>
          </table:table-cell>
          <table:table-cell/>
          <table:table-cell office:value-type="string" calcext:value-type="string">
            <text:p>2020-03-30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30" calcext:value-type="date">
            <text:p>30.03.20</text:p>
          </table:table-cell>
          <table:table-cell office:value-type="float" office:value="66885" calcext:value-type="float">
            <text:p>66885</text:p>
          </table:table-cell>
          <table:table-cell office:value-type="float" office:value="4790" calcext:value-type="float">
            <text:p>4790</text:p>
          </table:table-cell>
          <table:table-cell office:value-type="float" office:value="645" calcext:value-type="float">
            <text:p>645</text:p>
          </table:table-cell>
          <table:table-cell table:formula="of:=([.D70]-[.D69])*[.$F$1]" office:value-type="float" office:value="2800" calcext:value-type="float">
            <text:p>2800</text:p>
          </table:table-cell>
          <table:table-cell/>
          <table:table-cell office:value-type="string" calcext:value-type="string">
            <text:p>2020-03-31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31" calcext:value-type="date">
            <text:p>31.03.20</text:p>
          </table:table-cell>
          <table:table-cell office:value-type="float" office:value="71808" calcext:value-type="float">
            <text:p>71808</text:p>
          </table:table-cell>
          <table:table-cell office:value-type="float" office:value="4923" calcext:value-type="float">
            <text:p>4923</text:p>
          </table:table-cell>
          <table:table-cell office:value-type="float" office:value="775" calcext:value-type="float">
            <text:p>775</text:p>
          </table:table-cell>
          <table:table-cell table:formula="of:=([.D71]-[.D70])*[.$F$1]" office:value-type="float" office:value="3250" calcext:value-type="float">
            <text:p>3250</text:p>
          </table:table-cell>
          <table:table-cell/>
          <table:table-cell office:value-type="string" calcext:value-type="string">
            <text:p>2020-04-01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4-01" calcext:value-type="date">
            <text:p>01.04.20</text:p>
          </table:table-cell>
          <table:table-cell office:value-type="float" office:value="77872" calcext:value-type="float">
            <text:p>77872</text:p>
          </table:table-cell>
          <table:table-cell office:value-type="float" office:value="6064" calcext:value-type="float">
            <text:p>6064</text:p>
          </table:table-cell>
          <table:table-cell office:value-type="float" office:value="920" calcext:value-type="float">
            <text:p>920</text:p>
          </table:table-cell>
          <table:table-cell table:formula="of:=([.D72]-[.D71])*[.$F$1]" office:value-type="float" office:value="3625" calcext:value-type="float">
            <text:p>3625</text:p>
          </table:table-cell>
          <table:table-cell/>
          <table:table-cell office:value-type="string" calcext:value-type="string">
            <text:p>2020-04-02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4-02" calcext:value-type="date">
            <text:p>02.04.20</text:p>
          </table:table-cell>
          <table:table-cell office:value-type="float" office:value="84794" calcext:value-type="float">
            <text:p>84794</text:p>
          </table:table-cell>
          <table:table-cell office:value-type="float" office:value="6922" calcext:value-type="float">
            <text:p>6922</text:p>
          </table:table-cell>
          <table:table-cell office:value-type="float" office:value="1107" calcext:value-type="float">
            <text:p>1107</text:p>
          </table:table-cell>
          <table:table-cell table:formula="of:=([.D73]-[.D72])*[.$F$1]" office:value-type="float" office:value="4675" calcext:value-type="float">
            <text:p>4675</text:p>
          </table:table-cell>
          <table:table-cell/>
          <table:table-cell office:value-type="string" calcext:value-type="string">
            <text:p>2020-04-03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4-03" calcext:value-type="date">
            <text:p>03.04.20</text:p>
          </table:table-cell>
          <table:table-cell office:value-type="float" office:value="91159" calcext:value-type="float">
            <text:p>91159</text:p>
          </table:table-cell>
          <table:table-cell office:value-type="float" office:value="6365" calcext:value-type="float">
            <text:p>6365</text:p>
          </table:table-cell>
          <table:table-cell office:value-type="float" office:value="1275" calcext:value-type="float">
            <text:p>1275</text:p>
          </table:table-cell>
          <table:table-cell table:formula="of:=([.D74]-[.D73])*[.$F$1]" office:value-type="float" office:value="4200" calcext:value-type="float">
            <text:p>4200</text:p>
          </table:table-cell>
          <table:table-cell/>
          <table:table-cell office:value-type="string" calcext:value-type="string">
            <text:p>2020-04-04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04" calcext:value-type="date">
            <text:p>04.04.20</text:p>
          </table:table-cell>
          <table:table-cell office:value-type="float" office:value="96092" calcext:value-type="float">
            <text:p>96092</text:p>
          </table:table-cell>
          <table:table-cell office:value-type="float" office:value="4933" calcext:value-type="float">
            <text:p>4933</text:p>
          </table:table-cell>
          <table:table-cell office:value-type="float" office:value="1444" calcext:value-type="float">
            <text:p>1444</text:p>
          </table:table-cell>
          <table:table-cell table:formula="of:=([.D75]-[.D74])*[.$F$1]" office:value-type="float" office:value="4225" calcext:value-type="float">
            <text:p>4225</text:p>
          </table:table-cell>
          <table:table-cell/>
          <table:table-cell office:value-type="string" calcext:value-type="string">
            <text:p>2020-04-05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05" calcext:value-type="date">
            <text:p>05.04.20</text:p>
          </table:table-cell>
          <table:table-cell office:value-type="float" office:value="100123" calcext:value-type="float">
            <text:p>100123</text:p>
          </table:table-cell>
          <table:table-cell office:value-type="float" office:value="4031" calcext:value-type="float">
            <text:p>4031</text:p>
          </table:table-cell>
          <table:table-cell office:value-type="float" office:value="1584" calcext:value-type="float">
            <text:p>1584</text:p>
          </table:table-cell>
          <table:table-cell table:formula="of:=([.D76]-[.D75])*[.$F$1]" office:value-type="float" office:value="3500" calcext:value-type="float">
            <text:p>3500</text:p>
          </table:table-cell>
          <table:table-cell/>
          <table:table-cell office:value-type="string" calcext:value-type="string">
            <text:p>2020-04-06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06" calcext:value-type="date">
            <text:p>06.04.20</text:p>
          </table:table-cell>
          <table:table-cell office:value-type="float" office:value="103374" calcext:value-type="float">
            <text:p>103374</text:p>
          </table:table-cell>
          <table:table-cell office:value-type="float" office:value="3251" calcext:value-type="float">
            <text:p>3251</text:p>
          </table:table-cell>
          <table:table-cell office:value-type="float" office:value="1810" calcext:value-type="float">
            <text:p>1810</text:p>
          </table:table-cell>
          <table:table-cell table:formula="of:=([.D77]-[.D76])*[.$F$1]" office:value-type="float" office:value="5650" calcext:value-type="float">
            <text:p>5650</text:p>
          </table:table-cell>
          <table:table-cell/>
          <table:table-cell office:value-type="string" calcext:value-type="string">
            <text:p>2020-04-07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07" calcext:value-type="date">
            <text:p>07.04.20</text:p>
          </table:table-cell>
          <table:table-cell office:value-type="float" office:value="107663" calcext:value-type="float">
            <text:p>107663</text:p>
          </table:table-cell>
          <table:table-cell office:value-type="float" office:value="4289" calcext:value-type="float">
            <text:p>4289</text:p>
          </table:table-cell>
          <table:table-cell office:value-type="float" office:value="2016" calcext:value-type="float">
            <text:p>2016</text:p>
          </table:table-cell>
          <table:table-cell table:formula="of:=([.D78]-[.D77])*[.$F$1]" office:value-type="float" office:value="5150" calcext:value-type="float">
            <text:p>5150</text:p>
          </table:table-cell>
          <table:table-cell/>
          <table:table-cell office:value-type="string" calcext:value-type="string">
            <text:p>2020-04-08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08" calcext:value-type="date">
            <text:p>08.04.20</text:p>
          </table:table-cell>
          <table:table-cell office:value-type="float" office:value="113296" calcext:value-type="float">
            <text:p>113296</text:p>
          </table:table-cell>
          <table:table-cell office:value-type="float" office:value="5633" calcext:value-type="float">
            <text:p>5633</text:p>
          </table:table-cell>
          <table:table-cell office:value-type="float" office:value="2349" calcext:value-type="float">
            <text:p>2349</text:p>
          </table:table-cell>
          <table:table-cell table:formula="of:=([.D79]-[.D78])*[.$F$1]" office:value-type="float" office:value="8325" calcext:value-type="float">
            <text:p>8325</text:p>
          </table:table-cell>
          <table:table-cell/>
          <table:table-cell office:value-type="string" calcext:value-type="string">
            <text:p>2020-04-09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4-09" calcext:value-type="date">
            <text:p>09.04.20</text:p>
          </table:table-cell>
          <table:table-cell office:value-type="float" office:value="118181" calcext:value-type="float">
            <text:p>118181</text:p>
          </table:table-cell>
          <table:table-cell office:value-type="float" office:value="4885" calcext:value-type="float">
            <text:p>4885</text:p>
          </table:table-cell>
          <table:table-cell office:value-type="float" office:value="2607" calcext:value-type="float">
            <text:p>2607</text:p>
          </table:table-cell>
          <table:table-cell table:formula="of:=([.D80]-[.D79])*[.$F$1]" office:value-type="float" office:value="6450" calcext:value-type="float">
            <text:p>6450</text:p>
          </table:table-cell>
          <table:table-cell/>
          <table:table-cell office:value-type="string" calcext:value-type="string">
            <text:p>2020-04-10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10" calcext:value-type="date">
            <text:p>10.04.20</text:p>
          </table:table-cell>
          <table:table-cell office:value-type="float" office:value="122171" calcext:value-type="float">
            <text:p>122171</text:p>
          </table:table-cell>
          <table:table-cell office:value-type="float" office:value="3990" calcext:value-type="float">
            <text:p>3990</text:p>
          </table:table-cell>
          <table:table-cell office:value-type="float" office:value="2767" calcext:value-type="float">
            <text:p>2767</text:p>
          </table:table-cell>
          <table:table-cell table:formula="of:=([.D81]-[.D80])*[.$F$1]" office:value-type="float" office:value="4000" calcext:value-type="float">
            <text:p>4000</text:p>
          </table:table-cell>
          <table:table-cell/>
          <table:table-cell office:value-type="string" calcext:value-type="string">
            <text:p>2020-04-11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11" calcext:value-type="date">
            <text:p>11.04.20</text:p>
          </table:table-cell>
          <table:table-cell office:value-type="float" office:value="124908" calcext:value-type="float">
            <text:p>124908</text:p>
          </table:table-cell>
          <table:table-cell office:value-type="float" office:value="2737" calcext:value-type="float">
            <text:p>2737</text:p>
          </table:table-cell>
          <table:table-cell office:value-type="float" office:value="2736" calcext:value-type="float">
            <text:p>2736</text:p>
          </table:table-cell>
          <table:table-cell table:formula="of:=([.D82]-[.D81])*[.$F$1]" office:value-type="float" office:value="-775" calcext:value-type="float">
            <text:p>-775</text:p>
          </table:table-cell>
          <table:table-cell/>
          <table:table-cell office:value-type="string" calcext:value-type="string">
            <text:p>2020-04-12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12" calcext:value-type="date">
            <text:p>12.04.20</text:p>
          </table:table-cell>
          <table:table-cell office:value-type="float" office:value="127854" calcext:value-type="float">
            <text:p>127854</text:p>
          </table:table-cell>
          <table:table-cell office:value-type="float" office:value="2946" calcext:value-type="float">
            <text:p>2946</text:p>
          </table:table-cell>
          <table:table-cell office:value-type="float" office:value="3022" calcext:value-type="float">
            <text:p>3022</text:p>
          </table:table-cell>
          <table:table-cell table:formula="of:=([.D83]-[.D82])*[.$F$1]" office:value-type="float" office:value="7150" calcext:value-type="float">
            <text:p>7150</text:p>
          </table:table-cell>
          <table:table-cell/>
          <table:table-cell office:value-type="string" calcext:value-type="string">
            <text:p>2020-04-13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4-13" calcext:value-type="date">
            <text:p>13.04.20</text:p>
          </table:table-cell>
          <table:table-cell office:value-type="float" office:value="130072" calcext:value-type="float">
            <text:p>130072</text:p>
          </table:table-cell>
          <table:table-cell office:value-type="float" office:value="2218" calcext:value-type="float">
            <text:p>2218</text:p>
          </table:table-cell>
          <table:table-cell office:value-type="float" office:value="3194" calcext:value-type="float">
            <text:p>3194</text:p>
          </table:table-cell>
          <table:table-cell table:formula="of:=([.D84]-[.D83])*[.$F$1]" office:value-type="float" office:value="4300" calcext:value-type="float">
            <text:p>4300</text:p>
          </table:table-cell>
          <table:table-cell/>
          <table:table-cell office:value-type="string" calcext:value-type="string">
            <text:p>2020-04-14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14" calcext:value-type="date">
            <text:p>14.04.20</text:p>
          </table:table-cell>
          <table:table-cell office:value-type="float" office:value="131359" calcext:value-type="float">
            <text:p>131359</text:p>
          </table:table-cell>
          <table:table-cell office:value-type="float" office:value="1287" calcext:value-type="float">
            <text:p>1287</text:p>
          </table:table-cell>
          <table:table-cell office:value-type="float" office:value="3294" calcext:value-type="float">
            <text:p>3294</text:p>
          </table:table-cell>
          <table:table-cell table:formula="of:=([.D85]-[.D84])*[.$F$1]" office:value-type="float" office:value="2500" calcext:value-type="float">
            <text:p>2500</text:p>
          </table:table-cell>
          <table:table-cell/>
          <table:table-cell office:value-type="string" calcext:value-type="string">
            <text:p>2020-04-15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15" calcext:value-type="date">
            <text:p>15.04.20</text:p>
          </table:table-cell>
          <table:table-cell office:value-type="float" office:value="134753" calcext:value-type="float">
            <text:p>134753</text:p>
          </table:table-cell>
          <table:table-cell office:value-type="float" office:value="3394" calcext:value-type="float">
            <text:p>3394</text:p>
          </table:table-cell>
          <table:table-cell office:value-type="float" office:value="3804" calcext:value-type="float">
            <text:p>3804</text:p>
          </table:table-cell>
          <table:table-cell table:formula="of:=([.D86]-[.D85])*[.$F$1]" office:value-type="float" office:value="12750" calcext:value-type="float">
            <text:p>12750</text:p>
          </table:table-cell>
          <table:table-cell/>
          <table:table-cell office:value-type="string" calcext:value-type="string">
            <text:p>2020-04-16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16" calcext:value-type="date">
            <text:p>16.04.20</text:p>
          </table:table-cell>
          <table:table-cell office:value-type="float" office:value="137698" calcext:value-type="float">
            <text:p>137698</text:p>
          </table:table-cell>
          <table:table-cell office:value-type="float" office:value="2945" calcext:value-type="float">
            <text:p>2945</text:p>
          </table:table-cell>
          <table:table-cell office:value-type="float" office:value="4052" calcext:value-type="float">
            <text:p>4052</text:p>
          </table:table-cell>
          <table:table-cell table:formula="of:=([.D87]-[.D86])*[.$F$1]" office:value-type="float" office:value="6200" calcext:value-type="float">
            <text:p>6200</text:p>
          </table:table-cell>
          <table:table-cell/>
          <table:table-cell office:value-type="string" calcext:value-type="string">
            <text:p>2020-04-17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17" calcext:value-type="date">
            <text:p>17.04.20</text:p>
          </table:table-cell>
          <table:table-cell office:value-type="float" office:value="141397" calcext:value-type="float">
            <text:p>141397</text:p>
          </table:table-cell>
          <table:table-cell office:value-type="float" office:value="3699" calcext:value-type="float">
            <text:p>3699</text:p>
          </table:table-cell>
          <table:table-cell office:value-type="float" office:value="4352" calcext:value-type="float">
            <text:p>4352</text:p>
          </table:table-cell>
          <table:table-cell table:formula="of:=([.D88]-[.D87])*[.$F$1]" office:value-type="float" office:value="7500" calcext:value-type="float">
            <text:p>7500</text:p>
          </table:table-cell>
          <table:table-cell/>
          <table:table-cell office:value-type="string" calcext:value-type="string">
            <text:p>2020-04-18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18" calcext:value-type="date">
            <text:p>18.04.20</text:p>
          </table:table-cell>
          <table:table-cell office:value-type="float" office:value="143342" calcext:value-type="float">
            <text:p>143342</text:p>
          </table:table-cell>
          <table:table-cell office:value-type="float" office:value="1945" calcext:value-type="float">
            <text:p>1945</text:p>
          </table:table-cell>
          <table:table-cell office:value-type="float" office:value="4459" calcext:value-type="float">
            <text:p>4459</text:p>
          </table:table-cell>
          <table:table-cell table:formula="of:=([.D89]-[.D88])*[.$F$1]" office:value-type="float" office:value="2675" calcext:value-type="float">
            <text:p>2675</text:p>
          </table:table-cell>
          <table:table-cell/>
          <table:table-cell office:value-type="string" calcext:value-type="string">
            <text:p>2020-04-19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19" calcext:value-type="date">
            <text:p>19.04.20</text:p>
          </table:table-cell>
          <table:table-cell office:value-type="float" office:value="145184" calcext:value-type="float">
            <text:p>145184</text:p>
          </table:table-cell>
          <table:table-cell office:value-type="float" office:value="1842" calcext:value-type="float">
            <text:p>1842</text:p>
          </table:table-cell>
          <table:table-cell office:value-type="float" office:value="4586" calcext:value-type="float">
            <text:p>4586</text:p>
          </table:table-cell>
          <table:table-cell table:formula="of:=([.D90]-[.D89])*[.$F$1]" office:value-type="float" office:value="3175" calcext:value-type="float">
            <text:p>3175</text:p>
          </table:table-cell>
          <table:table-cell/>
          <table:table-cell office:value-type="string" calcext:value-type="string">
            <text:p>2020-04-20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20" calcext:value-type="date">
            <text:p>20.04.20</text:p>
          </table:table-cell>
          <table:table-cell office:value-type="float" office:value="147065" calcext:value-type="float">
            <text:p>147065</text:p>
          </table:table-cell>
          <table:table-cell office:value-type="float" office:value="1881" calcext:value-type="float">
            <text:p>1881</text:p>
          </table:table-cell>
          <table:table-cell office:value-type="float" office:value="4862" calcext:value-type="float">
            <text:p>4862</text:p>
          </table:table-cell>
          <table:table-cell table:formula="of:=([.D91]-[.D90])*[.$F$1]" office:value-type="float" office:value="6900" calcext:value-type="float">
            <text:p>6900</text:p>
          </table:table-cell>
          <table:table-cell/>
          <table:table-cell office:value-type="string" calcext:value-type="string">
            <text:p>2020-04-21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21" calcext:value-type="date">
            <text:p>21.04.20</text:p>
          </table:table-cell>
          <table:table-cell office:value-type="float" office:value="148291" calcext:value-type="float">
            <text:p>148291</text:p>
          </table:table-cell>
          <table:table-cell office:value-type="float" office:value="1226" calcext:value-type="float">
            <text:p>1226</text:p>
          </table:table-cell>
          <table:table-cell office:value-type="float" office:value="5033" calcext:value-type="float">
            <text:p>5033</text:p>
          </table:table-cell>
          <table:table-cell table:formula="of:=([.D92]-[.D91])*[.$F$1]" office:value-type="float" office:value="4275" calcext:value-type="float">
            <text:p>4275</text:p>
          </table:table-cell>
          <table:table-cell/>
          <table:table-cell office:value-type="string" calcext:value-type="string">
            <text:p>2020-04-22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4-22" calcext:value-type="date">
            <text:p>22.04.20</text:p>
          </table:table-cell>
          <table:table-cell office:value-type="float" office:value="150648" calcext:value-type="float">
            <text:p>150648</text:p>
          </table:table-cell>
          <table:table-cell office:value-type="float" office:value="2357" calcext:value-type="float">
            <text:p>2357</text:p>
          </table:table-cell>
          <table:table-cell office:value-type="float" office:value="5279" calcext:value-type="float">
            <text:p>5279</text:p>
          </table:table-cell>
          <table:table-cell table:formula="of:=([.D93]-[.D92])*[.$F$1]" office:value-type="float" office:value="6150" calcext:value-type="float">
            <text:p>6150</text:p>
          </table:table-cell>
          <table:table-cell/>
          <table:table-cell office:value-type="string" calcext:value-type="string">
            <text:p>2020-04-23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23" calcext:value-type="date">
            <text:p>23.04.20</text:p>
          </table:table-cell>
          <table:table-cell office:value-type="float" office:value="153129" calcext:value-type="float">
            <text:p>153129</text:p>
          </table:table-cell>
          <table:table-cell office:value-type="float" office:value="2481" calcext:value-type="float">
            <text:p>2481</text:p>
          </table:table-cell>
          <table:table-cell office:value-type="float" office:value="5575" calcext:value-type="float">
            <text:p>5575</text:p>
          </table:table-cell>
          <table:table-cell table:formula="of:=([.D94]-[.D93])*[.$F$1]" office:value-type="float" office:value="7400" calcext:value-type="float">
            <text:p>7400</text:p>
          </table:table-cell>
          <table:table-cell/>
          <table:table-cell office:value-type="string" calcext:value-type="string">
            <text:p>2020-04-24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4-24" calcext:value-type="date">
            <text:p>24.04.20</text:p>
          </table:table-cell>
          <table:table-cell office:value-type="float" office:value="154999" calcext:value-type="float">
            <text:p>154999</text:p>
          </table:table-cell>
          <table:table-cell office:value-type="float" office:value="1870" calcext:value-type="float">
            <text:p>1870</text:p>
          </table:table-cell>
          <table:table-cell office:value-type="float" office:value="5760" calcext:value-type="float">
            <text:p>5760</text:p>
          </table:table-cell>
          <table:table-cell table:formula="of:=([.D95]-[.D94])*[.$F$1]" office:value-type="float" office:value="4625" calcext:value-type="float">
            <text:p>4625</text:p>
          </table:table-cell>
          <table:table-cell/>
          <table:table-cell office:value-type="string" calcext:value-type="string">
            <text:p>2020-04-25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25" calcext:value-type="date">
            <text:p>25.04.20</text:p>
          </table:table-cell>
          <table:table-cell office:value-type="float" office:value="156513" calcext:value-type="float">
            <text:p>156513</text:p>
          </table:table-cell>
          <table:table-cell office:value-type="float" office:value="1514" calcext:value-type="float">
            <text:p>1514</text:p>
          </table:table-cell>
          <table:table-cell office:value-type="float" office:value="5877" calcext:value-type="float">
            <text:p>5877</text:p>
          </table:table-cell>
          <table:table-cell table:formula="of:=([.D96]-[.D95])*[.$F$1]" office:value-type="float" office:value="2925" calcext:value-type="float">
            <text:p>2925</text:p>
          </table:table-cell>
          <table:table-cell/>
          <table:table-cell office:value-type="string" calcext:value-type="string">
            <text:p>2020-04-26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4-26" calcext:value-type="date">
            <text:p>26.04.20</text:p>
          </table:table-cell>
          <table:table-cell office:value-type="float" office:value="157770" calcext:value-type="float">
            <text:p>157770</text:p>
          </table:table-cell>
          <table:table-cell office:value-type="float" office:value="1257" calcext:value-type="float">
            <text:p>1257</text:p>
          </table:table-cell>
          <table:table-cell office:value-type="float" office:value="5976" calcext:value-type="float">
            <text:p>5976</text:p>
          </table:table-cell>
          <table:table-cell table:formula="of:=([.D97]-[.D96])*[.$F$1]" office:value-type="float" office:value="2475" calcext:value-type="float">
            <text:p>2475</text:p>
          </table:table-cell>
          <table:table-cell/>
          <table:table-cell office:value-type="string" calcext:value-type="string">
            <text:p>2020-04-27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27" calcext:value-type="date">
            <text:p>27.04.20</text:p>
          </table:table-cell>
          <table:table-cell office:value-type="float" office:value="158758" calcext:value-type="float">
            <text:p>158758</text:p>
          </table:table-cell>
          <table:table-cell office:value-type="float" office:value="988" calcext:value-type="float">
            <text:p>988</text:p>
          </table:table-cell>
          <table:table-cell office:value-type="float" office:value="6126" calcext:value-type="float">
            <text:p>6126</text:p>
          </table:table-cell>
          <table:table-cell table:formula="of:=([.D98]-[.D97])*[.$F$1]" office:value-type="float" office:value="3750" calcext:value-type="float">
            <text:p>3750</text:p>
          </table:table-cell>
          <table:table-cell/>
          <table:table-cell office:value-type="string" calcext:value-type="string">
            <text:p>2020-04-28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4-28" calcext:value-type="date">
            <text:p>28.04.20</text:p>
          </table:table-cell>
          <table:table-cell office:value-type="float" office:value="159912" calcext:value-type="float">
            <text:p>159912</text:p>
          </table:table-cell>
          <table:table-cell office:value-type="float" office:value="1154" calcext:value-type="float">
            <text:p>1154</text:p>
          </table:table-cell>
          <table:table-cell office:value-type="float" office:value="6314" calcext:value-type="float">
            <text:p>6314</text:p>
          </table:table-cell>
          <table:table-cell table:formula="of:=([.D99]-[.D98])*[.$F$1]" office:value-type="float" office:value="4700" calcext:value-type="float">
            <text:p>4700</text:p>
          </table:table-cell>
          <table:table-cell/>
          <table:table-cell office:value-type="string" calcext:value-type="string">
            <text:p>2020-04-29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4-29" calcext:value-type="date">
            <text:p>29.04.20</text:p>
          </table:table-cell>
          <table:table-cell office:value-type="float" office:value="161539" calcext:value-type="float">
            <text:p>161539</text:p>
          </table:table-cell>
          <table:table-cell office:value-type="float" office:value="1627" calcext:value-type="float">
            <text:p>1627</text:p>
          </table:table-cell>
          <table:table-cell office:value-type="float" office:value="6467" calcext:value-type="float">
            <text:p>6467</text:p>
          </table:table-cell>
          <table:table-cell table:formula="of:=([.D100]-[.D99])*[.$F$1]" office:value-type="float" office:value="3825" calcext:value-type="float">
            <text:p>3825</text:p>
          </table:table-cell>
          <table:table-cell/>
          <table:table-cell office:value-type="string" calcext:value-type="string">
            <text:p>2020-04-30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30" calcext:value-type="date">
            <text:p>30.04.20</text:p>
          </table:table-cell>
          <table:table-cell office:value-type="float" office:value="163009" calcext:value-type="float">
            <text:p>163009</text:p>
          </table:table-cell>
          <table:table-cell office:value-type="float" office:value="1470" calcext:value-type="float">
            <text:p>1470</text:p>
          </table:table-cell>
          <table:table-cell office:value-type="float" office:value="6623" calcext:value-type="float">
            <text:p>6623</text:p>
          </table:table-cell>
          <table:table-cell table:formula="of:=([.D101]-[.D100])*[.$F$1]" office:value-type="float" office:value="3900" calcext:value-type="float">
            <text:p>3900</text:p>
          </table:table-cell>
          <table:table-cell/>
          <table:table-cell office:value-type="string" calcext:value-type="string">
            <text:p>2020-05-01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5-01" calcext:value-type="date">
            <text:p>01.05.20</text:p>
          </table:table-cell>
          <table:table-cell office:value-type="float" office:value="164077" calcext:value-type="float">
            <text:p>164077</text:p>
          </table:table-cell>
          <table:table-cell office:value-type="float" office:value="1068" calcext:value-type="float">
            <text:p>1068</text:p>
          </table:table-cell>
          <table:table-cell office:value-type="float" office:value="6736" calcext:value-type="float">
            <text:p>6736</text:p>
          </table:table-cell>
          <table:table-cell table:formula="of:=([.D102]-[.D101])*[.$F$1]" office:value-type="float" office:value="2825" calcext:value-type="float">
            <text:p>2825</text:p>
          </table:table-cell>
          <table:table-cell/>
          <table:table-cell office:value-type="string" calcext:value-type="string">
            <text:p>2020-05-02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5-02" calcext:value-type="date">
            <text:p>02.05.20</text:p>
          </table:table-cell>
          <table:table-cell office:value-type="float" office:value="164967" calcext:value-type="float">
            <text:p>164967</text:p>
          </table:table-cell>
          <table:table-cell office:value-type="float" office:value="890" calcext:value-type="float">
            <text:p>890</text:p>
          </table:table-cell>
          <table:table-cell office:value-type="float" office:value="6812" calcext:value-type="float">
            <text:p>6812</text:p>
          </table:table-cell>
          <table:table-cell table:formula="of:=([.D103]-[.D102])*[.$F$1]" office:value-type="float" office:value="1900" calcext:value-type="float">
            <text:p>1900</text:p>
          </table:table-cell>
          <table:table-cell/>
          <table:table-cell office:value-type="string" calcext:value-type="string">
            <text:p>2020-05-03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5-03" calcext:value-type="date">
            <text:p>03.05.20</text:p>
          </table:table-cell>
          <table:table-cell office:value-type="float" office:value="165664" calcext:value-type="float">
            <text:p>165664</text:p>
          </table:table-cell>
          <table:table-cell office:value-type="float" office:value="697" calcext:value-type="float">
            <text:p>697</text:p>
          </table:table-cell>
          <table:table-cell office:value-type="float" office:value="6866" calcext:value-type="float">
            <text:p>6866</text:p>
          </table:table-cell>
          <table:table-cell table:formula="of:=([.D104]-[.D103])*[.$F$1]" office:value-type="float" office:value="1350" calcext:value-type="float">
            <text:p>1350</text:p>
          </table:table-cell>
          <table:table-cell/>
          <table:table-cell office:value-type="string" calcext:value-type="string">
            <text:p>2020-05-04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5-04" calcext:value-type="date">
            <text:p>04.05.20</text:p>
          </table:table-cell>
          <table:table-cell office:value-type="float" office:value="166152" calcext:value-type="float">
            <text:p>166152</text:p>
          </table:table-cell>
          <table:table-cell office:value-type="float" office:value="488" calcext:value-type="float">
            <text:p>488</text:p>
          </table:table-cell>
          <table:table-cell office:value-type="float" office:value="6993" calcext:value-type="float">
            <text:p>6993</text:p>
          </table:table-cell>
          <table:table-cell table:formula="of:=([.D105]-[.D104])*[.$F$1]" office:value-type="float" office:value="3175" calcext:value-type="float">
            <text:p>3175</text:p>
          </table:table-cell>
          <table:table-cell/>
          <table:table-cell office:value-type="string" calcext:value-type="string">
            <text:p>2020-05-05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5-05" calcext:value-type="date">
            <text:p>05.05.20</text:p>
          </table:table-cell>
          <table:table-cell office:value-type="float" office:value="167007" calcext:value-type="float">
            <text:p>167007</text:p>
          </table:table-cell>
          <table:table-cell office:value-type="float" office:value="855" calcext:value-type="float">
            <text:p>855</text:p>
          </table:table-cell>
          <table:table-cell office:value-type="float" office:value="6993" calcext:value-type="float">
            <text:p>6993</text:p>
          </table:table-cell>
          <table:table-cell table:formula="of:=([.D106]-[.D105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5-06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5-06" calcext:value-type="date">
            <text:p>06.05.20</text:p>
          </table:table-cell>
          <table:table-cell office:value-type="float" office:value="168162" calcext:value-type="float">
            <text:p>168162</text:p>
          </table:table-cell>
          <table:table-cell office:value-type="float" office:value="1155" calcext:value-type="float">
            <text:p>1155</text:p>
          </table:table-cell>
          <table:table-cell office:value-type="float" office:value="7275" calcext:value-type="float">
            <text:p>7275</text:p>
          </table:table-cell>
          <table:table-cell table:formula="of:=([.D107]-[.D106])*[.$F$1]" office:value-type="float" office:value="7050" calcext:value-type="float">
            <text:p>7050</text:p>
          </table:table-cell>
          <table:table-cell/>
          <table:table-cell office:value-type="string" calcext:value-type="string">
            <text:p>2020-05-07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5-07" calcext:value-type="date">
            <text:p>07.05.20</text:p>
          </table:table-cell>
          <table:table-cell office:value-type="float" office:value="169430" calcext:value-type="float">
            <text:p>169430</text:p>
          </table:table-cell>
          <table:table-cell office:value-type="float" office:value="1268" calcext:value-type="float">
            <text:p>1268</text:p>
          </table:table-cell>
          <table:table-cell office:value-type="float" office:value="7392" calcext:value-type="float">
            <text:p>7392</text:p>
          </table:table-cell>
          <table:table-cell table:formula="of:=([.D108]-[.D107])*[.$F$1]" office:value-type="float" office:value="2925" calcext:value-type="float">
            <text:p>2925</text:p>
          </table:table-cell>
          <table:table-cell/>
          <table:table-cell office:value-type="string" calcext:value-type="string">
            <text:p>2020-05-08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5-08" calcext:value-type="date">
            <text:p>08.05.20</text:p>
          </table:table-cell>
          <table:table-cell office:value-type="float" office:value="170588" calcext:value-type="float">
            <text:p>170588</text:p>
          </table:table-cell>
          <table:table-cell office:value-type="float" office:value="1158" calcext:value-type="float">
            <text:p>1158</text:p>
          </table:table-cell>
          <table:table-cell office:value-type="float" office:value="7510" calcext:value-type="float">
            <text:p>7510</text:p>
          </table:table-cell>
          <table:table-cell table:formula="of:=([.D109]-[.D108])*[.$F$1]" office:value-type="float" office:value="2950" calcext:value-type="float">
            <text:p>2950</text:p>
          </table:table-cell>
          <table:table-cell/>
          <table:table-cell office:value-type="string" calcext:value-type="string">
            <text:p>2020-05-09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5-09" calcext:value-type="date">
            <text:p>09.05.20</text:p>
          </table:table-cell>
          <table:table-cell office:value-type="float" office:value="171324" calcext:value-type="float">
            <text:p>171324</text:p>
          </table:table-cell>
          <table:table-cell office:value-type="float" office:value="736" calcext:value-type="float">
            <text:p>736</text:p>
          </table:table-cell>
          <table:table-cell office:value-type="float" office:value="7549" calcext:value-type="float">
            <text:p>7549</text:p>
          </table:table-cell>
          <table:table-cell table:formula="of:=([.D110]-[.D109])*[.$F$1]" office:value-type="float" office:value="975" calcext:value-type="float">
            <text:p>975</text:p>
          </table:table-cell>
          <table:table-cell/>
          <table:table-cell office:value-type="string" calcext:value-type="string">
            <text:p>2020-05-10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5-10" calcext:value-type="date">
            <text:p>10.05.20</text:p>
          </table:table-cell>
          <table:table-cell office:value-type="float" office:value="171879" calcext:value-type="float">
            <text:p>171879</text:p>
          </table:table-cell>
          <table:table-cell office:value-type="float" office:value="555" calcext:value-type="float">
            <text:p>555</text:p>
          </table:table-cell>
          <table:table-cell office:value-type="float" office:value="7569" calcext:value-type="float">
            <text:p>7569</text:p>
          </table:table-cell>
          <table:table-cell table:formula="of:=([.D111]-[.D110])*[.$F$1]" office:value-type="float" office:value="500" calcext:value-type="float">
            <text:p>500</text:p>
          </table:table-cell>
          <table:table-cell/>
          <table:table-cell office:value-type="string" calcext:value-type="string">
            <text:p>2020-05-11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5-11" calcext:value-type="date">
            <text:p>11.05.20</text:p>
          </table:table-cell>
          <table:table-cell office:value-type="float" office:value="172576" calcext:value-type="float">
            <text:p>172576</text:p>
          </table:table-cell>
          <table:table-cell office:value-type="float" office:value="697" calcext:value-type="float">
            <text:p>697</text:p>
          </table:table-cell>
          <table:table-cell office:value-type="float" office:value="7661" calcext:value-type="float">
            <text:p>7661</text:p>
          </table:table-cell>
          <table:table-cell table:formula="of:=([.D112]-[.D111])*[.$F$1]" office:value-type="float" office:value="2300" calcext:value-type="float">
            <text:p>2300</text:p>
          </table:table-cell>
          <table:table-cell/>
          <table:table-cell office:value-type="string" calcext:value-type="string">
            <text:p>2020-05-12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5-12" calcext:value-type="date">
            <text:p>12.05.20</text:p>
          </table:table-cell>
          <table:table-cell office:value-type="float" office:value="173171" calcext:value-type="float">
            <text:p>173171</text:p>
          </table:table-cell>
          <table:table-cell office:value-type="float" office:value="595" calcext:value-type="float">
            <text:p>595</text:p>
          </table:table-cell>
          <table:table-cell office:value-type="float" office:value="7738" calcext:value-type="float">
            <text:p>7738</text:p>
          </table:table-cell>
          <table:table-cell table:formula="of:=([.D113]-[.D112])*[.$F$1]" office:value-type="float" office:value="1925" calcext:value-type="float">
            <text:p>1925</text:p>
          </table:table-cell>
          <table:table-cell/>
          <table:table-cell office:value-type="string" calcext:value-type="string">
            <text:p>2020-05-13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5-13" calcext:value-type="date">
            <text:p>13.05.20</text:p>
          </table:table-cell>
          <table:table-cell office:value-type="float" office:value="174098" calcext:value-type="float">
            <text:p>174098</text:p>
          </table:table-cell>
          <table:table-cell office:value-type="float" office:value="927" calcext:value-type="float">
            <text:p>927</text:p>
          </table:table-cell>
          <table:table-cell office:value-type="float" office:value="7861" calcext:value-type="float">
            <text:p>7861</text:p>
          </table:table-cell>
          <table:table-cell table:formula="of:=([.D114]-[.D113])*[.$F$1]" office:value-type="float" office:value="3075" calcext:value-type="float">
            <text:p>3075</text:p>
          </table:table-cell>
          <table:table-cell/>
          <table:table-cell office:value-type="string" calcext:value-type="string">
            <text:p>2020-05-14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5-14" calcext:value-type="date">
            <text:p>14.05.20</text:p>
          </table:table-cell>
          <table:table-cell office:value-type="float" office:value="174478" calcext:value-type="float">
            <text:p>174478</text:p>
          </table:table-cell>
          <table:table-cell office:value-type="float" office:value="380" calcext:value-type="float">
            <text:p>380</text:p>
          </table:table-cell>
          <table:table-cell office:value-type="float" office:value="7884" calcext:value-type="float">
            <text:p>7884</text:p>
          </table:table-cell>
          <table:table-cell table:formula="of:=([.D115]-[.D114])*[.$F$1]" office:value-type="float" office:value="575" calcext:value-type="float">
            <text:p>575</text:p>
          </table:table-cell>
          <table:table-cell/>
          <table:table-cell office:value-type="string" calcext:value-type="string">
            <text:p>2020-05-15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5-15" calcext:value-type="date">
            <text:p>15.05.20</text:p>
          </table:table-cell>
          <table:table-cell office:value-type="float" office:value="175233" calcext:value-type="float">
            <text:p>175233</text:p>
          </table:table-cell>
          <table:table-cell office:value-type="float" office:value="755" calcext:value-type="float">
            <text:p>755</text:p>
          </table:table-cell>
          <table:table-cell office:value-type="float" office:value="7897" calcext:value-type="float">
            <text:p>7897</text:p>
          </table:table-cell>
          <table:table-cell table:formula="of:=([.D116]-[.D115])*[.$F$1]" office:value-type="float" office:value="325" calcext:value-type="float">
            <text:p>325</text:p>
          </table:table-cell>
          <table:table-cell/>
          <table:table-cell office:value-type="string" calcext:value-type="string">
            <text:p>2020-05-16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5-16" calcext:value-type="date">
            <text:p>16.05.20</text:p>
          </table:table-cell>
          <table:table-cell office:value-type="float" office:value="175752" calcext:value-type="float">
            <text:p>175752</text:p>
          </table:table-cell>
          <table:table-cell office:value-type="float" office:value="519" calcext:value-type="float">
            <text:p>519</text:p>
          </table:table-cell>
          <table:table-cell office:value-type="float" office:value="7938" calcext:value-type="float">
            <text:p>7938</text:p>
          </table:table-cell>
          <table:table-cell table:formula="of:=([.D117]-[.D116])*[.$F$1]" office:value-type="float" office:value="1025" calcext:value-type="float">
            <text:p>1025</text:p>
          </table:table-cell>
          <table:table-cell/>
          <table:table-cell office:value-type="string" calcext:value-type="string">
            <text:p>2020-05-17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5-17" calcext:value-type="date">
            <text:p>17.05.20</text:p>
          </table:table-cell>
          <table:table-cell office:value-type="float" office:value="176369" calcext:value-type="float">
            <text:p>176369</text:p>
          </table:table-cell>
          <table:table-cell office:value-type="float" office:value="617" calcext:value-type="float">
            <text:p>617</text:p>
          </table:table-cell>
          <table:table-cell office:value-type="float" office:value="7962" calcext:value-type="float">
            <text:p>7962</text:p>
          </table:table-cell>
          <table:table-cell table:formula="of:=([.D118]-[.D117])*[.$F$1]" office:value-type="float" office:value="600" calcext:value-type="float">
            <text:p>600</text:p>
          </table:table-cell>
          <table:table-cell/>
          <table:table-cell office:value-type="string" calcext:value-type="string">
            <text:p>2020-05-18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5-18" calcext:value-type="date">
            <text:p>18.05.20</text:p>
          </table:table-cell>
          <table:table-cell office:value-type="float" office:value="176551" calcext:value-type="float">
            <text:p>176551</text:p>
          </table:table-cell>
          <table:table-cell office:value-type="float" office:value="182" calcext:value-type="float">
            <text:p>182</text:p>
          </table:table-cell>
          <table:table-cell office:value-type="float" office:value="8003" calcext:value-type="float">
            <text:p>8003</text:p>
          </table:table-cell>
          <table:table-cell table:formula="of:=([.D119]-[.D118])*[.$F$1]" office:value-type="float" office:value="1025" calcext:value-type="float">
            <text:p>1025</text:p>
          </table:table-cell>
          <table:table-cell/>
          <table:table-cell office:value-type="string" calcext:value-type="string">
            <text:p>2020-05-19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5-19" calcext:value-type="date">
            <text:p>19.05.20</text:p>
          </table:table-cell>
          <table:table-cell office:value-type="float" office:value="177778" calcext:value-type="float">
            <text:p>177778</text:p>
          </table:table-cell>
          <table:table-cell office:value-type="float" office:value="1227" calcext:value-type="float">
            <text:p>1227</text:p>
          </table:table-cell>
          <table:table-cell office:value-type="float" office:value="8081" calcext:value-type="float">
            <text:p>8081</text:p>
          </table:table-cell>
          <table:table-cell table:formula="of:=([.D120]-[.D119])*[.$F$1]" office:value-type="float" office:value="1950" calcext:value-type="float">
            <text:p>1950</text:p>
          </table:table-cell>
          <table:table-cell/>
          <table:table-cell office:value-type="string" calcext:value-type="string">
            <text:p>2020-05-20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5-20" calcext:value-type="date">
            <text:p>20.05.20</text:p>
          </table:table-cell>
          <table:table-cell office:value-type="float" office:value="178473" calcext:value-type="float">
            <text:p>178473</text:p>
          </table:table-cell>
          <table:table-cell office:value-type="float" office:value="695" calcext:value-type="float">
            <text:p>695</text:p>
          </table:table-cell>
          <table:table-cell office:value-type="float" office:value="8144" calcext:value-type="float">
            <text:p>8144</text:p>
          </table:table-cell>
          <table:table-cell table:formula="of:=([.D121]-[.D120])*[.$F$1]" office:value-type="float" office:value="1575" calcext:value-type="float">
            <text:p>1575</text:p>
          </table:table-cell>
          <table:table-cell/>
          <table:table-cell office:value-type="string" calcext:value-type="string">
            <text:p>2020-05-21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5-21" calcext:value-type="date">
            <text:p>21.05.20</text:p>
          </table:table-cell>
          <table:table-cell office:value-type="float" office:value="179021" calcext:value-type="float">
            <text:p>179021</text:p>
          </table:table-cell>
          <table:table-cell office:value-type="float" office:value="548" calcext:value-type="float">
            <text:p>548</text:p>
          </table:table-cell>
          <table:table-cell office:value-type="float" office:value="8203" calcext:value-type="float">
            <text:p>8203</text:p>
          </table:table-cell>
          <table:table-cell table:formula="of:=([.D122]-[.D121])*[.$F$1]" office:value-type="float" office:value="1475" calcext:value-type="float">
            <text:p>1475</text:p>
          </table:table-cell>
          <table:table-cell/>
          <table:table-cell office:value-type="string" calcext:value-type="string">
            <text:p>2020-05-22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5-22" calcext:value-type="date">
            <text:p>22.05.20</text:p>
          </table:table-cell>
          <table:table-cell office:value-type="float" office:value="179710" calcext:value-type="float">
            <text:p>179710</text:p>
          </table:table-cell>
          <table:table-cell office:value-type="float" office:value="689" calcext:value-type="float">
            <text:p>689</text:p>
          </table:table-cell>
          <table:table-cell office:value-type="float" office:value="8228" calcext:value-type="float">
            <text:p>8228</text:p>
          </table:table-cell>
          <table:table-cell table:formula="of:=([.D123]-[.D122])*[.$F$1]" office:value-type="float" office:value="625" calcext:value-type="float">
            <text:p>625</text:p>
          </table:table-cell>
          <table:table-cell/>
          <table:table-cell office:value-type="string" calcext:value-type="string">
            <text:p>2020-05-23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5-23" calcext:value-type="date">
            <text:p>23.05.20</text:p>
          </table:table-cell>
          <table:table-cell office:value-type="float" office:value="179986" calcext:value-type="float">
            <text:p>179986</text:p>
          </table:table-cell>
          <table:table-cell office:value-type="float" office:value="276" calcext:value-type="float">
            <text:p>276</text:p>
          </table:table-cell>
          <table:table-cell office:value-type="float" office:value="8261" calcext:value-type="float">
            <text:p>8261</text:p>
          </table:table-cell>
          <table:table-cell table:formula="of:=([.D124]-[.D123])*[.$F$1]" office:value-type="float" office:value="825" calcext:value-type="float">
            <text:p>825</text:p>
          </table:table-cell>
          <table:table-cell/>
          <table:table-cell office:value-type="string" calcext:value-type="string">
            <text:p>2020-05-24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5-24" calcext:value-type="date">
            <text:p>24.05.20</text:p>
          </table:table-cell>
          <table:table-cell office:value-type="float" office:value="180328" calcext:value-type="float">
            <text:p>180328</text:p>
          </table:table-cell>
          <table:table-cell office:value-type="float" office:value="342" calcext:value-type="float">
            <text:p>342</text:p>
          </table:table-cell>
          <table:table-cell office:value-type="float" office:value="8283" calcext:value-type="float">
            <text:p>8283</text:p>
          </table:table-cell>
          <table:table-cell table:formula="of:=([.D125]-[.D124])*[.$F$1]" office:value-type="float" office:value="550" calcext:value-type="float">
            <text:p>550</text:p>
          </table:table-cell>
          <table:table-cell/>
          <table:table-cell office:value-type="string" calcext:value-type="string">
            <text:p>2020-05-25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5-25" calcext:value-type="date">
            <text:p>25.05.20</text:p>
          </table:table-cell>
          <table:table-cell office:value-type="float" office:value="180600" calcext:value-type="float">
            <text:p>180600</text:p>
          </table:table-cell>
          <table:table-cell office:value-type="float" office:value="272" calcext:value-type="float">
            <text:p>272</text:p>
          </table:table-cell>
          <table:table-cell office:value-type="float" office:value="8309" calcext:value-type="float">
            <text:p>8309</text:p>
          </table:table-cell>
          <table:table-cell table:formula="of:=([.D126]-[.D125])*[.$F$1]" office:value-type="float" office:value="650" calcext:value-type="float">
            <text:p>650</text:p>
          </table:table-cell>
          <table:table-cell/>
          <table:table-cell office:value-type="string" calcext:value-type="string">
            <text:p>2020-05-26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5-26" calcext:value-type="date">
            <text:p>26.05.20</text:p>
          </table:table-cell>
          <table:table-cell office:value-type="float" office:value="181200" calcext:value-type="float">
            <text:p>181200</text:p>
          </table:table-cell>
          <table:table-cell office:value-type="float" office:value="600" calcext:value-type="float">
            <text:p>600</text:p>
          </table:table-cell>
          <table:table-cell office:value-type="float" office:value="8372" calcext:value-type="float">
            <text:p>8372</text:p>
          </table:table-cell>
          <table:table-cell table:formula="of:=([.D127]-[.D126])*[.$F$1]" office:value-type="float" office:value="1575" calcext:value-type="float">
            <text:p>1575</text:p>
          </table:table-cell>
          <table:table-cell/>
          <table:table-cell office:value-type="string" calcext:value-type="string">
            <text:p>2020-05-27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5-27" calcext:value-type="date">
            <text:p>27.05.20</text:p>
          </table:table-cell>
          <table:table-cell office:value-type="float" office:value="181524" calcext:value-type="float">
            <text:p>181524</text:p>
          </table:table-cell>
          <table:table-cell office:value-type="float" office:value="324" calcext:value-type="float">
            <text:p>324</text:p>
          </table:table-cell>
          <table:table-cell office:value-type="float" office:value="8428" calcext:value-type="float">
            <text:p>8428</text:p>
          </table:table-cell>
          <table:table-cell table:formula="of:=([.D128]-[.D127])*[.$F$1]" office:value-type="float" office:value="1400" calcext:value-type="float">
            <text:p>1400</text:p>
          </table:table-cell>
          <table:table-cell/>
          <table:table-cell office:value-type="string" calcext:value-type="string">
            <text:p>2020-05-28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5-28" calcext:value-type="date">
            <text:p>28.05.20</text:p>
          </table:table-cell>
          <table:table-cell office:value-type="float" office:value="182196" calcext:value-type="float">
            <text:p>182196</text:p>
          </table:table-cell>
          <table:table-cell office:value-type="float" office:value="672" calcext:value-type="float">
            <text:p>672</text:p>
          </table:table-cell>
          <table:table-cell office:value-type="float" office:value="8470" calcext:value-type="float">
            <text:p>8470</text:p>
          </table:table-cell>
          <table:table-cell table:formula="of:=([.D129]-[.D128])*[.$F$1]" office:value-type="float" office:value="1050" calcext:value-type="float">
            <text:p>1050</text:p>
          </table:table-cell>
          <table:table-cell/>
          <table:table-cell office:value-type="string" calcext:value-type="string">
            <text:p>2020-05-29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5-29" calcext:value-type="date">
            <text:p>29.05.20</text:p>
          </table:table-cell>
          <table:table-cell office:value-type="float" office:value="182922" calcext:value-type="float">
            <text:p>182922</text:p>
          </table:table-cell>
          <table:table-cell office:value-type="float" office:value="726" calcext:value-type="float">
            <text:p>726</text:p>
          </table:table-cell>
          <table:table-cell office:value-type="float" office:value="8504" calcext:value-type="float">
            <text:p>8504</text:p>
          </table:table-cell>
          <table:table-cell table:formula="of:=([.D130]-[.D129])*[.$F$1]" office:value-type="float" office:value="850" calcext:value-type="float">
            <text:p>850</text:p>
          </table:table-cell>
          <table:table-cell/>
          <table:table-cell office:value-type="string" calcext:value-type="string">
            <text:p>2020-05-30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5-30" calcext:value-type="date">
            <text:p>30.05.20</text:p>
          </table:table-cell>
          <table:table-cell office:value-type="float" office:value="183189" calcext:value-type="float">
            <text:p>183189</text:p>
          </table:table-cell>
          <table:table-cell office:value-type="float" office:value="267" calcext:value-type="float">
            <text:p>267</text:p>
          </table:table-cell>
          <table:table-cell office:value-type="float" office:value="8530" calcext:value-type="float">
            <text:p>8530</text:p>
          </table:table-cell>
          <table:table-cell table:formula="of:=([.D131]-[.D130])*[.$F$1]" office:value-type="float" office:value="650" calcext:value-type="float">
            <text:p>650</text:p>
          </table:table-cell>
          <table:table-cell/>
          <table:table-cell office:value-type="string" calcext:value-type="string">
            <text:p>2020-05-31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5-31" calcext:value-type="date">
            <text:p>31.05.20</text:p>
          </table:table-cell>
          <table:table-cell office:value-type="float" office:value="183410" calcext:value-type="float">
            <text:p>183410</text:p>
          </table:table-cell>
          <table:table-cell office:value-type="float" office:value="221" calcext:value-type="float">
            <text:p>221</text:p>
          </table:table-cell>
          <table:table-cell office:value-type="float" office:value="8540" calcext:value-type="float">
            <text:p>8540</text:p>
          </table:table-cell>
          <table:table-cell table:formula="of:=([.D132]-[.D131])*[.$F$1]" office:value-type="float" office:value="250" calcext:value-type="float">
            <text:p>250</text:p>
          </table:table-cell>
          <table:table-cell/>
          <table:table-cell office:value-type="string" calcext:value-type="string">
            <text:p>2020-06-01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01" calcext:value-type="date">
            <text:p>01.06.20</text:p>
          </table:table-cell>
          <table:table-cell office:value-type="float" office:value="183594" calcext:value-type="float">
            <text:p>183594</text:p>
          </table:table-cell>
          <table:table-cell office:value-type="float" office:value="184" calcext:value-type="float">
            <text:p>184</text:p>
          </table:table-cell>
          <table:table-cell office:value-type="float" office:value="8555" calcext:value-type="float">
            <text:p>8555</text:p>
          </table:table-cell>
          <table:table-cell table:formula="of:=([.D133]-[.D132])*[.$F$1]" office:value-type="float" office:value="375" calcext:value-type="float">
            <text:p>375</text:p>
          </table:table-cell>
          <table:table-cell/>
          <table:table-cell office:value-type="string" calcext:value-type="string">
            <text:p>2020-06-02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02" calcext:value-type="date">
            <text:p>02.06.20</text:p>
          </table:table-cell>
          <table:table-cell office:value-type="float" office:value="183879" calcext:value-type="float">
            <text:p>183879</text:p>
          </table:table-cell>
          <table:table-cell office:value-type="float" office:value="285" calcext:value-type="float">
            <text:p>285</text:p>
          </table:table-cell>
          <table:table-cell office:value-type="float" office:value="8563" calcext:value-type="float">
            <text:p>8563</text:p>
          </table:table-cell>
          <table:table-cell table:formula="of:=([.D134]-[.D133])*[.$F$1]" office:value-type="float" office:value="200" calcext:value-type="float">
            <text:p>200</text:p>
          </table:table-cell>
          <table:table-cell/>
          <table:table-cell office:value-type="string" calcext:value-type="string">
            <text:p>2020-06-03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6-03" calcext:value-type="date">
            <text:p>03.06.20</text:p>
          </table:table-cell>
          <table:table-cell office:value-type="float" office:value="184121" calcext:value-type="float">
            <text:p>184121</text:p>
          </table:table-cell>
          <table:table-cell office:value-type="float" office:value="242" calcext:value-type="float">
            <text:p>242</text:p>
          </table:table-cell>
          <table:table-cell office:value-type="float" office:value="8602" calcext:value-type="float">
            <text:p>8602</text:p>
          </table:table-cell>
          <table:table-cell table:formula="of:=([.D135]-[.D134])*[.$F$1]" office:value-type="float" office:value="975" calcext:value-type="float">
            <text:p>975</text:p>
          </table:table-cell>
          <table:table-cell/>
          <table:table-cell office:value-type="string" calcext:value-type="string">
            <text:p>2020-06-04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6-04" calcext:value-type="date">
            <text:p>04.06.20</text:p>
          </table:table-cell>
          <table:table-cell office:value-type="float" office:value="184472" calcext:value-type="float">
            <text:p>184472</text:p>
          </table:table-cell>
          <table:table-cell office:value-type="float" office:value="351" calcext:value-type="float">
            <text:p>351</text:p>
          </table:table-cell>
          <table:table-cell office:value-type="float" office:value="8635" calcext:value-type="float">
            <text:p>8635</text:p>
          </table:table-cell>
          <table:table-cell table:formula="of:=([.D136]-[.D135])*[.$F$1]" office:value-type="float" office:value="825" calcext:value-type="float">
            <text:p>825</text:p>
          </table:table-cell>
          <table:table-cell/>
          <table:table-cell office:value-type="string" calcext:value-type="string">
            <text:p>2020-06-05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6-05" calcext:value-type="date">
            <text:p>05.06.20</text:p>
          </table:table-cell>
          <table:table-cell office:value-type="float" office:value="184924" calcext:value-type="float">
            <text:p>184924</text:p>
          </table:table-cell>
          <table:table-cell office:value-type="float" office:value="452" calcext:value-type="float">
            <text:p>452</text:p>
          </table:table-cell>
          <table:table-cell office:value-type="float" office:value="8658" calcext:value-type="float">
            <text:p>8658</text:p>
          </table:table-cell>
          <table:table-cell table:formula="of:=([.D137]-[.D136])*[.$F$1]" office:value-type="float" office:value="575" calcext:value-type="float">
            <text:p>575</text:p>
          </table:table-cell>
          <table:table-cell/>
          <table:table-cell office:value-type="string" calcext:value-type="string">
            <text:p>2020-06-06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6-06" calcext:value-type="date">
            <text:p>06.06.20</text:p>
          </table:table-cell>
          <table:table-cell office:value-type="float" office:value="185450" calcext:value-type="float">
            <text:p>185450</text:p>
          </table:table-cell>
          <table:table-cell office:value-type="float" office:value="526" calcext:value-type="float">
            <text:p>526</text:p>
          </table:table-cell>
          <table:table-cell office:value-type="float" office:value="8673" calcext:value-type="float">
            <text:p>8673</text:p>
          </table:table-cell>
          <table:table-cell table:formula="of:=([.D138]-[.D137])*[.$F$1]" office:value-type="float" office:value="375" calcext:value-type="float">
            <text:p>375</text:p>
          </table:table-cell>
          <table:table-cell/>
          <table:table-cell office:value-type="string" calcext:value-type="string">
            <text:p>2020-06-07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6-07" calcext:value-type="date">
            <text:p>07.06.20</text:p>
          </table:table-cell>
          <table:table-cell office:value-type="float" office:value="185750" calcext:value-type="float">
            <text:p>185750</text:p>
          </table:table-cell>
          <table:table-cell office:value-type="float" office:value="300" calcext:value-type="float">
            <text:p>300</text:p>
          </table:table-cell>
          <table:table-cell office:value-type="float" office:value="8685" calcext:value-type="float">
            <text:p>8685</text:p>
          </table:table-cell>
          <table:table-cell table:formula="of:=([.D139]-[.D138])*[.$F$1]" office:value-type="float" office:value="300" calcext:value-type="float">
            <text:p>300</text:p>
          </table:table-cell>
          <table:table-cell/>
          <table:table-cell office:value-type="string" calcext:value-type="string">
            <text:p>2020-06-08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08" calcext:value-type="date">
            <text:p>08.06.20</text:p>
          </table:table-cell>
          <table:table-cell office:value-type="float" office:value="186109" calcext:value-type="float">
            <text:p>186109</text:p>
          </table:table-cell>
          <table:table-cell office:value-type="float" office:value="359" calcext:value-type="float">
            <text:p>359</text:p>
          </table:table-cell>
          <table:table-cell office:value-type="float" office:value="8695" calcext:value-type="float">
            <text:p>8695</text:p>
          </table:table-cell>
          <table:table-cell table:formula="of:=([.D140]-[.D139])*[.$F$1]" office:value-type="float" office:value="250" calcext:value-type="float">
            <text:p>250</text:p>
          </table:table-cell>
          <table:table-cell/>
          <table:table-cell office:value-type="string" calcext:value-type="string">
            <text:p>2020-06-09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09" calcext:value-type="date">
            <text:p>09.06.20</text:p>
          </table:table-cell>
          <table:table-cell office:value-type="float" office:value="186506" calcext:value-type="float">
            <text:p>186506</text:p>
          </table:table-cell>
          <table:table-cell office:value-type="float" office:value="397" calcext:value-type="float">
            <text:p>397</text:p>
          </table:table-cell>
          <table:table-cell office:value-type="float" office:value="8736" calcext:value-type="float">
            <text:p>8736</text:p>
          </table:table-cell>
          <table:table-cell table:formula="of:=([.D141]-[.D140])*[.$F$1]" office:value-type="float" office:value="1025" calcext:value-type="float">
            <text:p>1025</text:p>
          </table:table-cell>
          <table:table-cell/>
          <table:table-cell office:value-type="string" calcext:value-type="string">
            <text:p>2020-06-10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6-10" calcext:value-type="date">
            <text:p>10.06.20</text:p>
          </table:table-cell>
          <table:table-cell office:value-type="float" office:value="186522" calcext:value-type="float">
            <text:p>186522</text:p>
          </table:table-cell>
          <table:table-cell office:value-type="float" office:value="16" calcext:value-type="float">
            <text:p>16</text:p>
          </table:table-cell>
          <table:table-cell office:value-type="float" office:value="8752" calcext:value-type="float">
            <text:p>8752</text:p>
          </table:table-cell>
          <table:table-cell table:formula="of:=([.D142]-[.D141])*[.$F$1]" office:value-type="float" office:value="400" calcext:value-type="float">
            <text:p>400</text:p>
          </table:table-cell>
          <table:table-cell/>
          <table:table-cell office:value-type="string" calcext:value-type="string">
            <text:p>2020-06-15T20:00:00Z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6-11" calcext:value-type="date">
            <text:p>11.06.20</text:p>
          </table:table-cell>
          <table:table-cell office:value-type="float" office:value="186691" calcext:value-type="float">
            <text:p>186691</text:p>
          </table:table-cell>
          <table:table-cell office:value-type="float" office:value="169" calcext:value-type="float">
            <text:p>169</text:p>
          </table:table-cell>
          <table:table-cell office:value-type="float" office:value="8772" calcext:value-type="float">
            <text:p>8772</text:p>
          </table:table-cell>
          <table:table-cell table:formula="of:=([.D143]-[.D142])*[.$F$1]"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date" office:date-value="2020-06-12" calcext:value-type="date">
            <text:p>12.06.20</text:p>
          </table:table-cell>
          <table:table-cell office:value-type="float" office:value="187226" calcext:value-type="float">
            <text:p>187226</text:p>
          </table:table-cell>
          <table:table-cell office:value-type="float" office:value="535" calcext:value-type="float">
            <text:p>535</text:p>
          </table:table-cell>
          <table:table-cell office:value-type="float" office:value="8783" calcext:value-type="float">
            <text:p>8783</text:p>
          </table:table-cell>
          <table:table-cell table:formula="of:=([.D144]-[.D143])*[.$F$1]" office:value-type="float" office:value="275" calcext:value-type="float">
            <text:p>275</text:p>
          </table:table-cell>
          <table:table-cell table:number-columns-repeated="3"/>
        </table:table-row>
        <table:table-row table:style-name="ro1">
          <table:table-cell office:value-type="date" office:date-value="2020-06-13" calcext:value-type="date">
            <text:p>13.06.20</text:p>
          </table:table-cell>
          <table:table-cell office:value-type="float" office:value="187267" calcext:value-type="float">
            <text:p>187267</text:p>
          </table:table-cell>
          <table:table-cell office:value-type="float" office:value="41" calcext:value-type="float">
            <text:p>41</text:p>
          </table:table-cell>
          <table:table-cell office:value-type="float" office:value="8793" calcext:value-type="float">
            <text:p>8793</text:p>
          </table:table-cell>
          <table:table-cell table:formula="of:=([.D145]-[.D144])*[.$F$1]"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date" office:date-value="2020-06-14" calcext:value-type="date">
            <text:p>14.06.20</text:p>
          </table:table-cell>
          <table:table-cell office:value-type="float" office:value="187518" calcext:value-type="float">
            <text:p>187518</text:p>
          </table:table-cell>
          <table:table-cell office:value-type="float" office:value="251" calcext:value-type="float">
            <text:p>251</text:p>
          </table:table-cell>
          <table:table-cell office:value-type="float" office:value="8801" calcext:value-type="float">
            <text:p>8801</text:p>
          </table:table-cell>
          <table:table-cell table:formula="of:=([.D146]-[.D145])*[.$F$1]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date" office:date-value="2020-06-15" calcext:value-type="date">
            <text:p>15.06.20</text:p>
          </table:table-cell>
          <table:table-cell office:value-type="float" office:value="187682" calcext:value-type="float">
            <text:p>187682</text:p>
          </table:table-cell>
          <table:table-cell office:value-type="float" office:value="164" calcext:value-type="float">
            <text:p>164</text:p>
          </table:table-cell>
          <table:table-cell office:value-type="float" office:value="8807" calcext:value-type="float">
            <text:p>8807</text:p>
          </table:table-cell>
          <table:table-cell table:formula="of:=([.D147]-[.D146])*[.$F$1]" office:value-type="float" office:value="150" calcext:value-type="float">
            <text:p>150</text:p>
          </table:table-cell>
          <table:table-cell/>
          <table:table-cell office:value-type="string" calcext:value-type="string">
            <text:p>2020-06-16T20:00:00Z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6-16" calcext:value-type="date">
            <text:p>16.06.20</text:p>
          </table:table-cell>
          <table:table-cell office:value-type="float" office:value="188252" calcext:value-type="float">
            <text:p>188252</text:p>
          </table:table-cell>
          <table:table-cell office:value-type="float" office:value="570" calcext:value-type="float">
            <text:p>570</text:p>
          </table:table-cell>
          <table:table-cell office:value-type="float" office:value="8820" calcext:value-type="float">
            <text:p>8820</text:p>
          </table:table-cell>
          <table:table-cell table:formula="of:=([.D148]-[.D147])*[.$F$1]" office:value-type="float" office:value="325" calcext:value-type="float">
            <text:p>325</text:p>
          </table:table-cell>
          <table:table-cell/>
          <table:table-cell office:value-type="string" calcext:value-type="string">
            <text:p>2020-06-17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17" calcext:value-type="date">
            <text:p>17.06.20</text:p>
          </table:table-cell>
          <table:table-cell office:value-type="float" office:value="188604" calcext:value-type="float">
            <text:p>188604</text:p>
          </table:table-cell>
          <table:table-cell office:value-type="float" office:value="352" calcext:value-type="float">
            <text:p>352</text:p>
          </table:table-cell>
          <table:table-cell office:value-type="float" office:value="8851" calcext:value-type="float">
            <text:p>8851</text:p>
          </table:table-cell>
          <table:table-cell table:formula="of:=([.D149]-[.D148])*[.$F$1]" office:value-type="float" office:value="775" calcext:value-type="float">
            <text:p>775</text:p>
          </table:table-cell>
          <table:table-cell/>
          <table:table-cell office:value-type="string" calcext:value-type="string">
            <text:p>2020-06-18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6-18" calcext:value-type="date">
            <text:p>18.06.20</text:p>
          </table:table-cell>
          <table:table-cell office:value-type="float" office:value="189817" calcext:value-type="float">
            <text:p>189817</text:p>
          </table:table-cell>
          <table:table-cell office:value-type="float" office:value="1213" calcext:value-type="float">
            <text:p>1213</text:p>
          </table:table-cell>
          <table:table-cell office:value-type="float" office:value="8875" calcext:value-type="float">
            <text:p>8875</text:p>
          </table:table-cell>
          <table:table-cell table:formula="of:=([.D150]-[.D149])*[.$F$1]" office:value-type="float" office:value="600" calcext:value-type="float">
            <text:p>600</text:p>
          </table:table-cell>
          <table:table-cell/>
          <table:table-cell office:value-type="string" calcext:value-type="string">
            <text:p>2020-06-19T20:00:00Z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6-19" calcext:value-type="date">
            <text:p>19.06.20</text:p>
          </table:table-cell>
          <table:table-cell office:value-type="float" office:value="190299" calcext:value-type="float">
            <text:p>190299</text:p>
          </table:table-cell>
          <table:table-cell office:value-type="float" office:value="482" calcext:value-type="float">
            <text:p>482</text:p>
          </table:table-cell>
          <table:table-cell office:value-type="float" office:value="8887" calcext:value-type="float">
            <text:p>8887</text:p>
          </table:table-cell>
          <table:table-cell table:formula="of:=([.D151]-[.D150])*[.$F$1]" office:value-type="float" office:value="300" calcext:value-type="float">
            <text:p>300</text:p>
          </table:table-cell>
          <table:table-cell/>
          <table:table-cell office:value-type="string" calcext:value-type="string">
            <text:p>2020-06-20T20:00:00Z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6-20" calcext:value-type="date">
            <text:p>20.06.20</text:p>
          </table:table-cell>
          <table:table-cell office:value-type="float" office:value="190670" calcext:value-type="float">
            <text:p>190670</text:p>
          </table:table-cell>
          <table:table-cell office:value-type="float" office:value="371" calcext:value-type="float">
            <text:p>371</text:p>
          </table:table-cell>
          <table:table-cell office:value-type="float" office:value="8895" calcext:value-type="float">
            <text:p>8895</text:p>
          </table:table-cell>
          <table:table-cell table:formula="of:=([.D152]-[.D151])*[.$F$1]" office:value-type="float" office:value="200" calcext:value-type="float">
            <text:p>200</text:p>
          </table:table-cell>
          <table:table-cell/>
          <table:table-cell office:value-type="string" calcext:value-type="string">
            <text:p>2020-06-21T20:00:00Z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6-21" calcext:value-type="date">
            <text:p>21.06.20</text:p>
          </table:table-cell>
          <table:table-cell office:value-type="float" office:value="191272" calcext:value-type="float">
            <text:p>191272</text:p>
          </table:table-cell>
          <table:table-cell office:value-type="float" office:value="602" calcext:value-type="float">
            <text:p>602</text:p>
          </table:table-cell>
          <table:table-cell office:value-type="float" office:value="8895" calcext:value-type="float">
            <text:p>8895</text:p>
          </table:table-cell>
          <table:table-cell table:formula="of:=([.D153]-[.D152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6-22T20:00:00Z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6-22" calcext:value-type="date">
            <text:p>22.06.20</text:p>
          </table:table-cell>
          <table:table-cell office:value-type="float" office:value="191768" calcext:value-type="float">
            <text:p>191768</text:p>
          </table:table-cell>
          <table:table-cell office:value-type="float" office:value="496" calcext:value-type="float">
            <text:p>496</text:p>
          </table:table-cell>
          <table:table-cell office:value-type="float" office:value="8899" calcext:value-type="float">
            <text:p>8899</text:p>
          </table:table-cell>
          <table:table-cell table:formula="of:=([.D154]-[.D153])*[.$F$1]" office:value-type="float" office:value="100" calcext:value-type="float">
            <text:p>100</text:p>
          </table:table-cell>
          <table:table-cell/>
          <table:table-cell office:value-type="string" calcext:value-type="string">
            <text:p>2020-06-23T20:00:00Z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0-06-23" calcext:value-type="date">
            <text:p>23.06.20</text:p>
          </table:table-cell>
          <table:table-cell office:value-type="float" office:value="192480" calcext:value-type="float">
            <text:p>192480</text:p>
          </table:table-cell>
          <table:table-cell office:value-type="float" office:value="712" calcext:value-type="float">
            <text:p>712</text:p>
          </table:table-cell>
          <table:table-cell office:value-type="float" office:value="8914" calcext:value-type="float">
            <text:p>8914</text:p>
          </table:table-cell>
          <table:table-cell table:formula="of:=([.D155]-[.D154])*[.$F$1]" office:value-type="float" office:value="375" calcext:value-type="float">
            <text:p>375</text:p>
          </table:table-cell>
          <table:table-cell/>
          <table:table-cell office:value-type="string" calcext:value-type="string">
            <text:p>2020-06-24T20:00:00Z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6-24" calcext:value-type="date">
            <text:p>24.06.20</text:p>
          </table:table-cell>
          <table:table-cell office:value-type="float" office:value="192871" calcext:value-type="float">
            <text:p>192871</text:p>
          </table:table-cell>
          <table:table-cell office:value-type="float" office:value="391" calcext:value-type="float">
            <text:p>391</text:p>
          </table:table-cell>
          <table:table-cell office:value-type="float" office:value="8928" calcext:value-type="float">
            <text:p>8928</text:p>
          </table:table-cell>
          <table:table-cell table:formula="of:=([.D156]-[.D155])*[.$F$1]" office:value-type="float" office:value="350" calcext:value-type="float">
            <text:p>350</text:p>
          </table:table-cell>
          <table:table-cell/>
          <table:table-cell office:value-type="string" calcext:value-type="string">
            <text:p>2020-06-25T20:00:00Z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6-25" calcext:value-type="date">
            <text:p>25.06.20</text:p>
          </table:table-cell>
          <table:table-cell office:value-type="float" office:value="193371" calcext:value-type="float">
            <text:p>193371</text:p>
          </table:table-cell>
          <table:table-cell office:value-type="float" office:value="500" calcext:value-type="float">
            <text:p>500</text:p>
          </table:table-cell>
          <table:table-cell office:value-type="float" office:value="8940" calcext:value-type="float">
            <text:p>8940</text:p>
          </table:table-cell>
          <table:table-cell table:formula="of:=([.D157]-[.D156])*[.$F$1]" office:value-type="float" office:value="300" calcext:value-type="float">
            <text:p>300</text:p>
          </table:table-cell>
          <table:table-cell/>
          <table:table-cell office:value-type="string" calcext:value-type="string">
            <text:p>2020-06-26T20:00:00Z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6-26" calcext:value-type="date">
            <text:p>26.06.20</text:p>
          </table:table-cell>
          <table:table-cell office:value-type="float" office:value="194036" calcext:value-type="float">
            <text:p>194036</text:p>
          </table:table-cell>
          <table:table-cell office:value-type="float" office:value="665" calcext:value-type="float">
            <text:p>665</text:p>
          </table:table-cell>
          <table:table-cell office:value-type="float" office:value="8965" calcext:value-type="float">
            <text:p>8965</text:p>
          </table:table-cell>
          <table:table-cell table:formula="of:=([.D158]-[.D157])*[.$F$1]" office:value-type="float" office:value="625" calcext:value-type="float">
            <text:p>625</text:p>
          </table:table-cell>
          <table:table-cell/>
          <table:table-cell office:value-type="string" calcext:value-type="string">
            <text:p>2020-06-27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27" calcext:value-type="date">
            <text:p>27.06.20</text:p>
          </table:table-cell>
          <table:table-cell office:value-type="float" office:value="194458" calcext:value-type="float">
            <text:p>194458</text:p>
          </table:table-cell>
          <table:table-cell office:value-type="float" office:value="422" calcext:value-type="float">
            <text:p>422</text:p>
          </table:table-cell>
          <table:table-cell office:value-type="float" office:value="8968" calcext:value-type="float">
            <text:p>8968</text:p>
          </table:table-cell>
          <table:table-cell table:formula="of:=([.D159]-[.D158])*[.$F$1]" office:value-type="float" office:value="75" calcext:value-type="float">
            <text:p>75</text:p>
          </table:table-cell>
          <table:table-cell/>
          <table:table-cell office:value-type="string" calcext:value-type="string">
            <text:p>2020-06-28T20:00:00Z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6-28" calcext:value-type="date">
            <text:p>28.06.20</text:p>
          </table:table-cell>
          <table:table-cell office:value-type="float" office:value="194693" calcext:value-type="float">
            <text:p>194693</text:p>
          </table:table-cell>
          <table:table-cell office:value-type="float" office:value="235" calcext:value-type="float">
            <text:p>235</text:p>
          </table:table-cell>
          <table:table-cell office:value-type="float" office:value="8968" calcext:value-type="float">
            <text:p>8968</text:p>
          </table:table-cell>
          <table:table-cell table:formula="of:=([.D160]-[.D159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6-29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6-29" calcext:value-type="date">
            <text:p>29.06.20</text:p>
          </table:table-cell>
          <table:table-cell office:value-type="float" office:value="195042" calcext:value-type="float">
            <text:p>195042</text:p>
          </table:table-cell>
          <table:table-cell office:value-type="float" office:value="349" calcext:value-type="float">
            <text:p>349</text:p>
          </table:table-cell>
          <table:table-cell office:value-type="float" office:value="8976" calcext:value-type="float">
            <text:p>8976</text:p>
          </table:table-cell>
          <table:table-cell table:formula="of:=([.D161]-[.D160])*[.$F$1]" office:value-type="float" office:value="200" calcext:value-type="float">
            <text:p>200</text:p>
          </table:table-cell>
          <table:table-cell/>
          <table:table-cell office:value-type="string" calcext:value-type="string">
            <text:p>2020-07-02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6-30" calcext:value-type="date">
            <text:p>30.06.20</text:p>
          </table:table-cell>
          <table:table-cell office:value-type="float" office:value="195418" calcext:value-type="float">
            <text:p>195418</text:p>
          </table:table-cell>
          <table:table-cell office:value-type="float" office:value="376" calcext:value-type="float">
            <text:p>376</text:p>
          </table:table-cell>
          <table:table-cell office:value-type="float" office:value="8990" calcext:value-type="float">
            <text:p>8990</text:p>
          </table:table-cell>
          <table:table-cell table:formula="of:=([.D162]-[.D161])*[.$F$1]"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 office:value-type="date" office:date-value="2020-07-01" calcext:value-type="date">
            <text:p>01.07.20</text:p>
          </table:table-cell>
          <table:table-cell office:value-type="float" office:value="195893" calcext:value-type="float">
            <text:p>195893</text:p>
          </table:table-cell>
          <table:table-cell office:value-type="float" office:value="475" calcext:value-type="float">
            <text:p>475</text:p>
          </table:table-cell>
          <table:table-cell office:value-type="float" office:value="8995" calcext:value-type="float">
            <text:p>8995</text:p>
          </table:table-cell>
          <table:table-cell table:formula="of:=([.D163]-[.D162])*[.$F$1]"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office:value-type="date" office:date-value="2020-07-02" calcext:value-type="date">
            <text:p>02.07.20</text:p>
          </table:table-cell>
          <table:table-cell office:value-type="float" office:value="196370" calcext:value-type="float">
            <text:p>196370</text:p>
          </table:table-cell>
          <table:table-cell office:value-type="float" office:value="477" calcext:value-type="float">
            <text:p>477</text:p>
          </table:table-cell>
          <table:table-cell office:value-type="float" office:value="9006" calcext:value-type="float">
            <text:p>9006</text:p>
          </table:table-cell>
          <table:table-cell table:formula="of:=([.D164]-[.D163])*[.$F$1]" office:value-type="float" office:value="275" calcext:value-type="float">
            <text:p>275</text:p>
          </table:table-cell>
          <table:table-cell/>
          <table:table-cell office:value-type="string" calcext:value-type="string">
            <text:p>2020-07-03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7-03" calcext:value-type="date">
            <text:p>03.07.20</text:p>
          </table:table-cell>
          <table:table-cell office:value-type="float" office:value="196780" calcext:value-type="float">
            <text:p>196780</text:p>
          </table:table-cell>
          <table:table-cell office:value-type="float" office:value="410" calcext:value-type="float">
            <text:p>410</text:p>
          </table:table-cell>
          <table:table-cell office:value-type="float" office:value="9010" calcext:value-type="float">
            <text:p>9010</text:p>
          </table:table-cell>
          <table:table-cell table:formula="of:=([.D165]-[.D164])*[.$F$1]" office:value-type="float" office:value="100" calcext:value-type="float">
            <text:p>100</text:p>
          </table:table-cell>
          <table:table-cell/>
          <table:table-cell office:value-type="string" calcext:value-type="string">
            <text:p>2020-07-04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7-04" calcext:value-type="date">
            <text:p>04.07.20</text:p>
          </table:table-cell>
          <table:table-cell office:value-type="float" office:value="197198" calcext:value-type="float">
            <text:p>197198</text:p>
          </table:table-cell>
          <table:table-cell office:value-type="float" office:value="418" calcext:value-type="float">
            <text:p>418</text:p>
          </table:table-cell>
          <table:table-cell office:value-type="float" office:value="9020" calcext:value-type="float">
            <text:p>9020</text:p>
          </table:table-cell>
          <table:table-cell table:formula="of:=([.D166]-[.D165])*[.$F$1]" office:value-type="float" office:value="250" calcext:value-type="float">
            <text:p>250</text:p>
          </table:table-cell>
          <table:table-cell/>
          <table:table-cell office:value-type="string" calcext:value-type="string">
            <text:p>2020-07-05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7-05" calcext:value-type="date">
            <text:p>05.07.20</text:p>
          </table:table-cell>
          <table:table-cell office:value-type="float" office:value="197523" calcext:value-type="float">
            <text:p>197523</text:p>
          </table:table-cell>
          <table:table-cell office:value-type="float" office:value="325" calcext:value-type="float">
            <text:p>325</text:p>
          </table:table-cell>
          <table:table-cell office:value-type="float" office:value="9023" calcext:value-type="float">
            <text:p>9023</text:p>
          </table:table-cell>
          <table:table-cell table:formula="of:=([.D167]-[.D166])*[.$F$1]" office:value-type="float" office:value="75" calcext:value-type="float">
            <text:p>75</text:p>
          </table:table-cell>
          <table:table-cell/>
          <table:table-cell office:value-type="string" calcext:value-type="string">
            <text:p>2020-07-06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7-06" calcext:value-type="date">
            <text:p>06.07.20</text:p>
          </table:table-cell>
          <table:table-cell office:value-type="float" office:value="198064" calcext:value-type="float">
            <text:p>198064</text:p>
          </table:table-cell>
          <table:table-cell office:value-type="float" office:value="541" calcext:value-type="float">
            <text:p>541</text:p>
          </table:table-cell>
          <table:table-cell office:value-type="float" office:value="9022" calcext:value-type="float">
            <text:p>9022</text:p>
          </table:table-cell>
          <table:table-cell table:formula="of:=([.D168]-[.D167])*[.$F$1]" office:value-type="float" office:value="-25" calcext:value-type="float">
            <text:p>-25</text:p>
          </table:table-cell>
          <table:table-cell/>
          <table:table-cell office:value-type="string" calcext:value-type="string">
            <text:p>2020-07-07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7-07" calcext:value-type="date">
            <text:p>07.07.20</text:p>
          </table:table-cell>
          <table:table-cell office:value-type="float" office:value="198343" calcext:value-type="float">
            <text:p>198343</text:p>
          </table:table-cell>
          <table:table-cell office:value-type="float" office:value="279" calcext:value-type="float">
            <text:p>279</text:p>
          </table:table-cell>
          <table:table-cell office:value-type="float" office:value="9032" calcext:value-type="float">
            <text:p>9032</text:p>
          </table:table-cell>
          <table:table-cell table:formula="of:=([.D169]-[.D168])*[.$F$1]" office:value-type="float" office:value="250" calcext:value-type="float">
            <text:p>250</text:p>
          </table:table-cell>
          <table:table-cell/>
          <table:table-cell office:value-type="string" calcext:value-type="string">
            <text:p>2020-07-08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7-08" calcext:value-type="date">
            <text:p>08.07.20</text:p>
          </table:table-cell>
          <table:table-cell office:value-type="float" office:value="198699" calcext:value-type="float">
            <text:p>198699</text:p>
          </table:table-cell>
          <table:table-cell office:value-type="float" office:value="356" calcext:value-type="float">
            <text:p>356</text:p>
          </table:table-cell>
          <table:table-cell office:value-type="float" office:value="9046" calcext:value-type="float">
            <text:p>9046</text:p>
          </table:table-cell>
          <table:table-cell table:formula="of:=([.D170]-[.D169])*[.$F$1]" office:value-type="float" office:value="350" calcext:value-type="float">
            <text:p>350</text:p>
          </table:table-cell>
          <table:table-cell/>
          <table:table-cell office:value-type="string" calcext:value-type="string">
            <text:p>2020-07-09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7-09" calcext:value-type="date">
            <text:p>09.07.20</text:p>
          </table:table-cell>
          <table:table-cell office:value-type="float" office:value="199001" calcext:value-type="float">
            <text:p>199001</text:p>
          </table:table-cell>
          <table:table-cell office:value-type="float" office:value="302" calcext:value-type="float">
            <text:p>302</text:p>
          </table:table-cell>
          <table:table-cell office:value-type="float" office:value="9057" calcext:value-type="float">
            <text:p>9057</text:p>
          </table:table-cell>
          <table:table-cell table:formula="of:=([.D171]-[.D170])*[.$F$1]" office:value-type="float" office:value="275" calcext:value-type="float">
            <text:p>275</text:p>
          </table:table-cell>
          <table:table-cell/>
          <table:table-cell office:value-type="string" calcext:value-type="string">
            <text:p>2020-07-10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7-10" calcext:value-type="date">
            <text:p>10.07.20</text:p>
          </table:table-cell>
          <table:table-cell office:value-type="float" office:value="199332" calcext:value-type="float">
            <text:p>199332</text:p>
          </table:table-cell>
          <table:table-cell office:value-type="float" office:value="331" calcext:value-type="float">
            <text:p>331</text:p>
          </table:table-cell>
          <table:table-cell office:value-type="float" office:value="9063" calcext:value-type="float">
            <text:p>9063</text:p>
          </table:table-cell>
          <table:table-cell table:formula="of:=([.D172]-[.D171])*[.$F$1]" office:value-type="float" office:value="150" calcext:value-type="float">
            <text:p>150</text:p>
          </table:table-cell>
          <table:table-cell/>
          <table:table-cell office:value-type="string" calcext:value-type="string">
            <text:p>2020-07-11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7-11" calcext:value-type="date">
            <text:p>11.07.20</text:p>
          </table:table-cell>
          <table:table-cell office:value-type="float" office:value="199709" calcext:value-type="float">
            <text:p>199709</text:p>
          </table:table-cell>
          <table:table-cell office:value-type="float" office:value="377" calcext:value-type="float">
            <text:p>377</text:p>
          </table:table-cell>
          <table:table-cell office:value-type="float" office:value="9070" calcext:value-type="float">
            <text:p>9070</text:p>
          </table:table-cell>
          <table:table-cell table:formula="of:=([.D173]-[.D172])*[.$F$1]" office:value-type="float" office:value="175" calcext:value-type="float">
            <text:p>175</text:p>
          </table:table-cell>
          <table:table-cell/>
          <table:table-cell office:value-type="string" calcext:value-type="string">
            <text:p>2020-07-12T20:00:00Z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7-12" calcext:value-type="date">
            <text:p>12.07.20</text:p>
          </table:table-cell>
          <table:table-cell office:value-type="float" office:value="199919" calcext:value-type="float">
            <text:p>199919</text:p>
          </table:table-cell>
          <table:table-cell office:value-type="float" office:value="210" calcext:value-type="float">
            <text:p>210</text:p>
          </table:table-cell>
          <table:table-cell office:value-type="float" office:value="9071" calcext:value-type="float">
            <text:p>9071</text:p>
          </table:table-cell>
          <table:table-cell table:formula="of:=([.D174]-[.D173])*[.$F$1]" office:value-type="float" office:value="25" calcext:value-type="float">
            <text:p>25</text:p>
          </table:table-cell>
          <table:table-cell/>
          <table:table-cell office:value-type="string" calcext:value-type="string">
            <text:p>2020-07-13T20:00:00Z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7-13" calcext:value-type="date">
            <text:p>13.07.20</text:p>
          </table:table-cell>
          <table:table-cell office:value-type="float" office:value="200180" calcext:value-type="float">
            <text:p>200180</text:p>
          </table:table-cell>
          <table:table-cell office:value-type="float" office:value="261" calcext:value-type="float">
            <text:p>261</text:p>
          </table:table-cell>
          <table:table-cell office:value-type="float" office:value="9074" calcext:value-type="float">
            <text:p>9074</text:p>
          </table:table-cell>
          <table:table-cell table:formula="of:=([.D175]-[.D174])*[.$F$1]" office:value-type="float" office:value="75" calcext:value-type="float">
            <text:p>75</text:p>
          </table:table-cell>
          <table:table-cell/>
          <table:table-cell office:value-type="string" calcext:value-type="string">
            <text:p>2020-07-14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7-14" calcext:value-type="date">
            <text:p>14.07.20</text:p>
          </table:table-cell>
          <table:table-cell office:value-type="float" office:value="200456" calcext:value-type="float">
            <text:p>200456</text:p>
          </table:table-cell>
          <table:table-cell office:value-type="float" office:value="276" calcext:value-type="float">
            <text:p>276</text:p>
          </table:table-cell>
          <table:table-cell office:value-type="float" office:value="9078" calcext:value-type="float">
            <text:p>9078</text:p>
          </table:table-cell>
          <table:table-cell table:formula="of:=([.D176]-[.D175])*[.$F$1]" office:value-type="float" office:value="100" calcext:value-type="float">
            <text:p>100</text:p>
          </table:table-cell>
          <table:table-cell/>
          <table:table-cell office:value-type="string" calcext:value-type="string">
            <text:p>2020-07-15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7-15" calcext:value-type="date">
            <text:p>15.07.20</text:p>
          </table:table-cell>
          <table:table-cell office:value-type="float" office:value="200890" calcext:value-type="float">
            <text:p>200890</text:p>
          </table:table-cell>
          <table:table-cell office:value-type="float" office:value="434" calcext:value-type="float">
            <text:p>434</text:p>
          </table:table-cell>
          <table:table-cell office:value-type="float" office:value="9080" calcext:value-type="float">
            <text:p>9080</text:p>
          </table:table-cell>
          <table:table-cell table:formula="of:=([.D177]-[.D176])*[.$F$1]" office:value-type="float" office:value="50" calcext:value-type="float">
            <text:p>50</text:p>
          </table:table-cell>
          <table:table-cell/>
          <table:table-cell office:value-type="string" calcext:value-type="string">
            <text:p>2020-07-16T20:00:00Z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7-16" calcext:value-type="date">
            <text:p>16.07.20</text:p>
          </table:table-cell>
          <table:table-cell office:value-type="float" office:value="201450" calcext:value-type="float">
            <text:p>201450</text:p>
          </table:table-cell>
          <table:table-cell office:value-type="float" office:value="560" calcext:value-type="float">
            <text:p>560</text:p>
          </table:table-cell>
          <table:table-cell office:value-type="float" office:value="9087" calcext:value-type="float">
            <text:p>9087</text:p>
          </table:table-cell>
          <table:table-cell table:formula="of:=([.D178]-[.D177])*[.$F$1]" office:value-type="float" office:value="175" calcext:value-type="float">
            <text:p>175</text:p>
          </table:table-cell>
          <table:table-cell/>
          <table:table-cell office:value-type="string" calcext:value-type="string">
            <text:p>2020-07-17T20:00:00Z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7-17" calcext:value-type="date">
            <text:p>17.07.20</text:p>
          </table:table-cell>
          <table:table-cell office:value-type="float" office:value="202045" calcext:value-type="float">
            <text:p>202045</text:p>
          </table:table-cell>
          <table:table-cell office:value-type="float" office:value="595" calcext:value-type="float">
            <text:p>595</text:p>
          </table:table-cell>
          <table:table-cell office:value-type="float" office:value="9088" calcext:value-type="float">
            <text:p>9088</text:p>
          </table:table-cell>
          <table:table-cell table:formula="of:=([.D179]-[.D178])*[.$F$1]" office:value-type="float" office:value="25" calcext:value-type="float">
            <text:p>25</text:p>
          </table:table-cell>
          <table:table-cell/>
          <table:table-cell office:value-type="string" calcext:value-type="string">
            <text:p>2020-07-18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7-18" calcext:value-type="date">
            <text:p>18.07.20</text:p>
          </table:table-cell>
          <table:table-cell office:value-type="float" office:value="202426" calcext:value-type="float">
            <text:p>202426</text:p>
          </table:table-cell>
          <table:table-cell office:value-type="float" office:value="381" calcext:value-type="float">
            <text:p>381</text:p>
          </table:table-cell>
          <table:table-cell office:value-type="float" office:value="9091" calcext:value-type="float">
            <text:p>9091</text:p>
          </table:table-cell>
          <table:table-cell table:formula="of:=([.D180]-[.D179])*[.$F$1]" office:value-type="float" office:value="75" calcext:value-type="float">
            <text:p>75</text:p>
          </table:table-cell>
          <table:table-cell/>
          <table:table-cell office:value-type="string" calcext:value-type="string">
            <text:p>2020-07-19T20:00:00Z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7-19" calcext:value-type="date">
            <text:p>19.07.20</text:p>
          </table:table-cell>
          <table:table-cell office:value-type="float" office:value="202735" calcext:value-type="float">
            <text:p>202735</text:p>
          </table:table-cell>
          <table:table-cell office:value-type="float" office:value="309" calcext:value-type="float">
            <text:p>309</text:p>
          </table:table-cell>
          <table:table-cell office:value-type="float" office:value="9092" calcext:value-type="float">
            <text:p>9092</text:p>
          </table:table-cell>
          <table:table-cell table:formula="of:=([.D181]-[.D180])*[.$F$1]" office:value-type="float" office:value="25" calcext:value-type="float">
            <text:p>25</text:p>
          </table:table-cell>
          <table:table-cell/>
          <table:table-cell office:value-type="string" calcext:value-type="string">
            <text:p>2020-07-20T20:00:00Z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7-20" calcext:value-type="date">
            <text:p>20.07.20</text:p>
          </table:table-cell>
          <table:table-cell office:value-type="float" office:value="203325" calcext:value-type="float">
            <text:p>203325</text:p>
          </table:table-cell>
          <table:table-cell office:value-type="float" office:value="590" calcext:value-type="float">
            <text:p>590</text:p>
          </table:table-cell>
          <table:table-cell office:value-type="float" office:value="9094" calcext:value-type="float">
            <text:p>9094</text:p>
          </table:table-cell>
          <table:table-cell table:formula="of:=([.D182]-[.D181])*[.$F$1]" office:value-type="float" office:value="50" calcext:value-type="float">
            <text:p>50</text:p>
          </table:table-cell>
          <table:table-cell/>
          <table:table-cell office:value-type="string" calcext:value-type="string">
            <text:p>2020-07-21T20:00:00Z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7-21" calcext:value-type="date">
            <text:p>21.07.20</text:p>
          </table:table-cell>
          <table:table-cell office:value-type="float" office:value="203717" calcext:value-type="float">
            <text:p>203717</text:p>
          </table:table-cell>
          <table:table-cell office:value-type="float" office:value="392" calcext:value-type="float">
            <text:p>392</text:p>
          </table:table-cell>
          <table:table-cell office:value-type="float" office:value="9099" calcext:value-type="float">
            <text:p>9099</text:p>
          </table:table-cell>
          <table:table-cell table:formula="of:=([.D183]-[.D182])*[.$F$1]" office:value-type="float" office:value="125" calcext:value-type="float">
            <text:p>125</text:p>
          </table:table-cell>
          <table:table-cell/>
          <table:table-cell office:value-type="string" calcext:value-type="string">
            <text:p>2020-07-22T20:00:00Z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7-22" calcext:value-type="date">
            <text:p>22.07.20</text:p>
          </table:table-cell>
          <table:table-cell office:value-type="float" office:value="204276" calcext:value-type="float">
            <text:p>204276</text:p>
          </table:table-cell>
          <table:table-cell office:value-type="float" office:value="559" calcext:value-type="float">
            <text:p>559</text:p>
          </table:table-cell>
          <table:table-cell office:value-type="float" office:value="9102" calcext:value-type="float">
            <text:p>9102</text:p>
          </table:table-cell>
          <table:table-cell table:formula="of:=([.D184]-[.D183])*[.$F$1]" office:value-type="float" office:value="75" calcext:value-type="float">
            <text:p>75</text:p>
          </table:table-cell>
          <table:table-cell/>
          <table:table-cell office:value-type="string" calcext:value-type="string">
            <text:p>2020-07-23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7-23" calcext:value-type="date">
            <text:p>23.07.20</text:p>
          </table:table-cell>
          <table:table-cell office:value-type="float" office:value="204881" calcext:value-type="float">
            <text:p>204881</text:p>
          </table:table-cell>
          <table:table-cell office:value-type="float" office:value="605" calcext:value-type="float">
            <text:p>605</text:p>
          </table:table-cell>
          <table:table-cell office:value-type="float" office:value="9110" calcext:value-type="float">
            <text:p>9110</text:p>
          </table:table-cell>
          <table:table-cell table:formula="of:=([.D185]-[.D184])*[.$F$1]" office:value-type="float" office:value="200" calcext:value-type="float">
            <text:p>200</text:p>
          </table:table-cell>
          <table:table-cell/>
          <table:table-cell office:value-type="string" calcext:value-type="string">
            <text:p>2020-07-24T20:00:00Z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7-24" calcext:value-type="date">
            <text:p>24.07.20</text:p>
          </table:table-cell>
          <table:table-cell office:value-type="float" office:value="205623" calcext:value-type="float">
            <text:p>205623</text:p>
          </table:table-cell>
          <table:table-cell office:value-type="float" office:value="742" calcext:value-type="float">
            <text:p>742</text:p>
          </table:table-cell>
          <table:table-cell office:value-type="float" office:value="9120" calcext:value-type="float">
            <text:p>9120</text:p>
          </table:table-cell>
          <table:table-cell table:formula="of:=([.D186]-[.D185])*[.$F$1]" office:value-type="float" office:value="250" calcext:value-type="float">
            <text:p>250</text:p>
          </table:table-cell>
          <table:table-cell/>
          <table:table-cell office:value-type="string" calcext:value-type="string">
            <text:p>2020-07-25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7-25" calcext:value-type="date">
            <text:p>25.07.20</text:p>
          </table:table-cell>
          <table:table-cell office:value-type="float" office:value="206278" calcext:value-type="float">
            <text:p>206278</text:p>
          </table:table-cell>
          <table:table-cell office:value-type="float" office:value="655" calcext:value-type="float">
            <text:p>655</text:p>
          </table:table-cell>
          <table:table-cell office:value-type="float" office:value="9124" calcext:value-type="float">
            <text:p>9124</text:p>
          </table:table-cell>
          <table:table-cell table:formula="of:=([.D187]-[.D186])*[.$F$1]" office:value-type="float" office:value="100" calcext:value-type="float">
            <text:p>100</text:p>
          </table:table-cell>
          <table:table-cell/>
          <table:table-cell office:value-type="string" calcext:value-type="string">
            <text:p>2020-07-26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7-26" calcext:value-type="date">
            <text:p>26.07.20</text:p>
          </table:table-cell>
          <table:table-cell office:value-type="float" office:value="206667" calcext:value-type="float">
            <text:p>206667</text:p>
          </table:table-cell>
          <table:table-cell office:value-type="float" office:value="389" calcext:value-type="float">
            <text:p>389</text:p>
          </table:table-cell>
          <table:table-cell office:value-type="float" office:value="9124" calcext:value-type="float">
            <text:p>9124</text:p>
          </table:table-cell>
          <table:table-cell table:formula="of:=([.D188]-[.D187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7-27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7-27" calcext:value-type="date">
            <text:p>27.07.20</text:p>
          </table:table-cell>
          <table:table-cell office:value-type="float" office:value="207112" calcext:value-type="float">
            <text:p>207112</text:p>
          </table:table-cell>
          <table:table-cell office:value-type="float" office:value="445" calcext:value-type="float">
            <text:p>445</text:p>
          </table:table-cell>
          <table:table-cell office:value-type="float" office:value="9125" calcext:value-type="float">
            <text:p>9125</text:p>
          </table:table-cell>
          <table:table-cell table:formula="of:=([.D189]-[.D188])*[.$F$1]" office:value-type="float" office:value="25" calcext:value-type="float">
            <text:p>25</text:p>
          </table:table-cell>
          <table:table-cell/>
          <table:table-cell office:value-type="string" calcext:value-type="string">
            <text:p>2020-07-28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7-28" calcext:value-type="date">
            <text:p>28.07.20</text:p>
          </table:table-cell>
          <table:table-cell office:value-type="float" office:value="207707" calcext:value-type="float">
            <text:p>207707</text:p>
          </table:table-cell>
          <table:table-cell office:value-type="float" office:value="595" calcext:value-type="float">
            <text:p>595</text:p>
          </table:table-cell>
          <table:table-cell office:value-type="float" office:value="9131" calcext:value-type="float">
            <text:p>9131</text:p>
          </table:table-cell>
          <table:table-cell table:formula="of:=([.D190]-[.D189])*[.$F$1]" office:value-type="float" office:value="150" calcext:value-type="float">
            <text:p>150</text:p>
          </table:table-cell>
          <table:table-cell/>
          <table:table-cell office:value-type="string" calcext:value-type="string">
            <text:p>2020-07-29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7-29" calcext:value-type="date">
            <text:p>29.07.20</text:p>
          </table:table-cell>
          <table:table-cell office:value-type="float" office:value="208546" calcext:value-type="float">
            <text:p>208546</text:p>
          </table:table-cell>
          <table:table-cell office:value-type="float" office:value="839" calcext:value-type="float">
            <text:p>839</text:p>
          </table:table-cell>
          <table:table-cell office:value-type="float" office:value="9135" calcext:value-type="float">
            <text:p>9135</text:p>
          </table:table-cell>
          <table:table-cell table:formula="of:=([.D191]-[.D190])*[.$F$1]" office:value-type="float" office:value="100" calcext:value-type="float">
            <text:p>100</text:p>
          </table:table-cell>
          <table:table-cell/>
          <table:table-cell office:value-type="string" calcext:value-type="string">
            <text:p>2020-07-30T20:00:00Z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7-30" calcext:value-type="date">
            <text:p>30.07.20</text:p>
          </table:table-cell>
          <table:table-cell office:value-type="float" office:value="209535" calcext:value-type="float">
            <text:p>209535</text:p>
          </table:table-cell>
          <table:table-cell office:value-type="float" office:value="989" calcext:value-type="float">
            <text:p>989</text:p>
          </table:table-cell>
          <table:table-cell office:value-type="float" office:value="9144" calcext:value-type="float">
            <text:p>9144</text:p>
          </table:table-cell>
          <table:table-cell table:formula="of:=([.D192]-[.D191])*[.$F$1]" office:value-type="float" office:value="225" calcext:value-type="float">
            <text:p>225</text:p>
          </table:table-cell>
          <table:table-cell/>
          <table:table-cell office:value-type="string" calcext:value-type="string">
            <text:p>2020-07-31T20:00:00Z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7-31" calcext:value-type="date">
            <text:p>31.07.20</text:p>
          </table:table-cell>
          <table:table-cell office:value-type="float" office:value="210399" calcext:value-type="float">
            <text:p>210399</text:p>
          </table:table-cell>
          <table:table-cell office:value-type="float" office:value="864" calcext:value-type="float">
            <text:p>864</text:p>
          </table:table-cell>
          <table:table-cell office:value-type="float" office:value="9147" calcext:value-type="float">
            <text:p>9147</text:p>
          </table:table-cell>
          <table:table-cell table:formula="of:=([.D193]-[.D192])*[.$F$1]" office:value-type="float" office:value="75" calcext:value-type="float">
            <text:p>75</text:p>
          </table:table-cell>
          <table:table-cell/>
          <table:table-cell office:value-type="string" calcext:value-type="string">
            <text:p>2020-08-01T20:00:00Z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8-01" calcext:value-type="date">
            <text:p>01.08.20</text:p>
          </table:table-cell>
          <table:table-cell office:value-type="float" office:value="211005" calcext:value-type="float">
            <text:p>211005</text:p>
          </table:table-cell>
          <table:table-cell office:value-type="float" office:value="606" calcext:value-type="float">
            <text:p>606</text:p>
          </table:table-cell>
          <table:table-cell office:value-type="float" office:value="9154" calcext:value-type="float">
            <text:p>9154</text:p>
          </table:table-cell>
          <table:table-cell table:formula="of:=([.D194]-[.D193])*[.$F$1]" office:value-type="float" office:value="175" calcext:value-type="float">
            <text:p>175</text:p>
          </table:table-cell>
          <table:table-cell/>
          <table:table-cell office:value-type="string" calcext:value-type="string">
            <text:p>2020-08-02T20:00:00Z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8-02" calcext:value-type="date">
            <text:p>02.08.20</text:p>
          </table:table-cell>
          <table:table-cell office:value-type="float" office:value="211220" calcext:value-type="float">
            <text:p>211220</text:p>
          </table:table-cell>
          <table:table-cell office:value-type="float" office:value="215" calcext:value-type="float">
            <text:p>215</text:p>
          </table:table-cell>
          <table:table-cell office:value-type="float" office:value="9154" calcext:value-type="float">
            <text:p>9154</text:p>
          </table:table-cell>
          <table:table-cell table:formula="of:=([.D195]-[.D194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8-03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8-03" calcext:value-type="date">
            <text:p>03.08.20</text:p>
          </table:table-cell>
          <table:table-cell office:value-type="float" office:value="212111" calcext:value-type="float">
            <text:p>212111</text:p>
          </table:table-cell>
          <table:table-cell office:value-type="float" office:value="891" calcext:value-type="float">
            <text:p>891</text:p>
          </table:table-cell>
          <table:table-cell office:value-type="float" office:value="9154" calcext:value-type="float">
            <text:p>9154</text:p>
          </table:table-cell>
          <table:table-cell table:formula="of:=([.D196]-[.D195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8-04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8-04" calcext:value-type="date">
            <text:p>04.08.20</text:p>
          </table:table-cell>
          <table:table-cell office:value-type="float" office:value="212828" calcext:value-type="float">
            <text:p>212828</text:p>
          </table:table-cell>
          <table:table-cell office:value-type="float" office:value="717" calcext:value-type="float">
            <text:p>717</text:p>
          </table:table-cell>
          <table:table-cell office:value-type="float" office:value="9163" calcext:value-type="float">
            <text:p>9163</text:p>
          </table:table-cell>
          <table:table-cell table:formula="of:=([.D197]-[.D196])*[.$F$1]" office:value-type="float" office:value="225" calcext:value-type="float">
            <text:p>225</text:p>
          </table:table-cell>
          <table:table-cell/>
          <table:table-cell office:value-type="string" calcext:value-type="string">
            <text:p>2020-08-05T20:00:00Z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8-05" calcext:value-type="date">
            <text:p>05.08.20</text:p>
          </table:table-cell>
          <table:table-cell office:value-type="float" office:value="214113" calcext:value-type="float">
            <text:p>214113</text:p>
          </table:table-cell>
          <table:table-cell office:value-type="float" office:value="1285" calcext:value-type="float">
            <text:p>1285</text:p>
          </table:table-cell>
          <table:table-cell office:value-type="float" office:value="9179" calcext:value-type="float">
            <text:p>9179</text:p>
          </table:table-cell>
          <table:table-cell table:formula="of:=([.D198]-[.D197])*[.$F$1]" office:value-type="float" office:value="400" calcext:value-type="float">
            <text:p>400</text:p>
          </table:table-cell>
          <table:table-cell/>
          <table:table-cell office:value-type="string" calcext:value-type="string">
            <text:p>2020-08-06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8-06" calcext:value-type="date">
            <text:p>06.08.20</text:p>
          </table:table-cell>
          <table:table-cell office:value-type="float" office:value="215039" calcext:value-type="float">
            <text:p>215039</text:p>
          </table:table-cell>
          <table:table-cell office:value-type="float" office:value="926" calcext:value-type="float">
            <text:p>926</text:p>
          </table:table-cell>
          <table:table-cell office:value-type="float" office:value="9181" calcext:value-type="float">
            <text:p>9181</text:p>
          </table:table-cell>
          <table:table-cell table:formula="of:=([.D199]-[.D198])*[.$F$1]" office:value-type="float" office:value="50" calcext:value-type="float">
            <text:p>50</text:p>
          </table:table-cell>
          <table:table-cell/>
          <table:table-cell office:value-type="string" calcext:value-type="string">
            <text:p>2020-08-07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8-07" calcext:value-type="date">
            <text:p>07.08.20</text:p>
          </table:table-cell>
          <table:table-cell office:value-type="float" office:value="216196" calcext:value-type="float">
            <text:p>216196</text:p>
          </table:table-cell>
          <table:table-cell office:value-type="float" office:value="1157" calcext:value-type="float">
            <text:p>1157</text:p>
          </table:table-cell>
          <table:table-cell office:value-type="float" office:value="9195" calcext:value-type="float">
            <text:p>9195</text:p>
          </table:table-cell>
          <table:table-cell table:formula="of:=([.D200]-[.D199])*[.$F$1]" office:value-type="float" office:value="350" calcext:value-type="float">
            <text:p>350</text:p>
          </table:table-cell>
          <table:table-cell/>
          <table:table-cell office:value-type="string" calcext:value-type="string">
            <text:p>2020-08-08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8-08" calcext:value-type="date">
            <text:p>08.08.20</text:p>
          </table:table-cell>
          <table:table-cell office:value-type="float" office:value="216903" calcext:value-type="float">
            <text:p>216903</text:p>
          </table:table-cell>
          <table:table-cell office:value-type="float" office:value="707" calcext:value-type="float">
            <text:p>707</text:p>
          </table:table-cell>
          <table:table-cell office:value-type="float" office:value="9201" calcext:value-type="float">
            <text:p>9201</text:p>
          </table:table-cell>
          <table:table-cell table:formula="of:=([.D201]-[.D200])*[.$F$1]" office:value-type="float" office:value="150" calcext:value-type="float">
            <text:p>150</text:p>
          </table:table-cell>
          <table:table-cell/>
          <table:table-cell office:value-type="string" calcext:value-type="string">
            <text:p>2020-08-09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8-09" calcext:value-type="date">
            <text:p>09.08.20</text:p>
          </table:table-cell>
          <table:table-cell office:value-type="float" office:value="217288" calcext:value-type="float">
            <text:p>217288</text:p>
          </table:table-cell>
          <table:table-cell office:value-type="float" office:value="385" calcext:value-type="float">
            <text:p>385</text:p>
          </table:table-cell>
          <table:table-cell office:value-type="float" office:value="9202" calcext:value-type="float">
            <text:p>9202</text:p>
          </table:table-cell>
          <table:table-cell table:formula="of:=([.D202]-[.D201])*[.$F$1]" office:value-type="float" office:value="25" calcext:value-type="float">
            <text:p>25</text:p>
          </table:table-cell>
          <table:table-cell/>
          <table:table-cell office:value-type="string" calcext:value-type="string">
            <text:p>2020-08-10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8-10" calcext:value-type="date">
            <text:p>10.08.20</text:p>
          </table:table-cell>
          <table:table-cell office:value-type="float" office:value="218508" calcext:value-type="float">
            <text:p>218508</text:p>
          </table:table-cell>
          <table:table-cell office:value-type="float" office:value="1220" calcext:value-type="float">
            <text:p>1220</text:p>
          </table:table-cell>
          <table:table-cell office:value-type="float" office:value="9203" calcext:value-type="float">
            <text:p>9203</text:p>
          </table:table-cell>
          <table:table-cell table:formula="of:=([.D203]-[.D202])*[.$F$1]" office:value-type="float" office:value="25" calcext:value-type="float">
            <text:p>25</text:p>
          </table:table-cell>
          <table:table-cell/>
          <table:table-cell office:value-type="string" calcext:value-type="string">
            <text:p>2020-08-11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8-11" calcext:value-type="date">
            <text:p>11.08.20</text:p>
          </table:table-cell>
          <table:table-cell office:value-type="float" office:value="219540" calcext:value-type="float">
            <text:p>219540</text:p>
          </table:table-cell>
          <table:table-cell office:value-type="float" office:value="1032" calcext:value-type="float">
            <text:p>1032</text:p>
          </table:table-cell>
          <table:table-cell office:value-type="float" office:value="9208" calcext:value-type="float">
            <text:p>9208</text:p>
          </table:table-cell>
          <table:table-cell table:formula="of:=([.D204]-[.D203])*[.$F$1]" office:value-type="float" office:value="125" calcext:value-type="float">
            <text:p>125</text:p>
          </table:table-cell>
          <table:table-cell/>
          <table:table-cell office:value-type="string" calcext:value-type="string">
            <text:p>2020-08-12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8-12" calcext:value-type="date">
            <text:p>12.08.20</text:p>
          </table:table-cell>
          <table:table-cell office:value-type="float" office:value="220859" calcext:value-type="float">
            <text:p>220859</text:p>
          </table:table-cell>
          <table:table-cell office:value-type="float" office:value="1319" calcext:value-type="float">
            <text:p>1319</text:p>
          </table:table-cell>
          <table:table-cell office:value-type="float" office:value="9213" calcext:value-type="float">
            <text:p>9213</text:p>
          </table:table-cell>
          <table:table-cell table:formula="of:=([.D205]-[.D204])*[.$F$1]" office:value-type="float" office:value="125" calcext:value-type="float">
            <text:p>125</text:p>
          </table:table-cell>
          <table:table-cell/>
          <table:table-cell office:value-type="string" calcext:value-type="string">
            <text:p>2020-08-13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8-13" calcext:value-type="date">
            <text:p>13.08.20</text:p>
          </table:table-cell>
          <table:table-cell office:value-type="float" office:value="222281" calcext:value-type="float">
            <text:p>222281</text:p>
          </table:table-cell>
          <table:table-cell office:value-type="float" office:value="1422" calcext:value-type="float">
            <text:p>1422</text:p>
          </table:table-cell>
          <table:table-cell office:value-type="float" office:value="9217" calcext:value-type="float">
            <text:p>9217</text:p>
          </table:table-cell>
          <table:table-cell table:formula="of:=([.D206]-[.D205])*[.$F$1]" office:value-type="float" office:value="100" calcext:value-type="float">
            <text:p>100</text:p>
          </table:table-cell>
          <table:table-cell/>
          <table:table-cell office:value-type="string" calcext:value-type="string">
            <text:p>2020-08-14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8-14" calcext:value-type="date">
            <text:p>14.08.20</text:p>
          </table:table-cell>
          <table:table-cell office:value-type="float" office:value="223791" calcext:value-type="float">
            <text:p>223791</text:p>
          </table:table-cell>
          <table:table-cell office:value-type="float" office:value="1510" calcext:value-type="float">
            <text:p>1510</text:p>
          </table:table-cell>
          <table:table-cell office:value-type="float" office:value="9230" calcext:value-type="float">
            <text:p>9230</text:p>
          </table:table-cell>
          <table:table-cell table:formula="of:=([.D207]-[.D206])*[.$F$1]" office:value-type="float" office:value="325" calcext:value-type="float">
            <text:p>325</text:p>
          </table:table-cell>
          <table:table-cell/>
          <table:table-cell office:value-type="string" calcext:value-type="string">
            <text:p>2020-08-15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8-15" calcext:value-type="date">
            <text:p>15.08.20</text:p>
          </table:table-cell>
          <table:table-cell office:value-type="float" office:value="224488" calcext:value-type="float">
            <text:p>224488</text:p>
          </table:table-cell>
          <table:table-cell office:value-type="float" office:value="697" calcext:value-type="float">
            <text:p>697</text:p>
          </table:table-cell>
          <table:table-cell office:value-type="float" office:value="9235" calcext:value-type="float">
            <text:p>9235</text:p>
          </table:table-cell>
          <table:table-cell table:formula="of:=([.D208]-[.D207])*[.$F$1]" office:value-type="float" office:value="125" calcext:value-type="float">
            <text:p>125</text:p>
          </table:table-cell>
          <table:table-cell/>
          <table:table-cell office:value-type="string" calcext:value-type="string">
            <text:p>2020-08-16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8-16" calcext:value-type="date">
            <text:p>16.08.20</text:p>
          </table:table-cell>
          <table:table-cell office:value-type="float" office:value="225007" calcext:value-type="float">
            <text:p>225007</text:p>
          </table:table-cell>
          <table:table-cell office:value-type="float" office:value="519" calcext:value-type="float">
            <text:p>519</text:p>
          </table:table-cell>
          <table:table-cell office:value-type="float" office:value="9235" calcext:value-type="float">
            <text:p>9235</text:p>
          </table:table-cell>
          <table:table-cell table:formula="of:=([.D209]-[.D208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8-17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8-17" calcext:value-type="date">
            <text:p>17.08.20</text:p>
          </table:table-cell>
          <table:table-cell office:value-type="float" office:value="226700" calcext:value-type="float">
            <text:p>226700</text:p>
          </table:table-cell>
          <table:table-cell office:value-type="float" office:value="1693" calcext:value-type="float">
            <text:p>1693</text:p>
          </table:table-cell>
          <table:table-cell office:value-type="float" office:value="9236" calcext:value-type="float">
            <text:p>9236</text:p>
          </table:table-cell>
          <table:table-cell table:formula="of:=([.D210]-[.D209])*[.$F$1]" office:value-type="float" office:value="25" calcext:value-type="float">
            <text:p>25</text:p>
          </table:table-cell>
          <table:table-cell/>
          <table:table-cell office:value-type="string" calcext:value-type="string">
            <text:p>2020-08-18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8-18" calcext:value-type="date">
            <text:p>18.08.20</text:p>
          </table:table-cell>
          <table:table-cell office:value-type="float" office:value="228120" calcext:value-type="float">
            <text:p>228120</text:p>
          </table:table-cell>
          <table:table-cell office:value-type="float" office:value="1420" calcext:value-type="float">
            <text:p>1420</text:p>
          </table:table-cell>
          <table:table-cell office:value-type="float" office:value="9241" calcext:value-type="float">
            <text:p>9241</text:p>
          </table:table-cell>
          <table:table-cell table:formula="of:=([.D211]-[.D210])*[.$F$1]" office:value-type="float" office:value="125" calcext:value-type="float">
            <text:p>125</text:p>
          </table:table-cell>
          <table:table-cell/>
          <table:table-cell office:value-type="string" calcext:value-type="string">
            <text:p>2020-08-19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8-19" calcext:value-type="date">
            <text:p>19.08.20</text:p>
          </table:table-cell>
          <table:table-cell office:value-type="float" office:value="229706" calcext:value-type="float">
            <text:p>229706</text:p>
          </table:table-cell>
          <table:table-cell office:value-type="float" office:value="1586" calcext:value-type="float">
            <text:p>1586</text:p>
          </table:table-cell>
          <table:table-cell office:value-type="float" office:value="9249" calcext:value-type="float">
            <text:p>9249</text:p>
          </table:table-cell>
          <table:table-cell table:formula="of:=([.D212]-[.D211])*[.$F$1]" office:value-type="float" office:value="200" calcext:value-type="float">
            <text:p>200</text:p>
          </table:table-cell>
          <table:table-cell/>
          <table:table-cell office:value-type="string" calcext:value-type="string">
            <text:p>2020-08-20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8-20" calcext:value-type="date">
            <text:p>20.08.20</text:p>
          </table:table-cell>
          <table:table-cell office:value-type="float" office:value="231292" calcext:value-type="float">
            <text:p>231292</text:p>
          </table:table-cell>
          <table:table-cell office:value-type="float" office:value="1586" calcext:value-type="float">
            <text:p>1586</text:p>
          </table:table-cell>
          <table:table-cell office:value-type="float" office:value="9263" calcext:value-type="float">
            <text:p>9263</text:p>
          </table:table-cell>
          <table:table-cell table:formula="of:=([.D213]-[.D212])*[.$F$1]" office:value-type="float" office:value="350" calcext:value-type="float">
            <text:p>350</text:p>
          </table:table-cell>
          <table:table-cell/>
          <table:table-cell office:value-type="string" calcext:value-type="string">
            <text:p>2020-08-21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8-21" calcext:value-type="date">
            <text:p>21.08.20</text:p>
          </table:table-cell>
          <table:table-cell office:value-type="float" office:value="233029" calcext:value-type="float">
            <text:p>233029</text:p>
          </table:table-cell>
          <table:table-cell office:value-type="float" office:value="1737" calcext:value-type="float">
            <text:p>1737</text:p>
          </table:table-cell>
          <table:table-cell office:value-type="float" office:value="9266" calcext:value-type="float">
            <text:p>9266</text:p>
          </table:table-cell>
          <table:table-cell table:formula="of:=([.D214]-[.D213])*[.$F$1]" office:value-type="float" office:value="75" calcext:value-type="float">
            <text:p>75</text:p>
          </table:table-cell>
          <table:table-cell/>
          <table:table-cell office:value-type="string" calcext:value-type="string">
            <text:p>2020-08-22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8-22" calcext:value-type="date">
            <text:p>22.08.20</text:p>
          </table:table-cell>
          <table:table-cell office:value-type="float" office:value="233861" calcext:value-type="float">
            <text:p>233861</text:p>
          </table:table-cell>
          <table:table-cell office:value-type="float" office:value="832" calcext:value-type="float">
            <text:p>832</text:p>
          </table:table-cell>
          <table:table-cell office:value-type="float" office:value="9272" calcext:value-type="float">
            <text:p>9272</text:p>
          </table:table-cell>
          <table:table-cell table:formula="of:=([.D215]-[.D214])*[.$F$1]" office:value-type="float" office:value="150" calcext:value-type="float">
            <text:p>150</text:p>
          </table:table-cell>
          <table:table-cell/>
          <table:table-cell office:value-type="string" calcext:value-type="string">
            <text:p>2020-08-23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8-23" calcext:value-type="date">
            <text:p>23.08.20</text:p>
          </table:table-cell>
          <table:table-cell office:value-type="float" office:value="234494" calcext:value-type="float">
            <text:p>234494</text:p>
          </table:table-cell>
          <table:table-cell office:value-type="float" office:value="633" calcext:value-type="float">
            <text:p>633</text:p>
          </table:table-cell>
          <table:table-cell office:value-type="float" office:value="9275" calcext:value-type="float">
            <text:p>9275</text:p>
          </table:table-cell>
          <table:table-cell table:formula="of:=([.D216]-[.D215])*[.$F$1]" office:value-type="float" office:value="75" calcext:value-type="float">
            <text:p>75</text:p>
          </table:table-cell>
          <table:table-cell/>
          <table:table-cell office:value-type="string" calcext:value-type="string">
            <text:p>2020-08-24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8-24" calcext:value-type="date">
            <text:p>24.08.20</text:p>
          </table:table-cell>
          <table:table-cell office:value-type="float" office:value="236122" calcext:value-type="float">
            <text:p>236122</text:p>
          </table:table-cell>
          <table:table-cell office:value-type="float" office:value="1628" calcext:value-type="float">
            <text:p>1628</text:p>
          </table:table-cell>
          <table:table-cell office:value-type="float" office:value="9276" calcext:value-type="float">
            <text:p>9276</text:p>
          </table:table-cell>
          <table:table-cell table:formula="of:=([.D217]-[.D216])*[.$F$1]" office:value-type="float" office:value="25" calcext:value-type="float">
            <text:p>25</text:p>
          </table:table-cell>
          <table:table-cell/>
          <table:table-cell office:value-type="string" calcext:value-type="string">
            <text:p>2020-08-25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8-25" calcext:value-type="date">
            <text:p>25.08.20</text:p>
          </table:table-cell>
          <table:table-cell office:value-type="float" office:value="237583" calcext:value-type="float">
            <text:p>237583</text:p>
          </table:table-cell>
          <table:table-cell office:value-type="float" office:value="1461" calcext:value-type="float">
            <text:p>1461</text:p>
          </table:table-cell>
          <table:table-cell office:value-type="float" office:value="9281" calcext:value-type="float">
            <text:p>9281</text:p>
          </table:table-cell>
          <table:table-cell table:formula="of:=([.D218]-[.D217])*[.$F$1]" office:value-type="float" office:value="125" calcext:value-type="float">
            <text:p>125</text:p>
          </table:table-cell>
          <table:table-cell/>
          <table:table-cell office:value-type="string" calcext:value-type="string">
            <text:p>2020-08-26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8-26" calcext:value-type="date">
            <text:p>26.08.20</text:p>
          </table:table-cell>
          <table:table-cell office:value-type="float" office:value="239010" calcext:value-type="float">
            <text:p>239010</text:p>
          </table:table-cell>
          <table:table-cell office:value-type="float" office:value="1427" calcext:value-type="float">
            <text:p>1427</text:p>
          </table:table-cell>
          <table:table-cell office:value-type="float" office:value="9285" calcext:value-type="float">
            <text:p>9285</text:p>
          </table:table-cell>
          <table:table-cell table:formula="of:=([.D219]-[.D218])*[.$F$1]" office:value-type="float" office:value="100" calcext:value-type="float">
            <text:p>100</text:p>
          </table:table-cell>
          <table:table-cell/>
          <table:table-cell office:value-type="string" calcext:value-type="string">
            <text:p>2020-08-27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8-27" calcext:value-type="date">
            <text:p>27.08.20</text:p>
          </table:table-cell>
          <table:table-cell office:value-type="float" office:value="240571" calcext:value-type="float">
            <text:p>240571</text:p>
          </table:table-cell>
          <table:table-cell office:value-type="float" office:value="1561" calcext:value-type="float">
            <text:p>1561</text:p>
          </table:table-cell>
          <table:table-cell office:value-type="float" office:value="9290" calcext:value-type="float">
            <text:p>9290</text:p>
          </table:table-cell>
          <table:table-cell table:formula="of:=([.D220]-[.D219])*[.$F$1]" office:value-type="float" office:value="125" calcext:value-type="float">
            <text:p>125</text:p>
          </table:table-cell>
          <table:table-cell/>
          <table:table-cell office:value-type="string" calcext:value-type="string">
            <text:p>2020-08-28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8-28" calcext:value-type="date">
            <text:p>28.08.20</text:p>
          </table:table-cell>
          <table:table-cell office:value-type="float" office:value="242126" calcext:value-type="float">
            <text:p>242126</text:p>
          </table:table-cell>
          <table:table-cell office:value-type="float" office:value="1555" calcext:value-type="float">
            <text:p>1555</text:p>
          </table:table-cell>
          <table:table-cell office:value-type="float" office:value="9290" calcext:value-type="float">
            <text:p>9290</text:p>
          </table:table-cell>
          <table:table-cell table:formula="of:=([.D221]-[.D220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8-29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8-29" calcext:value-type="date">
            <text:p>29.08.20</text:p>
          </table:table-cell>
          <table:table-cell office:value-type="float" office:value="242835" calcext:value-type="float">
            <text:p>242835</text:p>
          </table:table-cell>
          <table:table-cell office:value-type="float" office:value="709" calcext:value-type="float">
            <text:p>709</text:p>
          </table:table-cell>
          <table:table-cell office:value-type="float" office:value="9299" calcext:value-type="float">
            <text:p>9299</text:p>
          </table:table-cell>
          <table:table-cell table:formula="of:=([.D222]-[.D221])*[.$F$1]" office:value-type="float" office:value="225" calcext:value-type="float">
            <text:p>225</text:p>
          </table:table-cell>
          <table:table-cell/>
          <table:table-cell office:value-type="string" calcext:value-type="string">
            <text:p>2020-08-30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8-30" calcext:value-type="date">
            <text:p>30.08.20</text:p>
          </table:table-cell>
          <table:table-cell office:value-type="float" office:value="243305" calcext:value-type="float">
            <text:p>243305</text:p>
          </table:table-cell>
          <table:table-cell office:value-type="float" office:value="470" calcext:value-type="float">
            <text:p>470</text:p>
          </table:table-cell>
          <table:table-cell office:value-type="float" office:value="9300" calcext:value-type="float">
            <text:p>9300</text:p>
          </table:table-cell>
          <table:table-cell table:formula="of:=([.D223]-[.D222])*[.$F$1]" office:value-type="float" office:value="25" calcext:value-type="float">
            <text:p>25</text:p>
          </table:table-cell>
          <table:table-cell/>
          <table:table-cell office:value-type="string" calcext:value-type="string">
            <text:p>2020-08-31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8-31" calcext:value-type="date">
            <text:p>31.08.20</text:p>
          </table:table-cell>
          <table:table-cell office:value-type="float" office:value="244802" calcext:value-type="float">
            <text:p>244802</text:p>
          </table:table-cell>
          <table:table-cell office:value-type="float" office:value="1497" calcext:value-type="float">
            <text:p>1497</text:p>
          </table:table-cell>
          <table:table-cell office:value-type="float" office:value="9303" calcext:value-type="float">
            <text:p>9303</text:p>
          </table:table-cell>
          <table:table-cell table:formula="of:=([.D224]-[.D223])*[.$F$1]" office:value-type="float" office:value="75" calcext:value-type="float">
            <text:p>75</text:p>
          </table:table-cell>
          <table:table-cell/>
          <table:table-cell office:value-type="string" calcext:value-type="string">
            <text:p>2020-09-01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9-01" calcext:value-type="date">
            <text:p>01.09.20</text:p>
          </table:table-cell>
          <table:table-cell office:value-type="float" office:value="246015" calcext:value-type="float">
            <text:p>246015</text:p>
          </table:table-cell>
          <table:table-cell office:value-type="float" office:value="1213" calcext:value-type="float">
            <text:p>1213</text:p>
          </table:table-cell>
          <table:table-cell office:value-type="float" office:value="9307" calcext:value-type="float">
            <text:p>9307</text:p>
          </table:table-cell>
          <table:table-cell table:formula="of:=([.D225]-[.D224])*[.$F$1]" office:value-type="float" office:value="100" calcext:value-type="float">
            <text:p>100</text:p>
          </table:table-cell>
          <table:table-cell/>
          <table:table-cell office:value-type="string" calcext:value-type="string">
            <text:p>2020-09-02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9-02" calcext:value-type="date">
            <text:p>02.09.20</text:p>
          </table:table-cell>
          <table:table-cell office:value-type="float" office:value="247411" calcext:value-type="float">
            <text:p>247411</text:p>
          </table:table-cell>
          <table:table-cell office:value-type="float" office:value="1396" calcext:value-type="float">
            <text:p>1396</text:p>
          </table:table-cell>
          <table:table-cell office:value-type="float" office:value="9322" calcext:value-type="float">
            <text:p>9322</text:p>
          </table:table-cell>
          <table:table-cell table:formula="of:=([.D226]-[.D225])*[.$F$1]" office:value-type="float" office:value="375" calcext:value-type="float">
            <text:p>375</text:p>
          </table:table-cell>
          <table:table-cell/>
          <table:table-cell office:value-type="string" calcext:value-type="string">
            <text:p>2020-09-03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9-03" calcext:value-type="date">
            <text:p>03.09.20</text:p>
          </table:table-cell>
          <table:table-cell office:value-type="float" office:value="248840" calcext:value-type="float">
            <text:p>248840</text:p>
          </table:table-cell>
          <table:table-cell office:value-type="float" office:value="1429" calcext:value-type="float">
            <text:p>1429</text:p>
          </table:table-cell>
          <table:table-cell office:value-type="float" office:value="9322" calcext:value-type="float">
            <text:p>9322</text:p>
          </table:table-cell>
          <table:table-cell table:formula="of:=([.D227]-[.D226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9-04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9-04" calcext:value-type="date">
            <text:p>04.09.20</text:p>
          </table:table-cell>
          <table:table-cell office:value-type="float" office:value="250283" calcext:value-type="float">
            <text:p>250283</text:p>
          </table:table-cell>
          <table:table-cell office:value-type="float" office:value="1443" calcext:value-type="float">
            <text:p>1443</text:p>
          </table:table-cell>
          <table:table-cell office:value-type="float" office:value="9327" calcext:value-type="float">
            <text:p>9327</text:p>
          </table:table-cell>
          <table:table-cell table:formula="of:=([.D228]-[.D227])*[.$F$1]" office:value-type="float" office:value="125" calcext:value-type="float">
            <text:p>125</text:p>
          </table:table-cell>
          <table:table-cell/>
          <table:table-cell office:value-type="string" calcext:value-type="string">
            <text:p>2020-09-05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9-05" calcext:value-type="date">
            <text:p>05.09.20</text:p>
          </table:table-cell>
          <table:table-cell office:value-type="float" office:value="251058" calcext:value-type="float">
            <text:p>251058</text:p>
          </table:table-cell>
          <table:table-cell office:value-type="float" office:value="775" calcext:value-type="float">
            <text:p>775</text:p>
          </table:table-cell>
          <table:table-cell office:value-type="float" office:value="9329" calcext:value-type="float">
            <text:p>9329</text:p>
          </table:table-cell>
          <table:table-cell table:formula="of:=([.D229]-[.D228])*[.$F$1]" office:value-type="float" office:value="50" calcext:value-type="float">
            <text:p>50</text:p>
          </table:table-cell>
          <table:table-cell/>
          <table:table-cell office:value-type="string" calcext:value-type="string">
            <text:p>2020-09-06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9-06" calcext:value-type="date">
            <text:p>06.09.20</text:p>
          </table:table-cell>
          <table:table-cell office:value-type="float" office:value="251728" calcext:value-type="float">
            <text:p>251728</text:p>
          </table:table-cell>
          <table:table-cell office:value-type="float" office:value="670" calcext:value-type="float">
            <text:p>670</text:p>
          </table:table-cell>
          <table:table-cell office:value-type="float" office:value="9330" calcext:value-type="float">
            <text:p>9330</text:p>
          </table:table-cell>
          <table:table-cell table:formula="of:=([.D230]-[.D229])*[.$F$1]" office:value-type="float" office:value="25" calcext:value-type="float">
            <text:p>25</text:p>
          </table:table-cell>
          <table:table-cell/>
          <table:table-cell office:value-type="string" calcext:value-type="string">
            <text:p>2020-09-07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9-07" calcext:value-type="date">
            <text:p>07.09.20</text:p>
          </table:table-cell>
          <table:table-cell office:value-type="float" office:value="253626" calcext:value-type="float">
            <text:p>253626</text:p>
          </table:table-cell>
          <table:table-cell office:value-type="float" office:value="1898" calcext:value-type="float">
            <text:p>1898</text:p>
          </table:table-cell>
          <table:table-cell office:value-type="float" office:value="9331" calcext:value-type="float">
            <text:p>9331</text:p>
          </table:table-cell>
          <table:table-cell table:formula="of:=([.D231]-[.D230])*[.$F$1]" office:value-type="float" office:value="25" calcext:value-type="float">
            <text:p>25</text:p>
          </table:table-cell>
          <table:table-cell/>
          <table:table-cell office:value-type="string" calcext:value-type="string">
            <text:p>2020-09-08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9-08" calcext:value-type="date">
            <text:p>08.09.20</text:p>
          </table:table-cell>
          <table:table-cell office:value-type="float" office:value="254957" calcext:value-type="float">
            <text:p>254957</text:p>
          </table:table-cell>
          <table:table-cell office:value-type="float" office:value="1331" calcext:value-type="float">
            <text:p>1331</text:p>
          </table:table-cell>
          <table:table-cell office:value-type="float" office:value="9336" calcext:value-type="float">
            <text:p>9336</text:p>
          </table:table-cell>
          <table:table-cell table:formula="of:=([.D232]-[.D231])*[.$F$1]" office:value-type="float" office:value="125" calcext:value-type="float">
            <text:p>125</text:p>
          </table:table-cell>
          <table:table-cell/>
          <table:table-cell office:value-type="string" calcext:value-type="string">
            <text:p>2020-09-09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9-09" calcext:value-type="date">
            <text:p>09.09.20</text:p>
          </table:table-cell>
          <table:table-cell office:value-type="float" office:value="256433" calcext:value-type="float">
            <text:p>256433</text:p>
          </table:table-cell>
          <table:table-cell office:value-type="float" office:value="1476" calcext:value-type="float">
            <text:p>1476</text:p>
          </table:table-cell>
          <table:table-cell office:value-type="float" office:value="9342" calcext:value-type="float">
            <text:p>9342</text:p>
          </table:table-cell>
          <table:table-cell table:formula="of:=([.D233]-[.D232])*[.$F$1]" office:value-type="float" office:value="150" calcext:value-type="float">
            <text:p>150</text:p>
          </table:table-cell>
          <table:table-cell/>
          <table:table-cell office:value-type="string" calcext:value-type="string">
            <text:p>2020-09-10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9-10" calcext:value-type="date">
            <text:p>10.09.20</text:p>
          </table:table-cell>
          <table:table-cell office:value-type="float" office:value="258149" calcext:value-type="float">
            <text:p>258149</text:p>
          </table:table-cell>
          <table:table-cell office:value-type="float" office:value="1716" calcext:value-type="float">
            <text:p>1716</text:p>
          </table:table-cell>
          <table:table-cell office:value-type="float" office:value="9345" calcext:value-type="float">
            <text:p>9345</text:p>
          </table:table-cell>
          <table:table-cell table:formula="of:=([.D234]-[.D233])*[.$F$1]" office:value-type="float" office:value="75" calcext:value-type="float">
            <text:p>75</text:p>
          </table:table-cell>
          <table:table-cell/>
          <table:table-cell office:value-type="string" calcext:value-type="string">
            <text:p>2020-09-11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9-11" calcext:value-type="date">
            <text:p>11.09.20</text:p>
          </table:table-cell>
          <table:table-cell office:value-type="float" office:value="259735" calcext:value-type="float">
            <text:p>259735</text:p>
          </table:table-cell>
          <table:table-cell office:value-type="float" office:value="1586" calcext:value-type="float">
            <text:p>1586</text:p>
          </table:table-cell>
          <table:table-cell office:value-type="float" office:value="9348" calcext:value-type="float">
            <text:p>9348</text:p>
          </table:table-cell>
          <table:table-cell table:formula="of:=([.D235]-[.D234])*[.$F$1]" office:value-type="float" office:value="75" calcext:value-type="float">
            <text:p>75</text:p>
          </table:table-cell>
          <table:table-cell/>
          <table:table-cell office:value-type="string" calcext:value-type="string">
            <text:p>2020-09-12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9-12" calcext:value-type="date">
            <text:p>12.09.20</text:p>
          </table:table-cell>
          <table:table-cell office:value-type="float" office:value="260817" calcext:value-type="float">
            <text:p>260817</text:p>
          </table:table-cell>
          <table:table-cell office:value-type="float" office:value="1082" calcext:value-type="float">
            <text:p>1082</text:p>
          </table:table-cell>
          <table:table-cell office:value-type="float" office:value="9352" calcext:value-type="float">
            <text:p>9352</text:p>
          </table:table-cell>
          <table:table-cell table:formula="of:=([.D236]-[.D235])*[.$F$1]" office:value-type="float" office:value="100" calcext:value-type="float">
            <text:p>100</text:p>
          </table:table-cell>
          <table:table-cell/>
          <table:table-cell office:value-type="string" calcext:value-type="string">
            <text:p>2020-09-13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9-13" calcext:value-type="date">
            <text:p>13.09.20</text:p>
          </table:table-cell>
          <table:table-cell office:value-type="float" office:value="261737" calcext:value-type="float">
            <text:p>261737</text:p>
          </table:table-cell>
          <table:table-cell office:value-type="float" office:value="920" calcext:value-type="float">
            <text:p>920</text:p>
          </table:table-cell>
          <table:table-cell office:value-type="float" office:value="9354" calcext:value-type="float">
            <text:p>9354</text:p>
          </table:table-cell>
          <table:table-cell table:formula="of:=([.D237]-[.D236])*[.$F$1]" office:value-type="float" office:value="50" calcext:value-type="float">
            <text:p>50</text:p>
          </table:table-cell>
          <table:table-cell/>
          <table:table-cell office:value-type="string" calcext:value-type="string">
            <text:p>2020-09-14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9-14" calcext:value-type="date">
            <text:p>14.09.20</text:p>
          </table:table-cell>
          <table:table-cell office:value-type="float" office:value="263222" calcext:value-type="float">
            <text:p>263222</text:p>
          </table:table-cell>
          <table:table-cell office:value-type="float" office:value="1485" calcext:value-type="float">
            <text:p>1485</text:p>
          </table:table-cell>
          <table:table-cell office:value-type="float" office:value="9356" calcext:value-type="float">
            <text:p>9356</text:p>
          </table:table-cell>
          <table:table-cell table:formula="of:=([.D238]-[.D237])*[.$F$1]" office:value-type="float" office:value="50" calcext:value-type="float">
            <text:p>50</text:p>
          </table:table-cell>
          <table:table-cell/>
          <table:table-cell office:value-type="string" calcext:value-type="string">
            <text:p>2020-09-15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9-15" calcext:value-type="date">
            <text:p>15.09.20</text:p>
          </table:table-cell>
          <table:table-cell office:value-type="float" office:value="265014" calcext:value-type="float">
            <text:p>265014</text:p>
          </table:table-cell>
          <table:table-cell office:value-type="float" office:value="1792" calcext:value-type="float">
            <text:p>1792</text:p>
          </table:table-cell>
          <table:table-cell office:value-type="float" office:value="9367" calcext:value-type="float">
            <text:p>9367</text:p>
          </table:table-cell>
          <table:table-cell table:formula="of:=([.D239]-[.D238])*[.$F$1]" office:value-type="float" office:value="275" calcext:value-type="float">
            <text:p>275</text:p>
          </table:table-cell>
          <table:table-cell/>
          <table:table-cell office:value-type="string" calcext:value-type="string">
            <text:p>2020-09-16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9-16" calcext:value-type="date">
            <text:p>16.09.20</text:p>
          </table:table-cell>
          <table:table-cell office:value-type="float" office:value="266869" calcext:value-type="float">
            <text:p>266869</text:p>
          </table:table-cell>
          <table:table-cell office:value-type="float" office:value="1855" calcext:value-type="float">
            <text:p>1855</text:p>
          </table:table-cell>
          <table:table-cell office:value-type="float" office:value="9373" calcext:value-type="float">
            <text:p>9373</text:p>
          </table:table-cell>
          <table:table-cell table:formula="of:=([.D240]-[.D239])*[.$F$1]" office:value-type="float" office:value="150" calcext:value-type="float">
            <text:p>150</text:p>
          </table:table-cell>
          <table:table-cell/>
          <table:table-cell office:value-type="string" calcext:value-type="string">
            <text:p>2020-09-17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9-17" calcext:value-type="date">
            <text:p>17.09.20</text:p>
          </table:table-cell>
          <table:table-cell office:value-type="float" office:value="269048" calcext:value-type="float">
            <text:p>269048</text:p>
          </table:table-cell>
          <table:table-cell office:value-type="float" office:value="2179" calcext:value-type="float">
            <text:p>2179</text:p>
          </table:table-cell>
          <table:table-cell office:value-type="float" office:value="9376" calcext:value-type="float">
            <text:p>9376</text:p>
          </table:table-cell>
          <table:table-cell table:formula="of:=([.D241]-[.D240])*[.$F$1]" office:value-type="float" office:value="75" calcext:value-type="float">
            <text:p>75</text:p>
          </table:table-cell>
          <table:table-cell/>
          <table:table-cell office:value-type="string" calcext:value-type="string">
            <text:p>2020-09-18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9-18" calcext:value-type="date">
            <text:p>18.09.20</text:p>
          </table:table-cell>
          <table:table-cell office:value-type="float" office:value="271247" calcext:value-type="float">
            <text:p>271247</text:p>
          </table:table-cell>
          <table:table-cell office:value-type="float" office:value="2199" calcext:value-type="float">
            <text:p>2199</text:p>
          </table:table-cell>
          <table:table-cell office:value-type="float" office:value="9386" calcext:value-type="float">
            <text:p>9386</text:p>
          </table:table-cell>
          <table:table-cell table:formula="of:=([.D242]-[.D241])*[.$F$1]" office:value-type="float" office:value="250" calcext:value-type="float">
            <text:p>250</text:p>
          </table:table-cell>
          <table:table-cell/>
          <table:table-cell office:value-type="string" calcext:value-type="string">
            <text:p>2020-09-19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9-19" calcext:value-type="date">
            <text:p>19.09.20</text:p>
          </table:table-cell>
          <table:table-cell office:value-type="float" office:value="272932" calcext:value-type="float">
            <text:p>272932</text:p>
          </table:table-cell>
          <table:table-cell office:value-type="float" office:value="1685" calcext:value-type="float">
            <text:p>1685</text:p>
          </table:table-cell>
          <table:table-cell office:value-type="float" office:value="9388" calcext:value-type="float">
            <text:p>9388</text:p>
          </table:table-cell>
          <table:table-cell table:formula="of:=([.D243]-[.D242])*[.$F$1]" office:value-type="float" office:value="50" calcext:value-type="float">
            <text:p>50</text:p>
          </table:table-cell>
          <table:table-cell/>
          <table:table-cell office:value-type="string" calcext:value-type="string">
            <text:p>2020-09-20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9-20" calcext:value-type="date">
            <text:p>20.09.20</text:p>
          </table:table-cell>
          <table:table-cell office:value-type="float" office:value="273965" calcext:value-type="float">
            <text:p>273965</text:p>
          </table:table-cell>
          <table:table-cell office:value-type="float" office:value="1033" calcext:value-type="float">
            <text:p>1033</text:p>
          </table:table-cell>
          <table:table-cell office:value-type="float" office:value="9390" calcext:value-type="float">
            <text:p>9390</text:p>
          </table:table-cell>
          <table:table-cell table:formula="of:=([.D244]-[.D243])*[.$F$1]" office:value-type="float" office:value="50" calcext:value-type="float">
            <text:p>50</text:p>
          </table:table-cell>
          <table:table-cell/>
          <table:table-cell office:value-type="string" calcext:value-type="string">
            <text:p>2020-09-21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9-21" calcext:value-type="date">
            <text:p>21.09.20</text:p>
          </table:table-cell>
          <table:table-cell office:value-type="float" office:value="275560" calcext:value-type="float">
            <text:p>275560</text:p>
          </table:table-cell>
          <table:table-cell office:value-type="float" office:value="1595" calcext:value-type="float">
            <text:p>1595</text:p>
          </table:table-cell>
          <table:table-cell office:value-type="float" office:value="9390" calcext:value-type="float">
            <text:p>9390</text:p>
          </table:table-cell>
          <table:table-cell table:formula="of:=([.D245]-[.D244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9-22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9-22" calcext:value-type="date">
            <text:p>22.09.20</text:p>
          </table:table-cell>
          <table:table-cell office:value-type="float" office:value="277412" calcext:value-type="float">
            <text:p>277412</text:p>
          </table:table-cell>
          <table:table-cell office:value-type="float" office:value="1852" calcext:value-type="float">
            <text:p>1852</text:p>
          </table:table-cell>
          <table:table-cell office:value-type="float" office:value="9405" calcext:value-type="float">
            <text:p>9405</text:p>
          </table:table-cell>
          <table:table-cell table:formula="of:=([.D246]-[.D245])*[.$F$1]" office:value-type="float" office:value="375" calcext:value-type="float">
            <text:p>375</text:p>
          </table:table-cell>
          <table:table-cell/>
          <table:table-cell office:value-type="string" calcext:value-type="string">
            <text:p>2020-09-23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9-23" calcext:value-type="date">
            <text:p>23.09.20</text:p>
          </table:table-cell>
          <table:table-cell office:value-type="float" office:value="279025" calcext:value-type="float">
            <text:p>279025</text:p>
          </table:table-cell>
          <table:table-cell office:value-type="float" office:value="1613" calcext:value-type="float">
            <text:p>1613</text:p>
          </table:table-cell>
          <table:table-cell office:value-type="float" office:value="9423" calcext:value-type="float">
            <text:p>9423</text:p>
          </table:table-cell>
          <table:table-cell table:formula="of:=([.D247]-[.D246])*[.$F$1]" office:value-type="float" office:value="450" calcext:value-type="float">
            <text:p>450</text:p>
          </table:table-cell>
          <table:table-cell/>
          <table:table-cell office:value-type="string" calcext:value-type="string">
            <text:p>2020-09-24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9-24" calcext:value-type="date">
            <text:p>24.09.20</text:p>
          </table:table-cell>
          <table:table-cell office:value-type="float" office:value="281346" calcext:value-type="float">
            <text:p>281346</text:p>
          </table:table-cell>
          <table:table-cell office:value-type="float" office:value="2321" calcext:value-type="float">
            <text:p>2321</text:p>
          </table:table-cell>
          <table:table-cell office:value-type="float" office:value="9436" calcext:value-type="float">
            <text:p>9436</text:p>
          </table:table-cell>
          <table:table-cell table:formula="of:=([.D248]-[.D247])*[.$F$1]" office:value-type="float" office:value="325" calcext:value-type="float">
            <text:p>325</text:p>
          </table:table-cell>
          <table:table-cell/>
          <table:table-cell office:value-type="string" calcext:value-type="string">
            <text:p>2020-09-25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9-25" calcext:value-type="date">
            <text:p>25.09.20</text:p>
          </table:table-cell>
          <table:table-cell office:value-type="float" office:value="283712" calcext:value-type="float">
            <text:p>283712</text:p>
          </table:table-cell>
          <table:table-cell office:value-type="float" office:value="2366" calcext:value-type="float">
            <text:p>2366</text:p>
          </table:table-cell>
          <table:table-cell office:value-type="float" office:value="9451" calcext:value-type="float">
            <text:p>9451</text:p>
          </table:table-cell>
          <table:table-cell table:formula="of:=([.D249]-[.D248])*[.$F$1]" office:value-type="float" office:value="375" calcext:value-type="float">
            <text:p>375</text:p>
          </table:table-cell>
          <table:table-cell/>
          <table:table-cell office:value-type="string" calcext:value-type="string">
            <text:p>2020-09-26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9-26" calcext:value-type="date">
            <text:p>26.09.20</text:p>
          </table:table-cell>
          <table:table-cell office:value-type="float" office:value="285026" calcext:value-type="float">
            <text:p>285026</text:p>
          </table:table-cell>
          <table:table-cell office:value-type="float" office:value="1314" calcext:value-type="float">
            <text:p>1314</text:p>
          </table:table-cell>
          <table:table-cell office:value-type="float" office:value="9459" calcext:value-type="float">
            <text:p>9459</text:p>
          </table:table-cell>
          <table:table-cell table:formula="of:=([.D250]-[.D249])*[.$F$1]" office:value-type="float" office:value="200" calcext:value-type="float">
            <text:p>200</text:p>
          </table:table-cell>
          <table:table-cell/>
          <table:table-cell office:value-type="string" calcext:value-type="string">
            <text:p>2020-09-27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9-27" calcext:value-type="date">
            <text:p>27.09.20</text:p>
          </table:table-cell>
          <table:table-cell office:value-type="float" office:value="286339" calcext:value-type="float">
            <text:p>286339</text:p>
          </table:table-cell>
          <table:table-cell office:value-type="float" office:value="1313" calcext:value-type="float">
            <text:p>1313</text:p>
          </table:table-cell>
          <table:table-cell office:value-type="float" office:value="9464" calcext:value-type="float">
            <text:p>9464</text:p>
          </table:table-cell>
          <table:table-cell table:formula="of:=([.D251]-[.D250])*[.$F$1]" office:value-type="float" office:value="125" calcext:value-type="float">
            <text:p>125</text:p>
          </table:table-cell>
          <table:table-cell/>
          <table:table-cell office:value-type="string" calcext:value-type="string">
            <text:p>2020-09-28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9-28" calcext:value-type="date">
            <text:p>28.09.20</text:p>
          </table:table-cell>
          <table:table-cell office:value-type="float" office:value="288631" calcext:value-type="float">
            <text:p>288631</text:p>
          </table:table-cell>
          <table:table-cell office:value-type="float" office:value="2292" calcext:value-type="float">
            <text:p>2292</text:p>
          </table:table-cell>
          <table:table-cell office:value-type="float" office:value="9468" calcext:value-type="float">
            <text:p>9468</text:p>
          </table:table-cell>
          <table:table-cell table:formula="of:=([.D252]-[.D251])*[.$F$1]" office:value-type="float" office:value="100" calcext:value-type="float">
            <text:p>100</text:p>
          </table:table-cell>
          <table:table-cell/>
          <table:table-cell office:value-type="string" calcext:value-type="string">
            <text:p>2020-09-29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9-29" calcext:value-type="date">
            <text:p>29.09.20</text:p>
          </table:table-cell>
          <table:table-cell office:value-type="float" office:value="290471" calcext:value-type="float">
            <text:p>290471</text:p>
          </table:table-cell>
          <table:table-cell office:value-type="float" office:value="1840" calcext:value-type="float">
            <text:p>1840</text:p>
          </table:table-cell>
          <table:table-cell office:value-type="float" office:value="9483" calcext:value-type="float">
            <text:p>9483</text:p>
          </table:table-cell>
          <table:table-cell table:formula="of:=([.D253]-[.D252])*[.$F$1]" office:value-type="float" office:value="375" calcext:value-type="float">
            <text:p>375</text:p>
          </table:table-cell>
          <table:table-cell/>
          <table:table-cell office:value-type="string" calcext:value-type="string">
            <text:p>2020-09-30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9-30" calcext:value-type="date">
            <text:p>30.09.20</text:p>
          </table:table-cell>
          <table:table-cell office:value-type="float" office:value="292913" calcext:value-type="float">
            <text:p>292913</text:p>
          </table:table-cell>
          <table:table-cell office:value-type="float" office:value="2442" calcext:value-type="float">
            <text:p>2442</text:p>
          </table:table-cell>
          <table:table-cell office:value-type="float" office:value="9495" calcext:value-type="float">
            <text:p>9495</text:p>
          </table:table-cell>
          <table:table-cell table:formula="of:=([.D254]-[.D253])*[.$F$1]" office:value-type="float" office:value="300" calcext:value-type="float">
            <text:p>300</text:p>
          </table:table-cell>
          <table:table-cell/>
          <table:table-cell office:value-type="string" calcext:value-type="string">
            <text:p>2020-10-01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10-01" calcext:value-type="date">
            <text:p>01.10.20</text:p>
          </table:table-cell>
          <table:table-cell office:value-type="float" office:value="295539" calcext:value-type="float">
            <text:p>295539</text:p>
          </table:table-cell>
          <table:table-cell office:value-type="float" office:value="2626" calcext:value-type="float">
            <text:p>2626</text:p>
          </table:table-cell>
          <table:table-cell office:value-type="float" office:value="9509" calcext:value-type="float">
            <text:p>9509</text:p>
          </table:table-cell>
          <table:table-cell table:formula="of:=([.D255]-[.D254])*[.$F$1]" office:value-type="float" office:value="350" calcext:value-type="float">
            <text:p>350</text:p>
          </table:table-cell>
          <table:table-cell/>
          <table:table-cell office:value-type="string" calcext:value-type="string">
            <text:p>2020-10-02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10-02" calcext:value-type="date">
            <text:p>02.10.20</text:p>
          </table:table-cell>
          <table:table-cell office:value-type="float" office:value="298374" calcext:value-type="float">
            <text:p>298374</text:p>
          </table:table-cell>
          <table:table-cell office:value-type="float" office:value="2835" calcext:value-type="float">
            <text:p>2835</text:p>
          </table:table-cell>
          <table:table-cell office:value-type="float" office:value="9518" calcext:value-type="float">
            <text:p>9518</text:p>
          </table:table-cell>
          <table:table-cell table:formula="of:=([.D256]-[.D255])*[.$F$1]" office:value-type="float" office:value="225" calcext:value-type="float">
            <text:p>225</text:p>
          </table:table-cell>
          <table:table-cell/>
          <table:table-cell office:value-type="string" calcext:value-type="string">
            <text:p>2020-10-03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0-03" calcext:value-type="date">
            <text:p>03.10.20</text:p>
          </table:table-cell>
          <table:table-cell office:value-type="float" office:value="300027" calcext:value-type="float">
            <text:p>300027</text:p>
          </table:table-cell>
          <table:table-cell office:value-type="float" office:value="1653" calcext:value-type="float">
            <text:p>1653</text:p>
          </table:table-cell>
          <table:table-cell office:value-type="float" office:value="9531" calcext:value-type="float">
            <text:p>9531</text:p>
          </table:table-cell>
          <table:table-cell table:formula="of:=([.D257]-[.D256])*[.$F$1]" office:value-type="float" office:value="325" calcext:value-type="float">
            <text:p>325</text:p>
          </table:table-cell>
          <table:table-cell/>
          <table:table-cell office:value-type="string" calcext:value-type="string">
            <text:p>2020-10-04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10-04" calcext:value-type="date">
            <text:p>04.10.20</text:p>
          </table:table-cell>
          <table:table-cell office:value-type="float" office:value="301573" calcext:value-type="float">
            <text:p>301573</text:p>
          </table:table-cell>
          <table:table-cell office:value-type="float" office:value="1546" calcext:value-type="float">
            <text:p>1546</text:p>
          </table:table-cell>
          <table:table-cell office:value-type="float" office:value="9533" calcext:value-type="float">
            <text:p>9533</text:p>
          </table:table-cell>
          <table:table-cell table:formula="of:=([.D258]-[.D257])*[.$F$1]" office:value-type="float" office:value="50" calcext:value-type="float">
            <text:p>50</text:p>
          </table:table-cell>
          <table:table-cell/>
          <table:table-cell office:value-type="string" calcext:value-type="string">
            <text:p>2020-10-05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10-05" calcext:value-type="date">
            <text:p>05.10.20</text:p>
          </table:table-cell>
          <table:table-cell office:value-type="float" office:value="304673" calcext:value-type="float">
            <text:p>304673</text:p>
          </table:table-cell>
          <table:table-cell office:value-type="float" office:value="3100" calcext:value-type="float">
            <text:p>3100</text:p>
          </table:table-cell>
          <table:table-cell office:value-type="float" office:value="9554" calcext:value-type="float">
            <text:p>9554</text:p>
          </table:table-cell>
          <table:table-cell table:formula="of:=([.D259]-[.D258])*[.$F$1]" office:value-type="float" office:value="525" calcext:value-type="float">
            <text:p>525</text:p>
          </table:table-cell>
          <table:table-cell/>
          <table:table-cell office:value-type="string" calcext:value-type="string">
            <text:p>2020-10-06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10-06" calcext:value-type="date">
            <text:p>06.10.20</text:p>
          </table:table-cell>
          <table:table-cell office:value-type="float" office:value="307127" calcext:value-type="float">
            <text:p>307127</text:p>
          </table:table-cell>
          <table:table-cell office:value-type="float" office:value="2454" calcext:value-type="float">
            <text:p>2454</text:p>
          </table:table-cell>
          <table:table-cell office:value-type="float" office:value="9566" calcext:value-type="float">
            <text:p>9566</text:p>
          </table:table-cell>
          <table:table-cell table:formula="of:=([.D260]-[.D259])*[.$F$1]" office:value-type="float" office:value="300" calcext:value-type="float">
            <text:p>300</text:p>
          </table:table-cell>
          <table:table-cell/>
          <table:table-cell office:value-type="string" calcext:value-type="string">
            <text:p>2020-10-07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10-07" calcext:value-type="date">
            <text:p>07.10.20</text:p>
          </table:table-cell>
          <table:table-cell office:value-type="float" office:value="311137" calcext:value-type="float">
            <text:p>311137</text:p>
          </table:table-cell>
          <table:table-cell office:value-type="float" office:value="4010" calcext:value-type="float">
            <text:p>4010</text:p>
          </table:table-cell>
          <table:table-cell office:value-type="float" office:value="9582" calcext:value-type="float">
            <text:p>9582</text:p>
          </table:table-cell>
          <table:table-cell table:formula="of:=([.D261]-[.D260])*[.$F$1]" office:value-type="float" office:value="400" calcext:value-type="float">
            <text:p>400</text:p>
          </table:table-cell>
          <table:table-cell/>
          <table:table-cell office:value-type="string" calcext:value-type="string">
            <text:p>2020-10-08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08" calcext:value-type="date">
            <text:p>08.10.20</text:p>
          </table:table-cell>
          <table:table-cell office:value-type="float" office:value="315941" calcext:value-type="float">
            <text:p>315941</text:p>
          </table:table-cell>
          <table:table-cell office:value-type="float" office:value="4804" calcext:value-type="float">
            <text:p>4804</text:p>
          </table:table-cell>
          <table:table-cell office:value-type="float" office:value="9594" calcext:value-type="float">
            <text:p>9594</text:p>
          </table:table-cell>
          <table:table-cell table:formula="of:=([.D262]-[.D261])*[.$F$1]" office:value-type="float" office:value="300" calcext:value-type="float">
            <text:p>300</text:p>
          </table:table-cell>
          <table:table-cell/>
          <table:table-cell office:value-type="string" calcext:value-type="string">
            <text:p>2020-10-09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10-09" calcext:value-type="date">
            <text:p>09.10.20</text:p>
          </table:table-cell>
          <table:table-cell office:value-type="float" office:value="320495" calcext:value-type="float">
            <text:p>320495</text:p>
          </table:table-cell>
          <table:table-cell office:value-type="float" office:value="4554" calcext:value-type="float">
            <text:p>4554</text:p>
          </table:table-cell>
          <table:table-cell office:value-type="float" office:value="9599" calcext:value-type="float">
            <text:p>9599</text:p>
          </table:table-cell>
          <table:table-cell table:formula="of:=([.D263]-[.D262])*[.$F$1]" office:value-type="float" office:value="125" calcext:value-type="float">
            <text:p>125</text:p>
          </table:table-cell>
          <table:table-cell/>
          <table:table-cell office:value-type="string" calcext:value-type="string">
            <text:p>2020-10-10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0-10" calcext:value-type="date">
            <text:p>10.10.20</text:p>
          </table:table-cell>
          <table:table-cell office:value-type="float" office:value="323463" calcext:value-type="float">
            <text:p>323463</text:p>
          </table:table-cell>
          <table:table-cell office:value-type="float" office:value="2968" calcext:value-type="float">
            <text:p>2968</text:p>
          </table:table-cell>
          <table:table-cell office:value-type="float" office:value="9620" calcext:value-type="float">
            <text:p>9620</text:p>
          </table:table-cell>
          <table:table-cell table:formula="of:=([.D264]-[.D263])*[.$F$1]" office:value-type="float" office:value="525" calcext:value-type="float">
            <text:p>525</text:p>
          </table:table-cell>
          <table:table-cell/>
          <table:table-cell office:value-type="string" calcext:value-type="string">
            <text:p>2020-10-11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0-11" calcext:value-type="date">
            <text:p>11.10.20</text:p>
          </table:table-cell>
          <table:table-cell office:value-type="float" office:value="326309" calcext:value-type="float">
            <text:p>326309</text:p>
          </table:table-cell>
          <table:table-cell office:value-type="float" office:value="2846" calcext:value-type="float">
            <text:p>2846</text:p>
          </table:table-cell>
          <table:table-cell office:value-type="float" office:value="9626" calcext:value-type="float">
            <text:p>9626</text:p>
          </table:table-cell>
          <table:table-cell table:formula="of:=([.D265]-[.D264])*[.$F$1]" office:value-type="float" office:value="150" calcext:value-type="float">
            <text:p>150</text:p>
          </table:table-cell>
          <table:table-cell/>
          <table:table-cell office:value-type="string" calcext:value-type="string">
            <text:p>2020-10-12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10-12" calcext:value-type="date">
            <text:p>12.10.20</text:p>
          </table:table-cell>
          <table:table-cell office:value-type="float" office:value="332850" calcext:value-type="float">
            <text:p>332850</text:p>
          </table:table-cell>
          <table:table-cell office:value-type="float" office:value="6541" calcext:value-type="float">
            <text:p>6541</text:p>
          </table:table-cell>
          <table:table-cell office:value-type="float" office:value="9640" calcext:value-type="float">
            <text:p>9640</text:p>
          </table:table-cell>
          <table:table-cell table:formula="of:=([.D266]-[.D265])*[.$F$1]" office:value-type="float" office:value="350" calcext:value-type="float">
            <text:p>350</text:p>
          </table:table-cell>
          <table:table-cell/>
          <table:table-cell office:value-type="string" calcext:value-type="string">
            <text:p>2020-10-13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10-13" calcext:value-type="date">
            <text:p>13.10.20</text:p>
          </table:table-cell>
          <table:table-cell office:value-type="float" office:value="337314" calcext:value-type="float">
            <text:p>337314</text:p>
          </table:table-cell>
          <table:table-cell office:value-type="float" office:value="4464" calcext:value-type="float">
            <text:p>4464</text:p>
          </table:table-cell>
          <table:table-cell office:value-type="float" office:value="9682" calcext:value-type="float">
            <text:p>9682</text:p>
          </table:table-cell>
          <table:table-cell table:formula="of:=([.D267]-[.D266])*[.$F$1]" office:value-type="float" office:value="1050" calcext:value-type="float">
            <text:p>1050</text:p>
          </table:table-cell>
          <table:table-cell/>
          <table:table-cell office:value-type="string" calcext:value-type="string">
            <text:p>2020-10-28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0-14" calcext:value-type="date">
            <text:p>14.10.20</text:p>
          </table:table-cell>
          <table:table-cell office:value-type="float" office:value="344487" calcext:value-type="float">
            <text:p>344487</text:p>
          </table:table-cell>
          <table:table-cell office:value-type="float" office:value="7173" calcext:value-type="float">
            <text:p>7173</text:p>
          </table:table-cell>
          <table:table-cell office:value-type="float" office:value="9716" calcext:value-type="float">
            <text:p>9716</text:p>
          </table:table-cell>
          <table:table-cell table:formula="of:=([.D268]-[.D267])*[.$F$1]" office:value-type="float" office:value="850" calcext:value-type="float">
            <text:p>850</text:p>
          </table:table-cell>
          <table:table-cell table:number-columns-repeated="3"/>
        </table:table-row>
        <table:table-row table:style-name="ro1">
          <table:table-cell office:value-type="date" office:date-value="2020-10-15" calcext:value-type="date">
            <text:p>15.10.20</text:p>
          </table:table-cell>
          <table:table-cell office:value-type="float" office:value="352107" calcext:value-type="float">
            <text:p>352107</text:p>
          </table:table-cell>
          <table:table-cell office:value-type="float" office:value="7620" calcext:value-type="float">
            <text:p>7620</text:p>
          </table:table-cell>
          <table:table-cell office:value-type="float" office:value="9739" calcext:value-type="float">
            <text:p>9739</text:p>
          </table:table-cell>
          <table:table-cell table:formula="of:=([.D269]-[.D268])*[.$F$1]" office:value-type="float" office:value="575" calcext:value-type="float">
            <text:p>575</text:p>
          </table:table-cell>
          <table:table-cell table:number-columns-repeated="3"/>
        </table:table-row>
        <table:table-row table:style-name="ro1">
          <table:table-cell office:value-type="date" office:date-value="2020-10-16" calcext:value-type="date">
            <text:p>16.10.20</text:p>
          </table:table-cell>
          <table:table-cell office:value-type="float" office:value="359802" calcext:value-type="float">
            <text:p>359802</text:p>
          </table:table-cell>
          <table:table-cell office:value-type="float" office:value="7695" calcext:value-type="float">
            <text:p>7695</text:p>
          </table:table-cell>
          <table:table-cell office:value-type="float" office:value="9773" calcext:value-type="float">
            <text:p>9773</text:p>
          </table:table-cell>
          <table:table-cell table:formula="of:=([.D270]-[.D269])*[.$F$1]" office:value-type="float" office:value="850" calcext:value-type="float">
            <text:p>850</text:p>
          </table:table-cell>
          <table:table-cell table:number-columns-repeated="3"/>
        </table:table-row>
        <table:table-row table:style-name="ro1">
          <table:table-cell office:value-type="date" office:date-value="2020-10-17" calcext:value-type="date">
            <text:p>17.10.20</text:p>
          </table:table-cell>
          <table:table-cell office:value-type="float" office:value="364664" calcext:value-type="float">
            <text:p>364664</text:p>
          </table:table-cell>
          <table:table-cell office:value-type="float" office:value="4862" calcext:value-type="float">
            <text:p>4862</text:p>
          </table:table-cell>
          <table:table-cell office:value-type="float" office:value="9785" calcext:value-type="float">
            <text:p>9785</text:p>
          </table:table-cell>
          <table:table-cell table:formula="of:=([.D271]-[.D270])*[.$F$1]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date" office:date-value="2020-10-18" calcext:value-type="date">
            <text:p>18.10.20</text:p>
          </table:table-cell>
          <table:table-cell office:value-type="float" office:value="368671" calcext:value-type="float">
            <text:p>368671</text:p>
          </table:table-cell>
          <table:table-cell office:value-type="float" office:value="4007" calcext:value-type="float">
            <text:p>4007</text:p>
          </table:table-cell>
          <table:table-cell office:value-type="float" office:value="9798" calcext:value-type="float">
            <text:p>9798</text:p>
          </table:table-cell>
          <table:table-cell table:formula="of:=([.D272]-[.D271])*[.$F$1]" office:value-type="float" office:value="325" calcext:value-type="float">
            <text:p>325</text:p>
          </table:table-cell>
          <table:table-cell table:number-columns-repeated="3"/>
        </table:table-row>
        <table:table-row table:style-name="ro1">
          <table:table-cell office:value-type="date" office:date-value="2020-10-19" calcext:value-type="date">
            <text:p>19.10.20</text:p>
          </table:table-cell>
          <table:table-cell office:value-type="float" office:value="377068" calcext:value-type="float">
            <text:p>377068</text:p>
          </table:table-cell>
          <table:table-cell office:value-type="float" office:value="8397" calcext:value-type="float">
            <text:p>8397</text:p>
          </table:table-cell>
          <table:table-cell office:value-type="float" office:value="9842" calcext:value-type="float">
            <text:p>9842</text:p>
          </table:table-cell>
          <table:table-cell table:formula="of:=([.D273]-[.D272])*[.$F$1]" office:value-type="float" office:value="1100" calcext:value-type="float">
            <text:p>1100</text:p>
          </table:table-cell>
          <table:table-cell table:number-columns-repeated="3"/>
        </table:table-row>
        <table:table-row table:style-name="ro1">
          <table:table-cell office:value-type="date" office:date-value="2020-10-20" calcext:value-type="date">
            <text:p>20.10.20</text:p>
          </table:table-cell>
          <table:table-cell office:value-type="float" office:value="385591" calcext:value-type="float">
            <text:p>385591</text:p>
          </table:table-cell>
          <table:table-cell office:value-type="float" office:value="8523" calcext:value-type="float">
            <text:p>8523</text:p>
          </table:table-cell>
          <table:table-cell office:value-type="float" office:value="9882" calcext:value-type="float">
            <text:p>9882</text:p>
          </table:table-cell>
          <table:table-cell table:formula="of:=([.D274]-[.D273])*[.$F$1]"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office:value-type="date" office:date-value="2020-10-21" calcext:value-type="date">
            <text:p>21.10.20</text:p>
          </table:table-cell>
          <table:table-cell office:value-type="float" office:value="397922" calcext:value-type="float">
            <text:p>397922</text:p>
          </table:table-cell>
          <table:table-cell office:value-type="float" office:value="12331" calcext:value-type="float">
            <text:p>12331</text:p>
          </table:table-cell>
          <table:table-cell office:value-type="float" office:value="9911" calcext:value-type="float">
            <text:p>9911</text:p>
          </table:table-cell>
          <table:table-cell table:formula="of:=([.D275]-[.D274])*[.$F$1]" office:value-type="float" office:value="725" calcext:value-type="float">
            <text:p>725</text:p>
          </table:table-cell>
          <table:table-cell table:number-columns-repeated="3"/>
        </table:table-row>
        <table:table-row table:style-name="ro1">
          <table:table-cell office:value-type="date" office:date-value="2020-10-22" calcext:value-type="date">
            <text:p>22.10.20</text:p>
          </table:table-cell>
          <table:table-cell office:value-type="float" office:value="403874" calcext:value-type="float">
            <text:p>403874</text:p>
          </table:table-cell>
          <table:table-cell office:value-type="float" office:value="5952" calcext:value-type="float">
            <text:p>5952</text:p>
          </table:table-cell>
          <table:table-cell office:value-type="float" office:value="9960" calcext:value-type="float">
            <text:p>9960</text:p>
          </table:table-cell>
          <table:table-cell table:formula="of:=([.D276]-[.D275])*[.$F$1]" office:value-type="float" office:value="1225" calcext:value-type="float">
            <text:p>1225</text:p>
          </table:table-cell>
          <table:table-cell table:number-columns-repeated="3"/>
        </table:table-row>
        <table:table-row table:style-name="ro1">
          <table:table-cell office:value-type="date" office:date-value="2020-10-23" calcext:value-type="date">
            <text:p>23.10.20</text:p>
          </table:table-cell>
          <table:table-cell office:value-type="float" office:value="417350" calcext:value-type="float">
            <text:p>417350</text:p>
          </table:table-cell>
          <table:table-cell office:value-type="float" office:value="13476" calcext:value-type="float">
            <text:p>13476</text:p>
          </table:table-cell>
          <table:table-cell office:value-type="float" office:value="9978" calcext:value-type="float">
            <text:p>9978</text:p>
          </table:table-cell>
          <table:table-cell table:formula="of:=([.D277]-[.D276])*[.$F$1]" office:value-type="float" office:value="450" calcext:value-type="float">
            <text:p>450</text:p>
          </table:table-cell>
          <table:table-cell table:number-columns-repeated="3"/>
        </table:table-row>
        <table:table-row table:style-name="ro1">
          <table:table-cell office:value-type="date" office:date-value="2020-10-24" calcext:value-type="date">
            <text:p>24.10.20</text:p>
          </table:table-cell>
          <table:table-cell office:value-type="float" office:value="427808" calcext:value-type="float">
            <text:p>427808</text:p>
          </table:table-cell>
          <table:table-cell office:value-type="float" office:value="10458" calcext:value-type="float">
            <text:p>10458</text:p>
          </table:table-cell>
          <table:table-cell office:value-type="float" office:value="10035" calcext:value-type="float">
            <text:p>10035</text:p>
          </table:table-cell>
          <table:table-cell table:formula="of:=([.D278]-[.D277])*[.$F$1]" office:value-type="float" office:value="1425" calcext:value-type="float">
            <text:p>1425</text:p>
          </table:table-cell>
          <table:table-cell table:number-columns-repeated="3"/>
        </table:table-row>
        <table:table-row table:style-name="ro1">
          <table:table-cell office:value-type="date" office:date-value="2020-10-25" calcext:value-type="date">
            <text:p>25.10.20</text:p>
          </table:table-cell>
          <table:table-cell office:value-type="float" office:value="437698" calcext:value-type="float">
            <text:p>437698</text:p>
          </table:table-cell>
          <table:table-cell office:value-type="float" office:value="9890" calcext:value-type="float">
            <text:p>9890</text:p>
          </table:table-cell>
          <table:table-cell office:value-type="float" office:value="10062" calcext:value-type="float">
            <text:p>10062</text:p>
          </table:table-cell>
          <table:table-cell table:formula="of:=([.D279]-[.D278])*[.$F$1]" office:value-type="float" office:value="675" calcext:value-type="float">
            <text:p>675</text:p>
          </table:table-cell>
          <table:table-cell table:number-columns-repeated="3"/>
        </table:table-row>
        <table:table-row table:style-name="ro1">
          <table:table-cell office:value-type="date" office:date-value="2020-10-26" calcext:value-type="date">
            <text:p>26.10.20</text:p>
          </table:table-cell>
          <table:table-cell office:value-type="float" office:value="450258" calcext:value-type="float">
            <text:p>450258</text:p>
          </table:table-cell>
          <table:table-cell office:value-type="float" office:value="12560" calcext:value-type="float">
            <text:p>12560</text:p>
          </table:table-cell>
          <table:table-cell office:value-type="float" office:value="10091" calcext:value-type="float">
            <text:p>10091</text:p>
          </table:table-cell>
          <table:table-cell table:formula="of:=([.D280]-[.D279])*[.$F$1]" office:value-type="float" office:value="725" calcext:value-type="float">
            <text:p>725</text:p>
          </table:table-cell>
          <table:table-cell table:number-columns-repeated="3"/>
        </table:table-row>
        <table:table-row table:style-name="ro1">
          <table:table-cell office:value-type="date" office:date-value="2020-10-27" calcext:value-type="date">
            <text:p>27.10.20</text:p>
          </table:table-cell>
          <table:table-cell office:value-type="float" office:value="463419" calcext:value-type="float">
            <text:p>463419</text:p>
          </table:table-cell>
          <table:table-cell office:value-type="float" office:value="13161" calcext:value-type="float">
            <text:p>13161</text:p>
          </table:table-cell>
          <table:table-cell office:value-type="float" office:value="10121" calcext:value-type="float">
            <text:p>10121</text:p>
          </table:table-cell>
          <table:table-cell table:formula="of:=([.D281]-[.D280])*[.$F$1]" office:value-type="float" office:value="750" calcext:value-type="float">
            <text:p>750</text:p>
          </table:table-cell>
          <table:table-cell table:number-columns-repeated="3"/>
        </table:table-row>
        <table:table-row table:style-name="ro1">
          <table:table-cell office:value-type="date" office:date-value="2020-10-28" calcext:value-type="date">
            <text:p>28.10.20</text:p>
          </table:table-cell>
          <table:table-cell office:value-type="float" office:value="479621" calcext:value-type="float">
            <text:p>479621</text:p>
          </table:table-cell>
          <table:table-cell office:value-type="float" office:value="16202" calcext:value-type="float">
            <text:p>16202</text:p>
          </table:table-cell>
          <table:table-cell office:value-type="float" office:value="10218" calcext:value-type="float">
            <text:p>10218</text:p>
          </table:table-cell>
          <table:table-cell table:formula="of:=([.D282]-[.D281])*[.$F$1]" office:value-type="float" office:value="2425" calcext:value-type="float">
            <text:p>2425</text:p>
          </table:table-cell>
          <table:table-cell/>
          <table:table-cell office:value-type="string" calcext:value-type="string">
            <text:p>2020-10-29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0-29" calcext:value-type="date">
            <text:p>29.10.20</text:p>
          </table:table-cell>
          <table:table-cell office:value-type="float" office:value="498354" calcext:value-type="float">
            <text:p>498354</text:p>
          </table:table-cell>
          <table:table-cell office:value-type="float" office:value="18733" calcext:value-type="float">
            <text:p>18733</text:p>
          </table:table-cell>
          <table:table-cell office:value-type="float" office:value="10305" calcext:value-type="float">
            <text:p>10305</text:p>
          </table:table-cell>
          <table:table-cell table:formula="of:=([.D283]-[.D282])*[.$F$1]" office:value-type="float" office:value="2175" calcext:value-type="float">
            <text:p>2175</text:p>
          </table:table-cell>
          <table:table-cell/>
          <table:table-cell office:value-type="string" calcext:value-type="string">
            <text:p>2020-10-30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30" calcext:value-type="date">
            <text:p>30.10.20</text:p>
          </table:table-cell>
          <table:table-cell office:value-type="float" office:value="517736" calcext:value-type="float">
            <text:p>517736</text:p>
          </table:table-cell>
          <table:table-cell office:value-type="float" office:value="19382" calcext:value-type="float">
            <text:p>19382</text:p>
          </table:table-cell>
          <table:table-cell office:value-type="float" office:value="10391" calcext:value-type="float">
            <text:p>10391</text:p>
          </table:table-cell>
          <table:table-cell table:formula="of:=([.D284]-[.D283])*[.$F$1]" office:value-type="float" office:value="2150" calcext:value-type="float">
            <text:p>2150</text:p>
          </table:table-cell>
          <table:table-cell/>
          <table:table-cell office:value-type="string" calcext:value-type="string">
            <text:p>2020-10-31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31" calcext:value-type="date">
            <text:p>31.10.20</text:p>
          </table:table-cell>
          <table:table-cell office:value-type="float" office:value="531790" calcext:value-type="float">
            <text:p>531790</text:p>
          </table:table-cell>
          <table:table-cell office:value-type="float" office:value="14054" calcext:value-type="float">
            <text:p>14054</text:p>
          </table:table-cell>
          <table:table-cell office:value-type="float" office:value="10483" calcext:value-type="float">
            <text:p>10483</text:p>
          </table:table-cell>
          <table:table-cell table:formula="of:=([.D285]-[.D284])*[.$F$1]" office:value-type="float" office:value="2300" calcext:value-type="float">
            <text:p>2300</text:p>
          </table:table-cell>
          <table:table-cell/>
          <table:table-cell office:value-type="string" calcext:value-type="string">
            <text:p>2020-11-01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1-01" calcext:value-type="date">
            <text:p>01.11.20</text:p>
          </table:table-cell>
          <table:table-cell office:value-type="float" office:value="544346" calcext:value-type="float">
            <text:p>544346</text:p>
          </table:table-cell>
          <table:table-cell office:value-type="float" office:value="12556" calcext:value-type="float">
            <text:p>12556</text:p>
          </table:table-cell>
          <table:table-cell office:value-type="float" office:value="10513" calcext:value-type="float">
            <text:p>10513</text:p>
          </table:table-cell>
          <table:table-cell table:formula="of:=([.D286]-[.D285])*[.$F$1]" office:value-type="float" office:value="750" calcext:value-type="float">
            <text:p>750</text:p>
          </table:table-cell>
          <table:table-cell/>
          <table:table-cell office:value-type="string" calcext:value-type="string">
            <text:p>2020-11-02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1-02" calcext:value-type="date">
            <text:p>02.11.20</text:p>
          </table:table-cell>
          <table:table-cell office:value-type="float" office:value="569598" calcext:value-type="float">
            <text:p>569598</text:p>
          </table:table-cell>
          <table:table-cell office:value-type="float" office:value="25252" calcext:value-type="float">
            <text:p>25252</text:p>
          </table:table-cell>
          <table:table-cell office:value-type="float" office:value="10669" calcext:value-type="float">
            <text:p>10669</text:p>
          </table:table-cell>
          <table:table-cell table:formula="of:=([.D287]-[.D286])*[.$F$1]" office:value-type="float" office:value="3900" calcext:value-type="float">
            <text:p>3900</text:p>
          </table:table-cell>
          <table:table-cell/>
          <table:table-cell office:value-type="string" calcext:value-type="string">
            <text:p>2020-11-03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1-03" calcext:value-type="date">
            <text:p>03.11.20</text:p>
          </table:table-cell>
          <table:table-cell office:value-type="float" office:value="577131" calcext:value-type="float">
            <text:p>577131</text:p>
          </table:table-cell>
          <table:table-cell office:value-type="float" office:value="7533" calcext:value-type="float">
            <text:p>7533</text:p>
          </table:table-cell>
          <table:table-cell office:value-type="float" office:value="10717" calcext:value-type="float">
            <text:p>10717</text:p>
          </table:table-cell>
          <table:table-cell table:formula="of:=([.D288]-[.D287])*[.$F$1]" office:value-type="float" office:value="1200" calcext:value-type="float">
            <text:p>1200</text:p>
          </table:table-cell>
          <table:table-cell/>
          <table:table-cell office:value-type="string" calcext:value-type="string">
            <text:p>2020-11-04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1-04" calcext:value-type="date">
            <text:p>04.11.20</text:p>
          </table:table-cell>
          <table:table-cell office:value-type="float" office:value="608611" calcext:value-type="float">
            <text:p>608611</text:p>
          </table:table-cell>
          <table:table-cell office:value-type="float" office:value="31480" calcext:value-type="float">
            <text:p>31480</text:p>
          </table:table-cell>
          <table:table-cell office:value-type="float" office:value="10949" calcext:value-type="float">
            <text:p>10949</text:p>
          </table:table-cell>
          <table:table-cell table:formula="of:=([.D289]-[.D288])*[.$F$1]" office:value-type="float" office:value="5800" calcext:value-type="float">
            <text:p>5800</text:p>
          </table:table-cell>
          <table:table-cell/>
          <table:table-cell office:value-type="string" calcext:value-type="string">
            <text:p>2020-11-05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1-05" calcext:value-type="date">
            <text:p>05.11.20</text:p>
          </table:table-cell>
          <table:table-cell office:value-type="float" office:value="631172" calcext:value-type="float">
            <text:p>631172</text:p>
          </table:table-cell>
          <table:table-cell office:value-type="float" office:value="22561" calcext:value-type="float">
            <text:p>22561</text:p>
          </table:table-cell>
          <table:table-cell office:value-type="float" office:value="11110" calcext:value-type="float">
            <text:p>11110</text:p>
          </table:table-cell>
          <table:table-cell table:formula="of:=([.D290]-[.D289])*[.$F$1]" office:value-type="float" office:value="4025" calcext:value-type="float">
            <text:p>4025</text:p>
          </table:table-cell>
          <table:table-cell/>
          <table:table-cell office:value-type="string" calcext:value-type="string">
            <text:p>2020-11-06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1-06" calcext:value-type="date">
            <text:p>06.11.20</text:p>
          </table:table-cell>
          <table:table-cell office:value-type="float" office:value="653992" calcext:value-type="float">
            <text:p>653992</text:p>
          </table:table-cell>
          <table:table-cell office:value-type="float" office:value="22820" calcext:value-type="float">
            <text:p>22820</text:p>
          </table:table-cell>
          <table:table-cell office:value-type="float" office:value="11240" calcext:value-type="float">
            <text:p>11240</text:p>
          </table:table-cell>
          <table:table-cell table:formula="of:=([.D291]-[.D290])*[.$F$1]" office:value-type="float" office:value="3250" calcext:value-type="float">
            <text:p>3250</text:p>
          </table:table-cell>
          <table:table-cell/>
          <table:table-cell office:value-type="string" calcext:value-type="string">
            <text:p>2020-11-07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1-07" calcext:value-type="date">
            <text:p>07.11.20</text:p>
          </table:table-cell>
          <table:table-cell office:value-type="float" office:value="668114" calcext:value-type="float">
            <text:p>668114</text:p>
          </table:table-cell>
          <table:table-cell office:value-type="float" office:value="14122" calcext:value-type="float">
            <text:p>14122</text:p>
          </table:table-cell>
          <table:table-cell office:value-type="float" office:value="11306" calcext:value-type="float">
            <text:p>11306</text:p>
          </table:table-cell>
          <table:table-cell table:formula="of:=([.D292]-[.D291])*[.$F$1]" office:value-type="float" office:value="1650" calcext:value-type="float">
            <text:p>1650</text:p>
          </table:table-cell>
          <table:table-cell/>
          <table:table-cell office:value-type="string" calcext:value-type="string">
            <text:p>2020-11-08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1-08" calcext:value-type="date">
            <text:p>08.11.20</text:p>
          </table:table-cell>
          <table:table-cell office:value-type="float" office:value="682624" calcext:value-type="float">
            <text:p>682624</text:p>
          </table:table-cell>
          <table:table-cell office:value-type="float" office:value="14510" calcext:value-type="float">
            <text:p>14510</text:p>
          </table:table-cell>
          <table:table-cell office:value-type="float" office:value="11372" calcext:value-type="float">
            <text:p>11372</text:p>
          </table:table-cell>
          <table:table-cell table:formula="of:=([.D293]-[.D292])*[.$F$1]" office:value-type="float" office:value="1650" calcext:value-type="float">
            <text:p>1650</text:p>
          </table:table-cell>
          <table:table-cell/>
          <table:table-cell office:value-type="string" calcext:value-type="string">
            <text:p>2020-11-09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1-09" calcext:value-type="date">
            <text:p>09.11.20</text:p>
          </table:table-cell>
          <table:table-cell office:value-type="float" office:value="689146" calcext:value-type="float">
            <text:p>689146</text:p>
          </table:table-cell>
          <table:table-cell office:value-type="float" office:value="6522" calcext:value-type="float">
            <text:p>6522</text:p>
          </table:table-cell>
          <table:table-cell office:value-type="float" office:value="11408" calcext:value-type="float">
            <text:p>11408</text:p>
          </table:table-cell>
          <table:table-cell table:formula="of:=([.D294]-[.D293])*[.$F$1]" office:value-type="float" office:value="900" calcext:value-type="float">
            <text:p>900</text:p>
          </table:table-cell>
          <table:table-cell/>
          <table:table-cell office:value-type="string" calcext:value-type="string">
            <text:p>2020-11-10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1-10" calcext:value-type="date">
            <text:p>10.11.20</text:p>
          </table:table-cell>
          <table:table-cell office:value-type="float" office:value="715693" calcext:value-type="float">
            <text:p>715693</text:p>
          </table:table-cell>
          <table:table-cell office:value-type="float" office:value="26547" calcext:value-type="float">
            <text:p>26547</text:p>
          </table:table-cell>
          <table:table-cell office:value-type="float" office:value="11781" calcext:value-type="float">
            <text:p>11781</text:p>
          </table:table-cell>
          <table:table-cell table:formula="of:=([.D295]-[.D294])*[.$F$1]" office:value-type="float" office:value="9325" calcext:value-type="float">
            <text:p>9325</text:p>
          </table:table-cell>
          <table:table-cell/>
          <table:table-cell office:value-type="string" calcext:value-type="string">
            <text:p>2020-11-11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1-11" calcext:value-type="date">
            <text:p>11.11.20</text:p>
          </table:table-cell>
          <table:table-cell office:value-type="float" office:value="738094" calcext:value-type="float">
            <text:p>738094</text:p>
          </table:table-cell>
          <table:table-cell office:value-type="float" office:value="22401" calcext:value-type="float">
            <text:p>22401</text:p>
          </table:table-cell>
          <table:table-cell office:value-type="float" office:value="11994" calcext:value-type="float">
            <text:p>11994</text:p>
          </table:table-cell>
          <table:table-cell table:formula="of:=([.D296]-[.D295])*[.$F$1]" office:value-type="float" office:value="5325" calcext:value-type="float">
            <text:p>5325</text:p>
          </table:table-cell>
          <table:table-cell/>
          <table:table-cell office:value-type="string" calcext:value-type="string">
            <text:p>2020-11-12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1-12" calcext:value-type="date">
            <text:p>12.11.20</text:p>
          </table:table-cell>
          <table:table-cell office:value-type="float" office:value="762832" calcext:value-type="float">
            <text:p>762832</text:p>
          </table:table-cell>
          <table:table-cell office:value-type="float" office:value="24738" calcext:value-type="float">
            <text:p>24738</text:p>
          </table:table-cell>
          <table:table-cell office:value-type="float" office:value="12216" calcext:value-type="float">
            <text:p>12216</text:p>
          </table:table-cell>
          <table:table-cell table:formula="of:=([.D297]-[.D296])*[.$F$1]" office:value-type="float" office:value="5550" calcext:value-type="float">
            <text:p>5550</text:p>
          </table:table-cell>
          <table:table-cell/>
          <table:table-cell office:value-type="string" calcext:value-type="string">
            <text:p>2020-11-13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1-13" calcext:value-type="date">
            <text:p>13.11.20</text:p>
          </table:table-cell>
          <table:table-cell office:value-type="float" office:value="785093" calcext:value-type="float">
            <text:p>785093</text:p>
          </table:table-cell>
          <table:table-cell office:value-type="float" office:value="22261" calcext:value-type="float">
            <text:p>22261</text:p>
          </table:table-cell>
          <table:table-cell office:value-type="float" office:value="12404" calcext:value-type="float">
            <text:p>12404</text:p>
          </table:table-cell>
          <table:table-cell table:formula="of:=([.D298]-[.D297])*[.$F$1]" office:value-type="float" office:value="4700" calcext:value-type="float">
            <text:p>4700</text:p>
          </table:table-cell>
          <table:table-cell/>
          <table:table-cell office:value-type="string" calcext:value-type="string">
            <text:p>2020-11-14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1-14" calcext:value-type="date">
            <text:p>14.11.20</text:p>
          </table:table-cell>
          <table:table-cell office:value-type="float" office:value="799733" calcext:value-type="float">
            <text:p>799733</text:p>
          </table:table-cell>
          <table:table-cell office:value-type="float" office:value="14640" calcext:value-type="float">
            <text:p>14640</text:p>
          </table:table-cell>
          <table:table-cell office:value-type="float" office:value="12511" calcext:value-type="float">
            <text:p>12511</text:p>
          </table:table-cell>
          <table:table-cell table:formula="of:=([.D299]-[.D298])*[.$F$1]" office:value-type="float" office:value="2675" calcext:value-type="float">
            <text:p>2675</text:p>
          </table:table-cell>
          <table:table-cell/>
          <table:table-cell office:value-type="string" calcext:value-type="string">
            <text:p>2020-11-15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1-15" calcext:value-type="date">
            <text:p>15.11.20</text:p>
          </table:table-cell>
          <table:table-cell office:value-type="float" office:value="802946" calcext:value-type="float">
            <text:p>802946</text:p>
          </table:table-cell>
          <table:table-cell office:value-type="float" office:value="3213" calcext:value-type="float">
            <text:p>3213</text:p>
          </table:table-cell>
          <table:table-cell office:value-type="float" office:value="12573" calcext:value-type="float">
            <text:p>12573</text:p>
          </table:table-cell>
          <table:table-cell table:formula="of:=([.D300]-[.D299])*[.$F$1]" office:value-type="float" office:value="1550" calcext:value-type="float">
            <text:p>1550</text:p>
          </table:table-cell>
          <table:table-cell/>
          <table:table-cell office:value-type="string" calcext:value-type="string">
            <text:p>2020-11-16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1-16" calcext:value-type="date">
            <text:p>16.11.20</text:p>
          </table:table-cell>
          <table:table-cell office:value-type="float" office:value="817526" calcext:value-type="float">
            <text:p>817526</text:p>
          </table:table-cell>
          <table:table-cell office:value-type="float" office:value="14580" calcext:value-type="float">
            <text:p>14580</text:p>
          </table:table-cell>
          <table:table-cell office:value-type="float" office:value="12833" calcext:value-type="float">
            <text:p>12833</text:p>
          </table:table-cell>
          <table:table-cell table:formula="of:=([.D301]-[.D300])*[.$F$1]" office:value-type="float" office:value="6500" calcext:value-type="float">
            <text:p>6500</text:p>
          </table:table-cell>
          <table:table-cell/>
          <table:table-cell office:value-type="string" calcext:value-type="string">
            <text:p>2020-11-17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1-17" calcext:value-type="date">
            <text:p>17.11.20</text:p>
          </table:table-cell>
          <table:table-cell office:value-type="float" office:value="843757" calcext:value-type="float">
            <text:p>843757</text:p>
          </table:table-cell>
          <table:table-cell office:value-type="float" office:value="26231" calcext:value-type="float">
            <text:p>26231</text:p>
          </table:table-cell>
          <table:table-cell office:value-type="float" office:value="13138" calcext:value-type="float">
            <text:p>13138</text:p>
          </table:table-cell>
          <table:table-cell table:formula="of:=([.D302]-[.D301])*[.$F$1]" office:value-type="float" office:value="7625" calcext:value-type="float">
            <text:p>7625</text:p>
          </table:table-cell>
          <table:table-cell/>
          <table:table-cell office:value-type="string" calcext:value-type="string">
            <text:p>2020-11-18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1-18" calcext:value-type="date">
            <text:p>18.11.20</text:p>
          </table:table-cell>
          <table:table-cell office:value-type="float" office:value="867484" calcext:value-type="float">
            <text:p>867484</text:p>
          </table:table-cell>
          <table:table-cell office:value-type="float" office:value="23727" calcext:value-type="float">
            <text:p>23727</text:p>
          </table:table-cell>
          <table:table-cell office:value-type="float" office:value="13390" calcext:value-type="float">
            <text:p>13390</text:p>
          </table:table-cell>
          <table:table-cell table:formula="of:=([.D303]-[.D302])*[.$F$1]" office:value-type="float" office:value="6300" calcext:value-type="float">
            <text:p>6300</text:p>
          </table:table-cell>
          <table:table-cell/>
          <table:table-cell office:value-type="string" calcext:value-type="string">
            <text:p>2020-11-19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1-19" calcext:value-type="date">
            <text:p>19.11.20</text:p>
          </table:table-cell>
          <table:table-cell office:value-type="float" office:value="891525" calcext:value-type="float">
            <text:p>891525</text:p>
          </table:table-cell>
          <table:table-cell office:value-type="float" office:value="24041" calcext:value-type="float">
            <text:p>24041</text:p>
          </table:table-cell>
          <table:table-cell office:value-type="float" office:value="13662" calcext:value-type="float">
            <text:p>13662</text:p>
          </table:table-cell>
          <table:table-cell table:formula="of:=([.D304]-[.D303])*[.$F$1]" office:value-type="float" office:value="6800" calcext:value-type="float">
            <text:p>6800</text:p>
          </table:table-cell>
          <table:table-cell/>
          <table:table-cell office:value-type="string" calcext:value-type="string">
            <text:p>2020-11-20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1-20" calcext:value-type="date">
            <text:p>20.11.20</text:p>
          </table:table-cell>
          <table:table-cell office:value-type="float" office:value="914118" calcext:value-type="float">
            <text:p>914118</text:p>
          </table:table-cell>
          <table:table-cell office:value-type="float" office:value="22593" calcext:value-type="float">
            <text:p>22593</text:p>
          </table:table-cell>
          <table:table-cell office:value-type="float" office:value="13918" calcext:value-type="float">
            <text:p>13918</text:p>
          </table:table-cell>
          <table:table-cell table:formula="of:=([.D305]-[.D304])*[.$F$1]" office:value-type="float" office:value="6400" calcext:value-type="float">
            <text:p>6400</text:p>
          </table:table-cell>
          <table:table-cell/>
          <table:table-cell office:value-type="string" calcext:value-type="string">
            <text:p>2020-11-21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1-21" calcext:value-type="date">
            <text:p>21.11.20</text:p>
          </table:table-cell>
          <table:table-cell office:value-type="float" office:value="927990" calcext:value-type="float">
            <text:p>927990</text:p>
          </table:table-cell>
          <table:table-cell office:value-type="float" office:value="13872" calcext:value-type="float">
            <text:p>13872</text:p>
          </table:table-cell>
          <table:table-cell office:value-type="float" office:value="14061" calcext:value-type="float">
            <text:p>14061</text:p>
          </table:table-cell>
          <table:table-cell table:formula="of:=([.D306]-[.D305])*[.$F$1]" office:value-type="float" office:value="3575" calcext:value-type="float">
            <text:p>3575</text:p>
          </table:table-cell>
          <table:table-cell/>
          <table:table-cell office:value-type="string" calcext:value-type="string">
            <text:p>2020-11-22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1-22" calcext:value-type="date">
            <text:p>22.11.20</text:p>
          </table:table-cell>
          <table:table-cell office:value-type="float" office:value="932367" calcext:value-type="float">
            <text:p>932367</text:p>
          </table:table-cell>
          <table:table-cell office:value-type="float" office:value="4377" calcext:value-type="float">
            <text:p>4377</text:p>
          </table:table-cell>
          <table:table-cell office:value-type="float" office:value="14159" calcext:value-type="float">
            <text:p>14159</text:p>
          </table:table-cell>
          <table:table-cell table:formula="of:=([.D307]-[.D306])*[.$F$1]" office:value-type="float" office:value="2450" calcext:value-type="float">
            <text:p>2450</text:p>
          </table:table-cell>
          <table:table-cell/>
          <table:table-cell office:value-type="string" calcext:value-type="string">
            <text:p>2020-11-23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1-23" calcext:value-type="date">
            <text:p>23.11.20</text:p>
          </table:table-cell>
          <table:table-cell office:value-type="float" office:value="946822" calcext:value-type="float">
            <text:p>946822</text:p>
          </table:table-cell>
          <table:table-cell office:value-type="float" office:value="14455" calcext:value-type="float">
            <text:p>14455</text:p>
          </table:table-cell>
          <table:table-cell office:value-type="float" office:value="14460" calcext:value-type="float">
            <text:p>14460</text:p>
          </table:table-cell>
          <table:table-cell table:formula="of:=([.D308]-[.D307])*[.$F$1]" office:value-type="float" office:value="7525" calcext:value-type="float">
            <text:p>7525</text:p>
          </table:table-cell>
          <table:table-cell/>
          <table:table-cell office:value-type="string" calcext:value-type="string">
            <text:p>2020-11-24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1-24" calcext:value-type="date">
            <text:p>24.11.20</text:p>
          </table:table-cell>
          <table:table-cell office:value-type="float" office:value="963192" calcext:value-type="float">
            <text:p>963192</text:p>
          </table:table-cell>
          <table:table-cell office:value-type="float" office:value="16370" calcext:value-type="float">
            <text:p>16370</text:p>
          </table:table-cell>
          <table:table-cell office:value-type="float" office:value="14832" calcext:value-type="float">
            <text:p>14832</text:p>
          </table:table-cell>
          <table:table-cell table:formula="of:=([.D309]-[.D308])*[.$F$1]" office:value-type="float" office:value="9300" calcext:value-type="float">
            <text:p>9300</text:p>
          </table:table-cell>
          <table:table-cell/>
          <table:table-cell office:value-type="string" calcext:value-type="string">
            <text:p>2020-11-25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1-25" calcext:value-type="date">
            <text:p>25.11.20</text:p>
          </table:table-cell>
          <table:table-cell office:value-type="float" office:value="995879" calcext:value-type="float">
            <text:p>995879</text:p>
          </table:table-cell>
          <table:table-cell office:value-type="float" office:value="32687" calcext:value-type="float">
            <text:p>32687</text:p>
          </table:table-cell>
          <table:table-cell office:value-type="float" office:value="15210" calcext:value-type="float">
            <text:p>15210</text:p>
          </table:table-cell>
          <table:table-cell table:formula="of:=([.D310]-[.D309])*[.$F$1]" office:value-type="float" office:value="9450" calcext:value-type="float">
            <text:p>9450</text:p>
          </table:table-cell>
          <table:table-cell/>
          <table:table-cell office:value-type="string" calcext:value-type="string">
            <text:p>2020-11-26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1-26" calcext:value-type="date">
            <text:p>26.11.20</text:p>
          </table:table-cell>
          <table:table-cell office:value-type="float" office:value="1017830" calcext:value-type="float">
            <text:p>1017830</text:p>
          </table:table-cell>
          <table:table-cell office:value-type="float" office:value="21951" calcext:value-type="float">
            <text:p>21951</text:p>
          </table:table-cell>
          <table:table-cell office:value-type="float" office:value="15640" calcext:value-type="float">
            <text:p>15640</text:p>
          </table:table-cell>
          <table:table-cell table:formula="of:=([.D311]-[.D310])*[.$F$1]" office:value-type="float" office:value="10750" calcext:value-type="float">
            <text:p>10750</text:p>
          </table:table-cell>
          <table:table-cell/>
          <table:table-cell office:value-type="string" calcext:value-type="string">
            <text:p>2020-11-27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1-27" calcext:value-type="date">
            <text:p>27.11.20</text:p>
          </table:table-cell>
          <table:table-cell office:value-type="float" office:value="1038649" calcext:value-type="float">
            <text:p>1038649</text:p>
          </table:table-cell>
          <table:table-cell office:value-type="float" office:value="20819" calcext:value-type="float">
            <text:p>20819</text:p>
          </table:table-cell>
          <table:table-cell office:value-type="float" office:value="16011" calcext:value-type="float">
            <text:p>16011</text:p>
          </table:table-cell>
          <table:table-cell table:formula="of:=([.D312]-[.D311])*[.$F$1]" office:value-type="float" office:value="9275" calcext:value-type="float">
            <text:p>9275</text:p>
          </table:table-cell>
          <table:table-cell/>
          <table:table-cell office:value-type="string" calcext:value-type="string">
            <text:p>2020-11-28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1-28" calcext:value-type="date">
            <text:p>28.11.20</text:p>
          </table:table-cell>
          <table:table-cell office:value-type="float" office:value="1052494" calcext:value-type="float">
            <text:p>1052494</text:p>
          </table:table-cell>
          <table:table-cell office:value-type="float" office:value="13845" calcext:value-type="float">
            <text:p>13845</text:p>
          </table:table-cell>
          <table:table-cell office:value-type="float" office:value="16181" calcext:value-type="float">
            <text:p>16181</text:p>
          </table:table-cell>
          <table:table-cell table:formula="of:=([.D313]-[.D312])*[.$F$1]" office:value-type="float" office:value="4250" calcext:value-type="float">
            <text:p>4250</text:p>
          </table:table-cell>
          <table:table-cell/>
          <table:table-cell office:value-type="string" calcext:value-type="string">
            <text:p>2020-11-29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1-29" calcext:value-type="date">
            <text:p>29.11.20</text:p>
          </table:table-cell>
          <table:table-cell office:value-type="float" office:value="1055691" calcext:value-type="float">
            <text:p>1055691</text:p>
          </table:table-cell>
          <table:table-cell office:value-type="float" office:value="3197" calcext:value-type="float">
            <text:p>3197</text:p>
          </table:table-cell>
          <table:table-cell office:value-type="float" office:value="16306" calcext:value-type="float">
            <text:p>16306</text:p>
          </table:table-cell>
          <table:table-cell table:formula="of:=([.D314]-[.D313])*[.$F$1]" office:value-type="float" office:value="3125" calcext:value-type="float">
            <text:p>3125</text:p>
          </table:table-cell>
          <table:table-cell/>
          <table:table-cell office:value-type="string" calcext:value-type="string">
            <text:p>2020-11-30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1-30" calcext:value-type="date">
            <text:p>30.11.20</text:p>
          </table:table-cell>
          <table:table-cell office:value-type="float" office:value="1069912" calcext:value-type="float">
            <text:p>1069912</text:p>
          </table:table-cell>
          <table:table-cell office:value-type="float" office:value="14221" calcext:value-type="float">
            <text:p>14221</text:p>
          </table:table-cell>
          <table:table-cell office:value-type="float" office:value="16694" calcext:value-type="float">
            <text:p>16694</text:p>
          </table:table-cell>
          <table:table-cell table:formula="of:=([.D315]-[.D314])*[.$F$1]" office:value-type="float" office:value="9700" calcext:value-type="float">
            <text:p>9700</text:p>
          </table:table-cell>
          <table:table-cell/>
          <table:table-cell office:value-type="string" calcext:value-type="string">
            <text:p>2020-12-01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2-01" calcext:value-type="date">
            <text:p>01.12.20</text:p>
          </table:table-cell>
          <table:table-cell office:value-type="float" office:value="1094678" calcext:value-type="float">
            <text:p>1094678</text:p>
          </table:table-cell>
          <table:table-cell office:value-type="float" office:value="24766" calcext:value-type="float">
            <text:p>24766</text:p>
          </table:table-cell>
          <table:table-cell office:value-type="float" office:value="17177" calcext:value-type="float">
            <text:p>17177</text:p>
          </table:table-cell>
          <table:table-cell table:formula="of:=([.D316]-[.D315])*[.$F$1]" office:value-type="float" office:value="12075" calcext:value-type="float">
            <text:p>12075</text:p>
          </table:table-cell>
          <table:table-cell/>
          <table:table-cell office:value-type="string" calcext:value-type="string">
            <text:p>2020-12-02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2-02" calcext:value-type="date">
            <text:p>02.12.20</text:p>
          </table:table-cell>
          <table:table-cell office:value-type="float" office:value="1117953" calcext:value-type="float">
            <text:p>1117953</text:p>
          </table:table-cell>
          <table:table-cell office:value-type="float" office:value="23275" calcext:value-type="float">
            <text:p>23275</text:p>
          </table:table-cell>
          <table:table-cell office:value-type="float" office:value="17659" calcext:value-type="float">
            <text:p>17659</text:p>
          </table:table-cell>
          <table:table-cell table:formula="of:=([.D317]-[.D316])*[.$F$1]" office:value-type="float" office:value="12050" calcext:value-type="float">
            <text:p>12050</text:p>
          </table:table-cell>
          <table:table-cell/>
          <table:table-cell office:value-type="string" calcext:value-type="string">
            <text:p>2020-12-03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2-03" calcext:value-type="date">
            <text:p>03.12.20</text:p>
          </table:table-cell>
          <table:table-cell office:value-type="float" office:value="1141544" calcext:value-type="float">
            <text:p>1141544</text:p>
          </table:table-cell>
          <table:table-cell office:value-type="float" office:value="23591" calcext:value-type="float">
            <text:p>23591</text:p>
          </table:table-cell>
          <table:table-cell office:value-type="float" office:value="18097" calcext:value-type="float">
            <text:p>18097</text:p>
          </table:table-cell>
          <table:table-cell table:formula="of:=([.D318]-[.D317])*[.$F$1]" office:value-type="float" office:value="10950" calcext:value-type="float">
            <text:p>10950</text:p>
          </table:table-cell>
          <table:table-cell/>
          <table:table-cell office:value-type="string" calcext:value-type="string">
            <text:p>2020-12-04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2-04" calcext:value-type="date">
            <text:p>04.12.20</text:p>
          </table:table-cell>
          <table:table-cell office:value-type="float" office:value="1157514" calcext:value-type="float">
            <text:p>1157514</text:p>
          </table:table-cell>
          <table:table-cell office:value-type="float" office:value="15970" calcext:value-type="float">
            <text:p>15970</text:p>
          </table:table-cell>
          <table:table-cell office:value-type="float" office:value="18577" calcext:value-type="float">
            <text:p>18577</text:p>
          </table:table-cell>
          <table:table-cell table:formula="of:=([.D319]-[.D318])*[.$F$1]" office:value-type="float" office:value="12000" calcext:value-type="float">
            <text:p>12000</text:p>
          </table:table-cell>
          <table:table-cell/>
          <table:table-cell office:value-type="string" calcext:value-type="string">
            <text:p>2020-12-05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2-05" calcext:value-type="date">
            <text:p>05.12.20</text:p>
          </table:table-cell>
          <table:table-cell office:value-type="float" office:value="1183640" calcext:value-type="float">
            <text:p>1183640</text:p>
          </table:table-cell>
          <table:table-cell office:value-type="float" office:value="26126" calcext:value-type="float">
            <text:p>26126</text:p>
          </table:table-cell>
          <table:table-cell office:value-type="float" office:value="18839" calcext:value-type="float">
            <text:p>18839</text:p>
          </table:table-cell>
          <table:table-cell table:formula="of:=([.D320]-[.D319])*[.$F$1]" office:value-type="float" office:value="6550" calcext:value-type="float">
            <text:p>6550</text:p>
          </table:table-cell>
          <table:table-cell/>
          <table:table-cell office:value-type="string" calcext:value-type="string">
            <text:p>2020-12-06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2-06" calcext:value-type="date">
            <text:p>06.12.20</text:p>
          </table:table-cell>
          <table:table-cell office:value-type="float" office:value="1194550" calcext:value-type="float">
            <text:p>1194550</text:p>
          </table:table-cell>
          <table:table-cell office:value-type="float" office:value="10910" calcext:value-type="float">
            <text:p>10910</text:p>
          </table:table-cell>
          <table:table-cell office:value-type="float" office:value="18989" calcext:value-type="float">
            <text:p>18989</text:p>
          </table:table-cell>
          <table:table-cell table:formula="of:=([.D321]-[.D320])*[.$F$1]" office:value-type="float" office:value="3750" calcext:value-type="float">
            <text:p>3750</text:p>
          </table:table-cell>
          <table:table-cell/>
          <table:table-cell office:value-type="string" calcext:value-type="string">
            <text:p>2020-12-07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2-07" calcext:value-type="date">
            <text:p>07.12.20</text:p>
          </table:table-cell>
          <table:table-cell office:value-type="float" office:value="1200006" calcext:value-type="float">
            <text:p>1200006</text:p>
          </table:table-cell>
          <table:table-cell office:value-type="float" office:value="5456" calcext:value-type="float">
            <text:p>5456</text:p>
          </table:table-cell>
          <table:table-cell office:value-type="float" office:value="19434" calcext:value-type="float">
            <text:p>19434</text:p>
          </table:table-cell>
          <table:table-cell table:formula="of:=([.D322]-[.D321])*[.$F$1]" office:value-type="float" office:value="11125" calcext:value-type="float">
            <text:p>11125</text:p>
          </table:table-cell>
          <table:table-cell/>
          <table:table-cell office:value-type="string" calcext:value-type="string">
            <text:p>2020-12-08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2-08" calcext:value-type="date">
            <text:p>08.12.20</text:p>
          </table:table-cell>
          <table:table-cell office:value-type="float" office:value="1229269" calcext:value-type="float">
            <text:p>1229269</text:p>
          </table:table-cell>
          <table:table-cell office:value-type="float" office:value="29263" calcext:value-type="float">
            <text:p>29263</text:p>
          </table:table-cell>
          <table:table-cell office:value-type="float" office:value="20002" calcext:value-type="float">
            <text:p>20002</text:p>
          </table:table-cell>
          <table:table-cell table:formula="of:=([.D323]-[.D322])*[.$F$1]" office:value-type="float" office:value="14200" calcext:value-type="float">
            <text:p>14200</text:p>
          </table:table-cell>
          <table:table-cell/>
          <table:table-cell office:value-type="string" calcext:value-type="string">
            <text:p>2020-12-09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2-09" calcext:value-type="date">
            <text:p>09.12.20</text:p>
          </table:table-cell>
          <table:table-cell office:value-type="float" office:value="1254358" calcext:value-type="float">
            <text:p>1254358</text:p>
          </table:table-cell>
          <table:table-cell office:value-type="float" office:value="25089" calcext:value-type="float">
            <text:p>25089</text:p>
          </table:table-cell>
          <table:table-cell office:value-type="float" office:value="20460" calcext:value-type="float">
            <text:p>20460</text:p>
          </table:table-cell>
          <table:table-cell table:formula="of:=([.D324]-[.D323])*[.$F$1]" office:value-type="float" office:value="11450" calcext:value-type="float">
            <text:p>11450</text:p>
          </table:table-cell>
          <table:table-cell/>
          <table:table-cell office:value-type="string" calcext:value-type="string">
            <text:p>2020-12-10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2-10" calcext:value-type="date">
            <text:p>10.12.20</text:p>
          </table:table-cell>
          <table:table-cell office:value-type="float" office:value="1287092" calcext:value-type="float">
            <text:p>1287092</text:p>
          </table:table-cell>
          <table:table-cell office:value-type="float" office:value="32734" calcext:value-type="float">
            <text:p>32734</text:p>
          </table:table-cell>
          <table:table-cell office:value-type="float" office:value="21064" calcext:value-type="float">
            <text:p>21064</text:p>
          </table:table-cell>
          <table:table-cell table:formula="of:=([.D325]-[.D324])*[.$F$1]" office:value-type="float" office:value="15100" calcext:value-type="float">
            <text:p>15100</text:p>
          </table:table-cell>
          <table:table-cell/>
          <table:table-cell office:value-type="string" calcext:value-type="string">
            <text:p>2020-12-11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2-11" calcext:value-type="date">
            <text:p>11.12.20</text:p>
          </table:table-cell>
          <table:table-cell office:value-type="float" office:value="1314309" calcext:value-type="float">
            <text:p>1314309</text:p>
          </table:table-cell>
          <table:table-cell office:value-type="float" office:value="27217" calcext:value-type="float">
            <text:p>27217</text:p>
          </table:table-cell>
          <table:table-cell office:value-type="float" office:value="21567" calcext:value-type="float">
            <text:p>21567</text:p>
          </table:table-cell>
          <table:table-cell table:formula="of:=([.D326]-[.D325])*[.$F$1]" office:value-type="float" office:value="12575" calcext:value-type="float">
            <text:p>12575</text:p>
          </table:table-cell>
          <table:table-cell/>
          <table:table-cell office:value-type="string" calcext:value-type="string">
            <text:p>2020-12-12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2-12" calcext:value-type="date">
            <text:p>12.12.20</text:p>
          </table:table-cell>
          <table:table-cell office:value-type="float" office:value="1336101" calcext:value-type="float">
            <text:p>1336101</text:p>
          </table:table-cell>
          <table:table-cell office:value-type="float" office:value="21792" calcext:value-type="float">
            <text:p>21792</text:p>
          </table:table-cell>
          <table:table-cell office:value-type="float" office:value="21900" calcext:value-type="float">
            <text:p>21900</text:p>
          </table:table-cell>
          <table:table-cell table:formula="of:=([.D327]-[.D326])*[.$F$1]" office:value-type="float" office:value="8325" calcext:value-type="float">
            <text:p>8325</text:p>
          </table:table-cell>
          <table:table-cell/>
          <table:table-cell office:value-type="string" calcext:value-type="string">
            <text:p>2020-12-13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2-13" calcext:value-type="date">
            <text:p>13.12.20</text:p>
          </table:table-cell>
          <table:table-cell office:value-type="float" office:value="1350810" calcext:value-type="float">
            <text:p>1350810</text:p>
          </table:table-cell>
          <table:table-cell office:value-type="float" office:value="14709" calcext:value-type="float">
            <text:p>14709</text:p>
          </table:table-cell>
          <table:table-cell office:value-type="float" office:value="22106" calcext:value-type="float">
            <text:p>22106</text:p>
          </table:table-cell>
          <table:table-cell table:formula="of:=([.D328]-[.D327])*[.$F$1]" office:value-type="float" office:value="5150" calcext:value-type="float">
            <text:p>5150</text:p>
          </table:table-cell>
          <table:table-cell/>
          <table:table-cell office:value-type="string" calcext:value-type="string">
            <text:p>2020-12-14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2-14" calcext:value-type="date">
            <text:p>14.12.20</text:p>
          </table:table-cell>
          <table:table-cell office:value-type="float" office:value="1357261" calcext:value-type="float">
            <text:p>1357261</text:p>
          </table:table-cell>
          <table:table-cell office:value-type="float" office:value="6451" calcext:value-type="float">
            <text:p>6451</text:p>
          </table:table-cell>
          <table:table-cell office:value-type="float" office:value="22634" calcext:value-type="float">
            <text:p>22634</text:p>
          </table:table-cell>
          <table:table-cell table:formula="of:=([.D329]-[.D328])*[.$F$1]" office:value-type="float" office:value="13200" calcext:value-type="float">
            <text:p>13200</text:p>
          </table:table-cell>
          <table:table-cell/>
          <table:table-cell office:value-type="string" calcext:value-type="string">
            <text:p>2020-12-15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2-15" calcext:value-type="date">
            <text:p>15.12.20</text:p>
          </table:table-cell>
          <table:table-cell office:value-type="float" office:value="1391086" calcext:value-type="float">
            <text:p>1391086</text:p>
          </table:table-cell>
          <table:table-cell office:value-type="float" office:value="33825" calcext:value-type="float">
            <text:p>33825</text:p>
          </table:table-cell>
          <table:table-cell office:value-type="float" office:value="23544" calcext:value-type="float">
            <text:p>23544</text:p>
          </table:table-cell>
          <table:table-cell table:formula="of:=([.D330]-[.D329])*[.$F$1]" office:value-type="float" office:value="22750" calcext:value-type="float">
            <text:p>22750</text:p>
          </table:table-cell>
          <table:table-cell/>
          <table:table-cell office:value-type="string" calcext:value-type="string">
            <text:p>2020-12-16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2-16" calcext:value-type="date">
            <text:p>16.12.20</text:p>
          </table:table-cell>
          <table:table-cell office:value-type="float" office:value="1423830" calcext:value-type="float">
            <text:p>1423830</text:p>
          </table:table-cell>
          <table:table-cell office:value-type="float" office:value="32744" calcext:value-type="float">
            <text:p>32744</text:p>
          </table:table-cell>
          <table:table-cell office:value-type="float" office:value="24273" calcext:value-type="float">
            <text:p>24273</text:p>
          </table:table-cell>
          <table:table-cell table:formula="of:=([.D331]-[.D330])*[.$F$1]" office:value-type="float" office:value="18225" calcext:value-type="float">
            <text:p>18225</text:p>
          </table:table-cell>
          <table:table-cell/>
          <table:table-cell office:value-type="string" calcext:value-type="string">
            <text:p>2020-12-17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2-17" calcext:value-type="date">
            <text:p>17.12.20</text:p>
          </table:table-cell>
          <table:table-cell office:value-type="float" office:value="1454009" calcext:value-type="float">
            <text:p>1454009</text:p>
          </table:table-cell>
          <table:table-cell office:value-type="float" office:value="30179" calcext:value-type="float">
            <text:p>30179</text:p>
          </table:table-cell>
          <table:table-cell office:value-type="float" office:value="25027" calcext:value-type="float">
            <text:p>25027</text:p>
          </table:table-cell>
          <table:table-cell table:formula="of:=([.D332]-[.D331])*[.$F$1]" office:value-type="float" office:value="18850" calcext:value-type="float">
            <text:p>18850</text:p>
          </table:table-cell>
          <table:table-cell/>
          <table:table-cell office:value-type="string" calcext:value-type="string">
            <text:p>2020-12-18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2-18" calcext:value-type="date">
            <text:p>18.12.20</text:p>
          </table:table-cell>
          <table:table-cell office:value-type="float" office:value="1486839" calcext:value-type="float">
            <text:p>1486839</text:p>
          </table:table-cell>
          <table:table-cell office:value-type="float" office:value="32830" calcext:value-type="float">
            <text:p>32830</text:p>
          </table:table-cell>
          <table:table-cell office:value-type="float" office:value="25754" calcext:value-type="float">
            <text:p>25754</text:p>
          </table:table-cell>
          <table:table-cell table:formula="of:=([.D333]-[.D332])*[.$F$1]" office:value-type="float" office:value="18175" calcext:value-type="float">
            <text:p>18175</text:p>
          </table:table-cell>
          <table:table-cell/>
          <table:table-cell office:value-type="string" calcext:value-type="string">
            <text:p>2020-12-19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2-19" calcext:value-type="date">
            <text:p>19.12.20</text:p>
          </table:table-cell>
          <table:table-cell office:value-type="float" office:value="1508518" calcext:value-type="float">
            <text:p>1508518</text:p>
          </table:table-cell>
          <table:table-cell office:value-type="float" office:value="21679" calcext:value-type="float">
            <text:p>21679</text:p>
          </table:table-cell>
          <table:table-cell office:value-type="float" office:value="26171" calcext:value-type="float">
            <text:p>26171</text:p>
          </table:table-cell>
          <table:table-cell table:formula="of:=([.D334]-[.D333])*[.$F$1]" office:value-type="float" office:value="10425" calcext:value-type="float">
            <text:p>10425</text:p>
          </table:table-cell>
          <table:table-cell/>
          <table:table-cell office:value-type="string" calcext:value-type="string">
            <text:p>2020-12-20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2-20" calcext:value-type="date">
            <text:p>20.12.20</text:p>
          </table:table-cell>
          <table:table-cell office:value-type="float" office:value="1514962" calcext:value-type="float">
            <text:p>1514962</text:p>
          </table:table-cell>
          <table:table-cell office:value-type="float" office:value="6444" calcext:value-type="float">
            <text:p>6444</text:p>
          </table:table-cell>
          <table:table-cell office:value-type="float" office:value="26400" calcext:value-type="float">
            <text:p>26400</text:p>
          </table:table-cell>
          <table:table-cell table:formula="of:=([.D335]-[.D334])*[.$F$1]" office:value-type="float" office:value="5725" calcext:value-type="float">
            <text:p>5725</text:p>
          </table:table-cell>
          <table:table-cell/>
          <table:table-cell office:value-type="string" calcext:value-type="string">
            <text:p>2020-12-21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2-21" calcext:value-type="date">
            <text:p>21.12.20</text:p>
          </table:table-cell>
          <table:table-cell office:value-type="float" office:value="1534218" calcext:value-type="float">
            <text:p>1534218</text:p>
          </table:table-cell>
          <table:table-cell office:value-type="float" office:value="19256" calcext:value-type="float">
            <text:p>19256</text:p>
          </table:table-cell>
          <table:table-cell office:value-type="float" office:value="27110" calcext:value-type="float">
            <text:p>27110</text:p>
          </table:table-cell>
          <table:table-cell table:formula="of:=([.D336]-[.D335])*[.$F$1]" office:value-type="float" office:value="17750" calcext:value-type="float">
            <text:p>17750</text:p>
          </table:table-cell>
          <table:table-cell/>
          <table:table-cell office:value-type="string" calcext:value-type="string">
            <text:p>2020-12-22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2-22" calcext:value-type="date">
            <text:p>22.12.20</text:p>
          </table:table-cell>
          <table:table-cell office:value-type="float" office:value="1570371" calcext:value-type="float">
            <text:p>1570371</text:p>
          </table:table-cell>
          <table:table-cell office:value-type="float" office:value="36153" calcext:value-type="float">
            <text:p>36153</text:p>
          </table:table-cell>
          <table:table-cell office:value-type="float" office:value="28096" calcext:value-type="float">
            <text:p>28096</text:p>
          </table:table-cell>
          <table:table-cell table:formula="of:=([.D337]-[.D336])*[.$F$1]" office:value-type="float" office:value="24650" calcext:value-type="float">
            <text:p>24650</text:p>
          </table:table-cell>
          <table:table-cell/>
          <table:table-cell office:value-type="string" calcext:value-type="string">
            <text:p>2020-12-23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2-23" calcext:value-type="date">
            <text:p>23.12.20</text:p>
          </table:table-cell>
          <table:table-cell office:value-type="float" office:value="1604129" calcext:value-type="float">
            <text:p>1604129</text:p>
          </table:table-cell>
          <table:table-cell office:value-type="float" office:value="33758" calcext:value-type="float">
            <text:p>33758</text:p>
          </table:table-cell>
          <table:table-cell office:value-type="float" office:value="28909" calcext:value-type="float">
            <text:p>28909</text:p>
          </table:table-cell>
          <table:table-cell table:formula="of:=([.D338]-[.D337])*[.$F$1]" office:value-type="float" office:value="20325" calcext:value-type="float">
            <text:p>20325</text:p>
          </table:table-cell>
          <table:table-cell/>
          <table:table-cell office:value-type="string" calcext:value-type="string">
            <text:p>2020-12-24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2-24" calcext:value-type="date">
            <text:p>24.12.20</text:p>
          </table:table-cell>
          <table:table-cell office:value-type="float" office:value="1630596" calcext:value-type="float">
            <text:p>1630596</text:p>
          </table:table-cell>
          <table:table-cell office:value-type="float" office:value="26467" calcext:value-type="float">
            <text:p>26467</text:p>
          </table:table-cell>
          <table:table-cell office:value-type="float" office:value="29330" calcext:value-type="float">
            <text:p>29330</text:p>
          </table:table-cell>
          <table:table-cell table:formula="of:=([.D339]-[.D338])*[.$F$1]" office:value-type="float" office:value="10525" calcext:value-type="float">
            <text:p>10525</text:p>
          </table:table-cell>
          <table:table-cell/>
          <table:table-cell office:value-type="string" calcext:value-type="string">
            <text:p>2020-12-25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2-25" calcext:value-type="date">
            <text:p>25.12.20</text:p>
          </table:table-cell>
          <table:table-cell office:value-type="float" office:value="1632736" calcext:value-type="float">
            <text:p>1632736</text:p>
          </table:table-cell>
          <table:table-cell office:value-type="float" office:value="2140" calcext:value-type="float">
            <text:p>2140</text:p>
          </table:table-cell>
          <table:table-cell office:value-type="float" office:value="29580" calcext:value-type="float">
            <text:p>29580</text:p>
          </table:table-cell>
          <table:table-cell table:formula="of:=([.D340]-[.D339])*[.$F$1]" office:value-type="float" office:value="6250" calcext:value-type="float">
            <text:p>6250</text:p>
          </table:table-cell>
          <table:table-cell/>
          <table:table-cell office:value-type="string" calcext:value-type="string">
            <text:p>2020-12-26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2-26" calcext:value-type="date">
            <text:p>26.12.20</text:p>
          </table:table-cell>
          <table:table-cell office:value-type="float" office:value="1646240" calcext:value-type="float">
            <text:p>1646240</text:p>
          </table:table-cell>
          <table:table-cell office:value-type="float" office:value="13504" calcext:value-type="float">
            <text:p>13504</text:p>
          </table:table-cell>
          <table:table-cell office:value-type="float" office:value="29946" calcext:value-type="float">
            <text:p>29946</text:p>
          </table:table-cell>
          <table:table-cell table:formula="of:=([.D341]-[.D340])*[.$F$1]" office:value-type="float" office:value="9150" calcext:value-type="float">
            <text:p>9150</text:p>
          </table:table-cell>
          <table:table-cell/>
          <table:table-cell office:value-type="string" calcext:value-type="string">
            <text:p>2020-12-27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2-27" calcext:value-type="date">
            <text:p>27.12.20</text:p>
          </table:table-cell>
          <table:table-cell office:value-type="float" office:value="1658639" calcext:value-type="float">
            <text:p>1658639</text:p>
          </table:table-cell>
          <table:table-cell office:value-type="float" office:value="12399" calcext:value-type="float">
            <text:p>12399</text:p>
          </table:table-cell>
          <table:table-cell office:value-type="float" office:value="30297" calcext:value-type="float">
            <text:p>30297</text:p>
          </table:table-cell>
          <table:table-cell table:formula="of:=([.D342]-[.D341])*[.$F$1]" office:value-type="float" office:value="8775" calcext:value-type="float">
            <text:p>8775</text:p>
          </table:table-cell>
          <table:table-cell/>
          <table:table-cell office:value-type="string" calcext:value-type="string">
            <text:p>2020-12-28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2-28" calcext:value-type="date">
            <text:p>28.12.20</text:p>
          </table:table-cell>
          <table:table-cell office:value-type="float" office:value="1672643" calcext:value-type="float">
            <text:p>1672643</text:p>
          </table:table-cell>
          <table:table-cell office:value-type="float" office:value="14004" calcext:value-type="float">
            <text:p>14004</text:p>
          </table:table-cell>
          <table:table-cell office:value-type="float" office:value="31145" calcext:value-type="float">
            <text:p>31145</text:p>
          </table:table-cell>
          <table:table-cell table:formula="of:=([.D343]-[.D342])*[.$F$1]" office:value-type="float" office:value="21200" calcext:value-type="float">
            <text:p>21200</text:p>
          </table:table-cell>
          <table:table-cell/>
          <table:table-cell office:value-type="string" calcext:value-type="string">
            <text:p>2020-12-29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2-29" calcext:value-type="date">
            <text:p>29.12.20</text:p>
          </table:table-cell>
          <table:table-cell office:value-type="float" office:value="1692109" calcext:value-type="float">
            <text:p>1692109</text:p>
          </table:table-cell>
          <table:table-cell office:value-type="float" office:value="19466" calcext:value-type="float">
            <text:p>19466</text:p>
          </table:table-cell>
          <table:table-cell office:value-type="float" office:value="32267" calcext:value-type="float">
            <text:p>32267</text:p>
          </table:table-cell>
          <table:table-cell table:formula="of:=([.D344]-[.D343])*[.$F$1]" office:value-type="float" office:value="28050" calcext:value-type="float">
            <text:p>28050</text:p>
          </table:table-cell>
          <table:table-cell/>
          <table:table-cell office:value-type="string" calcext:value-type="string">
            <text:p>2020-12-30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2-30" calcext:value-type="date">
            <text:p>30.12.20</text:p>
          </table:table-cell>
          <table:table-cell office:value-type="float" office:value="1741153" calcext:value-type="float">
            <text:p>1741153</text:p>
          </table:table-cell>
          <table:table-cell office:value-type="float" office:value="49044" calcext:value-type="float">
            <text:p>49044</text:p>
          </table:table-cell>
          <table:table-cell office:value-type="float" office:value="33230" calcext:value-type="float">
            <text:p>33230</text:p>
          </table:table-cell>
          <table:table-cell table:formula="of:=([.D345]-[.D344])*[.$F$1]" office:value-type="float" office:value="24075" calcext:value-type="float">
            <text:p>24075</text:p>
          </table:table-cell>
          <table:table-cell/>
          <table:table-cell office:value-type="string" calcext:value-type="string">
            <text:p>2020-12-31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2-31" calcext:value-type="date">
            <text:p>31.12.20</text:p>
          </table:table-cell>
          <table:table-cell office:value-type="float" office:value="1760520" calcext:value-type="float">
            <text:p>1760520</text:p>
          </table:table-cell>
          <table:table-cell office:value-type="float" office:value="19367" calcext:value-type="float">
            <text:p>19367</text:p>
          </table:table-cell>
          <table:table-cell office:value-type="float" office:value="33791" calcext:value-type="float">
            <text:p>33791</text:p>
          </table:table-cell>
          <table:table-cell table:formula="of:=([.D346]-[.D345])*[.$F$1]" office:value-type="float" office:value="14025" calcext:value-type="float">
            <text:p>14025</text:p>
          </table:table-cell>
          <table:table-cell/>
          <table:table-cell office:value-type="string" calcext:value-type="string">
            <text:p>2021-01-02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1-01" calcext:value-type="date">
            <text:p>01.01.21</text:p>
          </table:table-cell>
          <table:table-cell office:value-type="float" office:value="1762637" calcext:value-type="float">
            <text:p>1762637</text:p>
          </table:table-cell>
          <table:table-cell office:value-type="float" office:value="2117" calcext:value-type="float">
            <text:p>2117</text:p>
          </table:table-cell>
          <table:table-cell office:value-type="float" office:value="34145" calcext:value-type="float">
            <text:p>34145</text:p>
          </table:table-cell>
          <table:table-cell table:formula="of:=([.D347]-[.D346])*[.$F$1]" office:value-type="float" office:value="8850" calcext:value-type="float">
            <text:p>8850</text:p>
          </table:table-cell>
          <table:table-cell table:number-columns-repeated="3"/>
        </table:table-row>
        <table:table-row table:style-name="ro1">
          <table:table-cell office:value-type="date" office:date-value="2021-01-02" calcext:value-type="date">
            <text:p>02.01.21</text:p>
          </table:table-cell>
          <table:table-cell office:value-type="float" office:value="1773540" calcext:value-type="float">
            <text:p>1773540</text:p>
          </table:table-cell>
          <table:table-cell office:value-type="float" office:value="10903" calcext:value-type="float">
            <text:p>10903</text:p>
          </table:table-cell>
          <table:table-cell office:value-type="float" office:value="34480" calcext:value-type="float">
            <text:p>34480</text:p>
          </table:table-cell>
          <table:table-cell table:formula="of:=([.D348]-[.D347])*[.$F$1]" office:value-type="float" office:value="8375" calcext:value-type="float">
            <text:p>8375</text:p>
          </table:table-cell>
          <table:table-cell/>
          <table:table-cell office:value-type="string" calcext:value-type="string">
            <text:p>2021-01-03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1-03" calcext:value-type="date">
            <text:p>03.01.21</text:p>
          </table:table-cell>
          <table:table-cell office:value-type="float" office:value="1783896" calcext:value-type="float">
            <text:p>1783896</text:p>
          </table:table-cell>
          <table:table-cell office:value-type="float" office:value="10356" calcext:value-type="float">
            <text:p>10356</text:p>
          </table:table-cell>
          <table:table-cell office:value-type="float" office:value="34791" calcext:value-type="float">
            <text:p>34791</text:p>
          </table:table-cell>
          <table:table-cell table:formula="of:=([.D349]-[.D348])*[.$F$1]" office:value-type="float" office:value="7775" calcext:value-type="float">
            <text:p>7775</text:p>
          </table:table-cell>
          <table:table-cell/>
          <table:table-cell office:value-type="string" calcext:value-type="string">
            <text:p>2021-01-04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1-04" calcext:value-type="date">
            <text:p>04.01.21</text:p>
          </table:table-cell>
          <table:table-cell office:value-type="float" office:value="1796216" calcext:value-type="float">
            <text:p>1796216</text:p>
          </table:table-cell>
          <table:table-cell office:value-type="float" office:value="12320" calcext:value-type="float">
            <text:p>12320</text:p>
          </table:table-cell>
          <table:table-cell office:value-type="float" office:value="35748" calcext:value-type="float">
            <text:p>35748</text:p>
          </table:table-cell>
          <table:table-cell table:formula="of:=([.D350]-[.D349])*[.$F$1]" office:value-type="float" office:value="23925" calcext:value-type="float">
            <text:p>23925</text:p>
          </table:table-cell>
          <table:table-cell/>
          <table:table-cell office:value-type="string" calcext:value-type="string">
            <text:p>2021-01-05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1-05" calcext:value-type="date">
            <text:p>05.01.21</text:p>
          </table:table-cell>
          <table:table-cell office:value-type="float" office:value="1814565" calcext:value-type="float">
            <text:p>1814565</text:p>
          </table:table-cell>
          <table:table-cell office:value-type="float" office:value="18349" calcext:value-type="float">
            <text:p>18349</text:p>
          </table:table-cell>
          <table:table-cell office:value-type="float" office:value="36757" calcext:value-type="float">
            <text:p>36757</text:p>
          </table:table-cell>
          <table:table-cell table:formula="of:=([.D351]-[.D350])*[.$F$1]" office:value-type="float" office:value="25225" calcext:value-type="float">
            <text:p>25225</text:p>
          </table:table-cell>
          <table:table-cell/>
          <table:table-cell office:value-type="string" calcext:value-type="string">
            <text:p>2021-01-06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1-06" calcext:value-type="date">
            <text:p>06.01.21</text:p>
          </table:table-cell>
          <table:table-cell office:value-type="float" office:value="1841228" calcext:value-type="float">
            <text:p>1841228</text:p>
          </table:table-cell>
          <table:table-cell office:value-type="float" office:value="26663" calcext:value-type="float">
            <text:p>26663</text:p>
          </table:table-cell>
          <table:table-cell office:value-type="float" office:value="37835" calcext:value-type="float">
            <text:p>37835</text:p>
          </table:table-cell>
          <table:table-cell table:formula="of:=([.D352]-[.D351])*[.$F$1]" office:value-type="float" office:value="26950" calcext:value-type="float">
            <text:p>26950</text:p>
          </table:table-cell>
          <table:table-cell/>
          <table:table-cell office:value-type="string" calcext:value-type="string">
            <text:p>2021-01-07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1-07" calcext:value-type="date">
            <text:p>07.01.21</text:p>
          </table:table-cell>
          <table:table-cell office:value-type="float" office:value="1886561" calcext:value-type="float">
            <text:p>1886561</text:p>
          </table:table-cell>
          <table:table-cell office:value-type="float" office:value="45333" calcext:value-type="float">
            <text:p>45333</text:p>
          </table:table-cell>
          <table:table-cell office:value-type="float" office:value="38987" calcext:value-type="float">
            <text:p>38987</text:p>
          </table:table-cell>
          <table:table-cell table:formula="of:=([.D353]-[.D352])*[.$F$1]" office:value-type="float" office:value="28800" calcext:value-type="float">
            <text:p>28800</text:p>
          </table:table-cell>
          <table:table-cell/>
          <table:table-cell office:value-type="string" calcext:value-type="string">
            <text:p>2021-01-08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1-08" calcext:value-type="date">
            <text:p>08.01.21</text:p>
          </table:table-cell>
          <table:table-cell office:value-type="float" office:value="1905638" calcext:value-type="float">
            <text:p>1905638</text:p>
          </table:table-cell>
          <table:table-cell office:value-type="float" office:value="19077" calcext:value-type="float">
            <text:p>19077</text:p>
          </table:table-cell>
          <table:table-cell office:value-type="float" office:value="40022" calcext:value-type="float">
            <text:p>40022</text:p>
          </table:table-cell>
          <table:table-cell table:formula="of:=([.D354]-[.D353])*[.$F$1]" office:value-type="float" office:value="25875" calcext:value-type="float">
            <text:p>25875</text:p>
          </table:table-cell>
          <table:table-cell/>
          <table:table-cell office:value-type="string" calcext:value-type="string">
            <text:p>2021-01-09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1-09" calcext:value-type="date">
            <text:p>09.01.21</text:p>
          </table:table-cell>
          <table:table-cell office:value-type="float" office:value="1928462" calcext:value-type="float">
            <text:p>1928462</text:p>
          </table:table-cell>
          <table:table-cell office:value-type="float" office:value="22824" calcext:value-type="float">
            <text:p>22824</text:p>
          </table:table-cell>
          <table:table-cell office:value-type="float" office:value="40597" calcext:value-type="float">
            <text:p>40597</text:p>
          </table:table-cell>
          <table:table-cell table:formula="of:=([.D355]-[.D354])*[.$F$1]" office:value-type="float" office:value="14375" calcext:value-type="float">
            <text:p>14375</text:p>
          </table:table-cell>
          <table:table-cell/>
          <table:table-cell office:value-type="string" calcext:value-type="string">
            <text:p>2021-01-10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1-10" calcext:value-type="date">
            <text:p>10.01.21</text:p>
          </table:table-cell>
          <table:table-cell office:value-type="float" office:value="1929410" calcext:value-type="float">
            <text:p>1929410</text:p>
          </table:table-cell>
          <table:table-cell office:value-type="float" office:value="948" calcext:value-type="float">
            <text:p>948</text:p>
          </table:table-cell>
          <table:table-cell office:value-type="float" office:value="40936" calcext:value-type="float">
            <text:p>40936</text:p>
          </table:table-cell>
          <table:table-cell table:formula="of:=([.D356]-[.D355])*[.$F$1]" office:value-type="float" office:value="8475" calcext:value-type="float">
            <text:p>8475</text:p>
          </table:table-cell>
          <table:table-cell/>
          <table:table-cell office:value-type="string" calcext:value-type="string">
            <text:p>2021-01-11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1-11" calcext:value-type="date">
            <text:p>11.01.21</text:p>
          </table:table-cell>
          <table:table-cell office:value-type="float" office:value="1941116" calcext:value-type="float">
            <text:p>1941116</text:p>
          </table:table-cell>
          <table:table-cell office:value-type="float" office:value="11706" calcext:value-type="float">
            <text:p>11706</text:p>
          </table:table-cell>
          <table:table-cell office:value-type="float" office:value="41799" calcext:value-type="float">
            <text:p>41799</text:p>
          </table:table-cell>
          <table:table-cell table:formula="of:=([.D357]-[.D356])*[.$F$1]" office:value-type="float" office:value="21575" calcext:value-type="float">
            <text:p>21575</text:p>
          </table:table-cell>
          <table:table-cell/>
          <table:table-cell office:value-type="string" calcext:value-type="string">
            <text:p>2021-01-12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1-12" calcext:value-type="date">
            <text:p>12.01.21</text:p>
          </table:table-cell>
          <table:table-cell office:value-type="float" office:value="1968326" calcext:value-type="float">
            <text:p>1968326</text:p>
          </table:table-cell>
          <table:table-cell office:value-type="float" office:value="27210" calcext:value-type="float">
            <text:p>27210</text:p>
          </table:table-cell>
          <table:table-cell office:value-type="float" office:value="42889" calcext:value-type="float">
            <text:p>42889</text:p>
          </table:table-cell>
          <table:table-cell table:formula="of:=([.D358]-[.D357])*[.$F$1]" office:value-type="float" office:value="27250" calcext:value-type="float">
            <text:p>27250</text:p>
          </table:table-cell>
          <table:table-cell/>
          <table:table-cell office:value-type="string" calcext:value-type="string">
            <text:p>2021-01-13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1-13" calcext:value-type="date">
            <text:p>13.01.21</text:p>
          </table:table-cell>
          <table:table-cell office:value-type="float" office:value="1993892" calcext:value-type="float">
            <text:p>1993892</text:p>
          </table:table-cell>
          <table:table-cell office:value-type="float" office:value="25566" calcext:value-type="float">
            <text:p>25566</text:p>
          </table:table-cell>
          <table:table-cell office:value-type="float" office:value="44096" calcext:value-type="float">
            <text:p>44096</text:p>
          </table:table-cell>
          <table:table-cell table:formula="of:=([.D359]-[.D358])*[.$F$1]" office:value-type="float" office:value="30175" calcext:value-type="float">
            <text:p>30175</text:p>
          </table:table-cell>
          <table:table-cell/>
          <table:table-cell office:value-type="string" calcext:value-type="string">
            <text:p>2021-01-14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1-14" calcext:value-type="date">
            <text:p>14.01.21</text:p>
          </table:table-cell>
          <table:table-cell office:value-type="float" office:value="2015235" calcext:value-type="float">
            <text:p>2015235</text:p>
          </table:table-cell>
          <table:table-cell office:value-type="float" office:value="21343" calcext:value-type="float">
            <text:p>21343</text:p>
          </table:table-cell>
          <table:table-cell office:value-type="float" office:value="45207" calcext:value-type="float">
            <text:p>45207</text:p>
          </table:table-cell>
          <table:table-cell table:formula="of:=([.D360]-[.D359])*[.$F$1]" office:value-type="float" office:value="27775" calcext:value-type="float">
            <text:p>27775</text:p>
          </table:table-cell>
          <table:table-cell/>
          <table:table-cell office:value-type="string" calcext:value-type="string">
            <text:p>2021-01-15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1-15" calcext:value-type="date">
            <text:p>15.01.21</text:p>
          </table:table-cell>
          <table:table-cell office:value-type="float" office:value="2023828" calcext:value-type="float">
            <text:p>2023828</text:p>
          </table:table-cell>
          <table:table-cell office:value-type="float" office:value="8593" calcext:value-type="float">
            <text:p>8593</text:p>
          </table:table-cell>
          <table:table-cell office:value-type="float" office:value="45705" calcext:value-type="float">
            <text:p>45705</text:p>
          </table:table-cell>
          <table:table-cell table:formula="of:=([.D361]-[.D360])*[.$F$1]" office:value-type="float" office:value="12450" calcext:value-type="float">
            <text:p>12450</text:p>
          </table:table-cell>
          <table:table-cell/>
          <table:table-cell office:value-type="string" calcext:value-type="string">
            <text:p>2021-01-16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1-16" calcext:value-type="date">
            <text:p>16.01.21</text:p>
          </table:table-cell>
          <table:table-cell office:value-type="float" office:value="2038645" calcext:value-type="float">
            <text:p>2038645</text:p>
          </table:table-cell>
          <table:table-cell office:value-type="float" office:value="14817" calcext:value-type="float">
            <text:p>14817</text:p>
          </table:table-cell>
          <table:table-cell office:value-type="float" office:value="46464" calcext:value-type="float">
            <text:p>46464</text:p>
          </table:table-cell>
          <table:table-cell table:formula="of:=([.D362]-[.D361])*[.$F$1]" office:value-type="float" office:value="18975" calcext:value-type="float">
            <text:p>18975</text:p>
          </table:table-cell>
          <table:table-cell/>
          <table:table-cell office:value-type="string" calcext:value-type="string">
            <text:p>2021-01-17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1-17" calcext:value-type="date">
            <text:p>17.01.21</text:p>
          </table:table-cell>
          <table:table-cell office:value-type="float" office:value="2050129" calcext:value-type="float">
            <text:p>2050129</text:p>
          </table:table-cell>
          <table:table-cell office:value-type="float" office:value="11484" calcext:value-type="float">
            <text:p>11484</text:p>
          </table:table-cell>
          <table:table-cell office:value-type="float" office:value="46901" calcext:value-type="float">
            <text:p>46901</text:p>
          </table:table-cell>
          <table:table-cell table:formula="of:=([.D363]-[.D362])*[.$F$1]" office:value-type="float" office:value="10925" calcext:value-type="float">
            <text:p>10925</text:p>
          </table:table-cell>
          <table:table-cell/>
          <table:table-cell office:value-type="string" calcext:value-type="string">
            <text:p>2021-01-18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1-18" calcext:value-type="date">
            <text:p>18.01.21</text:p>
          </table:table-cell>
          <table:table-cell office:value-type="float" office:value="2059382" calcext:value-type="float">
            <text:p>2059382</text:p>
          </table:table-cell>
          <table:table-cell office:value-type="float" office:value="9253" calcext:value-type="float">
            <text:p>9253</text:p>
          </table:table-cell>
          <table:table-cell office:value-type="float" office:value="47263" calcext:value-type="float">
            <text:p>47263</text:p>
          </table:table-cell>
          <table:table-cell table:formula="of:=([.D364]-[.D363])*[.$F$1]" office:value-type="float" office:value="9050" calcext:value-type="float">
            <text:p>9050</text:p>
          </table:table-cell>
          <table:table-cell/>
          <table:table-cell office:value-type="string" calcext:value-type="string">
            <text:p>2021-01-19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1-19" calcext:value-type="date">
            <text:p>19.01.21</text:p>
          </table:table-cell>
          <table:table-cell office:value-type="float" office:value="2071615" calcext:value-type="float">
            <text:p>2071615</text:p>
          </table:table-cell>
          <table:table-cell office:value-type="float" office:value="12233" calcext:value-type="float">
            <text:p>12233</text:p>
          </table:table-cell>
          <table:table-cell office:value-type="float" office:value="48997" calcext:value-type="float">
            <text:p>48997</text:p>
          </table:table-cell>
          <table:table-cell table:formula="of:=([.D365]-[.D364])*[.$F$1]" office:value-type="float" office:value="43350" calcext:value-type="float">
            <text:p>43350</text:p>
          </table:table-cell>
          <table:table-cell/>
          <table:table-cell office:value-type="string" calcext:value-type="string">
            <text:p>2021-01-20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1-20" calcext:value-type="date">
            <text:p>20.01.21</text:p>
          </table:table-cell>
          <table:table-cell office:value-type="float" office:value="2100618" calcext:value-type="float">
            <text:p>2100618</text:p>
          </table:table-cell>
          <table:table-cell office:value-type="float" office:value="29003" calcext:value-type="float">
            <text:p>29003</text:p>
          </table:table-cell>
          <table:table-cell office:value-type="float" office:value="50010" calcext:value-type="float">
            <text:p>50010</text:p>
          </table:table-cell>
          <table:table-cell table:formula="of:=([.D366]-[.D365])*[.$F$1]" office:value-type="float" office:value="25325" calcext:value-type="float">
            <text:p>25325</text:p>
          </table:table-cell>
          <table:table-cell/>
          <table:table-cell office:value-type="string" calcext:value-type="string">
            <text:p>2021-01-21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1-21" calcext:value-type="date">
            <text:p>21.01.21</text:p>
          </table:table-cell>
          <table:table-cell office:value-type="float" office:value="2108895" calcext:value-type="float">
            <text:p>2108895</text:p>
          </table:table-cell>
          <table:table-cell office:value-type="float" office:value="8277" calcext:value-type="float">
            <text:p>8277</text:p>
          </table:table-cell>
          <table:table-cell office:value-type="float" office:value="50876" calcext:value-type="float">
            <text:p>50876</text:p>
          </table:table-cell>
          <table:table-cell table:formula="of:=([.D367]-[.D366])*[.$F$1]" office:value-type="float" office:value="21650" calcext:value-type="float">
            <text:p>21650</text:p>
          </table:table-cell>
          <table:table-cell/>
          <table:table-cell office:value-type="string" calcext:value-type="string">
            <text:p>2021-01-22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1-22" calcext:value-type="date">
            <text:p>22.01.21</text:p>
          </table:table-cell>
          <table:table-cell office:value-type="float" office:value="2125261" calcext:value-type="float">
            <text:p>2125261</text:p>
          </table:table-cell>
          <table:table-cell office:value-type="float" office:value="16366" calcext:value-type="float">
            <text:p>16366</text:p>
          </table:table-cell>
          <table:table-cell office:value-type="float" office:value="51713" calcext:value-type="float">
            <text:p>51713</text:p>
          </table:table-cell>
          <table:table-cell table:formula="of:=([.D368]-[.D367])*[.$F$1]" office:value-type="float" office:value="20925" calcext:value-type="float">
            <text:p>20925</text:p>
          </table:table-cell>
          <table:table-cell/>
          <table:table-cell office:value-type="string" calcext:value-type="string">
            <text:p>2021-01-23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1-23" calcext:value-type="date">
            <text:p>23.01.21</text:p>
          </table:table-cell>
          <table:table-cell office:value-type="float" office:value="2137691" calcext:value-type="float">
            <text:p>2137691</text:p>
          </table:table-cell>
          <table:table-cell office:value-type="float" office:value="12430" calcext:value-type="float">
            <text:p>12430</text:p>
          </table:table-cell>
          <table:table-cell office:value-type="float" office:value="51873" calcext:value-type="float">
            <text:p>51873</text:p>
          </table:table-cell>
          <table:table-cell table:formula="of:=([.D369]-[.D368])*[.$F$1]" office:value-type="float" office:value="4000" calcext:value-type="float">
            <text:p>4000</text:p>
          </table:table-cell>
          <table:table-cell/>
          <table:table-cell office:value-type="string" calcext:value-type="string">
            <text:p>2021-01-24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1-24" calcext:value-type="date">
            <text:p>24.01.21</text:p>
          </table:table-cell>
          <table:table-cell office:value-type="float" office:value="2147769" calcext:value-type="float">
            <text:p>2147769</text:p>
          </table:table-cell>
          <table:table-cell office:value-type="float" office:value="10078" calcext:value-type="float">
            <text:p>10078</text:p>
          </table:table-cell>
          <table:table-cell office:value-type="float" office:value="52296" calcext:value-type="float">
            <text:p>52296</text:p>
          </table:table-cell>
          <table:table-cell table:formula="of:=([.D370]-[.D369])*[.$F$1]" office:value-type="float" office:value="10575" calcext:value-type="float">
            <text:p>10575</text:p>
          </table:table-cell>
          <table:table-cell/>
          <table:table-cell office:value-type="string" calcext:value-type="string">
            <text:p>2021-01-25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1-25" calcext:value-type="date">
            <text:p>25.01.21</text:p>
          </table:table-cell>
          <table:table-cell office:value-type="float" office:value="2154656" calcext:value-type="float">
            <text:p>2154656</text:p>
          </table:table-cell>
          <table:table-cell office:value-type="float" office:value="6887" calcext:value-type="float">
            <text:p>6887</text:p>
          </table:table-cell>
          <table:table-cell office:value-type="float" office:value="53127" calcext:value-type="float">
            <text:p>53127</text:p>
          </table:table-cell>
          <table:table-cell table:formula="of:=([.D371]-[.D370])*[.$F$1]" office:value-type="float" office:value="20775" calcext:value-type="float">
            <text:p>20775</text:p>
          </table:table-cell>
          <table:table-cell/>
          <table:table-cell office:value-type="string" calcext:value-type="string">
            <text:p>2021-01-26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1-26" calcext:value-type="date">
            <text:p>26.01.21</text:p>
          </table:table-cell>
          <table:table-cell office:value-type="float" office:value="2164043" calcext:value-type="float">
            <text:p>2164043</text:p>
          </table:table-cell>
          <table:table-cell office:value-type="float" office:value="9387" calcext:value-type="float">
            <text:p>9387</text:p>
          </table:table-cell>
          <table:table-cell office:value-type="float" office:value="53619" calcext:value-type="float">
            <text:p>53619</text:p>
          </table:table-cell>
          <table:table-cell table:formula="of:=([.D372]-[.D371])*[.$F$1]" office:value-type="float" office:value="12300" calcext:value-type="float">
            <text:p>12300</text:p>
          </table:table-cell>
          <table:table-cell/>
          <table:table-cell office:value-type="string" calcext:value-type="string">
            <text:p>2021-01-27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1-27" calcext:value-type="date">
            <text:p>27.01.21</text:p>
          </table:table-cell>
          <table:table-cell office:value-type="float" office:value="2179679" calcext:value-type="float">
            <text:p>2179679</text:p>
          </table:table-cell>
          <table:table-cell office:value-type="float" office:value="15636" calcext:value-type="float">
            <text:p>15636</text:p>
          </table:table-cell>
          <table:table-cell office:value-type="float" office:value="54498" calcext:value-type="float">
            <text:p>54498</text:p>
          </table:table-cell>
          <table:table-cell table:formula="of:=([.D373]-[.D372])*[.$F$1]" office:value-type="float" office:value="21975" calcext:value-type="float">
            <text:p>21975</text:p>
          </table:table-cell>
          <table:table-cell/>
          <table:table-cell office:value-type="string" calcext:value-type="string">
            <text:p>2021-01-28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1-28" calcext:value-type="date">
            <text:p>28.01.21</text:p>
          </table:table-cell>
          <table:table-cell office:value-type="float" office:value="2194562" calcext:value-type="float">
            <text:p>2194562</text:p>
          </table:table-cell>
          <table:table-cell office:value-type="float" office:value="14883" calcext:value-type="float">
            <text:p>14883</text:p>
          </table:table-cell>
          <table:table-cell office:value-type="float" office:value="55883" calcext:value-type="float">
            <text:p>55883</text:p>
          </table:table-cell>
          <table:table-cell table:formula="of:=([.D374]-[.D373])*[.$F$1]" office:value-type="float" office:value="34625" calcext:value-type="float">
            <text:p>34625</text:p>
          </table:table-cell>
          <table:table-cell/>
          <table:table-cell office:value-type="string" calcext:value-type="string">
            <text:p>2021-01-29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1-29" calcext:value-type="date">
            <text:p>29.01.21</text:p>
          </table:table-cell>
          <table:table-cell office:value-type="float" office:value="2207393" calcext:value-type="float">
            <text:p>2207393</text:p>
          </table:table-cell>
          <table:table-cell office:value-type="float" office:value="12831" calcext:value-type="float">
            <text:p>12831</text:p>
          </table:table-cell>
          <table:table-cell office:value-type="float" office:value="56286" calcext:value-type="float">
            <text:p>56286</text:p>
          </table:table-cell>
          <table:table-cell table:formula="of:=([.D375]-[.D374])*[.$F$1]" office:value-type="float" office:value="10075" calcext:value-type="float">
            <text:p>10075</text:p>
          </table:table-cell>
          <table:table-cell/>
          <table:table-cell office:value-type="string" calcext:value-type="string">
            <text:p>2021-01-30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1-30" calcext:value-type="date">
            <text:p>30.01.21</text:p>
          </table:table-cell>
          <table:table-cell office:value-type="float" office:value="2224911" calcext:value-type="float">
            <text:p>2224911</text:p>
          </table:table-cell>
          <table:table-cell office:value-type="float" office:value="17518" calcext:value-type="float">
            <text:p>17518</text:p>
          </table:table-cell>
          <table:table-cell office:value-type="float" office:value="57105" calcext:value-type="float">
            <text:p>57105</text:p>
          </table:table-cell>
          <table:table-cell table:formula="of:=([.D376]-[.D375])*[.$F$1]" office:value-type="float" office:value="20475" calcext:value-type="float">
            <text:p>20475</text:p>
          </table:table-cell>
          <table:table-cell/>
          <table:table-cell office:value-type="string" calcext:value-type="string">
            <text:p>2021-01-31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1-31" calcext:value-type="date">
            <text:p>31.01.21</text:p>
          </table:table-cell>
          <table:table-cell office:value-type="float" office:value="2225659" calcext:value-type="float">
            <text:p>2225659</text:p>
          </table:table-cell>
          <table:table-cell office:value-type="float" office:value="748" calcext:value-type="float">
            <text:p>748</text:p>
          </table:table-cell>
          <table:table-cell office:value-type="float" office:value="57163" calcext:value-type="float">
            <text:p>57163</text:p>
          </table:table-cell>
          <table:table-cell table:formula="of:=([.D377]-[.D376])*[.$F$1]" office:value-type="float" office:value="1450" calcext:value-type="float">
            <text:p>1450</text:p>
          </table:table-cell>
          <table:table-cell/>
          <table:table-cell office:value-type="string" calcext:value-type="string">
            <text:p>2021-02-01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2-01" calcext:value-type="date">
            <text:p>01.02.21</text:p>
          </table:table-cell>
          <table:table-cell office:value-type="float" office:value="2232327" calcext:value-type="float">
            <text:p>2232327</text:p>
          </table:table-cell>
          <table:table-cell office:value-type="float" office:value="6668" calcext:value-type="float">
            <text:p>6668</text:p>
          </table:table-cell>
          <table:table-cell office:value-type="float" office:value="58059" calcext:value-type="float">
            <text:p>58059</text:p>
          </table:table-cell>
          <table:table-cell table:formula="of:=([.D378]-[.D377])*[.$F$1]" office:value-type="float" office:value="22400" calcext:value-type="float">
            <text:p>22400</text:p>
          </table:table-cell>
          <table:table-cell/>
          <table:table-cell office:value-type="string" calcext:value-type="string">
            <text:p>2021-02-02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2-02" calcext:value-type="date">
            <text:p>02.02.21</text:p>
          </table:table-cell>
          <table:table-cell office:value-type="float" office:value="2240017" calcext:value-type="float">
            <text:p>2240017</text:p>
          </table:table-cell>
          <table:table-cell office:value-type="float" office:value="7690" calcext:value-type="float">
            <text:p>7690</text:p>
          </table:table-cell>
          <table:table-cell office:value-type="float" office:value="58992" calcext:value-type="float">
            <text:p>58992</text:p>
          </table:table-cell>
          <table:table-cell table:formula="of:=([.D379]-[.D378])*[.$F$1]" office:value-type="float" office:value="23325" calcext:value-type="float">
            <text:p>23325</text:p>
          </table:table-cell>
          <table:table-cell/>
          <table:table-cell office:value-type="string" calcext:value-type="string">
            <text:p>2021-02-03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2-03" calcext:value-type="date">
            <text:p>03.02.21</text:p>
          </table:table-cell>
          <table:table-cell office:value-type="float" office:value="2252504" calcext:value-type="float">
            <text:p>2252504</text:p>
          </table:table-cell>
          <table:table-cell office:value-type="float" office:value="12487" calcext:value-type="float">
            <text:p>12487</text:p>
          </table:table-cell>
          <table:table-cell office:value-type="float" office:value="59776" calcext:value-type="float">
            <text:p>59776</text:p>
          </table:table-cell>
          <table:table-cell table:formula="of:=([.D380]-[.D379])*[.$F$1]" office:value-type="float" office:value="19600" calcext:value-type="float">
            <text:p>19600</text:p>
          </table:table-cell>
          <table:table-cell/>
          <table:table-cell office:value-type="string" calcext:value-type="string">
            <text:p>2021-02-04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2-04" calcext:value-type="date">
            <text:p>04.02.21</text:p>
          </table:table-cell>
          <table:table-cell office:value-type="float" office:value="2265536" calcext:value-type="float">
            <text:p>2265536</text:p>
          </table:table-cell>
          <table:table-cell office:value-type="float" office:value="13032" calcext:value-type="float">
            <text:p>13032</text:p>
          </table:table-cell>
          <table:table-cell office:value-type="float" office:value="60634" calcext:value-type="float">
            <text:p>60634</text:p>
          </table:table-cell>
          <table:table-cell table:formula="of:=([.D381]-[.D380])*[.$F$1]" office:value-type="float" office:value="21450" calcext:value-type="float">
            <text:p>21450</text:p>
          </table:table-cell>
          <table:table-cell/>
          <table:table-cell office:value-type="string" calcext:value-type="string">
            <text:p>2021-02-05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2-05" calcext:value-type="date">
            <text:p>05.02.21</text:p>
          </table:table-cell>
          <table:table-cell office:value-type="float" office:value="2276371" calcext:value-type="float">
            <text:p>2276371</text:p>
          </table:table-cell>
          <table:table-cell office:value-type="float" office:value="10835" calcext:value-type="float">
            <text:p>10835</text:p>
          </table:table-cell>
          <table:table-cell office:value-type="float" office:value="61324" calcext:value-type="float">
            <text:p>61324</text:p>
          </table:table-cell>
          <table:table-cell table:formula="of:=([.D382]-[.D381])*[.$F$1]" office:value-type="float" office:value="17250" calcext:value-type="float">
            <text:p>17250</text:p>
          </table:table-cell>
          <table:table-cell/>
          <table:table-cell office:value-type="string" calcext:value-type="string">
            <text:p>2021-02-06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2-06" calcext:value-type="date">
            <text:p>06.02.21</text:p>
          </table:table-cell>
          <table:table-cell office:value-type="float" office:value="2285003" calcext:value-type="float">
            <text:p>2285003</text:p>
          </table:table-cell>
          <table:table-cell office:value-type="float" office:value="8632" calcext:value-type="float">
            <text:p>8632</text:p>
          </table:table-cell>
          <table:table-cell office:value-type="float" office:value="61551" calcext:value-type="float">
            <text:p>61551</text:p>
          </table:table-cell>
          <table:table-cell table:formula="of:=([.D383]-[.D382])*[.$F$1]" office:value-type="float" office:value="5675" calcext:value-type="float">
            <text:p>5675</text:p>
          </table:table-cell>
          <table:table-cell/>
          <table:table-cell office:value-type="string" calcext:value-type="string">
            <text:p>2021-02-07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2-07" calcext:value-type="date">
            <text:p>07.02.21</text:p>
          </table:table-cell>
          <table:table-cell office:value-type="float" office:value="2291673" calcext:value-type="float">
            <text:p>2291673</text:p>
          </table:table-cell>
          <table:table-cell office:value-type="float" office:value="6670" calcext:value-type="float">
            <text:p>6670</text:p>
          </table:table-cell>
          <table:table-cell office:value-type="float" office:value="61708" calcext:value-type="float">
            <text:p>61708</text:p>
          </table:table-cell>
          <table:table-cell table:formula="of:=([.D384]-[.D383])*[.$F$1]" office:value-type="float" office:value="3925" calcext:value-type="float">
            <text:p>3925</text:p>
          </table:table-cell>
          <table:table-cell/>
          <table:table-cell office:value-type="string" calcext:value-type="string">
            <text:p>2021-02-08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2-08" calcext:value-type="date">
            <text:p>08.02.21</text:p>
          </table:table-cell>
          <table:table-cell office:value-type="float" office:value="2296323" calcext:value-type="float">
            <text:p>2296323</text:p>
          </table:table-cell>
          <table:table-cell office:value-type="float" office:value="4650" calcext:value-type="float">
            <text:p>4650</text:p>
          </table:table-cell>
          <table:table-cell office:value-type="float" office:value="62191" calcext:value-type="float">
            <text:p>62191</text:p>
          </table:table-cell>
          <table:table-cell table:formula="of:=([.D385]-[.D384])*[.$F$1]" office:value-type="float" office:value="12075" calcext:value-type="float">
            <text:p>12075</text:p>
          </table:table-cell>
          <table:table-cell/>
          <table:table-cell office:value-type="string" calcext:value-type="string">
            <text:p>2021-02-09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2-09" calcext:value-type="date">
            <text:p>09.02.21</text:p>
          </table:table-cell>
          <table:table-cell office:value-type="float" office:value="2302051" calcext:value-type="float">
            <text:p>2302051</text:p>
          </table:table-cell>
          <table:table-cell office:value-type="float" office:value="5728" calcext:value-type="float">
            <text:p>5728</text:p>
          </table:table-cell>
          <table:table-cell office:value-type="float" office:value="63006" calcext:value-type="float">
            <text:p>63006</text:p>
          </table:table-cell>
          <table:table-cell table:formula="of:=([.D386]-[.D385])*[.$F$1]" office:value-type="float" office:value="20375" calcext:value-type="float">
            <text:p>20375</text:p>
          </table:table-cell>
          <table:table-cell/>
          <table:table-cell office:value-type="string" calcext:value-type="string">
            <text:p>2021-02-10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2-10" calcext:value-type="date">
            <text:p>10.02.21</text:p>
          </table:table-cell>
          <table:table-cell office:value-type="float" office:value="2311297" calcext:value-type="float">
            <text:p>2311297</text:p>
          </table:table-cell>
          <table:table-cell office:value-type="float" office:value="9246" calcext:value-type="float">
            <text:p>9246</text:p>
          </table:table-cell>
          <table:table-cell office:value-type="float" office:value="63672" calcext:value-type="float">
            <text:p>63672</text:p>
          </table:table-cell>
          <table:table-cell table:formula="of:=([.D387]-[.D386])*[.$F$1]" office:value-type="float" office:value="16650" calcext:value-type="float">
            <text:p>16650</text:p>
          </table:table-cell>
          <table:table-cell/>
          <table:table-cell office:value-type="string" calcext:value-type="string">
            <text:p>2021-02-11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2-11" calcext:value-type="date">
            <text:p>11.02.21</text:p>
          </table:table-cell>
          <table:table-cell office:value-type="float" office:value="2321225" calcext:value-type="float">
            <text:p>2321225</text:p>
          </table:table-cell>
          <table:table-cell office:value-type="float" office:value="9928" calcext:value-type="float">
            <text:p>9928</text:p>
          </table:table-cell>
          <table:table-cell office:value-type="float" office:value="64224" calcext:value-type="float">
            <text:p>64224</text:p>
          </table:table-cell>
          <table:table-cell table:formula="of:=([.D388]-[.D387])*[.$F$1]" office:value-type="float" office:value="13800" calcext:value-type="float">
            <text:p>13800</text:p>
          </table:table-cell>
          <table:table-cell/>
          <table:table-cell office:value-type="string" calcext:value-type="string">
            <text:p>2021-02-12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2-12" calcext:value-type="date">
            <text:p>12.02.21</text:p>
          </table:table-cell>
          <table:table-cell office:value-type="float" office:value="2330422" calcext:value-type="float">
            <text:p>2330422</text:p>
          </table:table-cell>
          <table:table-cell office:value-type="float" office:value="9197" calcext:value-type="float">
            <text:p>9197</text:p>
          </table:table-cell>
          <table:table-cell office:value-type="float" office:value="64771" calcext:value-type="float">
            <text:p>64771</text:p>
          </table:table-cell>
          <table:table-cell table:formula="of:=([.D389]-[.D388])*[.$F$1]" office:value-type="float" office:value="13675" calcext:value-type="float">
            <text:p>13675</text:p>
          </table:table-cell>
          <table:table-cell/>
          <table:table-cell office:value-type="string" calcext:value-type="string">
            <text:p>2021-02-13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2-13" calcext:value-type="date">
            <text:p>13.02.21</text:p>
          </table:table-cell>
          <table:table-cell office:value-type="float" office:value="2336906" calcext:value-type="float">
            <text:p>2336906</text:p>
          </table:table-cell>
          <table:table-cell office:value-type="float" office:value="6484" calcext:value-type="float">
            <text:p>6484</text:p>
          </table:table-cell>
          <table:table-cell office:value-type="float" office:value="64990" calcext:value-type="float">
            <text:p>64990</text:p>
          </table:table-cell>
          <table:table-cell table:formula="of:=([.D390]-[.D389])*[.$F$1]" office:value-type="float" office:value="5475" calcext:value-type="float">
            <text:p>5475</text:p>
          </table:table-cell>
          <table:table-cell/>
          <table:table-cell office:value-type="string" calcext:value-type="string">
            <text:p>2021-02-14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2-14" calcext:value-type="date">
            <text:p>14.02.21</text:p>
          </table:table-cell>
          <table:table-cell office:value-type="float" office:value="2341744" calcext:value-type="float">
            <text:p>2341744</text:p>
          </table:table-cell>
          <table:table-cell office:value-type="float" office:value="4838" calcext:value-type="float">
            <text:p>4838</text:p>
          </table:table-cell>
          <table:table-cell office:value-type="float" office:value="65107" calcext:value-type="float">
            <text:p>65107</text:p>
          </table:table-cell>
          <table:table-cell table:formula="of:=([.D391]-[.D390])*[.$F$1]" office:value-type="float" office:value="2925" calcext:value-type="float">
            <text:p>2925</text:p>
          </table:table-cell>
          <table:table-cell/>
          <table:table-cell office:value-type="string" calcext:value-type="string">
            <text:p>2021-02-15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2-15" calcext:value-type="date">
            <text:p>15.02.21</text:p>
          </table:table-cell>
          <table:table-cell office:value-type="float" office:value="2346876" calcext:value-type="float">
            <text:p>2346876</text:p>
          </table:table-cell>
          <table:table-cell office:value-type="float" office:value="5132" calcext:value-type="float">
            <text:p>5132</text:p>
          </table:table-cell>
          <table:table-cell office:value-type="float" office:value="65288" calcext:value-type="float">
            <text:p>65288</text:p>
          </table:table-cell>
          <table:table-cell table:formula="of:=([.D392]-[.D391])*[.$F$1]" office:value-type="float" office:value="4525" calcext:value-type="float">
            <text:p>4525</text:p>
          </table:table-cell>
          <table:table-cell/>
          <table:table-cell office:value-type="string" calcext:value-type="string">
            <text:p>2021-02-16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2-16" calcext:value-type="date">
            <text:p>16.02.21</text:p>
          </table:table-cell>
          <table:table-cell office:value-type="float" office:value="2352766" calcext:value-type="float">
            <text:p>2352766</text:p>
          </table:table-cell>
          <table:table-cell office:value-type="float" office:value="5890" calcext:value-type="float">
            <text:p>5890</text:p>
          </table:table-cell>
          <table:table-cell office:value-type="float" office:value="65829" calcext:value-type="float">
            <text:p>65829</text:p>
          </table:table-cell>
          <table:table-cell table:formula="of:=([.D393]-[.D392])*[.$F$1]" office:value-type="float" office:value="13525" calcext:value-type="float">
            <text:p>13525</text:p>
          </table:table-cell>
          <table:table-cell/>
          <table:table-cell office:value-type="string" calcext:value-type="string">
            <text:p>2021-02-17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2-17" calcext:value-type="date">
            <text:p>17.02.21</text:p>
          </table:table-cell>
          <table:table-cell office:value-type="float" office:value="2362364" calcext:value-type="float">
            <text:p>2362364</text:p>
          </table:table-cell>
          <table:table-cell office:value-type="float" office:value="9598" calcext:value-type="float">
            <text:p>9598</text:p>
          </table:table-cell>
          <table:table-cell office:value-type="float" office:value="66732" calcext:value-type="float">
            <text:p>66732</text:p>
          </table:table-cell>
          <table:table-cell table:formula="of:=([.D394]-[.D393])*[.$F$1]" office:value-type="float" office:value="22575" calcext:value-type="float">
            <text:p>22575</text:p>
          </table:table-cell>
          <table:table-cell/>
          <table:table-cell office:value-type="string" calcext:value-type="string">
            <text:p>2021-02-18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2-18" calcext:value-type="date">
            <text:p>18.02.21</text:p>
          </table:table-cell>
          <table:table-cell office:value-type="float" office:value="2372209" calcext:value-type="float">
            <text:p>2372209</text:p>
          </table:table-cell>
          <table:table-cell office:value-type="float" office:value="9845" calcext:value-type="float">
            <text:p>9845</text:p>
          </table:table-cell>
          <table:table-cell office:value-type="float" office:value="67245" calcext:value-type="float">
            <text:p>67245</text:p>
          </table:table-cell>
          <table:table-cell table:formula="of:=([.D395]-[.D394])*[.$F$1]" office:value-type="float" office:value="12825" calcext:value-type="float">
            <text:p>12825</text:p>
          </table:table-cell>
          <table:table-cell/>
          <table:table-cell office:value-type="string" calcext:value-type="string">
            <text:p>2021-02-19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2-19" calcext:value-type="date">
            <text:p>19.02.21</text:p>
          </table:table-cell>
          <table:table-cell office:value-type="float" office:value="2381259" calcext:value-type="float">
            <text:p>2381259</text:p>
          </table:table-cell>
          <table:table-cell office:value-type="float" office:value="9050" calcext:value-type="float">
            <text:p>9050</text:p>
          </table:table-cell>
          <table:table-cell office:value-type="float" office:value="67741" calcext:value-type="float">
            <text:p>67741</text:p>
          </table:table-cell>
          <table:table-cell table:formula="of:=([.D396]-[.D395])*[.$F$1]" office:value-type="float" office:value="12400" calcext:value-type="float">
            <text:p>12400</text:p>
          </table:table-cell>
          <table:table-cell/>
          <table:table-cell office:value-type="string" calcext:value-type="string">
            <text:p>2021-02-20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2-20" calcext:value-type="date">
            <text:p>20.02.21</text:p>
          </table:table-cell>
          <table:table-cell office:value-type="float" office:value="2388421" calcext:value-type="float">
            <text:p>2388421</text:p>
          </table:table-cell>
          <table:table-cell office:value-type="float" office:value="7162" calcext:value-type="float">
            <text:p>7162</text:p>
          </table:table-cell>
          <table:table-cell office:value-type="float" office:value="67883" calcext:value-type="float">
            <text:p>67883</text:p>
          </table:table-cell>
          <table:table-cell table:formula="of:=([.D397]-[.D396])*[.$F$1]" office:value-type="float" office:value="3550" calcext:value-type="float">
            <text:p>3550</text:p>
          </table:table-cell>
          <table:table-cell/>
          <table:table-cell office:value-type="string" calcext:value-type="string">
            <text:p>2021-02-21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2-21" calcext:value-type="date">
            <text:p>21.02.21</text:p>
          </table:table-cell>
          <table:table-cell office:value-type="float" office:value="2394515" calcext:value-type="float">
            <text:p>2394515</text:p>
          </table:table-cell>
          <table:table-cell office:value-type="float" office:value="6094" calcext:value-type="float">
            <text:p>6094</text:p>
          </table:table-cell>
          <table:table-cell office:value-type="float" office:value="67946" calcext:value-type="float">
            <text:p>67946</text:p>
          </table:table-cell>
          <table:table-cell table:formula="of:=([.D398]-[.D397])*[.$F$1]" office:value-type="float" office:value="1575" calcext:value-type="float">
            <text:p>1575</text:p>
          </table:table-cell>
          <table:table-cell/>
          <table:table-cell office:value-type="string" calcext:value-type="string">
            <text:p>2021-02-22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2-22" calcext:value-type="date">
            <text:p>22.02.21</text:p>
          </table:table-cell>
          <table:table-cell office:value-type="float" office:value="2399499" calcext:value-type="float">
            <text:p>2399499</text:p>
          </table:table-cell>
          <table:table-cell office:value-type="float" office:value="4984" calcext:value-type="float">
            <text:p>4984</text:p>
          </table:table-cell>
          <table:table-cell office:value-type="float" office:value="68363" calcext:value-type="float">
            <text:p>68363</text:p>
          </table:table-cell>
          <table:table-cell table:formula="of:=([.D399]-[.D398])*[.$F$1]" office:value-type="float" office:value="10425" calcext:value-type="float">
            <text:p>10425</text:p>
          </table:table-cell>
          <table:table-cell/>
          <table:table-cell office:value-type="string" calcext:value-type="string">
            <text:p>2021-02-23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2-23" calcext:value-type="date">
            <text:p>23.02.21</text:p>
          </table:table-cell>
          <table:table-cell office:value-type="float" office:value="2405263" calcext:value-type="float">
            <text:p>2405263</text:p>
          </table:table-cell>
          <table:table-cell office:value-type="float" office:value="5764" calcext:value-type="float">
            <text:p>5764</text:p>
          </table:table-cell>
          <table:table-cell office:value-type="float" office:value="68785" calcext:value-type="float">
            <text:p>68785</text:p>
          </table:table-cell>
          <table:table-cell table:formula="of:=([.D400]-[.D399])*[.$F$1]" office:value-type="float" office:value="10550" calcext:value-type="float">
            <text:p>10550</text:p>
          </table:table-cell>
          <table:table-cell/>
          <table:table-cell office:value-type="string" calcext:value-type="string">
            <text:p>2021-02-24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2-24" calcext:value-type="date">
            <text:p>24.02.21</text:p>
          </table:table-cell>
          <table:table-cell office:value-type="float" office:value="2416037" calcext:value-type="float">
            <text:p>2416037</text:p>
          </table:table-cell>
          <table:table-cell office:value-type="float" office:value="10774" calcext:value-type="float">
            <text:p>10774</text:p>
          </table:table-cell>
          <table:table-cell office:value-type="float" office:value="69170" calcext:value-type="float">
            <text:p>69170</text:p>
          </table:table-cell>
          <table:table-cell table:formula="of:=([.D401]-[.D400])*[.$F$1]" office:value-type="float" office:value="9625" calcext:value-type="float">
            <text:p>9625</text:p>
          </table:table-cell>
          <table:table-cell/>
          <table:table-cell office:value-type="string" calcext:value-type="string">
            <text:p>2021-02-25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2-25" calcext:value-type="date">
            <text:p>25.02.21</text:p>
          </table:table-cell>
          <table:table-cell office:value-type="float" office:value="2427069" calcext:value-type="float">
            <text:p>2427069</text:p>
          </table:table-cell>
          <table:table-cell office:value-type="float" office:value="11032" calcext:value-type="float">
            <text:p>11032</text:p>
          </table:table-cell>
          <table:table-cell office:value-type="float" office:value="69343" calcext:value-type="float">
            <text:p>69343</text:p>
          </table:table-cell>
          <table:table-cell table:formula="of:=([.D402]-[.D401])*[.$F$1]" office:value-type="float" office:value="4325" calcext:value-type="float">
            <text:p>4325</text:p>
          </table:table-cell>
          <table:table-cell/>
          <table:table-cell office:value-type="string" calcext:value-type="string">
            <text:p>2021-02-26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2-26" calcext:value-type="date">
            <text:p>26.02.21</text:p>
          </table:table-cell>
          <table:table-cell office:value-type="float" office:value="2436506" calcext:value-type="float">
            <text:p>2436506</text:p>
          </table:table-cell>
          <table:table-cell office:value-type="float" office:value="9437" calcext:value-type="float">
            <text:p>9437</text:p>
          </table:table-cell>
          <table:table-cell office:value-type="float" office:value="69939" calcext:value-type="float">
            <text:p>69939</text:p>
          </table:table-cell>
          <table:table-cell table:formula="of:=([.D403]-[.D402])*[.$F$1]" office:value-type="float" office:value="14900" calcext:value-type="float">
            <text:p>14900</text:p>
          </table:table-cell>
          <table:table-cell/>
          <table:table-cell office:value-type="string" calcext:value-type="string">
            <text:p>2021-02-27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2-27" calcext:value-type="date">
            <text:p>27.02.21</text:p>
          </table:table-cell>
          <table:table-cell office:value-type="float" office:value="2444177" calcext:value-type="float">
            <text:p>2444177</text:p>
          </table:table-cell>
          <table:table-cell office:value-type="float" office:value="7671" calcext:value-type="float">
            <text:p>7671</text:p>
          </table:table-cell>
          <table:table-cell office:value-type="float" office:value="70092" calcext:value-type="float">
            <text:p>70092</text:p>
          </table:table-cell>
          <table:table-cell table:formula="of:=([.D404]-[.D403])*[.$F$1]" office:value-type="float" office:value="3825" calcext:value-type="float">
            <text:p>3825</text:p>
          </table:table-cell>
          <table:table-cell/>
          <table:table-cell office:value-type="string" calcext:value-type="string">
            <text:p>2021-02-28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2-28" calcext:value-type="date">
            <text:p>28.02.21</text:p>
          </table:table-cell>
          <table:table-cell office:value-type="float" office:value="2450295" calcext:value-type="float">
            <text:p>2450295</text:p>
          </table:table-cell>
          <table:table-cell office:value-type="float" office:value="6118" calcext:value-type="float">
            <text:p>6118</text:p>
          </table:table-cell>
          <table:table-cell office:value-type="float" office:value="70152" calcext:value-type="float">
            <text:p>70152</text:p>
          </table:table-cell>
          <table:table-cell table:formula="of:=([.D405]-[.D404])*[.$F$1]" office:value-type="float" office:value="1500" calcext:value-type="float">
            <text:p>1500</text:p>
          </table:table-cell>
          <table:table-cell/>
          <table:table-cell office:value-type="string" calcext:value-type="string">
            <text:p>2021-03-01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3-01" calcext:value-type="date">
            <text:p>01.03.21</text:p>
          </table:table-cell>
          <table:table-cell office:value-type="float" office:value="2455569" calcext:value-type="float">
            <text:p>2455569</text:p>
          </table:table-cell>
          <table:table-cell office:value-type="float" office:value="5274" calcext:value-type="float">
            <text:p>5274</text:p>
          </table:table-cell>
          <table:table-cell office:value-type="float" office:value="70514" calcext:value-type="float">
            <text:p>70514</text:p>
          </table:table-cell>
          <table:table-cell table:formula="of:=([.D406]-[.D405])*[.$F$1]" office:value-type="float" office:value="9050" calcext:value-type="float">
            <text:p>9050</text:p>
          </table:table-cell>
          <table:table-cell/>
          <table:table-cell office:value-type="string" calcext:value-type="string">
            <text:p>2021-03-02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3-02" calcext:value-type="date">
            <text:p>02.03.21</text:p>
          </table:table-cell>
          <table:table-cell office:value-type="float" office:value="2462061" calcext:value-type="float">
            <text:p>2462061</text:p>
          </table:table-cell>
          <table:table-cell office:value-type="float" office:value="6492" calcext:value-type="float">
            <text:p>6492</text:p>
          </table:table-cell>
          <table:table-cell office:value-type="float" office:value="70926" calcext:value-type="float">
            <text:p>70926</text:p>
          </table:table-cell>
          <table:table-cell table:formula="of:=([.D407]-[.D406])*[.$F$1]" office:value-type="float" office:value="10300" calcext:value-type="float">
            <text:p>10300</text:p>
          </table:table-cell>
          <table:table-cell/>
          <table:table-cell office:value-type="string" calcext:value-type="string">
            <text:p>2021-03-03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3-03" calcext:value-type="date">
            <text:p>03.03.21</text:p>
          </table:table-cell>
          <table:table-cell office:value-type="float" office:value="2472913" calcext:value-type="float">
            <text:p>2472913</text:p>
          </table:table-cell>
          <table:table-cell office:value-type="float" office:value="10852" calcext:value-type="float">
            <text:p>10852</text:p>
          </table:table-cell>
          <table:table-cell office:value-type="float" office:value="71285" calcext:value-type="float">
            <text:p>71285</text:p>
          </table:table-cell>
          <table:table-cell table:formula="of:=([.D408]-[.D407])*[.$F$1]" office:value-type="float" office:value="8975" calcext:value-type="float">
            <text:p>8975</text:p>
          </table:table-cell>
          <table:table-cell/>
          <table:table-cell office:value-type="string" calcext:value-type="string">
            <text:p>2021-03-04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3-04" calcext:value-type="date">
            <text:p>04.03.21</text:p>
          </table:table-cell>
          <table:table-cell office:value-type="float" office:value="2484306" calcext:value-type="float">
            <text:p>2484306</text:p>
          </table:table-cell>
          <table:table-cell office:value-type="float" office:value="11393" calcext:value-type="float">
            <text:p>11393</text:p>
          </table:table-cell>
          <table:table-cell office:value-type="float" office:value="71554" calcext:value-type="float">
            <text:p>71554</text:p>
          </table:table-cell>
          <table:table-cell table:formula="of:=([.D409]-[.D408])*[.$F$1]" office:value-type="float" office:value="6725" calcext:value-type="float">
            <text:p>6725</text:p>
          </table:table-cell>
          <table:table-cell/>
          <table:table-cell office:value-type="string" calcext:value-type="string">
            <text:p>2021-03-05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3-05" calcext:value-type="date">
            <text:p>05.03.21</text:p>
          </table:table-cell>
          <table:table-cell office:value-type="float" office:value="2493887" calcext:value-type="float">
            <text:p>2493887</text:p>
          </table:table-cell>
          <table:table-cell office:value-type="float" office:value="9581" calcext:value-type="float">
            <text:p>9581</text:p>
          </table:table-cell>
          <table:table-cell office:value-type="float" office:value="71852" calcext:value-type="float">
            <text:p>71852</text:p>
          </table:table-cell>
          <table:table-cell table:formula="of:=([.D410]-[.D409])*[.$F$1]" office:value-type="float" office:value="7450" calcext:value-type="float">
            <text:p>7450</text:p>
          </table:table-cell>
          <table:table-cell/>
          <table:table-cell office:value-type="string" calcext:value-type="string">
            <text:p>2021-03-06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3-06" calcext:value-type="date">
            <text:p>06.03.21</text:p>
          </table:table-cell>
          <table:table-cell office:value-type="float" office:value="2502151" calcext:value-type="float">
            <text:p>2502151</text:p>
          </table:table-cell>
          <table:table-cell office:value-type="float" office:value="8264" calcext:value-type="float">
            <text:p>8264</text:p>
          </table:table-cell>
          <table:table-cell office:value-type="float" office:value="71951" calcext:value-type="float">
            <text:p>71951</text:p>
          </table:table-cell>
          <table:table-cell table:formula="of:=([.D411]-[.D410])*[.$F$1]" office:value-type="float" office:value="2475" calcext:value-type="float">
            <text:p>2475</text:p>
          </table:table-cell>
          <table:table-cell/>
          <table:table-cell office:value-type="string" calcext:value-type="string">
            <text:p>2021-03-07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3-07" calcext:value-type="date">
            <text:p>07.03.21</text:p>
          </table:table-cell>
          <table:table-cell office:value-type="float" office:value="2508655" calcext:value-type="float">
            <text:p>2508655</text:p>
          </table:table-cell>
          <table:table-cell office:value-type="float" office:value="6504" calcext:value-type="float">
            <text:p>6504</text:p>
          </table:table-cell>
          <table:table-cell office:value-type="float" office:value="71984" calcext:value-type="float">
            <text:p>71984</text:p>
          </table:table-cell>
          <table:table-cell table:formula="of:=([.D412]-[.D411])*[.$F$1]" office:value-type="float" office:value="825" calcext:value-type="float">
            <text:p>825</text:p>
          </table:table-cell>
          <table:table-cell/>
          <table:table-cell office:value-type="string" calcext:value-type="string">
            <text:p>2021-03-08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3-08" calcext:value-type="date">
            <text:p>08.03.21</text:p>
          </table:table-cell>
          <table:table-cell office:value-type="float" office:value="2513784" calcext:value-type="float">
            <text:p>2513784</text:p>
          </table:table-cell>
          <table:table-cell office:value-type="float" office:value="5129" calcext:value-type="float">
            <text:p>5129</text:p>
          </table:table-cell>
          <table:table-cell office:value-type="float" office:value="72236" calcext:value-type="float">
            <text:p>72236</text:p>
          </table:table-cell>
          <table:table-cell table:formula="of:=([.D413]-[.D412])*[.$F$1]" office:value-type="float" office:value="6300" calcext:value-type="float">
            <text:p>6300</text:p>
          </table:table-cell>
          <table:table-cell/>
          <table:table-cell office:value-type="string" calcext:value-type="string">
            <text:p>2021-03-09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3-09" calcext:value-type="date">
            <text:p>09.03.21</text:p>
          </table:table-cell>
          <table:table-cell office:value-type="float" office:value="2520618" calcext:value-type="float">
            <text:p>2520618</text:p>
          </table:table-cell>
          <table:table-cell office:value-type="float" office:value="6834" calcext:value-type="float">
            <text:p>6834</text:p>
          </table:table-cell>
          <table:table-cell office:value-type="float" office:value="72534" calcext:value-type="float">
            <text:p>72534</text:p>
          </table:table-cell>
          <table:table-cell table:formula="of:=([.D414]-[.D413])*[.$F$1]" office:value-type="float" office:value="7450" calcext:value-type="float">
            <text:p>7450</text:p>
          </table:table-cell>
          <table:table-cell/>
          <table:table-cell office:value-type="string" calcext:value-type="string">
            <text:p>2021-03-10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3-10" calcext:value-type="date">
            <text:p>10.03.21</text:p>
          </table:table-cell>
          <table:table-cell office:value-type="float" office:value="2541781" calcext:value-type="float">
            <text:p>2541781</text:p>
          </table:table-cell>
          <table:table-cell office:value-type="float" office:value="21163" calcext:value-type="float">
            <text:p>21163</text:p>
          </table:table-cell>
          <table:table-cell office:value-type="float" office:value="72858" calcext:value-type="float">
            <text:p>72858</text:p>
          </table:table-cell>
          <table:table-cell table:formula="of:=([.D415]-[.D414])*[.$F$1]" office:value-type="float" office:value="8100" calcext:value-type="float">
            <text:p>8100</text:p>
          </table:table-cell>
          <table:table-cell/>
          <table:table-cell office:value-type="string" calcext:value-type="string">
            <text:p>2021-03-11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3-11" calcext:value-type="date">
            <text:p>11.03.21</text:p>
          </table:table-cell>
          <table:table-cell office:value-type="float" office:value="2546526" calcext:value-type="float">
            <text:p>2546526</text:p>
          </table:table-cell>
          <table:table-cell office:value-type="float" office:value="4745" calcext:value-type="float">
            <text:p>4745</text:p>
          </table:table-cell>
          <table:table-cell office:value-type="float" office:value="73120" calcext:value-type="float">
            <text:p>73120</text:p>
          </table:table-cell>
          <table:table-cell table:formula="of:=([.D416]-[.D415])*[.$F$1]" office:value-type="float" office:value="6550" calcext:value-type="float">
            <text:p>6550</text:p>
          </table:table-cell>
          <table:table-cell/>
          <table:table-cell office:value-type="string" calcext:value-type="string">
            <text:p>2021-03-12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3-12" calcext:value-type="date">
            <text:p>12.03.21</text:p>
          </table:table-cell>
          <table:table-cell office:value-type="float" office:value="2559296" calcext:value-type="float">
            <text:p>2559296</text:p>
          </table:table-cell>
          <table:table-cell office:value-type="float" office:value="12770" calcext:value-type="float">
            <text:p>12770</text:p>
          </table:table-cell>
          <table:table-cell office:value-type="float" office:value="73348" calcext:value-type="float">
            <text:p>73348</text:p>
          </table:table-cell>
          <table:table-cell table:formula="of:=([.D417]-[.D416])*[.$F$1]" office:value-type="float" office:value="5700" calcext:value-type="float">
            <text:p>5700</text:p>
          </table:table-cell>
          <table:table-cell/>
          <table:table-cell office:value-type="string" calcext:value-type="string">
            <text:p>2021-03-13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3-13" calcext:value-type="date">
            <text:p>13.03.21</text:p>
          </table:table-cell>
          <table:table-cell office:value-type="float" office:value="2569864" calcext:value-type="float">
            <text:p>2569864</text:p>
          </table:table-cell>
          <table:table-cell office:value-type="float" office:value="10568" calcext:value-type="float">
            <text:p>10568</text:p>
          </table:table-cell>
          <table:table-cell office:value-type="float" office:value="73369" calcext:value-type="float">
            <text:p>73369</text:p>
          </table:table-cell>
          <table:table-cell table:formula="of:=([.D418]-[.D417])*[.$F$1]" office:value-type="float" office:value="525" calcext:value-type="float">
            <text:p>525</text:p>
          </table:table-cell>
          <table:table-cell/>
          <table:table-cell office:value-type="string" calcext:value-type="string">
            <text:p>2021-03-14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3-14" calcext:value-type="date">
            <text:p>14.03.21</text:p>
          </table:table-cell>
          <table:table-cell office:value-type="float" office:value="2578842" calcext:value-type="float">
            <text:p>2578842</text:p>
          </table:table-cell>
          <table:table-cell office:value-type="float" office:value="8978" calcext:value-type="float">
            <text:p>8978</text:p>
          </table:table-cell>
          <table:table-cell office:value-type="float" office:value="73463" calcext:value-type="float">
            <text:p>73463</text:p>
          </table:table-cell>
          <table:table-cell table:formula="of:=([.D419]-[.D418])*[.$F$1]" office:value-type="float" office:value="2350" calcext:value-type="float">
            <text:p>2350</text:p>
          </table:table-cell>
          <table:table-cell/>
          <table:table-cell office:value-type="string" calcext:value-type="string">
            <text:p>2021-03-15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3-15" calcext:value-type="date">
            <text:p>15.03.21</text:p>
          </table:table-cell>
          <table:table-cell office:value-type="float" office:value="2585385" calcext:value-type="float">
            <text:p>2585385</text:p>
          </table:table-cell>
          <table:table-cell office:value-type="float" office:value="6543" calcext:value-type="float">
            <text:p>6543</text:p>
          </table:table-cell>
          <table:table-cell office:value-type="float" office:value="73701" calcext:value-type="float">
            <text:p>73701</text:p>
          </table:table-cell>
          <table:table-cell table:formula="of:=([.D420]-[.D419])*[.$F$1]" office:value-type="float" office:value="5950" calcext:value-type="float">
            <text:p>5950</text:p>
          </table:table-cell>
          <table:table-cell/>
          <table:table-cell office:value-type="string" calcext:value-type="string">
            <text:p>2021-03-16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3-16" calcext:value-type="date">
            <text:p>16.03.21</text:p>
          </table:table-cell>
          <table:table-cell office:value-type="float" office:value="2603064" calcext:value-type="float">
            <text:p>2603064</text:p>
          </table:table-cell>
          <table:table-cell office:value-type="float" office:value="17679" calcext:value-type="float">
            <text:p>17679</text:p>
          </table:table-cell>
          <table:table-cell office:value-type="float" office:value="73952" calcext:value-type="float">
            <text:p>73952</text:p>
          </table:table-cell>
          <table:table-cell table:formula="of:=([.D421]-[.D420])*[.$F$1]" office:value-type="float" office:value="6275" calcext:value-type="float">
            <text:p>6275</text:p>
          </table:table-cell>
          <table:table-cell/>
          <table:table-cell office:value-type="string" calcext:value-type="string">
            <text:p>2021-03-17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3-17" calcext:value-type="date">
            <text:p>17.03.21</text:p>
          </table:table-cell>
          <table:table-cell office:value-type="float" office:value="2610769" calcext:value-type="float">
            <text:p>2610769</text:p>
          </table:table-cell>
          <table:table-cell office:value-type="float" office:value="7705" calcext:value-type="float">
            <text:p>7705</text:p>
          </table:table-cell>
          <table:table-cell office:value-type="float" office:value="74043" calcext:value-type="float">
            <text:p>74043</text:p>
          </table:table-cell>
          <table:table-cell table:formula="of:=([.D422]-[.D421])*[.$F$1]" office:value-type="float" office:value="2275" calcext:value-type="float">
            <text:p>2275</text:p>
          </table:table-cell>
          <table:table-cell/>
          <table:table-cell office:value-type="string" calcext:value-type="string">
            <text:p>2021-03-18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3-18" calcext:value-type="date">
            <text:p>18.03.21</text:p>
          </table:table-cell>
          <table:table-cell office:value-type="float" office:value="2639258" calcext:value-type="float">
            <text:p>2639258</text:p>
          </table:table-cell>
          <table:table-cell office:value-type="float" office:value="28489" calcext:value-type="float">
            <text:p>28489</text:p>
          </table:table-cell>
          <table:table-cell office:value-type="float" office:value="74402" calcext:value-type="float">
            <text:p>74402</text:p>
          </table:table-cell>
          <table:table-cell table:formula="of:=([.D423]-[.D422])*[.$F$1]" office:value-type="float" office:value="8975" calcext:value-type="float">
            <text:p>8975</text:p>
          </table:table-cell>
          <table:table-cell/>
          <table:table-cell office:value-type="string" calcext:value-type="string">
            <text:p>2021-03-19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3-19" calcext:value-type="date">
            <text:p>19.03.21</text:p>
          </table:table-cell>
          <table:table-cell office:value-type="float" office:value="2654734" calcext:value-type="float">
            <text:p>2654734</text:p>
          </table:table-cell>
          <table:table-cell office:value-type="float" office:value="15476" calcext:value-type="float">
            <text:p>15476</text:p>
          </table:table-cell>
          <table:table-cell office:value-type="float" office:value="74608" calcext:value-type="float">
            <text:p>74608</text:p>
          </table:table-cell>
          <table:table-cell table:formula="of:=([.D424]-[.D423])*[.$F$1]" office:value-type="float" office:value="5150" calcext:value-type="float">
            <text:p>5150</text:p>
          </table:table-cell>
          <table:table-cell/>
          <table:table-cell office:value-type="string" calcext:value-type="string">
            <text:p>2021-03-20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3-20" calcext:value-type="date">
            <text:p>20.03.21</text:p>
          </table:table-cell>
          <table:table-cell office:value-type="float" office:value="2669233" calcext:value-type="float">
            <text:p>2669233</text:p>
          </table:table-cell>
          <table:table-cell office:value-type="float" office:value="14499" calcext:value-type="float">
            <text:p>14499</text:p>
          </table:table-cell>
          <table:table-cell office:value-type="float" office:value="74706" calcext:value-type="float">
            <text:p>74706</text:p>
          </table:table-cell>
          <table:table-cell table:formula="of:=([.D425]-[.D424])*[.$F$1]" office:value-type="float" office:value="2450" calcext:value-type="float">
            <text:p>2450</text:p>
          </table:table-cell>
          <table:table-cell/>
          <table:table-cell office:value-type="string" calcext:value-type="string">
            <text:p>2021-03-21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3-21" calcext:value-type="date">
            <text:p>21.03.21</text:p>
          </table:table-cell>
          <table:table-cell office:value-type="float" office:value="2670001" calcext:value-type="float">
            <text:p>2670001</text:p>
          </table:table-cell>
          <table:table-cell office:value-type="float" office:value="768" calcext:value-type="float">
            <text:p>768</text:p>
          </table:table-cell>
          <table:table-cell office:value-type="float" office:value="74756" calcext:value-type="float">
            <text:p>74756</text:p>
          </table:table-cell>
          <table:table-cell table:formula="of:=([.D426]-[.D425])*[.$F$1]" office:value-type="float" office:value="1250" calcext:value-type="float">
            <text:p>1250</text:p>
          </table:table-cell>
          <table:table-cell/>
          <table:table-cell office:value-type="string" calcext:value-type="string">
            <text:p>2021-03-22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3-22" calcext:value-type="date">
            <text:p>22.03.21</text:p>
          </table:table-cell>
          <table:table-cell office:value-type="float" office:value="2678262" calcext:value-type="float">
            <text:p>2678262</text:p>
          </table:table-cell>
          <table:table-cell office:value-type="float" office:value="8261" calcext:value-type="float">
            <text:p>8261</text:p>
          </table:table-cell>
          <table:table-cell office:value-type="float" office:value="75009" calcext:value-type="float">
            <text:p>75009</text:p>
          </table:table-cell>
          <table:table-cell table:formula="of:=([.D427]-[.D426])*[.$F$1]" office:value-type="float" office:value="6325" calcext:value-type="float">
            <text:p>6325</text:p>
          </table:table-cell>
          <table:table-cell/>
          <table:table-cell office:value-type="string" calcext:value-type="string">
            <text:p>2021-03-23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3-23" calcext:value-type="date">
            <text:p>23.03.21</text:p>
          </table:table-cell>
          <table:table-cell office:value-type="float" office:value="2699231" calcext:value-type="float">
            <text:p>2699231</text:p>
          </table:table-cell>
          <table:table-cell office:value-type="float" office:value="20969" calcext:value-type="float">
            <text:p>20969</text:p>
          </table:table-cell>
          <table:table-cell office:value-type="float" office:value="75255" calcext:value-type="float">
            <text:p>75255</text:p>
          </table:table-cell>
          <table:table-cell table:formula="of:=([.D428]-[.D427])*[.$F$1]" office:value-type="float" office:value="6150" calcext:value-type="float">
            <text:p>6150</text:p>
          </table:table-cell>
          <table:table-cell/>
          <table:table-cell office:value-type="string" calcext:value-type="string">
            <text:p>2021-03-24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3-24" calcext:value-type="date">
            <text:p>24.03.21</text:p>
          </table:table-cell>
          <table:table-cell office:value-type="float" office:value="2722988" calcext:value-type="float">
            <text:p>2722988</text:p>
          </table:table-cell>
          <table:table-cell office:value-type="float" office:value="23757" calcext:value-type="float">
            <text:p>23757</text:p>
          </table:table-cell>
          <table:table-cell office:value-type="float" office:value="75484" calcext:value-type="float">
            <text:p>75484</text:p>
          </table:table-cell>
          <table:table-cell table:formula="of:=([.D429]-[.D428])*[.$F$1]" office:value-type="float" office:value="5725" calcext:value-type="float">
            <text:p>5725</text:p>
          </table:table-cell>
          <table:table-cell/>
          <table:table-cell office:value-type="string" calcext:value-type="string">
            <text:p>2021-03-25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3-25" calcext:value-type="date">
            <text:p>25.03.21</text:p>
          </table:table-cell>
          <table:table-cell office:value-type="float" office:value="2744608" calcext:value-type="float">
            <text:p>2744608</text:p>
          </table:table-cell>
          <table:table-cell office:value-type="float" office:value="21620" calcext:value-type="float">
            <text:p>21620</text:p>
          </table:table-cell>
          <table:table-cell office:value-type="float" office:value="75669" calcext:value-type="float">
            <text:p>75669</text:p>
          </table:table-cell>
          <table:table-cell table:formula="of:=([.D430]-[.D429])*[.$F$1]" office:value-type="float" office:value="4625" calcext:value-type="float">
            <text:p>4625</text:p>
          </table:table-cell>
          <table:table-cell/>
          <table:table-cell office:value-type="string" calcext:value-type="string">
            <text:p>2021-03-26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3-26" calcext:value-type="date">
            <text:p>26.03.21</text:p>
          </table:table-cell>
          <table:table-cell office:value-type="float" office:value="2765297" calcext:value-type="float">
            <text:p>2765297</text:p>
          </table:table-cell>
          <table:table-cell office:value-type="float" office:value="20689" calcext:value-type="float">
            <text:p>20689</text:p>
          </table:table-cell>
          <table:table-cell office:value-type="float" office:value="75828" calcext:value-type="float">
            <text:p>75828</text:p>
          </table:table-cell>
          <table:table-cell table:formula="of:=([.D431]-[.D430])*[.$F$1]" office:value-type="float" office:value="3975" calcext:value-type="float">
            <text:p>3975</text:p>
          </table:table-cell>
          <table:table-cell/>
          <table:table-cell office:value-type="string" calcext:value-type="string">
            <text:p>2021-03-27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3-27" calcext:value-type="date">
            <text:p>27.03.21</text:p>
          </table:table-cell>
          <table:table-cell office:value-type="float" office:value="2782925" calcext:value-type="float">
            <text:p>2782925</text:p>
          </table:table-cell>
          <table:table-cell office:value-type="float" office:value="17628" calcext:value-type="float">
            <text:p>17628</text:p>
          </table:table-cell>
          <table:table-cell office:value-type="float" office:value="75915" calcext:value-type="float">
            <text:p>75915</text:p>
          </table:table-cell>
          <table:table-cell table:formula="of:=([.D432]-[.D431])*[.$F$1]" office:value-type="float" office:value="2175" calcext:value-type="float">
            <text:p>2175</text:p>
          </table:table-cell>
          <table:table-cell/>
          <table:table-cell office:value-type="string" calcext:value-type="string">
            <text:p>2021-03-28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3-28" calcext:value-type="date">
            <text:p>28.03.21</text:p>
          </table:table-cell>
          <table:table-cell office:value-type="float" office:value="2784652" calcext:value-type="float">
            <text:p>2784652</text:p>
          </table:table-cell>
          <table:table-cell office:value-type="float" office:value="1727" calcext:value-type="float">
            <text:p>1727</text:p>
          </table:table-cell>
          <table:table-cell office:value-type="float" office:value="75959" calcext:value-type="float">
            <text:p>75959</text:p>
          </table:table-cell>
          <table:table-cell table:formula="of:=([.D433]-[.D432])*[.$F$1]" office:value-type="float" office:value="1100" calcext:value-type="float">
            <text:p>1100</text:p>
          </table:table-cell>
          <table:table-cell/>
          <table:table-cell office:value-type="string" calcext:value-type="string">
            <text:p>2021-03-29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3-29" calcext:value-type="date">
            <text:p>29.03.21</text:p>
          </table:table-cell>
          <table:table-cell office:value-type="float" office:value="2794949" calcext:value-type="float">
            <text:p>2794949</text:p>
          </table:table-cell>
          <table:table-cell office:value-type="float" office:value="10297" calcext:value-type="float">
            <text:p>10297</text:p>
          </table:table-cell>
          <table:table-cell office:value-type="float" office:value="76139" calcext:value-type="float">
            <text:p>76139</text:p>
          </table:table-cell>
          <table:table-cell table:formula="of:=([.D434]-[.D433])*[.$F$1]" office:value-type="float" office:value="4500" calcext:value-type="float">
            <text:p>4500</text:p>
          </table:table-cell>
          <table:table-cell/>
          <table:table-cell office:value-type="string" calcext:value-type="string">
            <text:p>2021-03-30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3-30" calcext:value-type="date">
            <text:p>30.03.21</text:p>
          </table:table-cell>
          <table:table-cell office:value-type="float" office:value="2818630" calcext:value-type="float">
            <text:p>2818630</text:p>
          </table:table-cell>
          <table:table-cell office:value-type="float" office:value="23681" calcext:value-type="float">
            <text:p>23681</text:p>
          </table:table-cell>
          <table:table-cell office:value-type="float" office:value="76389" calcext:value-type="float">
            <text:p>76389</text:p>
          </table:table-cell>
          <table:table-cell table:formula="of:=([.D435]-[.D434])*[.$F$1]" office:value-type="float" office:value="6250" calcext:value-type="float">
            <text:p>6250</text:p>
          </table:table-cell>
          <table:table-cell/>
          <table:table-cell office:value-type="string" calcext:value-type="string">
            <text:p>2021-03-31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3-31" calcext:value-type="date">
            <text:p>31.03.21</text:p>
          </table:table-cell>
          <table:table-cell office:value-type="float" office:value="2843644" calcext:value-type="float">
            <text:p>2843644</text:p>
          </table:table-cell>
          <table:table-cell office:value-type="float" office:value="25014" calcext:value-type="float">
            <text:p>25014</text:p>
          </table:table-cell>
          <table:table-cell office:value-type="float" office:value="76589" calcext:value-type="float">
            <text:p>76589</text:p>
          </table:table-cell>
          <table:table-cell table:formula="of:=([.D436]-[.D435])*[.$F$1]" office:value-type="float" office:value="5000" calcext:value-type="float">
            <text:p>5000</text:p>
          </table:table-cell>
          <table:table-cell/>
          <table:table-cell office:value-type="string" calcext:value-type="string">
            <text:p>2021-04-01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4-01" calcext:value-type="date">
            <text:p>01.04.21</text:p>
          </table:table-cell>
          <table:table-cell office:value-type="float" office:value="2866323" calcext:value-type="float">
            <text:p>2866323</text:p>
          </table:table-cell>
          <table:table-cell office:value-type="float" office:value="22679" calcext:value-type="float">
            <text:p>22679</text:p>
          </table:table-cell>
          <table:table-cell office:value-type="float" office:value="76823" calcext:value-type="float">
            <text:p>76823</text:p>
          </table:table-cell>
          <table:table-cell table:formula="of:=([.D437]-[.D436])*[.$F$1]" office:value-type="float" office:value="5850" calcext:value-type="float">
            <text:p>5850</text:p>
          </table:table-cell>
          <table:table-cell/>
          <table:table-cell office:value-type="string" calcext:value-type="string">
            <text:p>2021-04-02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4-02" calcext:value-type="date">
            <text:p>02.04.21</text:p>
          </table:table-cell>
          <table:table-cell office:value-type="float" office:value="2882356" calcext:value-type="float">
            <text:p>2882356</text:p>
          </table:table-cell>
          <table:table-cell office:value-type="float" office:value="16033" calcext:value-type="float">
            <text:p>16033</text:p>
          </table:table-cell>
          <table:table-cell office:value-type="float" office:value="76940" calcext:value-type="float">
            <text:p>76940</text:p>
          </table:table-cell>
          <table:table-cell table:formula="of:=([.D438]-[.D437])*[.$F$1]" office:value-type="float" office:value="2925" calcext:value-type="float">
            <text:p>2925</text:p>
          </table:table-cell>
          <table:table-cell/>
          <table:table-cell office:value-type="string" calcext:value-type="string">
            <text:p>2021-04-03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4-03" calcext:value-type="date">
            <text:p>03.04.21</text:p>
          </table:table-cell>
          <table:table-cell office:value-type="float" office:value="2886029" calcext:value-type="float">
            <text:p>2886029</text:p>
          </table:table-cell>
          <table:table-cell office:value-type="float" office:value="3673" calcext:value-type="float">
            <text:p>3673</text:p>
          </table:table-cell>
          <table:table-cell office:value-type="float" office:value="77010" calcext:value-type="float">
            <text:p>77010</text:p>
          </table:table-cell>
          <table:table-cell table:formula="of:=([.D439]-[.D438])*[.$F$1]" office:value-type="float" office:value="1750" calcext:value-type="float">
            <text:p>1750</text:p>
          </table:table-cell>
          <table:table-cell/>
          <table:table-cell office:value-type="string" calcext:value-type="string">
            <text:p>2021-04-04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4-04" calcext:value-type="date">
            <text:p>04.04.21</text:p>
          </table:table-cell>
          <table:table-cell office:value-type="float" office:value="2896329" calcext:value-type="float">
            <text:p>2896329</text:p>
          </table:table-cell>
          <table:table-cell office:value-type="float" office:value="10300" calcext:value-type="float">
            <text:p>10300</text:p>
          </table:table-cell>
          <table:table-cell office:value-type="float" office:value="77060" calcext:value-type="float">
            <text:p>77060</text:p>
          </table:table-cell>
          <table:table-cell table:formula="of:=([.D440]-[.D439])*[.$F$1]" office:value-type="float" office:value="1250" calcext:value-type="float">
            <text:p>1250</text:p>
          </table:table-cell>
          <table:table-cell/>
          <table:table-cell office:value-type="string" calcext:value-type="string">
            <text:p>2021-04-05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4-05" calcext:value-type="date">
            <text:p>05.04.21</text:p>
          </table:table-cell>
          <table:table-cell office:value-type="float" office:value="2902309" calcext:value-type="float">
            <text:p>2902309</text:p>
          </table:table-cell>
          <table:table-cell office:value-type="float" office:value="5980" calcext:value-type="float">
            <text:p>5980</text:p>
          </table:table-cell>
          <table:table-cell office:value-type="float" office:value="77136" calcext:value-type="float">
            <text:p>77136</text:p>
          </table:table-cell>
          <table:table-cell table:formula="of:=([.D441]-[.D440])*[.$F$1]" office:value-type="float" office:value="1900" calcext:value-type="float">
            <text:p>1900</text:p>
          </table:table-cell>
          <table:table-cell/>
          <table:table-cell office:value-type="string" calcext:value-type="string">
            <text:p>2021-04-06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4-06" calcext:value-type="date">
            <text:p>06.04.21</text:p>
          </table:table-cell>
          <table:table-cell office:value-type="float" office:value="2909902" calcext:value-type="float">
            <text:p>2909902</text:p>
          </table:table-cell>
          <table:table-cell office:value-type="float" office:value="7593" calcext:value-type="float">
            <text:p>7593</text:p>
          </table:table-cell>
          <table:table-cell office:value-type="float" office:value="77245" calcext:value-type="float">
            <text:p>77245</text:p>
          </table:table-cell>
          <table:table-cell table:formula="of:=([.D442]-[.D441])*[.$F$1]" office:value-type="float" office:value="2725" calcext:value-type="float">
            <text:p>2725</text:p>
          </table:table-cell>
          <table:table-cell/>
          <table:table-cell office:value-type="string" calcext:value-type="string">
            <text:p>2021-04-07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4-07" calcext:value-type="date">
            <text:p>07.04.21</text:p>
          </table:table-cell>
          <table:table-cell office:value-type="float" office:value="2940279" calcext:value-type="float">
            <text:p>2940279</text:p>
          </table:table-cell>
          <table:table-cell office:value-type="float" office:value="30377" calcext:value-type="float">
            <text:p>30377</text:p>
          </table:table-cell>
          <table:table-cell office:value-type="float" office:value="77755" calcext:value-type="float">
            <text:p>77755</text:p>
          </table:table-cell>
          <table:table-cell table:formula="of:=([.D443]-[.D442])*[.$F$1]" office:value-type="float" office:value="12750" calcext:value-type="float">
            <text:p>12750</text:p>
          </table:table-cell>
          <table:table-cell/>
          <table:table-cell office:value-type="string" calcext:value-type="string">
            <text:p>2021-04-08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4-08" calcext:value-type="date">
            <text:p>08.04.21</text:p>
          </table:table-cell>
          <table:table-cell office:value-type="float" office:value="2966789" calcext:value-type="float">
            <text:p>2966789</text:p>
          </table:table-cell>
          <table:table-cell office:value-type="float" office:value="26510" calcext:value-type="float">
            <text:p>26510</text:p>
          </table:table-cell>
          <table:table-cell office:value-type="float" office:value="78049" calcext:value-type="float">
            <text:p>78049</text:p>
          </table:table-cell>
          <table:table-cell table:formula="of:=([.D444]-[.D443])*[.$F$1]" office:value-type="float" office:value="7350" calcext:value-type="float">
            <text:p>7350</text:p>
          </table:table-cell>
          <table:table-cell/>
          <table:table-cell office:value-type="string" calcext:value-type="string">
            <text:p>2021-04-09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4-09" calcext:value-type="date">
            <text:p>09.04.21</text:p>
          </table:table-cell>
          <table:table-cell office:value-type="float" office:value="2990724" calcext:value-type="float">
            <text:p>2990724</text:p>
          </table:table-cell>
          <table:table-cell office:value-type="float" office:value="23935" calcext:value-type="float">
            <text:p>23935</text:p>
          </table:table-cell>
          <table:table-cell office:value-type="float" office:value="78295" calcext:value-type="float">
            <text:p>78295</text:p>
          </table:table-cell>
          <table:table-cell table:formula="of:=([.D445]-[.D444])*[.$F$1]" office:value-type="float" office:value="6150" calcext:value-type="float">
            <text:p>6150</text:p>
          </table:table-cell>
          <table:table-cell/>
          <table:table-cell office:value-type="string" calcext:value-type="string">
            <text:p>2021-04-10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4-10" calcext:value-type="date">
            <text:p>10.04.21</text:p>
          </table:table-cell>
          <table:table-cell office:value-type="float" office:value="3009452" calcext:value-type="float">
            <text:p>3009452</text:p>
          </table:table-cell>
          <table:table-cell office:value-type="float" office:value="18728" calcext:value-type="float">
            <text:p>18728</text:p>
          </table:table-cell>
          <table:table-cell office:value-type="float" office:value="78402" calcext:value-type="float">
            <text:p>78402</text:p>
          </table:table-cell>
          <table:table-cell table:formula="of:=([.D446]-[.D445])*[.$F$1]" office:value-type="float" office:value="2675" calcext:value-type="float">
            <text:p>2675</text:p>
          </table:table-cell>
          <table:table-cell/>
          <table:table-cell office:value-type="string" calcext:value-type="string">
            <text:p>2021-04-11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4-11" calcext:value-type="date">
            <text:p>11.04.21</text:p>
          </table:table-cell>
          <table:table-cell office:value-type="float" office:value="3012158" calcext:value-type="float">
            <text:p>3012158</text:p>
          </table:table-cell>
          <table:table-cell office:value-type="float" office:value="2706" calcext:value-type="float">
            <text:p>2706</text:p>
          </table:table-cell>
          <table:table-cell office:value-type="float" office:value="78500" calcext:value-type="float">
            <text:p>78500</text:p>
          </table:table-cell>
          <table:table-cell table:formula="of:=([.D447]-[.D446])*[.$F$1]" office:value-type="float" office:value="2450" calcext:value-type="float">
            <text:p>2450</text:p>
          </table:table-cell>
          <table:table-cell/>
          <table:table-cell office:value-type="string" calcext:value-type="string">
            <text:p>2021-04-12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4-12" calcext:value-type="date">
            <text:p>12.04.21</text:p>
          </table:table-cell>
          <table:table-cell office:value-type="float" office:value="3024604" calcext:value-type="float">
            <text:p>3024604</text:p>
          </table:table-cell>
          <table:table-cell office:value-type="float" office:value="12446" calcext:value-type="float">
            <text:p>12446</text:p>
          </table:table-cell>
          <table:table-cell office:value-type="float" office:value="78796" calcext:value-type="float">
            <text:p>78796</text:p>
          </table:table-cell>
          <table:table-cell table:formula="of:=([.D448]-[.D447])*[.$F$1]" office:value-type="float" office:value="7400" calcext:value-type="float">
            <text:p>7400</text:p>
          </table:table-cell>
          <table:table-cell/>
          <table:table-cell office:value-type="string" calcext:value-type="string">
            <text:p>2021-04-13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4-13" calcext:value-type="date">
            <text:p>13.04.21</text:p>
          </table:table-cell>
          <table:table-cell office:value-type="float" office:value="3054025" calcext:value-type="float">
            <text:p>3054025</text:p>
          </table:table-cell>
          <table:table-cell office:value-type="float" office:value="29421" calcext:value-type="float">
            <text:p>29421</text:p>
          </table:table-cell>
          <table:table-cell office:value-type="float" office:value="79137" calcext:value-type="float">
            <text:p>79137</text:p>
          </table:table-cell>
          <table:table-cell table:formula="of:=([.D449]-[.D448])*[.$F$1]" office:value-type="float" office:value="8525" calcext:value-type="float">
            <text:p>8525</text:p>
          </table:table-cell>
          <table:table-cell/>
          <table:table-cell office:value-type="string" calcext:value-type="string">
            <text:p>2021-04-14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4-14" calcext:value-type="date">
            <text:p>14.04.21</text:p>
          </table:table-cell>
          <table:table-cell office:value-type="float" office:value="3085142" calcext:value-type="float">
            <text:p>3085142</text:p>
          </table:table-cell>
          <table:table-cell office:value-type="float" office:value="31117" calcext:value-type="float">
            <text:p>31117</text:p>
          </table:table-cell>
          <table:table-cell office:value-type="float" office:value="79427" calcext:value-type="float">
            <text:p>79427</text:p>
          </table:table-cell>
          <table:table-cell table:formula="of:=([.D450]-[.D449])*[.$F$1]" office:value-type="float" office:value="7250" calcext:value-type="float">
            <text:p>7250</text:p>
          </table:table-cell>
          <table:table-cell/>
          <table:table-cell office:value-type="string" calcext:value-type="string">
            <text:p>2021-04-15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4-15" calcext:value-type="date">
            <text:p>15.04.21</text:p>
          </table:table-cell>
          <table:table-cell office:value-type="float" office:value="3110252" calcext:value-type="float">
            <text:p>3110252</text:p>
          </table:table-cell>
          <table:table-cell office:value-type="float" office:value="25110" calcext:value-type="float">
            <text:p>25110</text:p>
          </table:table-cell>
          <table:table-cell office:value-type="float" office:value="79672" calcext:value-type="float">
            <text:p>79672</text:p>
          </table:table-cell>
          <table:table-cell table:formula="of:=([.D451]-[.D450])*[.$F$1]" office:value-type="float" office:value="6125" calcext:value-type="float">
            <text:p>6125</text:p>
          </table:table-cell>
          <table:table-cell/>
          <table:table-cell office:value-type="string" calcext:value-type="string">
            <text:p>2021-04-16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4-16" calcext:value-type="date">
            <text:p>16.04.21</text:p>
          </table:table-cell>
          <table:table-cell office:value-type="float" office:value="3134108" calcext:value-type="float">
            <text:p>3134108</text:p>
          </table:table-cell>
          <table:table-cell office:value-type="float" office:value="23856" calcext:value-type="float">
            <text:p>23856</text:p>
          </table:table-cell>
          <table:table-cell office:value-type="float" office:value="79894" calcext:value-type="float">
            <text:p>79894</text:p>
          </table:table-cell>
          <table:table-cell table:formula="of:=([.D452]-[.D451])*[.$F$1]" office:value-type="float" office:value="5550" calcext:value-type="float">
            <text:p>5550</text:p>
          </table:table-cell>
          <table:table-cell/>
          <table:table-cell office:value-type="string" calcext:value-type="string">
            <text:p>2021-04-17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4-17" calcext:value-type="date">
            <text:p>17.04.21</text:p>
          </table:table-cell>
          <table:table-cell office:value-type="float" office:value="3154305" calcext:value-type="float">
            <text:p>3154305</text:p>
          </table:table-cell>
          <table:table-cell office:value-type="float" office:value="20197" calcext:value-type="float">
            <text:p>20197</text:p>
          </table:table-cell>
          <table:table-cell office:value-type="float" office:value="79971" calcext:value-type="float">
            <text:p>79971</text:p>
          </table:table-cell>
          <table:table-cell table:formula="of:=([.D453]-[.D452])*[.$F$1]" office:value-type="float" office:value="1925" calcext:value-type="float">
            <text:p>1925</text:p>
          </table:table-cell>
          <table:table-cell/>
          <table:table-cell office:value-type="string" calcext:value-type="string">
            <text:p>2021-04-18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4-18" calcext:value-type="date">
            <text:p>18.04.21</text:p>
          </table:table-cell>
          <table:table-cell office:value-type="float" office:value="3155522" calcext:value-type="float">
            <text:p>3155522</text:p>
          </table:table-cell>
          <table:table-cell office:value-type="float" office:value="1217" calcext:value-type="float">
            <text:p>1217</text:p>
          </table:table-cell>
          <table:table-cell office:value-type="float" office:value="80052" calcext:value-type="float">
            <text:p>80052</text:p>
          </table:table-cell>
          <table:table-cell table:formula="of:=([.D454]-[.D453])*[.$F$1]" office:value-type="float" office:value="2025" calcext:value-type="float">
            <text:p>2025</text:p>
          </table:table-cell>
          <table:table-cell/>
          <table:table-cell office:value-type="string" calcext:value-type="string">
            <text:p>2021-04-19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4-19" calcext:value-type="date">
            <text:p>19.04.21</text:p>
          </table:table-cell>
          <table:table-cell office:value-type="float" office:value="3167137" calcext:value-type="float">
            <text:p>3167137</text:p>
          </table:table-cell>
          <table:table-cell office:value-type="float" office:value="11615" calcext:value-type="float">
            <text:p>11615</text:p>
          </table:table-cell>
          <table:table-cell office:value-type="float" office:value="80353" calcext:value-type="float">
            <text:p>80353</text:p>
          </table:table-cell>
          <table:table-cell table:formula="of:=([.D455]-[.D454])*[.$F$1]" office:value-type="float" office:value="7525" calcext:value-type="float">
            <text:p>7525</text:p>
          </table:table-cell>
          <table:table-cell/>
          <table:table-cell office:value-type="string" calcext:value-type="string">
            <text:p>2021-04-20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4-20" calcext:value-type="date">
            <text:p>20.04.21</text:p>
          </table:table-cell>
          <table:table-cell office:value-type="float" office:value="3198534" calcext:value-type="float">
            <text:p>3198534</text:p>
          </table:table-cell>
          <table:table-cell office:value-type="float" office:value="31397" calcext:value-type="float">
            <text:p>31397</text:p>
          </table:table-cell>
          <table:table-cell office:value-type="float" office:value="80680" calcext:value-type="float">
            <text:p>80680</text:p>
          </table:table-cell>
          <table:table-cell table:formula="of:=([.D456]-[.D455])*[.$F$1]" office:value-type="float" office:value="8175" calcext:value-type="float">
            <text:p>8175</text:p>
          </table:table-cell>
          <table:table-cell/>
          <table:table-cell office:value-type="string" calcext:value-type="string">
            <text:p>2021-04-21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4-21" calcext:value-type="date">
            <text:p>21.04.21</text:p>
          </table:table-cell>
          <table:table-cell office:value-type="float" office:value="3222888" calcext:value-type="float">
            <text:p>3222888</text:p>
          </table:table-cell>
          <table:table-cell office:value-type="float" office:value="24354" calcext:value-type="float">
            <text:p>24354</text:p>
          </table:table-cell>
          <table:table-cell office:value-type="float" office:value="80938" calcext:value-type="float">
            <text:p>80938</text:p>
          </table:table-cell>
          <table:table-cell table:formula="of:=([.D457]-[.D456])*[.$F$1]" office:value-type="float" office:value="6450" calcext:value-type="float">
            <text:p>6450</text:p>
          </table:table-cell>
          <table:table-cell/>
          <table:table-cell office:value-type="string" calcext:value-type="string">
            <text:p>2021-04-22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04-22" calcext:value-type="date">
            <text:p>22.04.21</text:p>
          </table:table-cell>
          <table:table-cell office:value-type="float" office:value="3254609" calcext:value-type="float">
            <text:p>3254609</text:p>
          </table:table-cell>
          <table:table-cell office:value-type="float" office:value="31721" calcext:value-type="float">
            <text:p>31721</text:p>
          </table:table-cell>
          <table:table-cell office:value-type="float" office:value="81203" calcext:value-type="float">
            <text:p>81203</text:p>
          </table:table-cell>
          <table:table-cell table:formula="of:=([.D458]-[.D457])*[.$F$1]" office:value-type="float" office:value="6625" calcext:value-type="float">
            <text:p>6625</text:p>
          </table:table-cell>
          <table:table-cell/>
          <table:table-cell office:value-type="string" calcext:value-type="string">
            <text:p>2021-04-23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04-23" calcext:value-type="date">
            <text:p>23.04.21</text:p>
          </table:table-cell>
          <table:table-cell office:value-type="float" office:value="3276871" calcext:value-type="float">
            <text:p>3276871</text:p>
          </table:table-cell>
          <table:table-cell office:value-type="float" office:value="22262" calcext:value-type="float">
            <text:p>22262</text:p>
          </table:table-cell>
          <table:table-cell office:value-type="float" office:value="81492" calcext:value-type="float">
            <text:p>81492</text:p>
          </table:table-cell>
          <table:table-cell table:formula="of:=([.D459]-[.D458])*[.$F$1]" office:value-type="float" office:value="7225" calcext:value-type="float">
            <text:p>7225</text:p>
          </table:table-cell>
          <table:table-cell/>
          <table:table-cell office:value-type="string" calcext:value-type="string">
            <text:p>2021-04-24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04-24" calcext:value-type="date">
            <text:p>24.04.21</text:p>
          </table:table-cell>
          <table:table-cell office:value-type="float" office:value="3291293" calcext:value-type="float">
            <text:p>3291293</text:p>
          </table:table-cell>
          <table:table-cell office:value-type="float" office:value="14422" calcext:value-type="float">
            <text:p>14422</text:p>
          </table:table-cell>
          <table:table-cell office:value-type="float" office:value="81610" calcext:value-type="float">
            <text:p>81610</text:p>
          </table:table-cell>
          <table:table-cell table:formula="of:=([.D460]-[.D459])*[.$F$1]" office:value-type="float" office:value="2950" calcext:value-type="float">
            <text:p>2950</text:p>
          </table:table-cell>
          <table:table-cell/>
          <table:table-cell office:value-type="string" calcext:value-type="string">
            <text:p>2021-04-25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04-25" calcext:value-type="date">
            <text:p>25.04.21</text:p>
          </table:table-cell>
          <table:table-cell office:value-type="float" office:value="3306692" calcext:value-type="float">
            <text:p>3306692</text:p>
          </table:table-cell>
          <table:table-cell office:value-type="float" office:value="15399" calcext:value-type="float">
            <text:p>15399</text:p>
          </table:table-cell>
          <table:table-cell office:value-type="float" office:value="81671" calcext:value-type="float">
            <text:p>81671</text:p>
          </table:table-cell>
          <table:table-cell table:formula="of:=([.D461]-[.D460])*[.$F$1]" office:value-type="float" office:value="1525" calcext:value-type="float">
            <text:p>1525</text:p>
          </table:table-cell>
          <table:table-cell/>
          <table:table-cell office:value-type="string" calcext:value-type="string">
            <text:p>2021-04-28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4-26" calcext:value-type="date">
            <text:p>26.04.21</text:p>
          </table:table-cell>
          <table:table-cell office:value-type="float" office:value="3312653" calcext:value-type="float">
            <text:p>3312653</text:p>
          </table:table-cell>
          <table:table-cell office:value-type="float" office:value="5961" calcext:value-type="float">
            <text:p>5961</text:p>
          </table:table-cell>
          <table:table-cell office:value-type="float" office:value="82009" calcext:value-type="float">
            <text:p>82009</text:p>
          </table:table-cell>
          <table:table-cell table:formula="of:=([.D462]-[.D461])*[.$F$1]" office:value-type="float" office:value="8450" calcext:value-type="float">
            <text:p>8450</text:p>
          </table:table-cell>
          <table:table-cell table:number-columns-repeated="3"/>
        </table:table-row>
        <table:table-row table:style-name="ro1">
          <table:table-cell office:value-type="date" office:date-value="2021-04-27" calcext:value-type="date">
            <text:p>27.04.21</text:p>
          </table:table-cell>
          <table:table-cell office:value-type="float" office:value="3338564" calcext:value-type="float">
            <text:p>3338564</text:p>
          </table:table-cell>
          <table:table-cell office:value-type="float" office:value="25911" calcext:value-type="float">
            <text:p>25911</text:p>
          </table:table-cell>
          <table:table-cell office:value-type="float" office:value="82325" calcext:value-type="float">
            <text:p>82325</text:p>
          </table:table-cell>
          <table:table-cell table:formula="of:=([.D463]-[.D462])*[.$F$1]" office:value-type="float" office:value="7900" calcext:value-type="float">
            <text:p>7900</text:p>
          </table:table-cell>
          <table:table-cell table:number-columns-repeated="3"/>
        </table:table-row>
        <table:table-row table:style-name="ro1">
          <table:table-cell office:value-type="date" office:date-value="2021-04-28" calcext:value-type="date">
            <text:p>28.04.21</text:p>
          </table:table-cell>
          <table:table-cell office:value-type="float" office:value="3366827" calcext:value-type="float">
            <text:p>3366827</text:p>
          </table:table-cell>
          <table:table-cell office:value-type="float" office:value="28263" calcext:value-type="float">
            <text:p>28263</text:p>
          </table:table-cell>
          <table:table-cell office:value-type="float" office:value="82588" calcext:value-type="float">
            <text:p>82588</text:p>
          </table:table-cell>
          <table:table-cell table:formula="of:=([.D464]-[.D463])*[.$F$1]" office:value-type="float" office:value="6575" calcext:value-type="float">
            <text:p>6575</text:p>
          </table:table-cell>
          <table:table-cell/>
          <table:table-cell office:value-type="string" calcext:value-type="string">
            <text:p>2021-04-29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4-29" calcext:value-type="date">
            <text:p>29.04.21</text:p>
          </table:table-cell>
          <table:table-cell office:value-type="float" office:value="3391039" calcext:value-type="float">
            <text:p>3391039</text:p>
          </table:table-cell>
          <table:table-cell office:value-type="float" office:value="24212" calcext:value-type="float">
            <text:p>24212</text:p>
          </table:table-cell>
          <table:table-cell office:value-type="float" office:value="82865" calcext:value-type="float">
            <text:p>82865</text:p>
          </table:table-cell>
          <table:table-cell table:formula="of:=([.D465]-[.D464])*[.$F$1]" office:value-type="float" office:value="6925" calcext:value-type="float">
            <text:p>6925</text:p>
          </table:table-cell>
          <table:table-cell/>
          <table:table-cell office:value-type="string" calcext:value-type="string">
            <text:p>2021-04-30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4-30" calcext:value-type="date">
            <text:p>30.04.21</text:p>
          </table:table-cell>
          <table:table-cell office:value-type="float" office:value="3405365" calcext:value-type="float">
            <text:p>3405365</text:p>
          </table:table-cell>
          <table:table-cell office:value-type="float" office:value="14326" calcext:value-type="float">
            <text:p>14326</text:p>
          </table:table-cell>
          <table:table-cell office:value-type="float" office:value="83097" calcext:value-type="float">
            <text:p>83097</text:p>
          </table:table-cell>
          <table:table-cell table:formula="of:=([.D466]-[.D465])*[.$F$1]" office:value-type="float" office:value="5800" calcext:value-type="float">
            <text:p>5800</text:p>
          </table:table-cell>
          <table:table-cell/>
          <table:table-cell office:value-type="string" calcext:value-type="string">
            <text:p>2021-05-01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5-01" calcext:value-type="date">
            <text:p>01.05.21</text:p>
          </table:table-cell>
          <table:table-cell office:value-type="float" office:value="3423900" calcext:value-type="float">
            <text:p>3423900</text:p>
          </table:table-cell>
          <table:table-cell office:value-type="float" office:value="18535" calcext:value-type="float">
            <text:p>18535</text:p>
          </table:table-cell>
          <table:table-cell office:value-type="float" office:value="83207" calcext:value-type="float">
            <text:p>83207</text:p>
          </table:table-cell>
          <table:table-cell table:formula="of:=([.D467]-[.D466])*[.$F$1]" office:value-type="float" office:value="2750" calcext:value-type="float">
            <text:p>2750</text:p>
          </table:table-cell>
          <table:table-cell/>
          <table:table-cell office:value-type="string" calcext:value-type="string">
            <text:p>2021-05-02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5-02" calcext:value-type="date">
            <text:p>02.05.21</text:p>
          </table:table-cell>
          <table:table-cell office:value-type="float" office:value="3432676" calcext:value-type="float">
            <text:p>3432676</text:p>
          </table:table-cell>
          <table:table-cell office:value-type="float" office:value="8776" calcext:value-type="float">
            <text:p>8776</text:p>
          </table:table-cell>
          <table:table-cell office:value-type="float" office:value="83292" calcext:value-type="float">
            <text:p>83292</text:p>
          </table:table-cell>
          <table:table-cell table:formula="of:=([.D468]-[.D467])*[.$F$1]" office:value-type="float" office:value="2125" calcext:value-type="float">
            <text:p>2125</text:p>
          </table:table-cell>
          <table:table-cell/>
          <table:table-cell office:value-type="string" calcext:value-type="string">
            <text:p>2021-05-03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5-03" calcext:value-type="date">
            <text:p>03.05.21</text:p>
          </table:table-cell>
          <table:table-cell office:value-type="float" office:value="3438186" calcext:value-type="float">
            <text:p>3438186</text:p>
          </table:table-cell>
          <table:table-cell office:value-type="float" office:value="5510" calcext:value-type="float">
            <text:p>5510</text:p>
          </table:table-cell>
          <table:table-cell office:value-type="float" office:value="83605" calcext:value-type="float">
            <text:p>83605</text:p>
          </table:table-cell>
          <table:table-cell table:formula="of:=([.D469]-[.D468])*[.$F$1]" office:value-type="float" office:value="7825" calcext:value-type="float">
            <text:p>7825</text:p>
          </table:table-cell>
          <table:table-cell/>
          <table:table-cell office:value-type="string" calcext:value-type="string">
            <text:p>2021-05-04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5-04" calcext:value-type="date">
            <text:p>04.05.21</text:p>
          </table:table-cell>
          <table:table-cell office:value-type="float" office:value="3462297" calcext:value-type="float">
            <text:p>3462297</text:p>
          </table:table-cell>
          <table:table-cell office:value-type="float" office:value="24111" calcext:value-type="float">
            <text:p>24111</text:p>
          </table:table-cell>
          <table:table-cell office:value-type="float" office:value="83890" calcext:value-type="float">
            <text:p>83890</text:p>
          </table:table-cell>
          <table:table-cell table:formula="of:=([.D470]-[.D469])*[.$F$1]" office:value-type="float" office:value="7125" calcext:value-type="float">
            <text:p>7125</text:p>
          </table:table-cell>
          <table:table-cell/>
          <table:table-cell office:value-type="string" calcext:value-type="string">
            <text:p>2021-05-05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5-05" calcext:value-type="date">
            <text:p>05.05.21</text:p>
          </table:table-cell>
          <table:table-cell office:value-type="float" office:value="3484755" calcext:value-type="float">
            <text:p>3484755</text:p>
          </table:table-cell>
          <table:table-cell office:value-type="float" office:value="22458" calcext:value-type="float">
            <text:p>22458</text:p>
          </table:table-cell>
          <table:table-cell office:value-type="float" office:value="84141" calcext:value-type="float">
            <text:p>84141</text:p>
          </table:table-cell>
          <table:table-cell table:formula="of:=([.D471]-[.D470])*[.$F$1]" office:value-type="float" office:value="6275" calcext:value-type="float">
            <text:p>6275</text:p>
          </table:table-cell>
          <table:table-cell/>
          <table:table-cell office:value-type="string" calcext:value-type="string">
            <text:p>2021-05-06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5-06" calcext:value-type="date">
            <text:p>06.05.21</text:p>
          </table:table-cell>
          <table:table-cell office:value-type="float" office:value="3502672" calcext:value-type="float">
            <text:p>3502672</text:p>
          </table:table-cell>
          <table:table-cell office:value-type="float" office:value="17917" calcext:value-type="float">
            <text:p>17917</text:p>
          </table:table-cell>
          <table:table-cell office:value-type="float" office:value="84425" calcext:value-type="float">
            <text:p>84425</text:p>
          </table:table-cell>
          <table:table-cell table:formula="of:=([.D472]-[.D471])*[.$F$1]" office:value-type="float" office:value="7100" calcext:value-type="float">
            <text:p>7100</text:p>
          </table:table-cell>
          <table:table-cell/>
          <table:table-cell office:value-type="string" calcext:value-type="string">
            <text:p>2021-05-07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5-07" calcext:value-type="date">
            <text:p>07.05.21</text:p>
          </table:table-cell>
          <table:table-cell office:value-type="float" office:value="3517762" calcext:value-type="float">
            <text:p>3517762</text:p>
          </table:table-cell>
          <table:table-cell office:value-type="float" office:value="15090" calcext:value-type="float">
            <text:p>15090</text:p>
          </table:table-cell>
          <table:table-cell office:value-type="float" office:value="84659" calcext:value-type="float">
            <text:p>84659</text:p>
          </table:table-cell>
          <table:table-cell table:formula="of:=([.D473]-[.D472])*[.$F$1]" office:value-type="float" office:value="5850" calcext:value-type="float">
            <text:p>5850</text:p>
          </table:table-cell>
          <table:table-cell/>
          <table:table-cell office:value-type="string" calcext:value-type="string">
            <text:p>2021-05-08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5-08" calcext:value-type="date">
            <text:p>08.05.21</text:p>
          </table:table-cell>
          <table:table-cell office:value-type="float" office:value="3530887" calcext:value-type="float">
            <text:p>3530887</text:p>
          </table:table-cell>
          <table:table-cell office:value-type="float" office:value="13125" calcext:value-type="float">
            <text:p>13125</text:p>
          </table:table-cell>
          <table:table-cell office:value-type="float" office:value="84789" calcext:value-type="float">
            <text:p>84789</text:p>
          </table:table-cell>
          <table:table-cell table:formula="of:=([.D474]-[.D473])*[.$F$1]" office:value-type="float" office:value="3250" calcext:value-type="float">
            <text:p>3250</text:p>
          </table:table-cell>
          <table:table-cell/>
          <table:table-cell office:value-type="string" calcext:value-type="string">
            <text:p>2021-05-09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5-09" calcext:value-type="date">
            <text:p>09.05.21</text:p>
          </table:table-cell>
          <table:table-cell office:value-type="float" office:value="3530887" calcext:value-type="float">
            <text:p>3530887</text:p>
          </table:table-cell>
          <table:table-cell office:value-type="float" office:value="0" calcext:value-type="float">
            <text:p>0</text:p>
          </table:table-cell>
          <table:table-cell office:value-type="float" office:value="84844" calcext:value-type="float">
            <text:p>84844</text:p>
          </table:table-cell>
          <table:table-cell table:formula="of:=([.D475]-[.D474])*[.$F$1]" office:value-type="float" office:value="1375" calcext:value-type="float">
            <text:p>1375</text:p>
          </table:table-cell>
          <table:table-cell/>
          <table:table-cell office:value-type="string" calcext:value-type="string">
            <text:p>2021-05-10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5-10" calcext:value-type="date">
            <text:p>10.05.21</text:p>
          </table:table-cell>
          <table:table-cell office:value-type="float" office:value="3538208" calcext:value-type="float">
            <text:p>3538208</text:p>
          </table:table-cell>
          <table:table-cell office:value-type="float" office:value="7321" calcext:value-type="float">
            <text:p>7321</text:p>
          </table:table-cell>
          <table:table-cell office:value-type="float" office:value="85118" calcext:value-type="float">
            <text:p>85118</text:p>
          </table:table-cell>
          <table:table-cell table:formula="of:=([.D476]-[.D475])*[.$F$1]" office:value-type="float" office:value="6850" calcext:value-type="float">
            <text:p>6850</text:p>
          </table:table-cell>
          <table:table-cell/>
          <table:table-cell office:value-type="string" calcext:value-type="string">
            <text:p>2021-05-11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5-11" calcext:value-type="date">
            <text:p>11.05.21</text:p>
          </table:table-cell>
          <table:table-cell office:value-type="float" office:value="3557904" calcext:value-type="float">
            <text:p>3557904</text:p>
          </table:table-cell>
          <table:table-cell office:value-type="float" office:value="19696" calcext:value-type="float">
            <text:p>19696</text:p>
          </table:table-cell>
          <table:table-cell office:value-type="float" office:value="85385" calcext:value-type="float">
            <text:p>85385</text:p>
          </table:table-cell>
          <table:table-cell table:formula="of:=([.D477]-[.D476])*[.$F$1]" office:value-type="float" office:value="6675" calcext:value-type="float">
            <text:p>6675</text:p>
          </table:table-cell>
          <table:table-cell/>
          <table:table-cell office:value-type="string" calcext:value-type="string">
            <text:p>2021-05-12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05-12" calcext:value-type="date">
            <text:p>12.05.21</text:p>
          </table:table-cell>
          <table:table-cell office:value-type="float" office:value="3564494" calcext:value-type="float">
            <text:p>3564494</text:p>
          </table:table-cell>
          <table:table-cell office:value-type="float" office:value="6590" calcext:value-type="float">
            <text:p>6590</text:p>
          </table:table-cell>
          <table:table-cell office:value-type="float" office:value="85451" calcext:value-type="float">
            <text:p>85451</text:p>
          </table:table-cell>
          <table:table-cell table:formula="of:=([.D478]-[.D477])*[.$F$1]" office:value-type="float" office:value="1650" calcext:value-type="float">
            <text:p>1650</text:p>
          </table:table-cell>
          <table:table-cell/>
          <table:table-cell office:value-type="string" calcext:value-type="string">
            <text:p>2021-05-13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5-13" calcext:value-type="date">
            <text:p>13.05.21</text:p>
          </table:table-cell>
          <table:table-cell office:value-type="float" office:value="3578125" calcext:value-type="float">
            <text:p>3578125</text:p>
          </table:table-cell>
          <table:table-cell office:value-type="float" office:value="13631" calcext:value-type="float">
            <text:p>13631</text:p>
          </table:table-cell>
          <table:table-cell office:value-type="float" office:value="85853" calcext:value-type="float">
            <text:p>85853</text:p>
          </table:table-cell>
          <table:table-cell table:formula="of:=([.D479]-[.D478])*[.$F$1]" office:value-type="float" office:value="10050" calcext:value-type="float">
            <text:p>10050</text:p>
          </table:table-cell>
          <table:table-cell/>
          <table:table-cell office:value-type="string" calcext:value-type="string">
            <text:p>2021-05-14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5-14" calcext:value-type="date">
            <text:p>14.05.21</text:p>
          </table:table-cell>
          <table:table-cell office:value-type="float" office:value="3588502" calcext:value-type="float">
            <text:p>3588502</text:p>
          </table:table-cell>
          <table:table-cell office:value-type="float" office:value="10377" calcext:value-type="float">
            <text:p>10377</text:p>
          </table:table-cell>
          <table:table-cell office:value-type="float" office:value="86030" calcext:value-type="float">
            <text:p>86030</text:p>
          </table:table-cell>
          <table:table-cell table:formula="of:=([.D480]-[.D479])*[.$F$1]" office:value-type="float" office:value="4425" calcext:value-type="float">
            <text:p>4425</text:p>
          </table:table-cell>
          <table:table-cell/>
          <table:table-cell office:value-type="string" calcext:value-type="string">
            <text:p>2021-05-15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5-15" calcext:value-type="date">
            <text:p>15.05.21</text:p>
          </table:table-cell>
          <table:table-cell office:value-type="float" office:value="3595872" calcext:value-type="float">
            <text:p>3595872</text:p>
          </table:table-cell>
          <table:table-cell office:value-type="float" office:value="7370" calcext:value-type="float">
            <text:p>7370</text:p>
          </table:table-cell>
          <table:table-cell office:value-type="float" office:value="86100" calcext:value-type="float">
            <text:p>86100</text:p>
          </table:table-cell>
          <table:table-cell table:formula="of:=([.D481]-[.D480])*[.$F$1]" office:value-type="float" office:value="1750" calcext:value-type="float">
            <text:p>1750</text:p>
          </table:table-cell>
          <table:table-cell/>
          <table:table-cell office:value-type="string" calcext:value-type="string">
            <text:p>2021-05-16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5-16" calcext:value-type="date">
            <text:p>16.05.21</text:p>
          </table:table-cell>
          <table:table-cell office:value-type="float" office:value="3602939" calcext:value-type="float">
            <text:p>3602939</text:p>
          </table:table-cell>
          <table:table-cell office:value-type="float" office:value="7067" calcext:value-type="float">
            <text:p>7067</text:p>
          </table:table-cell>
          <table:table-cell office:value-type="float" office:value="86166" calcext:value-type="float">
            <text:p>86166</text:p>
          </table:table-cell>
          <table:table-cell table:formula="of:=([.D482]-[.D481])*[.$F$1]" office:value-type="float" office:value="1650" calcext:value-type="float">
            <text:p>1650</text:p>
          </table:table-cell>
          <table:table-cell/>
          <table:table-cell office:value-type="string" calcext:value-type="string">
            <text:p>2021-05-17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05-17" calcext:value-type="date">
            <text:p>17.05.21</text:p>
          </table:table-cell>
          <table:table-cell office:value-type="float" office:value="3608320" calcext:value-type="float">
            <text:p>3608320</text:p>
          </table:table-cell>
          <table:table-cell office:value-type="float" office:value="5381" calcext:value-type="float">
            <text:p>5381</text:p>
          </table:table-cell>
          <table:table-cell office:value-type="float" office:value="86386" calcext:value-type="float">
            <text:p>86386</text:p>
          </table:table-cell>
          <table:table-cell table:formula="of:=([.D483]-[.D482])*[.$F$1]" office:value-type="float" office:value="5500" calcext:value-type="float">
            <text:p>5500</text:p>
          </table:table-cell>
          <table:table-cell/>
          <table:table-cell office:value-type="string" calcext:value-type="string">
            <text:p>2021-05-18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05-18" calcext:value-type="date">
            <text:p>18.05.21</text:p>
          </table:table-cell>
          <table:table-cell office:value-type="float" office:value="3615896" calcext:value-type="float">
            <text:p>3615896</text:p>
          </table:table-cell>
          <table:table-cell office:value-type="float" office:value="7576" calcext:value-type="float">
            <text:p>7576</text:p>
          </table:table-cell>
          <table:table-cell office:value-type="float" office:value="86671" calcext:value-type="float">
            <text:p>86671</text:p>
          </table:table-cell>
          <table:table-cell table:formula="of:=([.D484]-[.D483])*[.$F$1]" office:value-type="float" office:value="7125" calcext:value-type="float">
            <text:p>7125</text:p>
          </table:table-cell>
          <table:table-cell/>
          <table:table-cell office:value-type="string" calcext:value-type="string">
            <text:p>2021-05-19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1-05-19" calcext:value-type="date">
            <text:p>19.05.21</text:p>
          </table:table-cell>
          <table:table-cell office:value-type="float" office:value="3627777" calcext:value-type="float">
            <text:p>3627777</text:p>
          </table:table-cell>
          <table:table-cell office:value-type="float" office:value="11881" calcext:value-type="float">
            <text:p>11881</text:p>
          </table:table-cell>
          <table:table-cell office:value-type="float" office:value="86908" calcext:value-type="float">
            <text:p>86908</text:p>
          </table:table-cell>
          <table:table-cell table:formula="of:=([.D485]-[.D484])*[.$F$1]" office:value-type="float" office:value="5925" calcext:value-type="float">
            <text:p>5925</text:p>
          </table:table-cell>
          <table:table-cell/>
          <table:table-cell office:value-type="string" calcext:value-type="string">
            <text:p>2021-05-20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1-05-20" calcext:value-type="date">
            <text:p>20.05.21</text:p>
          </table:table-cell>
          <table:table-cell office:value-type="float" office:value="3638504" calcext:value-type="float">
            <text:p>3638504</text:p>
          </table:table-cell>
          <table:table-cell office:value-type="float" office:value="10727" calcext:value-type="float">
            <text:p>10727</text:p>
          </table:table-cell>
          <table:table-cell office:value-type="float" office:value="87135" calcext:value-type="float">
            <text:p>87135</text:p>
          </table:table-cell>
          <table:table-cell table:formula="of:=([.D486]-[.D485])*[.$F$1]" office:value-type="float" office:value="5675" calcext:value-type="float">
            <text:p>5675</text:p>
          </table:table-cell>
          <table:table-cell/>
          <table:table-cell office:value-type="string" calcext:value-type="string">
            <text:p>2021-05-21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5-21" calcext:value-type="date">
            <text:p>21.05.21</text:p>
          </table:table-cell>
          <table:table-cell office:value-type="float" office:value="3646600" calcext:value-type="float">
            <text:p>3646600</text:p>
          </table:table-cell>
          <table:table-cell office:value-type="float" office:value="8096" calcext:value-type="float">
            <text:p>8096</text:p>
          </table:table-cell>
          <table:table-cell office:value-type="float" office:value="87303" calcext:value-type="float">
            <text:p>87303</text:p>
          </table:table-cell>
          <table:table-cell table:formula="of:=([.D487]-[.D486])*[.$F$1]" office:value-type="float" office:value="4200" calcext:value-type="float">
            <text:p>4200</text:p>
          </table:table-cell>
          <table:table-cell/>
          <table:table-cell office:value-type="string" calcext:value-type="string">
            <text:p>2021-05-22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5-22" calcext:value-type="date">
            <text:p>22.05.21</text:p>
          </table:table-cell>
          <table:table-cell office:value-type="float" office:value="3653019" calcext:value-type="float">
            <text:p>3653019</text:p>
          </table:table-cell>
          <table:table-cell office:value-type="float" office:value="6419" calcext:value-type="float">
            <text:p>6419</text:p>
          </table:table-cell>
          <table:table-cell office:value-type="float" office:value="87385" calcext:value-type="float">
            <text:p>87385</text:p>
          </table:table-cell>
          <table:table-cell table:formula="of:=([.D488]-[.D487])*[.$F$1]" office:value-type="float" office:value="2050" calcext:value-type="float">
            <text:p>2050</text:p>
          </table:table-cell>
          <table:table-cell/>
          <table:table-cell office:value-type="string" calcext:value-type="string">
            <text:p>2021-05-23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05-23" calcext:value-type="date">
            <text:p>23.05.21</text:p>
          </table:table-cell>
          <table:table-cell office:value-type="float" office:value="3657662" calcext:value-type="float">
            <text:p>3657662</text:p>
          </table:table-cell>
          <table:table-cell office:value-type="float" office:value="4643" calcext:value-type="float">
            <text:p>4643</text:p>
          </table:table-cell>
          <table:table-cell office:value-type="float" office:value="87429" calcext:value-type="float">
            <text:p>87429</text:p>
          </table:table-cell>
          <table:table-cell table:formula="of:=([.D489]-[.D488])*[.$F$1]" office:value-type="float" office:value="1100" calcext:value-type="float">
            <text:p>1100</text:p>
          </table:table-cell>
          <table:table-cell/>
          <table:table-cell office:value-type="string" calcext:value-type="string">
            <text:p>2021-05-24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5-24" calcext:value-type="date">
            <text:p>24.05.21</text:p>
          </table:table-cell>
          <table:table-cell office:value-type="float" office:value="3659990" calcext:value-type="float">
            <text:p>3659990</text:p>
          </table:table-cell>
          <table:table-cell office:value-type="float" office:value="2328" calcext:value-type="float">
            <text:p>2328</text:p>
          </table:table-cell>
          <table:table-cell office:value-type="float" office:value="87461" calcext:value-type="float">
            <text:p>87461</text:p>
          </table:table-cell>
          <table:table-cell table:formula="of:=([.D490]-[.D489])*[.$F$1]" office:value-type="float" office:value="800" calcext:value-type="float">
            <text:p>800</text:p>
          </table:table-cell>
          <table:table-cell/>
          <table:table-cell office:value-type="string" calcext:value-type="string">
            <text:p>2021-05-25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5-25" calcext:value-type="date">
            <text:p>25.05.21</text:p>
          </table:table-cell>
          <table:table-cell office:value-type="float" office:value="3662568" calcext:value-type="float">
            <text:p>3662568</text:p>
          </table:table-cell>
          <table:table-cell office:value-type="float" office:value="2578" calcext:value-type="float">
            <text:p>2578</text:p>
          </table:table-cell>
          <table:table-cell office:value-type="float" office:value="87733" calcext:value-type="float">
            <text:p>87733</text:p>
          </table:table-cell>
          <table:table-cell table:formula="of:=([.D491]-[.D490])*[.$F$1]" office:value-type="float" office:value="6800" calcext:value-type="float">
            <text:p>6800</text:p>
          </table:table-cell>
          <table:table-cell/>
          <table:table-cell office:value-type="string" calcext:value-type="string">
            <text:p>2021-05-26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5-26" calcext:value-type="date">
            <text:p>26.05.21</text:p>
          </table:table-cell>
          <table:table-cell office:value-type="float" office:value="3667041" calcext:value-type="float">
            <text:p>3667041</text:p>
          </table:table-cell>
          <table:table-cell office:value-type="float" office:value="4473" calcext:value-type="float">
            <text:p>4473</text:p>
          </table:table-cell>
          <table:table-cell office:value-type="float" office:value="88000" calcext:value-type="float">
            <text:p>88000</text:p>
          </table:table-cell>
          <table:table-cell table:formula="of:=([.D492]-[.D491])*[.$F$1]" office:value-type="float" office:value="6675" calcext:value-type="float">
            <text:p>6675</text:p>
          </table:table-cell>
          <table:table-cell/>
          <table:table-cell office:value-type="string" calcext:value-type="string">
            <text:p>2021-05-27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05-27" calcext:value-type="date">
            <text:p>27.05.21</text:p>
          </table:table-cell>
          <table:table-cell office:value-type="float" office:value="3673990" calcext:value-type="float">
            <text:p>3673990</text:p>
          </table:table-cell>
          <table:table-cell office:value-type="float" office:value="6949" calcext:value-type="float">
            <text:p>6949</text:p>
          </table:table-cell>
          <table:table-cell office:value-type="float" office:value="88192" calcext:value-type="float">
            <text:p>88192</text:p>
          </table:table-cell>
          <table:table-cell table:formula="of:=([.D493]-[.D492])*[.$F$1]" office:value-type="float" office:value="4800" calcext:value-type="float">
            <text:p>4800</text:p>
          </table:table-cell>
          <table:table-cell/>
          <table:table-cell office:value-type="string" calcext:value-type="string">
            <text:p>2021-05-28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05-28" calcext:value-type="date">
            <text:p>28.05.21</text:p>
          </table:table-cell>
          <table:table-cell office:value-type="float" office:value="3680159" calcext:value-type="float">
            <text:p>3680159</text:p>
          </table:table-cell>
          <table:table-cell office:value-type="float" office:value="6169" calcext:value-type="float">
            <text:p>6169</text:p>
          </table:table-cell>
          <table:table-cell office:value-type="float" office:value="88360" calcext:value-type="float">
            <text:p>88360</text:p>
          </table:table-cell>
          <table:table-cell table:formula="of:=([.D494]-[.D493])*[.$F$1]" office:value-type="float" office:value="4200" calcext:value-type="float">
            <text:p>4200</text:p>
          </table:table-cell>
          <table:table-cell/>
          <table:table-cell office:value-type="string" calcext:value-type="string">
            <text:p>2021-05-29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05-29" calcext:value-type="date">
            <text:p>29.05.21</text:p>
          </table:table-cell>
          <table:table-cell office:value-type="float" office:value="3684672" calcext:value-type="float">
            <text:p>3684672</text:p>
          </table:table-cell>
          <table:table-cell office:value-type="float" office:value="4513" calcext:value-type="float">
            <text:p>4513</text:p>
          </table:table-cell>
          <table:table-cell office:value-type="float" office:value="88413" calcext:value-type="float">
            <text:p>88413</text:p>
          </table:table-cell>
          <table:table-cell table:formula="of:=([.D495]-[.D494])*[.$F$1]" office:value-type="float" office:value="1325" calcext:value-type="float">
            <text:p>1325</text:p>
          </table:table-cell>
          <table:table-cell/>
          <table:table-cell office:value-type="string" calcext:value-type="string">
            <text:p>2021-05-30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05-30" calcext:value-type="date">
            <text:p>30.05.21</text:p>
          </table:table-cell>
          <table:table-cell office:value-type="float" office:value="3687715" calcext:value-type="float">
            <text:p>3687715</text:p>
          </table:table-cell>
          <table:table-cell office:value-type="float" office:value="3043" calcext:value-type="float">
            <text:p>3043</text:p>
          </table:table-cell>
          <table:table-cell office:value-type="float" office:value="88431" calcext:value-type="float">
            <text:p>88431</text:p>
          </table:table-cell>
          <table:table-cell table:formula="of:=([.D496]-[.D495])*[.$F$1]" office:value-type="float" office:value="450" calcext:value-type="float">
            <text:p>450</text:p>
          </table:table-cell>
          <table:table-cell/>
          <table:table-cell office:value-type="string" calcext:value-type="string">
            <text:p>2021-05-31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1-05-31" calcext:value-type="date">
            <text:p>31.05.21</text:p>
          </table:table-cell>
          <table:table-cell office:value-type="float" office:value="3689921" calcext:value-type="float">
            <text:p>3689921</text:p>
          </table:table-cell>
          <table:table-cell office:value-type="float" office:value="2206" calcext:value-type="float">
            <text:p>2206</text:p>
          </table:table-cell>
          <table:table-cell office:value-type="float" office:value="88601" calcext:value-type="float">
            <text:p>88601</text:p>
          </table:table-cell>
          <table:table-cell table:formula="of:=([.D497]-[.D496])*[.$F$1]" office:value-type="float" office:value="4250" calcext:value-type="float">
            <text:p>4250</text:p>
          </table:table-cell>
          <table:table-cell/>
          <table:table-cell office:value-type="string" calcext:value-type="string">
            <text:p>2021-06-01T20:00:00Z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1-06-01" calcext:value-type="date">
            <text:p>01.06.21</text:p>
          </table:table-cell>
          <table:table-cell office:value-type="float" office:value="3692908" calcext:value-type="float">
            <text:p>3692908</text:p>
          </table:table-cell>
          <table:table-cell office:value-type="float" office:value="2987" calcext:value-type="float">
            <text:p>2987</text:p>
          </table:table-cell>
          <table:table-cell office:value-type="float" office:value="88781" calcext:value-type="float">
            <text:p>88781</text:p>
          </table:table-cell>
          <table:table-cell table:formula="of:=([.D498]-[.D497])*[.$F$1]" office:value-type="float" office:value="4500" calcext:value-type="float">
            <text:p>4500</text:p>
          </table:table-cell>
          <table:table-cell/>
          <table:table-cell office:value-type="string" calcext:value-type="string">
            <text:p>2021-06-02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1-06-02" calcext:value-type="date">
            <text:p>02.06.21</text:p>
          </table:table-cell>
          <table:table-cell office:value-type="float" office:value="3698004" calcext:value-type="float">
            <text:p>3698004</text:p>
          </table:table-cell>
          <table:table-cell office:value-type="float" office:value="5096" calcext:value-type="float">
            <text:p>5096</text:p>
          </table:table-cell>
          <table:table-cell office:value-type="float" office:value="88945" calcext:value-type="float">
            <text:p>88945</text:p>
          </table:table-cell>
          <table:table-cell table:formula="of:=([.D499]-[.D498])*[.$F$1]" office:value-type="float" office:value="4100" calcext:value-type="float">
            <text:p>4100</text:p>
          </table:table-cell>
          <table:table-cell/>
          <table:table-cell office:value-type="string" calcext:value-type="string">
            <text:p>2021-06-03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1-06-03" calcext:value-type="date">
            <text:p>03.06.21</text:p>
          </table:table-cell>
          <table:table-cell office:value-type="float" office:value="3701692" calcext:value-type="float">
            <text:p>3701692</text:p>
          </table:table-cell>
          <table:table-cell office:value-type="float" office:value="3688" calcext:value-type="float">
            <text:p>3688</text:p>
          </table:table-cell>
          <table:table-cell office:value-type="float" office:value="89031" calcext:value-type="float">
            <text:p>89031</text:p>
          </table:table-cell>
          <table:table-cell table:formula="of:=([.D500]-[.D499])*[.$F$1]" office:value-type="float" office:value="2150" calcext:value-type="float">
            <text:p>2150</text:p>
          </table:table-cell>
          <table:table-cell/>
          <table:table-cell office:value-type="string" calcext:value-type="string">
            <text:p>2021-06-04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1-06-04" calcext:value-type="date">
            <text:p>04.06.21</text:p>
          </table:table-cell>
          <table:table-cell office:value-type="float" office:value="3704685" calcext:value-type="float">
            <text:p>3704685</text:p>
          </table:table-cell>
          <table:table-cell office:value-type="float" office:value="2993" calcext:value-type="float">
            <text:p>2993</text:p>
          </table:table-cell>
          <table:table-cell office:value-type="float" office:value="89152" calcext:value-type="float">
            <text:p>89152</text:p>
          </table:table-cell>
          <table:table-cell table:formula="of:=([.D501]-[.D500])*[.$F$1]" office:value-type="float" office:value="3025" calcext:value-type="float">
            <text:p>3025</text:p>
          </table:table-cell>
          <table:table-cell/>
          <table:table-cell office:value-type="string" calcext:value-type="string">
            <text:p>2021-06-05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1-06-05" calcext:value-type="date">
            <text:p>05.06.21</text:p>
          </table:table-cell>
          <table:table-cell office:value-type="float" office:value="3706934" calcext:value-type="float">
            <text:p>3706934</text:p>
          </table:table-cell>
          <table:table-cell office:value-type="float" office:value="2249" calcext:value-type="float">
            <text:p>2249</text:p>
          </table:table-cell>
          <table:table-cell office:value-type="float" office:value="89228" calcext:value-type="float">
            <text:p>89228</text:p>
          </table:table-cell>
          <table:table-cell table:formula="of:=([.D502]-[.D501])*[.$F$1]" office:value-type="float" office:value="1900" calcext:value-type="float">
            <text:p>1900</text:p>
          </table:table-cell>
          <table:table-cell/>
          <table:table-cell office:value-type="string" calcext:value-type="string">
            <text:p>2021-06-06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6-06" calcext:value-type="date">
            <text:p>06.06.21</text:p>
          </table:table-cell>
          <table:table-cell office:value-type="float" office:value="3708898" calcext:value-type="float">
            <text:p>3708898</text:p>
          </table:table-cell>
          <table:table-cell office:value-type="float" office:value="1964" calcext:value-type="float">
            <text:p>1964</text:p>
          </table:table-cell>
          <table:table-cell office:value-type="float" office:value="89249" calcext:value-type="float">
            <text:p>89249</text:p>
          </table:table-cell>
          <table:table-cell table:formula="of:=([.D503]-[.D502])*[.$F$1]" office:value-type="float" office:value="525" calcext:value-type="float">
            <text:p>525</text:p>
          </table:table-cell>
          <table:table-cell/>
          <table:table-cell office:value-type="string" calcext:value-type="string">
            <text:p>2021-06-07T20:00:00Z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1-06-07" calcext:value-type="date">
            <text:p>07.06.21</text:p>
          </table:table-cell>
          <table:table-cell office:value-type="float" office:value="3710342" calcext:value-type="float">
            <text:p>3710342</text:p>
          </table:table-cell>
          <table:table-cell office:value-type="float" office:value="1444" calcext:value-type="float">
            <text:p>1444</text:p>
          </table:table-cell>
          <table:table-cell office:value-type="float" office:value="89390" calcext:value-type="float">
            <text:p>89390</text:p>
          </table:table-cell>
          <table:table-cell table:formula="of:=([.D504]-[.D503])*[.$F$1]" office:value-type="float" office:value="3525" calcext:value-type="float">
            <text:p>3525</text:p>
          </table:table-cell>
          <table:table-cell/>
          <table:table-cell office:value-type="string" calcext:value-type="string">
            <text:p>2021-06-08T20:00:00Z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1-06-08" calcext:value-type="date">
            <text:p>08.06.21</text:p>
          </table:table-cell>
          <table:table-cell office:value-type="float" office:value="3712595" calcext:value-type="float">
            <text:p>3712595</text:p>
          </table:table-cell>
          <table:table-cell office:value-type="float" office:value="2253" calcext:value-type="float">
            <text:p>2253</text:p>
          </table:table-cell>
          <table:table-cell office:value-type="float" office:value="89497" calcext:value-type="float">
            <text:p>89497</text:p>
          </table:table-cell>
          <table:table-cell table:formula="of:=([.D505]-[.D504])*[.$F$1]" office:value-type="float" office:value="2675" calcext:value-type="float">
            <text:p>2675</text:p>
          </table:table-cell>
          <table:table-cell/>
          <table:table-cell office:value-type="string" calcext:value-type="string">
            <text:p>2021-06-09T20:00:00Z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1-06-09" calcext:value-type="date">
            <text:p>09.06.21</text:p>
          </table:table-cell>
          <table:table-cell office:value-type="float" office:value="3715870" calcext:value-type="float">
            <text:p>3715870</text:p>
          </table:table-cell>
          <table:table-cell office:value-type="float" office:value="3275" calcext:value-type="float">
            <text:p>3275</text:p>
          </table:table-cell>
          <table:table-cell office:value-type="float" office:value="89592" calcext:value-type="float">
            <text:p>89592</text:p>
          </table:table-cell>
          <table:table-cell table:formula="of:=([.D506]-[.D505])*[.$F$1]" office:value-type="float" office:value="2375" calcext:value-type="float">
            <text:p>2375</text:p>
          </table:table-cell>
          <table:table-cell/>
          <table:table-cell office:value-type="string" calcext:value-type="string">
            <text:p>2021-06-10T20:00:00Z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1-06-10" calcext:value-type="date">
            <text:p>10.06.21</text:p>
          </table:table-cell>
          <table:table-cell office:value-type="float" office:value="3718617" calcext:value-type="float">
            <text:p>3718617</text:p>
          </table:table-cell>
          <table:table-cell office:value-type="float" office:value="2747" calcext:value-type="float">
            <text:p>2747</text:p>
          </table:table-cell>
          <table:table-cell office:value-type="float" office:value="89693" calcext:value-type="float">
            <text:p>89693</text:p>
          </table:table-cell>
          <table:table-cell table:formula="of:=([.D507]-[.D506])*[.$F$1]" office:value-type="float" office:value="2525" calcext:value-type="float">
            <text:p>2525</text:p>
          </table:table-cell>
          <table:table-cell/>
          <table:table-cell office:value-type="string" calcext:value-type="string">
            <text:p>2021-06-11T20:00:00Z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1-06-11" calcext:value-type="date">
            <text:p>11.06.21</text:p>
          </table:table-cell>
          <table:table-cell office:value-type="float" office:value="3720811" calcext:value-type="float">
            <text:p>3720811</text:p>
          </table:table-cell>
          <table:table-cell office:value-type="float" office:value="2194" calcext:value-type="float">
            <text:p>2194</text:p>
          </table:table-cell>
          <table:table-cell office:value-type="float" office:value="89821" calcext:value-type="float">
            <text:p>89821</text:p>
          </table:table-cell>
          <table:table-cell table:formula="of:=([.D508]-[.D507])*[.$F$1]" office:value-type="float" office:value="3200" calcext:value-type="float">
            <text:p>3200</text:p>
          </table:table-cell>
          <table:table-cell/>
          <table:table-cell office:value-type="string" calcext:value-type="string">
            <text:p>2021-06-12T20:00:00Z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1-06-12" calcext:value-type="date">
            <text:p>12.06.21</text:p>
          </table:table-cell>
          <table:table-cell office:value-type="float" office:value="3722295" calcext:value-type="float">
            <text:p>3722295</text:p>
          </table:table-cell>
          <table:table-cell office:value-type="float" office:value="1484" calcext:value-type="float">
            <text:p>1484</text:p>
          </table:table-cell>
          <table:table-cell office:value-type="float" office:value="89841" calcext:value-type="float">
            <text:p>89841</text:p>
          </table:table-cell>
          <table:table-cell table:formula="of:=([.D509]-[.D508])*[.$F$1]" office:value-type="float" office:value="500" calcext:value-type="float">
            <text:p>500</text:p>
          </table:table-cell>
          <table:table-cell/>
          <table:table-cell office:value-type="string" calcext:value-type="string">
            <text:p>2021-06-13T20:00:00Z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1-06-13" calcext:value-type="date">
            <text:p>13.06.21</text:p>
          </table:table-cell>
          <table:table-cell office:value-type="float" office:value="3723295" calcext:value-type="float">
            <text:p>3723295</text:p>
          </table:table-cell>
          <table:table-cell office:value-type="float" office:value="1000" calcext:value-type="float">
            <text:p>1000</text:p>
          </table:table-cell>
          <table:table-cell office:value-type="float" office:value="89849" calcext:value-type="float">
            <text:p>89849</text:p>
          </table:table-cell>
          <table:table-cell table:formula="of:=([.D510]-[.D509])*[.$F$1]" office:value-type="float" office:value="200" calcext:value-type="float">
            <text:p>200</text:p>
          </table:table-cell>
          <table:table-cell/>
          <table:table-cell office:value-type="string" calcext:value-type="string">
            <text:p>2021-06-14T20:00:00Z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1-06-14" calcext:value-type="date">
            <text:p>14.06.21</text:p>
          </table:table-cell>
          <table:table-cell office:value-type="float" office:value="3724168" calcext:value-type="float">
            <text:p>3724168</text:p>
          </table:table-cell>
          <table:table-cell office:value-type="float" office:value="873" calcext:value-type="float">
            <text:p>873</text:p>
          </table:table-cell>
          <table:table-cell office:value-type="float" office:value="89944" calcext:value-type="float">
            <text:p>89944</text:p>
          </table:table-cell>
          <table:table-cell table:formula="of:=([.D511]-[.D510])*[.$F$1]" office:value-type="float" office:value="2375" calcext:value-type="float">
            <text:p>2375</text:p>
          </table:table-cell>
          <table:table-cell/>
          <table:table-cell office:value-type="string" calcext:value-type="string">
            <text:p>2021-06-15T20:00:00Z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1-06-15" calcext:value-type="date">
            <text:p>15.06.21</text:p>
          </table:table-cell>
          <table:table-cell office:value-type="float" office:value="3725328" calcext:value-type="float">
            <text:p>3725328</text:p>
          </table:table-cell>
          <table:table-cell office:value-type="float" office:value="1160" calcext:value-type="float">
            <text:p>1160</text:p>
          </table:table-cell>
          <table:table-cell office:value-type="float" office:value="90079" calcext:value-type="float">
            <text:p>90079</text:p>
          </table:table-cell>
          <table:table-cell table:formula="of:=([.D512]-[.D511])*[.$F$1]" office:value-type="float" office:value="3375" calcext:value-type="float">
            <text:p>3375</text:p>
          </table:table-cell>
          <table:table-cell/>
          <table:table-cell office:value-type="string" calcext:value-type="string">
            <text:p>2021-06-16T20:00:00Z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1-06-16" calcext:value-type="date">
            <text:p>16.06.21</text:p>
          </table:table-cell>
          <table:table-cell office:value-type="float" office:value="3726767" calcext:value-type="float">
            <text:p>3726767</text:p>
          </table:table-cell>
          <table:table-cell office:value-type="float" office:value="1439" calcext:value-type="float">
            <text:p>1439</text:p>
          </table:table-cell>
          <table:table-cell office:value-type="float" office:value="90185" calcext:value-type="float">
            <text:p>90185</text:p>
          </table:table-cell>
          <table:table-cell table:formula="of:=([.D513]-[.D512])*[.$F$1]" office:value-type="float" office:value="2650" calcext:value-type="float">
            <text:p>2650</text:p>
          </table:table-cell>
          <table:table-cell table:number-columns-repeated="3"/>
        </table:table-row>
        <table:table-row table:style-name="ro1">
          <table:table-cell office:value-type="date" office:date-value="2021-06-17" calcext:value-type="date">
            <text:p>17.06.21</text:p>
          </table:table-cell>
          <table:table-cell office:value-type="float" office:value="3727668" calcext:value-type="float">
            <text:p>3727668</text:p>
          </table:table-cell>
          <table:table-cell office:value-type="float" office:value="901" calcext:value-type="float">
            <text:p>901</text:p>
          </table:table-cell>
          <table:table-cell office:value-type="float" office:value="90277" calcext:value-type="float">
            <text:p>90277</text:p>
          </table:table-cell>
          <table:table-cell table:formula="of:=([.D514]-[.D513])*[.$F$1]" office:value-type="float" office:value="2300" calcext:value-type="float">
            <text:p>230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office:value-type="float" office:value="90374" calcext:value-type="float">
            <text:p>90374</text:p>
          </table:table-cell>
          <table:table-cell table:formula="of:=([.D515]-[.D514])*[.$F$1]" office:value-type="float" office:value="2425" calcext:value-type="float">
            <text:p>242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9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6-19T16:22:23.401878740</dc:date>
    <meta:editing-duration>PT19M28S</meta:editing-duration>
    <meta:editing-cycles>4</meta:editing-cycles>
    <meta:generator>LibreOffice/6.0.7.3$Linux_X86_64 LibreOffice_project/00m0$Build-3</meta:generator>
    <meta:document-statistic meta:table-count="1" meta:cell-count="355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5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true" loext:try-staggering-first="false" chart:label-arrangement="side-by-sid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chart:auto-position="true" style:rotation-angle="0"/>
      <style:text-properties fo:font-size="13pt" style:font-size-asian="9pt" style:font-size-complex="9pt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8pt" style:font-size-asian="10pt" style:font-size-complex="10pt"/>
    </style:style>
    <style:style style:name="ch9" style:family="chart">
      <style:chart-properties chart:auto-position="true" style:rotation-angle="90"/>
      <style:text-properties fo:font-size="13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minimum="-1" chart:maximum="6" chart:origin="0" chart:interval-major="1" chart:interval-minor-divisor="2" chart:reverse-direction="false" text:line-break="false" loext:try-staggering-first="false" chart:link-data-style-to-source="true" chart:axis-position="end"/>
      <style:graphic-properties svg:stroke-color="#b3b3b3"/>
      <style:text-properties fo:font-size="18pt" style:font-size-asian="10pt" style:font-size-complex="10pt"/>
    </style:style>
    <style:style style:name="ch12" style:family="chart">
      <style:chart-properties style:rotation-angle="90"/>
      <style:text-properties fo:font-size="13pt" style:font-size-asian="9pt" style:font-size-complex="9pt"/>
    </style:style>
    <style:style style:name="ch13" style:family="chart" style:data-style-name="N0">
      <style:chart-properties chart:link-data-style-to-source="true"/>
      <style:graphic-properties draw:stroke="none" draw:fill-color="#004586" draw:opacity="50%" dr3d:edge-rounding="5%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7" loext:regression-extrapolate-forward="0" loext:regression-extrapolate-backward="0" loext:regression-force-intercept="false" loext:regression-intercept-value="0" chart:regression-type="moving-average"/>
      <style:graphic-properties svg:stroke-width="0.1cm" svg:stroke-color="#004586"/>
    </style:style>
    <style:style style:name="ch15" style:family="chart">
      <style:chart-properties chart:solid-type="cuboid"/>
    </style:style>
    <style:style style:name="ch16" style:family="chart" style:data-style-name="N0">
      <style:chart-properties chart:link-data-style-to-source="true"/>
      <style:graphic-properties draw:stroke="none" draw:fill-color="#fff450" draw:opacity="50%" dr3d:edge-rounding="5%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7" loext:regression-extrapolate-forward="0" loext:regression-extrapolate-backward="0" loext:regression-force-intercept="false" loext:regression-intercept-value="0" chart:regression-type="moving-average"/>
      <style:graphic-properties svg:stroke-width="0.1cm" svg:stroke-color="#faa61a"/>
    </style:style>
    <style:style style:name="ch18" style:family="chart" style:data-style-name="N0">
      <style:chart-properties chart:link-data-style-to-source="true"/>
      <style:graphic-properties draw:stroke="none" draw:fill-color="#f68e76" dr3d:edge-rounding="5%"/>
      <style:text-properties fo:font-size="10pt" style:font-size-asian="10pt" style:font-size-complex="10pt"/>
    </style:style>
    <style:style style:name="ch19" style:family="chart">
      <style:chart-properties loext:regression-name="" loext:regression-max-degree="2" loext:regression-period="7" loext:regression-extrapolate-forward="0" loext:regression-extrapolate-backward="0" loext:regression-force-intercept="false" loext:regression-intercept-value="0" chart:regression-type="moving-average"/>
      <style:graphic-properties svg:stroke-width="0.1cm" svg:stroke-color="#94070a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43.926cm" svg:height="26.062cm" xlink:href=".." xlink:type="simple" chart:class="chart:bar" chart:style-name="ch1">
        <chart:title svg:x="17.498cm" svg:y="0.657cm" chart:style-name="ch2">
          <text:p>Coronafälle / UV-Index</text:p>
        </chart:title>
        <chart:legend svg:x="29.057cm" svg:y="21.139cm" style:legend-expansion="custom" chartooo:width="14.443cm" chartooo:height="4.308cm" style:legend-expansion-aspect-ratio="3.35259981429898" chart:style-name="ch3"/>
        <chart:plot-area chart:style-name="ch4" table:cell-range-address="corona_cases_uv_index.A2:corona_cases_uv_index.A514 corona_cases_uv_index.C1:corona_cases_uv_index.C514 corona_cases_uv_index.H1:corona_cases_uv_index.H514 corona_cases_uv_index.E1:corona_cases_uv_index.F1 corona_cases_uv_index.E2:corona_cases_uv_index.E514" chart:data-source-has-labels="both" svg:x="0.74cm" svg:y="2.429cm" svg:width="42.368cm" svg:height="17.362cm">
          <chartooo:coordinate-region svg:x="2.922cm" svg:y="2.788cm" svg:width="39.378cm" svg:height="16.646cm"/>
          <chart:axis chart:dimension="x" chart:name="primary-x" chart:style-name="ch5" chartooo:axis-type="date">
            <chartooo:date-scale chart:base-time-unit="days" chart:major-interval-value="14" chart:major-interval-unit="days" chart:minor-interval-value="7" chart:minor-interval-unit="days"/>
            <chart:title svg:x="19.579cm" svg:y="20.313cm" chart:style-name="ch6">
              <text:p>Zeit (14 Tage / 7 Tage)</text:p>
            </chart:title>
            <chart:categories table:cell-range-address="corona_cases_uv_index.A2:corona_cases_uv_index.A514"/>
            <chart:grid chart:style-name="ch7" chart:class="minor"/>
          </chart:axis>
          <chart:axis chart:dimension="y" chart:name="primary-y" chart:style-name="ch8">
            <chart:title svg:x="0.001cm" svg:y="15.599cm" chart:style-name="ch9">
              <text:p>Fallzahlen, ggf. Multipliziert (Johns Hopkins)</text:p>
            </chart:title>
            <chart:grid chart:style-name="ch10" chart:class="major"/>
          </chart:axis>
          <chart:axis chart:dimension="y" chart:name="secondary-y" chart:style-name="ch11">
            <chart:title svg:x="43.257cm" svg:y="17.529cm" chart:style-name="ch12">
              <text:p>UV-Index Norderney (Geoportal, Bundesamt für Strahlenschutz)</text:p>
            </chart:title>
          </chart:axis>
          <chart:series chart:attached-axis="primary-y" chart:style-name="ch13" chart:values-cell-range-address="corona_cases_uv_index.C2:corona_cases_uv_index.C514" chart:label-cell-address="corona_cases_uv_index.C1:corona_cases_uv_index.C1" chart:class="chart:bar">
            <chart:regression-curve chart:style-name="ch14"/>
            <chart:data-point chart:repeated="278"/>
            <chart:data-point chart:style-name="ch15"/>
            <chart:data-point chart:repeated="6"/>
            <chart:data-point chart:style-name="ch15"/>
            <chart:data-point chart:repeated="4"/>
            <chart:data-point chart:style-name="ch15" chart:repeated="2"/>
            <chart:data-point chart:repeated="4"/>
            <chart:data-point chart:style-name="ch15"/>
            <chart:data-point chart:repeated="17"/>
            <chart:data-point chart:style-name="ch15"/>
            <chart:data-point chart:repeated="198"/>
          </chart:series>
          <chart:series chart:attached-axis="secondary-y" chart:style-name="ch16" chart:values-cell-range-address="corona_cases_uv_index.H2:corona_cases_uv_index.H514" chart:label-cell-address="corona_cases_uv_index.H1:corona_cases_uv_index.H1" chart:class="chart:bar">
            <chart:regression-curve chart:style-name="ch17"/>
            <chart:data-point chart:repeated="34"/>
            <chart:data-point chart:style-name="ch15"/>
            <chart:data-point chart:repeated="162"/>
            <chart:data-point chart:style-name="ch15"/>
            <chart:data-point chart:repeated="27"/>
            <chart:data-point chart:style-name="ch15"/>
            <chart:data-point chart:repeated="8"/>
            <chart:data-point chart:style-name="ch15"/>
            <chart:data-point chart:repeated="5"/>
            <chart:data-point chart:style-name="ch15"/>
            <chart:data-point chart:repeated="272"/>
          </chart:series>
          <chart:series chart:attached-axis="primary-y" chart:style-name="ch18" chart:values-cell-range-address="corona_cases_uv_index.E2:corona_cases_uv_index.E514" chart:label-cell-address="corona_cases_uv_index.E1:corona_cases_uv_index.F1" chart:class="chart:bar">
            <chart:regression-curve chart:style-name="ch19"/>
            <chart:data-point chart:repeated="513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ue Coronafälle Johns Hopkins University</text:p>
                <draw:g>
                  <svg:desc>corona_cases_uv_index.C1:corona_cases_uv_index.C1</svg:desc>
                </draw:g>
              </table:table-cell>
              <table:table-cell office:value-type="string">
                <text:p>UV Tagesindex Norderney</text:p>
                <draw:g>
                  <svg:desc>corona_cases_uv_index.H1:corona_cases_uv_index.H1</svg:desc>
                </draw:g>
              </table:table-cell>
              <table:table-cell office:value-type="string">
                <text:p>Neue Coronatote x  25</text:p>
                <text:list>
                  <text:list-item>
                    <text:p>Neue Coronatote x </text:p>
                  </text:list-item>
                  <text:list-item>
                    <text:p>25</text:p>
                  </text:list-item>
                </text:list>
                <draw:g>
                  <svg:desc>corona_cases_uv_index.E1:corona_cases_uv_index.F1</svg:desc>
                </draw:g>
              </table:table-cell>
            </table:table-row>
          </table:table-header-rows>
          <table:table-rows>
            <table:table-row>
              <table:table-cell office:value-type="float" office:value="43852">
                <text:p>43852</text:p>
                <draw:g>
                  <svg:desc>corona_cases_uv_index.A2:corona_cases_uv_index.A514</svg:desc>
                </draw:g>
              </table:table-cell>
              <table:table-cell office:value-type="float" office:value="0">
                <text:p>0</text:p>
                <draw:g>
                  <svg:desc>corona_cases_uv_index.C2:corona_cases_uv_index.C514</svg:desc>
                </draw:g>
              </table:table-cell>
              <table:table-cell office:value-type="float" office:value="0">
                <text:p>0</text:p>
                <draw:g>
                  <svg:desc>corona_cases_uv_index.H2:corona_cases_uv_index.H514</svg:desc>
                </draw:g>
              </table:table-cell>
              <table:table-cell office:value-type="float" office:value="0">
                <text:p>0</text:p>
                <draw:g>
                  <svg:desc>corona_cases_uv_index.E2:corona_cases_uv_index.E514</svg:desc>
                </draw:g>
              </table:table-cell>
            </table:table-row>
            <table:table-row>
              <table:table-cell office:value-type="float" office:value="43853">
                <text:p>438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54">
                <text:p>438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55">
                <text:p>438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56">
                <text:p>438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57">
                <text:p>4385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58">
                <text:p>4385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59">
                <text:p>438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0">
                <text:p>438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1">
                <text:p>4386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2">
                <text:p>4386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3">
                <text:p>4386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4">
                <text:p>4386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5">
                <text:p>4386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6">
                <text:p>438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7">
                <text:p>4386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8">
                <text:p>4386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9">
                <text:p>4386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0">
                <text:p>4387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1">
                <text:p>4387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2">
                <text:p>4387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3">
                <text:p>438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4">
                <text:p>4387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5">
                <text:p>4387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6">
                <text:p>438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7">
                <text:p>4387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8">
                <text:p>438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9">
                <text:p>4387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0">
                <text:p>438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1">
                <text:p>4388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31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51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66">
                <text:p>6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220">
                <text:p>22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188">
                <text:p>18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29">
                <text:p>12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241">
                <text:p>24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36">
                <text:p>136</text:p>
              </table:table-cell>
              <table:table-cell office:value-type="float" office:value="1">
                <text:p>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281">
                <text:p>28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51">
                <text:p>451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70">
                <text:p>17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597">
                <text:p>1597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910">
                <text:p>910</text:p>
              </table:table-cell>
              <table:table-cell office:value-type="float" office:value="2">
                <text:p>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210">
                <text:p>1210</text:p>
              </table:table-cell>
              <table:table-cell office:value-type="float" office:value="2">
                <text:p>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1477">
                <text:p>1477</text:p>
              </table:table-cell>
              <table:table-cell office:value-type="float" office:value="2">
                <text:p>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985">
                <text:p>1985</text:p>
              </table:table-cell>
              <table:table-cell office:value-type="float" office:value="1">
                <text:p>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3070">
                <text:p>3070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2993">
                <text:p>2993</text:p>
              </table:table-cell>
              <table:table-cell office:value-type="float" office:value="2">
                <text:p>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528">
                <text:p>4528</text:p>
              </table:table-cell>
              <table:table-cell office:value-type="float" office:value="2">
                <text:p>2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2365">
                <text:p>2365</text:p>
              </table:table-cell>
              <table:table-cell office:value-type="float" office:value="2">
                <text:p>2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660">
                <text:p>2660</text:p>
              </table:table-cell>
              <table:table-cell office:value-type="float" office:value="3">
                <text:p>3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183">
                <text:p>4183</text:p>
              </table:table-cell>
              <table:table-cell office:value-type="float" office:value="3">
                <text:p>3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930">
                <text:p>3930</text:p>
              </table:table-cell>
              <table:table-cell office:value-type="float" office:value="3">
                <text:p>3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37">
                <text:p>4337</text:p>
              </table:table-cell>
              <table:table-cell office:value-type="float" office:value="3">
                <text:p>3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6615">
                <text:p>6615</text:p>
              </table:table-cell>
              <table:table-cell office:value-type="float" office:value="3">
                <text:p>3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6933">
                <text:p>6933</text:p>
              </table:table-cell>
              <table:table-cell office:value-type="float" office:value="3">
                <text:p>3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824">
                <text:p>6824</text:p>
              </table:table-cell>
              <table:table-cell office:value-type="float" office:value="2">
                <text:p>2</text:p>
              </table:table-cell>
              <table:table-cell office:value-type="float" office:value="2275">
                <text:p>2275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400">
                <text:p>4400</text:p>
              </table:table-cell>
              <table:table-cell office:value-type="float" office:value="3">
                <text:p>3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790">
                <text:p>4790</text:p>
              </table:table-cell>
              <table:table-cell office:value-type="float" office:value="3">
                <text:p>3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923">
                <text:p>4923</text:p>
              </table:table-cell>
              <table:table-cell office:value-type="float" office:value="3">
                <text:p>3</text:p>
              </table:table-cell>
              <table:table-cell office:value-type="float" office:value="3250">
                <text:p>3250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6064">
                <text:p>6064</text:p>
              </table:table-cell>
              <table:table-cell office:value-type="float" office:value="3">
                <text:p>3</text:p>
              </table:table-cell>
              <table:table-cell office:value-type="float" office:value="3625">
                <text:p>3625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6922">
                <text:p>6922</text:p>
              </table:table-cell>
              <table:table-cell office:value-type="float" office:value="3">
                <text:p>3</text:p>
              </table:table-cell>
              <table:table-cell office:value-type="float" office:value="4675">
                <text:p>4675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6365">
                <text:p>6365</text:p>
              </table:table-cell>
              <table:table-cell office:value-type="float" office:value="4">
                <text:p>4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933">
                <text:p>4933</text:p>
              </table:table-cell>
              <table:table-cell office:value-type="float" office:value="4">
                <text:p>4</text:p>
              </table:table-cell>
              <table:table-cell office:value-type="float" office:value="4225">
                <text:p>4225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4031">
                <text:p>4031</text:p>
              </table:table-cell>
              <table:table-cell office:value-type="float" office:value="4">
                <text:p>4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3251">
                <text:p>3251</text:p>
              </table:table-cell>
              <table:table-cell office:value-type="float" office:value="4">
                <text:p>4</text:p>
              </table:table-cell>
              <table:table-cell office:value-type="float" office:value="5650">
                <text:p>5650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4289">
                <text:p>4289</text:p>
              </table:table-cell>
              <table:table-cell office:value-type="float" office:value="4">
                <text:p>4</text:p>
              </table:table-cell>
              <table:table-cell office:value-type="float" office:value="5150">
                <text:p>5150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5633">
                <text:p>5633</text:p>
              </table:table-cell>
              <table:table-cell office:value-type="float" office:value="3">
                <text:p>3</text:p>
              </table:table-cell>
              <table:table-cell office:value-type="float" office:value="8325">
                <text:p>832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4885">
                <text:p>4885</text:p>
              </table:table-cell>
              <table:table-cell office:value-type="float" office:value="4">
                <text:p>4</text:p>
              </table:table-cell>
              <table:table-cell office:value-type="float" office:value="6450">
                <text:p>6450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990">
                <text:p>3990</text:p>
              </table:table-cell>
              <table:table-cell office:value-type="float" office:value="4">
                <text:p>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2737">
                <text:p>2737</text:p>
              </table:table-cell>
              <table:table-cell office:value-type="float" office:value="4">
                <text:p>4</text:p>
              </table:table-cell>
              <table:table-cell office:value-type="float" office:value="-775">
                <text:p>-77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2946">
                <text:p>2946</text:p>
              </table:table-cell>
              <table:table-cell office:value-type="float" office:value="3">
                <text:p>3</text:p>
              </table:table-cell>
              <table:table-cell office:value-type="float" office:value="7150">
                <text:p>7150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2218">
                <text:p>2218</text:p>
              </table:table-cell>
              <table:table-cell office:value-type="float" office:value="4">
                <text:p>4</text:p>
              </table:table-cell>
              <table:table-cell office:value-type="float" office:value="4300">
                <text:p>4300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287">
                <text:p>1287</text:p>
              </table:table-cell>
              <table:table-cell office:value-type="float" office:value="4">
                <text:p>4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3394">
                <text:p>3394</text:p>
              </table:table-cell>
              <table:table-cell office:value-type="float" office:value="4">
                <text:p>4</text:p>
              </table:table-cell>
              <table:table-cell office:value-type="float" office:value="12750">
                <text:p>12750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2945">
                <text:p>2945</text:p>
              </table:table-cell>
              <table:table-cell office:value-type="float" office:value="4">
                <text:p>4</text:p>
              </table:table-cell>
              <table:table-cell office:value-type="float" office:value="6200">
                <text:p>620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3699">
                <text:p>3699</text:p>
              </table:table-cell>
              <table:table-cell office:value-type="float" office:value="4">
                <text:p>4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945">
                <text:p>1945</text:p>
              </table:table-cell>
              <table:table-cell office:value-type="float" office:value="4">
                <text:p>4</text:p>
              </table:table-cell>
              <table:table-cell office:value-type="float" office:value="2675">
                <text:p>267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842">
                <text:p>1842</text:p>
              </table:table-cell>
              <table:table-cell office:value-type="float" office:value="4">
                <text:p>4</text:p>
              </table:table-cell>
              <table:table-cell office:value-type="float" office:value="3175">
                <text:p>3175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881">
                <text:p>1881</text:p>
              </table:table-cell>
              <table:table-cell office:value-type="float" office:value="4">
                <text:p>4</text:p>
              </table:table-cell>
              <table:table-cell office:value-type="float" office:value="6900">
                <text:p>6900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226">
                <text:p>1226</text:p>
              </table:table-cell>
              <table:table-cell office:value-type="float" office:value="5">
                <text:p>5</text:p>
              </table:table-cell>
              <table:table-cell office:value-type="float" office:value="4275">
                <text:p>4275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2357">
                <text:p>2357</text:p>
              </table:table-cell>
              <table:table-cell office:value-type="float" office:value="4">
                <text:p>4</text:p>
              </table:table-cell>
              <table:table-cell office:value-type="float" office:value="6150">
                <text:p>6150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2481">
                <text:p>2481</text:p>
              </table:table-cell>
              <table:table-cell office:value-type="float" office:value="3">
                <text:p>3</text:p>
              </table:table-cell>
              <table:table-cell office:value-type="float" office:value="7400">
                <text:p>7400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870">
                <text:p>1870</text:p>
              </table:table-cell>
              <table:table-cell office:value-type="float" office:value="4">
                <text:p>4</text:p>
              </table:table-cell>
              <table:table-cell office:value-type="float" office:value="4625">
                <text:p>462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514">
                <text:p>1514</text:p>
              </table:table-cell>
              <table:table-cell office:value-type="float" office:value="3">
                <text:p>3</text:p>
              </table:table-cell>
              <table:table-cell office:value-type="float" office:value="2925">
                <text:p>2925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257">
                <text:p>1257</text:p>
              </table:table-cell>
              <table:table-cell office:value-type="float" office:value="4">
                <text:p>4</text:p>
              </table:table-cell>
              <table:table-cell office:value-type="float" office:value="2475">
                <text:p>247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988">
                <text:p>988</text:p>
              </table:table-cell>
              <table:table-cell office:value-type="float" office:value="2">
                <text:p>2</text:p>
              </table:table-cell>
              <table:table-cell office:value-type="float" office:value="3750">
                <text:p>3750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154">
                <text:p>1154</text:p>
              </table:table-cell>
              <table:table-cell office:value-type="float" office:value="1">
                <text:p>1</text:p>
              </table:table-cell>
              <table:table-cell office:value-type="float" office:value="4700">
                <text:p>470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627">
                <text:p>1627</text:p>
              </table:table-cell>
              <table:table-cell office:value-type="float" office:value="4">
                <text:p>4</text:p>
              </table:table-cell>
              <table:table-cell office:value-type="float" office:value="3825">
                <text:p>3825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1470">
                <text:p>1470</text:p>
              </table:table-cell>
              <table:table-cell office:value-type="float" office:value="3">
                <text:p>3</text:p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068">
                <text:p>1068</text:p>
              </table:table-cell>
              <table:table-cell office:value-type="float" office:value="4">
                <text:p>4</text:p>
              </table:table-cell>
              <table:table-cell office:value-type="float" office:value="2825">
                <text:p>2825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890">
                <text:p>890</text:p>
              </table:table-cell>
              <table:table-cell office:value-type="float" office:value="5">
                <text:p>5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697">
                <text:p>697</text:p>
              </table:table-cell>
              <table:table-cell office:value-type="float" office:value="4">
                <text:p>4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488">
                <text:p>488</text:p>
              </table:table-cell>
              <table:table-cell office:value-type="float" office:value="4">
                <text:p>4</text:p>
              </table:table-cell>
              <table:table-cell office:value-type="float" office:value="3175">
                <text:p>3175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855">
                <text:p>85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1155">
                <text:p>1155</text:p>
              </table:table-cell>
              <table:table-cell office:value-type="float" office:value="5">
                <text:p>5</text:p>
              </table:table-cell>
              <table:table-cell office:value-type="float" office:value="7050">
                <text:p>7050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1268">
                <text:p>1268</text:p>
              </table:table-cell>
              <table:table-cell office:value-type="float" office:value="5">
                <text:p>5</text:p>
              </table:table-cell>
              <table:table-cell office:value-type="float" office:value="2925">
                <text:p>2925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1158">
                <text:p>1158</text:p>
              </table:table-cell>
              <table:table-cell office:value-type="float" office:value="5">
                <text:p>5</text:p>
              </table:table-cell>
              <table:table-cell office:value-type="float" office:value="2950">
                <text:p>295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736">
                <text:p>736</text:p>
              </table:table-cell>
              <table:table-cell office:value-type="float" office:value="5">
                <text:p>5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555">
                <text:p>555</text:p>
              </table:table-cell>
              <table:table-cell office:value-type="float" office:value="5">
                <text:p>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697">
                <text:p>697</text:p>
              </table:table-cell>
              <table:table-cell office:value-type="float" office:value="5">
                <text:p>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595">
                <text:p>595</text:p>
              </table:table-cell>
              <table:table-cell office:value-type="float" office:value="5">
                <text:p>5</text:p>
              </table:table-cell>
              <table:table-cell office:value-type="float" office:value="1925">
                <text:p>1925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927">
                <text:p>927</text:p>
              </table:table-cell>
              <table:table-cell office:value-type="float" office:value="5">
                <text:p>5</text:p>
              </table:table-cell>
              <table:table-cell office:value-type="float" office:value="3075">
                <text:p>3075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380">
                <text:p>380</text:p>
              </table:table-cell>
              <table:table-cell office:value-type="float" office:value="5">
                <text:p>5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755">
                <text:p>755</text:p>
              </table:table-cell>
              <table:table-cell office:value-type="float" office:value="5">
                <text:p>5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519">
                <text:p>519</text:p>
              </table:table-cell>
              <table:table-cell office:value-type="float" office:value="6">
                <text:p>6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617">
                <text:p>617</text:p>
              </table:table-cell>
              <table:table-cell office:value-type="float" office:value="5">
                <text:p>5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182">
                <text:p>182</text:p>
              </table:table-cell>
              <table:table-cell office:value-type="float" office:value="6">
                <text:p>6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227">
                <text:p>1227</text:p>
              </table:table-cell>
              <table:table-cell office:value-type="float" office:value="6">
                <text:p>6</text:p>
              </table:table-cell>
              <table:table-cell office:value-type="float" office:value="1950">
                <text:p>1950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695">
                <text:p>695</text:p>
              </table:table-cell>
              <table:table-cell office:value-type="float" office:value="6">
                <text:p>6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548">
                <text:p>548</text:p>
              </table:table-cell>
              <table:table-cell office:value-type="float" office:value="3">
                <text:p>3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689">
                <text:p>689</text:p>
              </table:table-cell>
              <table:table-cell office:value-type="float" office:value="5">
                <text:p>5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276">
                <text:p>276</text:p>
              </table:table-cell>
              <table:table-cell office:value-type="float" office:value="4">
                <text:p>4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342">
                <text:p>342</text:p>
              </table:table-cell>
              <table:table-cell office:value-type="float" office:value="5">
                <text:p>5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272">
                <text:p>272</text:p>
              </table:table-cell>
              <table:table-cell office:value-type="float" office:value="6">
                <text:p>6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600">
                <text:p>600</text:p>
              </table:table-cell>
              <table:table-cell office:value-type="float" office:value="6">
                <text:p>6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324">
                <text:p>324</text:p>
              </table:table-cell>
              <table:table-cell office:value-type="float" office:value="6">
                <text:p>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672">
                <text:p>672</text:p>
              </table:table-cell>
              <table:table-cell office:value-type="float" office:value="6">
                <text:p>6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26">
                <text:p>726</text:p>
              </table:table-cell>
              <table:table-cell office:value-type="float" office:value="6">
                <text:p>6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267">
                <text:p>267</text:p>
              </table:table-cell>
              <table:table-cell office:value-type="float" office:value="5">
                <text:p>5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221">
                <text:p>221</text:p>
              </table:table-cell>
              <table:table-cell office:value-type="float" office:value="6">
                <text:p>6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184">
                <text:p>184</text:p>
              </table:table-cell>
              <table:table-cell office:value-type="float" office:value="6">
                <text:p>6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285">
                <text:p>285</text:p>
              </table:table-cell>
              <table:table-cell office:value-type="float" office:value="5">
                <text:p>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242">
                <text:p>242</text:p>
              </table:table-cell>
              <table:table-cell office:value-type="float" office:value="1">
                <text:p>1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351">
                <text:p>351</text:p>
              </table:table-cell>
              <table:table-cell office:value-type="float" office:value="3">
                <text:p>3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452">
                <text:p>452</text:p>
              </table:table-cell>
              <table:table-cell office:value-type="float" office:value="5">
                <text:p>5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526">
                <text:p>526</text:p>
              </table:table-cell>
              <table:table-cell office:value-type="float" office:value="5">
                <text:p>5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300">
                <text:p>300</text:p>
              </table:table-cell>
              <table:table-cell office:value-type="float" office:value="6">
                <text:p>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59">
                <text:p>359</text:p>
              </table:table-cell>
              <table:table-cell office:value-type="float" office:value="6">
                <text:p>6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397">
                <text:p>397</text:p>
              </table:table-cell>
              <table:table-cell office:value-type="float" office:value="4">
                <text:p>4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169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535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251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164">
                <text:p>164</text:p>
              </table:table-cell>
              <table:table-cell office:value-type="float" office:value="7">
                <text:p>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570">
                <text:p>570</text:p>
              </table:table-cell>
              <table:table-cell office:value-type="float" office:value="6">
                <text:p>6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352">
                <text:p>352</text:p>
              </table:table-cell>
              <table:table-cell office:value-type="float" office:value="5">
                <text:p>5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213">
                <text:p>1213</text:p>
              </table:table-cell>
              <table:table-cell office:value-type="float" office:value="7">
                <text:p>7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482">
                <text:p>482</text:p>
              </table:table-cell>
              <table:table-cell office:value-type="float" office:value="7">
                <text:p>7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371">
                <text:p>371</text:p>
              </table:table-cell>
              <table:table-cell office:value-type="float" office:value="7">
                <text:p>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602">
                <text:p>60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496">
                <text:p>496</text:p>
              </table:table-cell>
              <table:table-cell office:value-type="float" office:value="8">
                <text:p>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712">
                <text:p>712</text:p>
              </table:table-cell>
              <table:table-cell office:value-type="float" office:value="7">
                <text:p>7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391">
                <text:p>391</text:p>
              </table:table-cell>
              <table:table-cell office:value-type="float" office:value="7">
                <text:p>7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500">
                <text:p>500</text:p>
              </table:table-cell>
              <table:table-cell office:value-type="float" office:value="7">
                <text:p>7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665">
                <text:p>665</text:p>
              </table:table-cell>
              <table:table-cell office:value-type="float" office:value="6">
                <text:p>6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422">
                <text:p>422</text:p>
              </table:table-cell>
              <table:table-cell office:value-type="float" office:value="7">
                <text:p>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35">
                <text:p>23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349">
                <text:p>349</text:p>
              </table:table-cell>
              <table:table-cell office:value-type="float" office:value="5">
                <text:p>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376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475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477">
                <text:p>477</text:p>
              </table:table-cell>
              <table:table-cell office:value-type="float" office:value="6">
                <text:p>6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410">
                <text:p>410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418">
                <text:p>418</text:p>
              </table:table-cell>
              <table:table-cell office:value-type="float" office:value="5">
                <text:p>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325">
                <text:p>325</text:p>
              </table:table-cell>
              <table:table-cell office:value-type="float" office:value="6">
                <text:p>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541">
                <text:p>541</text:p>
              </table:table-cell>
              <table:table-cell office:value-type="float" office:value="6">
                <text:p>6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279">
                <text:p>279</text:p>
              </table:table-cell>
              <table:table-cell office:value-type="float" office:value="3">
                <text:p>3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56">
                <text:p>356</text:p>
              </table:table-cell>
              <table:table-cell office:value-type="float" office:value="4">
                <text:p>4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302">
                <text:p>302</text:p>
              </table:table-cell>
              <table:table-cell office:value-type="float" office:value="4">
                <text:p>4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331">
                <text:p>331</text:p>
              </table:table-cell>
              <table:table-cell office:value-type="float" office:value="6">
                <text:p>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377">
                <text:p>377</text:p>
              </table:table-cell>
              <table:table-cell office:value-type="float" office:value="7">
                <text:p>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210">
                <text:p>210</text:p>
              </table:table-cell>
              <table:table-cell office:value-type="float" office:value="7">
                <text:p>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261">
                <text:p>261</text:p>
              </table:table-cell>
              <table:table-cell office:value-type="float" office:value="2">
                <text:p>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276">
                <text:p>276</text:p>
              </table:table-cell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434">
                <text:p>434</text:p>
              </table:table-cell>
              <table:table-cell office:value-type="float" office:value="7">
                <text:p>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560">
                <text:p>560</text:p>
              </table:table-cell>
              <table:table-cell office:value-type="float" office:value="7">
                <text:p>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595">
                <text:p>595</text:p>
              </table:table-cell>
              <table:table-cell office:value-type="float" office:value="6">
                <text:p>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81">
                <text:p>381</text:p>
              </table:table-cell>
              <table:table-cell office:value-type="float" office:value="7">
                <text:p>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309">
                <text:p>309</text:p>
              </table:table-cell>
              <table:table-cell office:value-type="float" office:value="7">
                <text:p>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590">
                <text:p>590</text:p>
              </table:table-cell>
              <table:table-cell office:value-type="float" office:value="7">
                <text:p>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392">
                <text:p>392</text:p>
              </table:table-cell>
              <table:table-cell office:value-type="float" office:value="7">
                <text:p>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559">
                <text:p>559</text:p>
              </table:table-cell>
              <table:table-cell office:value-type="float" office:value="6">
                <text:p>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605">
                <text:p>605</text:p>
              </table:table-cell>
              <table:table-cell office:value-type="float" office:value="7">
                <text:p>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742">
                <text:p>742</text:p>
              </table:table-cell>
              <table:table-cell office:value-type="float" office:value="6">
                <text:p>6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655">
                <text:p>655</text:p>
              </table:table-cell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389">
                <text:p>38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445">
                <text:p>445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595">
                <text:p>595</text:p>
              </table:table-cell>
              <table:table-cell office:value-type="float" office:value="6">
                <text:p>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839">
                <text:p>839</text:p>
              </table:table-cell>
              <table:table-cell office:value-type="float" office:value="7">
                <text:p>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989">
                <text:p>989</text:p>
              </table:table-cell>
              <table:table-cell office:value-type="float" office:value="7">
                <text:p>7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864">
                <text:p>864</text:p>
              </table:table-cell>
              <table:table-cell office:value-type="float" office:value="7">
                <text:p>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606">
                <text:p>606</text:p>
              </table:table-cell>
              <table:table-cell office:value-type="float" office:value="7">
                <text:p>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215">
                <text:p>21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891">
                <text:p>89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717">
                <text:p>717</text:p>
              </table:table-cell>
              <table:table-cell office:value-type="float" office:value="7">
                <text:p>7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1285">
                <text:p>1285</text:p>
              </table:table-cell>
              <table:table-cell office:value-type="float" office:value="6">
                <text:p>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926">
                <text:p>926</text:p>
              </table:table-cell>
              <table:table-cell office:value-type="float" office:value="6">
                <text:p>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157">
                <text:p>1157</text:p>
              </table:table-cell>
              <table:table-cell office:value-type="float" office:value="6">
                <text:p>6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707">
                <text:p>707</text:p>
              </table:table-cell>
              <table:table-cell office:value-type="float" office:value="6">
                <text:p>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385">
                <text:p>385</text:p>
              </table:table-cell>
              <table:table-cell office:value-type="float" office:value="6">
                <text:p>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1220">
                <text:p>1220</text:p>
              </table:table-cell>
              <table:table-cell office:value-type="float" office:value="6">
                <text:p>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1032">
                <text:p>1032</text:p>
              </table:table-cell>
              <table:table-cell office:value-type="float" office:value="6">
                <text:p>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1319">
                <text:p>1319</text:p>
              </table:table-cell>
              <table:table-cell office:value-type="float" office:value="6">
                <text:p>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1422">
                <text:p>1422</text:p>
              </table:table-cell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1510">
                <text:p>1510</text:p>
              </table:table-cell>
              <table:table-cell office:value-type="float" office:value="5">
                <text:p>5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697">
                <text:p>697</text:p>
              </table:table-cell>
              <table:table-cell office:value-type="float" office:value="5">
                <text:p>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519">
                <text:p>51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693">
                <text:p>1693</text:p>
              </table:table-cell>
              <table:table-cell office:value-type="float" office:value="6">
                <text:p>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1420">
                <text:p>1420</text:p>
              </table:table-cell>
              <table:table-cell office:value-type="float" office:value="6">
                <text:p>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1586">
                <text:p>1586</text:p>
              </table:table-cell>
              <table:table-cell office:value-type="float" office:value="6">
                <text:p>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1586">
                <text:p>1586</text:p>
              </table:table-cell>
              <table:table-cell office:value-type="float" office:value="6">
                <text:p>6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1737">
                <text:p>1737</text:p>
              </table:table-cell>
              <table:table-cell office:value-type="float" office:value="5">
                <text:p>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832">
                <text:p>832</text:p>
              </table:table-cell>
              <table:table-cell office:value-type="float" office:value="5">
                <text:p>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633">
                <text:p>633</text:p>
              </table:table-cell>
              <table:table-cell office:value-type="float" office:value="4">
                <text:p>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1628">
                <text:p>1628</text:p>
              </table:table-cell>
              <table:table-cell office:value-type="float" office:value="3">
                <text:p>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1461">
                <text:p>1461</text:p>
              </table:table-cell>
              <table:table-cell office:value-type="float" office:value="4">
                <text:p>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1427">
                <text:p>1427</text:p>
              </table:table-cell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561">
                <text:p>1561</text:p>
              </table:table-cell>
              <table:table-cell office:value-type="float" office:value="5">
                <text:p>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1555">
                <text:p>155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709">
                <text:p>709</text:p>
              </table:table-cell>
              <table:table-cell office:value-type="float" office:value="4">
                <text:p>4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470">
                <text:p>470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1497">
                <text:p>1497</text:p>
              </table:table-cell>
              <table:table-cell office:value-type="float" office:value="4">
                <text:p>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1213">
                <text:p>1213</text:p>
              </table:table-cell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1396">
                <text:p>1396</text:p>
              </table:table-cell>
              <table:table-cell office:value-type="float" office:value="1">
                <text:p>1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1429">
                <text:p>142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1443">
                <text:p>1443</text:p>
              </table:table-cell>
              <table:table-cell office:value-type="float" office:value="4">
                <text:p>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775">
                <text:p>775</text:p>
              </table:table-cell>
              <table:table-cell office:value-type="float" office:value="5">
                <text:p>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670">
                <text:p>670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1898">
                <text:p>1898</text:p>
              </table:table-cell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1331">
                <text:p>1331</text:p>
              </table:table-cell>
              <table:table-cell office:value-type="float" office:value="3">
                <text:p>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1476">
                <text:p>1476</text:p>
              </table:table-cell>
              <table:table-cell office:value-type="float" office:value="4">
                <text:p>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1716">
                <text:p>1716</text:p>
              </table:table-cell>
              <table:table-cell office:value-type="float" office:value="4">
                <text:p>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1586">
                <text:p>1586</text:p>
              </table:table-cell>
              <table:table-cell office:value-type="float" office:value="3">
                <text:p>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1082">
                <text:p>1082</text:p>
              </table:table-cell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920">
                <text:p>920</text:p>
              </table:table-cell>
              <table:table-cell office:value-type="float" office:value="4">
                <text:p>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1485">
                <text:p>1485</text:p>
              </table:table-cell>
              <table:table-cell office:value-type="float" office:value="4">
                <text:p>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1792">
                <text:p>1792</text:p>
              </table:table-cell>
              <table:table-cell office:value-type="float" office:value="3">
                <text:p>3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855">
                <text:p>1855</text:p>
              </table:table-cell>
              <table:table-cell office:value-type="float" office:value="4">
                <text:p>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2179">
                <text:p>2179</text:p>
              </table:table-cell>
              <table:table-cell office:value-type="float" office:value="4">
                <text:p>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2199">
                <text:p>2199</text:p>
              </table:table-cell>
              <table:table-cell office:value-type="float" office:value="4">
                <text:p>4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1685">
                <text:p>1685</text:p>
              </table:table-cell>
              <table:table-cell office:value-type="float" office:value="4">
                <text:p>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1033">
                <text:p>1033</text:p>
              </table:table-cell>
              <table:table-cell office:value-type="float" office:value="3">
                <text:p>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1595">
                <text:p>159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1852">
                <text:p>1852</text:p>
              </table:table-cell>
              <table:table-cell office:value-type="float" office:value="3">
                <text:p>3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1613">
                <text:p>1613</text:p>
              </table:table-cell>
              <table:table-cell office:value-type="float" office:value="3">
                <text:p>3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2321">
                <text:p>2321</text:p>
              </table:table-cell>
              <table:table-cell office:value-type="float" office:value="3">
                <text:p>3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2366">
                <text:p>2366</text:p>
              </table:table-cell>
              <table:table-cell office:value-type="float" office:value="2">
                <text:p>2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314">
                <text:p>1314</text:p>
              </table:table-cell>
              <table:table-cell office:value-type="float" office:value="2">
                <text:p>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1313">
                <text:p>1313</text:p>
              </table:table-cell>
              <table:table-cell office:value-type="float" office:value="1">
                <text:p>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2292">
                <text:p>2292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1840">
                <text:p>1840</text:p>
              </table:table-cell>
              <table:table-cell office:value-type="float" office:value="3">
                <text:p>3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2442">
                <text:p>2442</text:p>
              </table:table-cell>
              <table:table-cell office:value-type="float" office:value="2">
                <text:p>2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2626">
                <text:p>2626</text:p>
              </table:table-cell>
              <table:table-cell office:value-type="float" office:value="3">
                <text:p>3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2835">
                <text:p>2835</text:p>
              </table:table-cell>
              <table:table-cell office:value-type="float" office:value="1">
                <text:p>1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1653">
                <text:p>1653</text:p>
              </table:table-cell>
              <table:table-cell office:value-type="float" office:value="2">
                <text:p>2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1546">
                <text:p>1546</text:p>
              </table:table-cell>
              <table:table-cell office:value-type="float" office:value="2">
                <text:p>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3100">
                <text:p>3100</text:p>
              </table:table-cell>
              <table:table-cell office:value-type="float" office:value="2">
                <text:p>2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2454">
                <text:p>2454</text:p>
              </table:table-cell>
              <table:table-cell office:value-type="float" office:value="2">
                <text:p>2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4010">
                <text:p>4010</text:p>
              </table:table-cell>
              <table:table-cell office:value-type="float" office:value="0">
                <text:p>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4804">
                <text:p>4804</text:p>
              </table:table-cell>
              <table:table-cell office:value-type="float" office:value="2">
                <text:p>2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4554">
                <text:p>4554</text:p>
              </table:table-cell>
              <table:table-cell office:value-type="float" office:value="1">
                <text:p>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2968">
                <text:p>2968</text:p>
              </table:table-cell>
              <table:table-cell office:value-type="float" office:value="1">
                <text:p>1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2846">
                <text:p>2846</text:p>
              </table:table-cell>
              <table:table-cell office:value-type="float" office:value="2">
                <text:p>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6541">
                <text:p>6541</text:p>
              </table:table-cell>
              <table:table-cell office:value-type="float" office:value="2">
                <text:p>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4464">
                <text:p>4464</text:p>
              </table:table-cell>
              <table:table-cell office:value-type="float" office:value="1">
                <text:p>1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7173">
                <text:p>7173</text:p>
              </table:table-cell>
              <table:table-cell office:value-type="float" office:value="NaN">
                <text:p>NaN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7620">
                <text:p>7620</text:p>
              </table:table-cell>
              <table:table-cell office:value-type="float" office:value="NaN">
                <text:p>NaN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7695">
                <text:p>7695</text:p>
              </table:table-cell>
              <table:table-cell office:value-type="float" office:value="NaN">
                <text:p>NaN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4862">
                <text:p>4862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4007">
                <text:p>4007</text:p>
              </table:table-cell>
              <table:table-cell office:value-type="float" office:value="NaN">
                <text:p>NaN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8397">
                <text:p>8397</text:p>
              </table:table-cell>
              <table:table-cell office:value-type="float" office:value="NaN">
                <text:p>NaN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8523">
                <text:p>8523</text:p>
              </table:table-cell>
              <table:table-cell office:value-type="float" office:value="NaN">
                <text:p>NaN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12331">
                <text:p>12331</text:p>
              </table:table-cell>
              <table:table-cell office:value-type="float" office:value="NaN">
                <text:p>NaN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5952">
                <text:p>5952</text:p>
              </table:table-cell>
              <table:table-cell office:value-type="float" office:value="NaN">
                <text:p>NaN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13476">
                <text:p>13476</text:p>
              </table:table-cell>
              <table:table-cell office:value-type="float" office:value="NaN">
                <text:p>NaN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10458">
                <text:p>10458</text:p>
              </table:table-cell>
              <table:table-cell office:value-type="float" office:value="NaN">
                <text:p>NaN</text:p>
              </table:table-cell>
              <table:table-cell office:value-type="float" office:value="1425">
                <text:p>1425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9890">
                <text:p>9890</text:p>
              </table:table-cell>
              <table:table-cell office:value-type="float" office:value="NaN">
                <text:p>NaN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2560">
                <text:p>12560</text:p>
              </table:table-cell>
              <table:table-cell office:value-type="float" office:value="NaN">
                <text:p>NaN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13161">
                <text:p>13161</text:p>
              </table:table-cell>
              <table:table-cell office:value-type="float" office:value="NaN">
                <text:p>NaN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16202">
                <text:p>16202</text:p>
              </table:table-cell>
              <table:table-cell office:value-type="float" office:value="1">
                <text:p>1</text:p>
              </table:table-cell>
              <table:table-cell office:value-type="float" office:value="2425">
                <text:p>2425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18733">
                <text:p>18733</text:p>
              </table:table-cell>
              <table:table-cell office:value-type="float" office:value="0">
                <text:p>0</text:p>
              </table:table-cell>
              <table:table-cell office:value-type="float" office:value="2175">
                <text:p>2175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19382">
                <text:p>19382</text:p>
              </table:table-cell>
              <table:table-cell office:value-type="float" office:value="0">
                <text:p>0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14054">
                <text:p>14054</text:p>
              </table:table-cell>
              <table:table-cell office:value-type="float" office:value="0">
                <text:p>0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12556">
                <text:p>12556</text:p>
              </table:table-cell>
              <table:table-cell office:value-type="float" office:value="0">
                <text:p>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25252">
                <text:p>25252</text:p>
              </table:table-cell>
              <table:table-cell office:value-type="float" office:value="0">
                <text:p>0</text:p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7533">
                <text:p>7533</text:p>
              </table:table-cell>
              <table:table-cell office:value-type="float" office:value="0">
                <text:p>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31480">
                <text:p>31480</text:p>
              </table:table-cell>
              <table:table-cell office:value-type="float" office:value="0">
                <text:p>0</text:p>
              </table:table-cell>
              <table:table-cell office:value-type="float" office:value="5800">
                <text:p>5800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2561">
                <text:p>22561</text:p>
              </table:table-cell>
              <table:table-cell office:value-type="float" office:value="0">
                <text:p>0</text:p>
              </table:table-cell>
              <table:table-cell office:value-type="float" office:value="4025">
                <text:p>4025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22820">
                <text:p>22820</text:p>
              </table:table-cell>
              <table:table-cell office:value-type="float" office:value="0">
                <text:p>0</text:p>
              </table:table-cell>
              <table:table-cell office:value-type="float" office:value="3250">
                <text:p>3250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14122">
                <text:p>14122</text:p>
              </table:table-cell>
              <table:table-cell office:value-type="float" office:value="0">
                <text:p>0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14510">
                <text:p>14510</text:p>
              </table:table-cell>
              <table:table-cell office:value-type="float" office:value="0">
                <text:p>0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6522">
                <text:p>6522</text:p>
              </table:table-cell>
              <table:table-cell office:value-type="float" office:value="0">
                <text:p>0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26547">
                <text:p>26547</text:p>
              </table:table-cell>
              <table:table-cell office:value-type="float" office:value="0">
                <text:p>0</text:p>
              </table:table-cell>
              <table:table-cell office:value-type="float" office:value="9325">
                <text:p>9325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22401">
                <text:p>22401</text:p>
              </table:table-cell>
              <table:table-cell office:value-type="float" office:value="0">
                <text:p>0</text:p>
              </table:table-cell>
              <table:table-cell office:value-type="float" office:value="5325">
                <text:p>5325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24738">
                <text:p>24738</text:p>
              </table:table-cell>
              <table:table-cell office:value-type="float" office:value="0">
                <text:p>0</text:p>
              </table:table-cell>
              <table:table-cell office:value-type="float" office:value="5550">
                <text:p>5550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22261">
                <text:p>22261</text:p>
              </table:table-cell>
              <table:table-cell office:value-type="float" office:value="0">
                <text:p>0</text:p>
              </table:table-cell>
              <table:table-cell office:value-type="float" office:value="4700">
                <text:p>4700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14640">
                <text:p>14640</text:p>
              </table:table-cell>
              <table:table-cell office:value-type="float" office:value="0">
                <text:p>0</text:p>
              </table:table-cell>
              <table:table-cell office:value-type="float" office:value="2675">
                <text:p>2675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3213">
                <text:p>3213</text:p>
              </table:table-cell>
              <table:table-cell office:value-type="float" office:value="0">
                <text:p>0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14580">
                <text:p>14580</text:p>
              </table:table-cell>
              <table:table-cell office:value-type="float" office:value="0">
                <text:p>0</text:p>
              </table:table-cell>
              <table:table-cell office:value-type="float" office:value="6500">
                <text:p>6500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26231">
                <text:p>26231</text:p>
              </table:table-cell>
              <table:table-cell office:value-type="float" office:value="0">
                <text:p>0</text:p>
              </table:table-cell>
              <table:table-cell office:value-type="float" office:value="7625">
                <text:p>7625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23727">
                <text:p>23727</text:p>
              </table:table-cell>
              <table:table-cell office:value-type="float" office:value="0">
                <text:p>0</text:p>
              </table:table-cell>
              <table:table-cell office:value-type="float" office:value="6300">
                <text:p>6300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24041">
                <text:p>24041</text:p>
              </table:table-cell>
              <table:table-cell office:value-type="float" office:value="0">
                <text:p>0</text:p>
              </table:table-cell>
              <table:table-cell office:value-type="float" office:value="6800">
                <text:p>6800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22593">
                <text:p>22593</text:p>
              </table:table-cell>
              <table:table-cell office:value-type="float" office:value="0">
                <text:p>0</text:p>
              </table:table-cell>
              <table:table-cell office:value-type="float" office:value="6400">
                <text:p>6400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13872">
                <text:p>13872</text:p>
              </table:table-cell>
              <table:table-cell office:value-type="float" office:value="0">
                <text:p>0</text:p>
              </table:table-cell>
              <table:table-cell office:value-type="float" office:value="3575">
                <text:p>3575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4377">
                <text:p>4377</text:p>
              </table:table-cell>
              <table:table-cell office:value-type="float" office:value="0">
                <text:p>0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14455">
                <text:p>14455</text:p>
              </table:table-cell>
              <table:table-cell office:value-type="float" office:value="0">
                <text:p>0</text:p>
              </table:table-cell>
              <table:table-cell office:value-type="float" office:value="7525">
                <text:p>7525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16370">
                <text:p>16370</text:p>
              </table:table-cell>
              <table:table-cell office:value-type="float" office:value="1">
                <text:p>1</text:p>
              </table:table-cell>
              <table:table-cell office:value-type="float" office:value="9300">
                <text:p>930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32687">
                <text:p>32687</text:p>
              </table:table-cell>
              <table:table-cell office:value-type="float" office:value="1">
                <text:p>1</text:p>
              </table:table-cell>
              <table:table-cell office:value-type="float" office:value="9450">
                <text:p>9450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21951">
                <text:p>21951</text:p>
              </table:table-cell>
              <table:table-cell office:value-type="float" office:value="0">
                <text:p>0</text:p>
              </table:table-cell>
              <table:table-cell office:value-type="float" office:value="10750">
                <text:p>10750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20819">
                <text:p>20819</text:p>
              </table:table-cell>
              <table:table-cell office:value-type="float" office:value="0">
                <text:p>0</text:p>
              </table:table-cell>
              <table:table-cell office:value-type="float" office:value="9275">
                <text:p>9275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13845">
                <text:p>13845</text:p>
              </table:table-cell>
              <table:table-cell office:value-type="float" office:value="1">
                <text:p>1</text:p>
              </table:table-cell>
              <table:table-cell office:value-type="float" office:value="4250">
                <text:p>4250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3197">
                <text:p>3197</text:p>
              </table:table-cell>
              <table:table-cell office:value-type="float" office:value="0">
                <text:p>0</text:p>
              </table:table-cell>
              <table:table-cell office:value-type="float" office:value="3125">
                <text:p>3125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14221">
                <text:p>14221</text:p>
              </table:table-cell>
              <table:table-cell office:value-type="float" office:value="0">
                <text:p>0</text:p>
              </table:table-cell>
              <table:table-cell office:value-type="float" office:value="9700">
                <text:p>9700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24766">
                <text:p>24766</text:p>
              </table:table-cell>
              <table:table-cell office:value-type="float" office:value="0">
                <text:p>0</text:p>
              </table:table-cell>
              <table:table-cell office:value-type="float" office:value="12075">
                <text:p>12075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23275">
                <text:p>23275</text:p>
              </table:table-cell>
              <table:table-cell office:value-type="float" office:value="0">
                <text:p>0</text:p>
              </table:table-cell>
              <table:table-cell office:value-type="float" office:value="12050">
                <text:p>12050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23591">
                <text:p>23591</text:p>
              </table:table-cell>
              <table:table-cell office:value-type="float" office:value="0">
                <text:p>0</text:p>
              </table:table-cell>
              <table:table-cell office:value-type="float" office:value="10950">
                <text:p>10950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15970">
                <text:p>15970</text:p>
              </table:table-cell>
              <table:table-cell office:value-type="float" office:value="0">
                <text:p>0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6126">
                <text:p>26126</text:p>
              </table:table-cell>
              <table:table-cell office:value-type="float" office:value="0">
                <text:p>0</text:p>
              </table:table-cell>
              <table:table-cell office:value-type="float" office:value="6550">
                <text:p>6550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10910">
                <text:p>10910</text:p>
              </table:table-cell>
              <table:table-cell office:value-type="float" office:value="0">
                <text:p>0</text:p>
              </table:table-cell>
              <table:table-cell office:value-type="float" office:value="3750">
                <text:p>3750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5456">
                <text:p>5456</text:p>
              </table:table-cell>
              <table:table-cell office:value-type="float" office:value="0">
                <text:p>0</text:p>
              </table:table-cell>
              <table:table-cell office:value-type="float" office:value="11125">
                <text:p>11125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29263">
                <text:p>29263</text:p>
              </table:table-cell>
              <table:table-cell office:value-type="float" office:value="0">
                <text:p>0</text:p>
              </table:table-cell>
              <table:table-cell office:value-type="float" office:value="14200">
                <text:p>14200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25089">
                <text:p>25089</text:p>
              </table:table-cell>
              <table:table-cell office:value-type="float" office:value="0">
                <text:p>0</text:p>
              </table:table-cell>
              <table:table-cell office:value-type="float" office:value="11450">
                <text:p>11450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32734">
                <text:p>32734</text:p>
              </table:table-cell>
              <table:table-cell office:value-type="float" office:value="0">
                <text:p>0</text:p>
              </table:table-cell>
              <table:table-cell office:value-type="float" office:value="15100">
                <text:p>15100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27217">
                <text:p>27217</text:p>
              </table:table-cell>
              <table:table-cell office:value-type="float" office:value="0">
                <text:p>0</text:p>
              </table:table-cell>
              <table:table-cell office:value-type="float" office:value="12575">
                <text:p>12575</text:p>
              </table:table-cell>
            </table:table-row>
            <table:table-row>
              <table:table-cell office:value-type="float" office:value="44177">
                <text:p>44177</text:p>
              </table:table-cell>
              <table:table-cell office:value-type="float" office:value="21792">
                <text:p>21792</text:p>
              </table:table-cell>
              <table:table-cell office:value-type="float" office:value="0">
                <text:p>0</text:p>
              </table:table-cell>
              <table:table-cell office:value-type="float" office:value="8325">
                <text:p>8325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14709">
                <text:p>14709</text:p>
              </table:table-cell>
              <table:table-cell office:value-type="float" office:value="0">
                <text:p>0</text:p>
              </table:table-cell>
              <table:table-cell office:value-type="float" office:value="5150">
                <text:p>5150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6451">
                <text:p>6451</text:p>
              </table:table-cell>
              <table:table-cell office:value-type="float" office:value="0">
                <text:p>0</text:p>
              </table:table-cell>
              <table:table-cell office:value-type="float" office:value="13200">
                <text:p>13200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33825">
                <text:p>33825</text:p>
              </table:table-cell>
              <table:table-cell office:value-type="float" office:value="0">
                <text:p>0</text:p>
              </table:table-cell>
              <table:table-cell office:value-type="float" office:value="22750">
                <text:p>22750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32744">
                <text:p>32744</text:p>
              </table:table-cell>
              <table:table-cell office:value-type="float" office:value="0">
                <text:p>0</text:p>
              </table:table-cell>
              <table:table-cell office:value-type="float" office:value="18225">
                <text:p>18225</text:p>
              </table:table-cell>
            </table:table-row>
            <table:table-row>
              <table:table-cell office:value-type="float" office:value="44182">
                <text:p>44182</text:p>
              </table:table-cell>
              <table:table-cell office:value-type="float" office:value="30179">
                <text:p>30179</text:p>
              </table:table-cell>
              <table:table-cell office:value-type="float" office:value="0">
                <text:p>0</text:p>
              </table:table-cell>
              <table:table-cell office:value-type="float" office:value="18850">
                <text:p>18850</text:p>
              </table:table-cell>
            </table:table-row>
            <table:table-row>
              <table:table-cell office:value-type="float" office:value="44183">
                <text:p>44183</text:p>
              </table:table-cell>
              <table:table-cell office:value-type="float" office:value="32830">
                <text:p>32830</text:p>
              </table:table-cell>
              <table:table-cell office:value-type="float" office:value="0">
                <text:p>0</text:p>
              </table:table-cell>
              <table:table-cell office:value-type="float" office:value="18175">
                <text:p>18175</text:p>
              </table:table-cell>
            </table:table-row>
            <table:table-row>
              <table:table-cell office:value-type="float" office:value="44184">
                <text:p>44184</text:p>
              </table:table-cell>
              <table:table-cell office:value-type="float" office:value="21679">
                <text:p>21679</text:p>
              </table:table-cell>
              <table:table-cell office:value-type="float" office:value="0">
                <text:p>0</text:p>
              </table:table-cell>
              <table:table-cell office:value-type="float" office:value="10425">
                <text:p>10425</text:p>
              </table:table-cell>
            </table:table-row>
            <table:table-row>
              <table:table-cell office:value-type="float" office:value="44185">
                <text:p>44185</text:p>
              </table:table-cell>
              <table:table-cell office:value-type="float" office:value="6444">
                <text:p>6444</text:p>
              </table:table-cell>
              <table:table-cell office:value-type="float" office:value="0">
                <text:p>0</text:p>
              </table:table-cell>
              <table:table-cell office:value-type="float" office:value="5725">
                <text:p>5725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19256">
                <text:p>19256</text:p>
              </table:table-cell>
              <table:table-cell office:value-type="float" office:value="0">
                <text:p>0</text:p>
              </table:table-cell>
              <table:table-cell office:value-type="float" office:value="17750">
                <text:p>17750</text:p>
              </table:table-cell>
            </table:table-row>
            <table:table-row>
              <table:table-cell office:value-type="float" office:value="44187">
                <text:p>44187</text:p>
              </table:table-cell>
              <table:table-cell office:value-type="float" office:value="36153">
                <text:p>36153</text:p>
              </table:table-cell>
              <table:table-cell office:value-type="float" office:value="0">
                <text:p>0</text:p>
              </table:table-cell>
              <table:table-cell office:value-type="float" office:value="24650">
                <text:p>24650</text:p>
              </table:table-cell>
            </table:table-row>
            <table:table-row>
              <table:table-cell office:value-type="float" office:value="44188">
                <text:p>44188</text:p>
              </table:table-cell>
              <table:table-cell office:value-type="float" office:value="33758">
                <text:p>33758</text:p>
              </table:table-cell>
              <table:table-cell office:value-type="float" office:value="0">
                <text:p>0</text:p>
              </table:table-cell>
              <table:table-cell office:value-type="float" office:value="20325">
                <text:p>20325</text:p>
              </table:table-cell>
            </table:table-row>
            <table:table-row>
              <table:table-cell office:value-type="float" office:value="44189">
                <text:p>44189</text:p>
              </table:table-cell>
              <table:table-cell office:value-type="float" office:value="26467">
                <text:p>26467</text:p>
              </table:table-cell>
              <table:table-cell office:value-type="float" office:value="0">
                <text:p>0</text:p>
              </table:table-cell>
              <table:table-cell office:value-type="float" office:value="10525">
                <text:p>10525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2140">
                <text:p>2140</text:p>
              </table:table-cell>
              <table:table-cell office:value-type="float" office:value="0">
                <text:p>0</text:p>
              </table:table-cell>
              <table:table-cell office:value-type="float" office:value="6250">
                <text:p>6250</text:p>
              </table:table-cell>
            </table:table-row>
            <table:table-row>
              <table:table-cell office:value-type="float" office:value="44191">
                <text:p>44191</text:p>
              </table:table-cell>
              <table:table-cell office:value-type="float" office:value="13504">
                <text:p>13504</text:p>
              </table:table-cell>
              <table:table-cell office:value-type="float" office:value="0">
                <text:p>0</text:p>
              </table:table-cell>
              <table:table-cell office:value-type="float" office:value="9150">
                <text:p>9150</text:p>
              </table:table-cell>
            </table:table-row>
            <table:table-row>
              <table:table-cell office:value-type="float" office:value="44192">
                <text:p>44192</text:p>
              </table:table-cell>
              <table:table-cell office:value-type="float" office:value="12399">
                <text:p>12399</text:p>
              </table:table-cell>
              <table:table-cell office:value-type="float" office:value="0">
                <text:p>0</text:p>
              </table:table-cell>
              <table:table-cell office:value-type="float" office:value="8775">
                <text:p>8775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14004">
                <text:p>14004</text:p>
              </table:table-cell>
              <table:table-cell office:value-type="float" office:value="0">
                <text:p>0</text:p>
              </table:table-cell>
              <table:table-cell office:value-type="float" office:value="21200">
                <text:p>21200</text:p>
              </table:table-cell>
            </table:table-row>
            <table:table-row>
              <table:table-cell office:value-type="float" office:value="44194">
                <text:p>44194</text:p>
              </table:table-cell>
              <table:table-cell office:value-type="float" office:value="19466">
                <text:p>19466</text:p>
              </table:table-cell>
              <table:table-cell office:value-type="float" office:value="0">
                <text:p>0</text:p>
              </table:table-cell>
              <table:table-cell office:value-type="float" office:value="28050">
                <text:p>28050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49044">
                <text:p>49044</text:p>
              </table:table-cell>
              <table:table-cell office:value-type="float" office:value="0">
                <text:p>0</text:p>
              </table:table-cell>
              <table:table-cell office:value-type="float" office:value="24075">
                <text:p>24075</text:p>
              </table:table-cell>
            </table:table-row>
            <table:table-row>
              <table:table-cell office:value-type="float" office:value="44196">
                <text:p>44196</text:p>
              </table:table-cell>
              <table:table-cell office:value-type="float" office:value="19367">
                <text:p>19367</text:p>
              </table:table-cell>
              <table:table-cell office:value-type="float" office:value="0">
                <text:p>0</text:p>
              </table:table-cell>
              <table:table-cell office:value-type="float" office:value="14025">
                <text:p>14025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2117">
                <text:p>2117</text:p>
              </table:table-cell>
              <table:table-cell office:value-type="float" office:value="NaN">
                <text:p>NaN</text:p>
              </table:table-cell>
              <table:table-cell office:value-type="float" office:value="8850">
                <text:p>8850</text:p>
              </table:table-cell>
            </table:table-row>
            <table:table-row>
              <table:table-cell office:value-type="float" office:value="44198">
                <text:p>44198</text:p>
              </table:table-cell>
              <table:table-cell office:value-type="float" office:value="10903">
                <text:p>10903</text:p>
              </table:table-cell>
              <table:table-cell office:value-type="float" office:value="0">
                <text:p>0</text:p>
              </table:table-cell>
              <table:table-cell office:value-type="float" office:value="8375">
                <text:p>8375</text:p>
              </table:table-cell>
            </table:table-row>
            <table:table-row>
              <table:table-cell office:value-type="float" office:value="44199">
                <text:p>44199</text:p>
              </table:table-cell>
              <table:table-cell office:value-type="float" office:value="10356">
                <text:p>10356</text:p>
              </table:table-cell>
              <table:table-cell office:value-type="float" office:value="0">
                <text:p>0</text:p>
              </table:table-cell>
              <table:table-cell office:value-type="float" office:value="7775">
                <text:p>7775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2320">
                <text:p>12320</text:p>
              </table:table-cell>
              <table:table-cell office:value-type="float" office:value="0">
                <text:p>0</text:p>
              </table:table-cell>
              <table:table-cell office:value-type="float" office:value="23925">
                <text:p>23925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18349">
                <text:p>18349</text:p>
              </table:table-cell>
              <table:table-cell office:value-type="float" office:value="0">
                <text:p>0</text:p>
              </table:table-cell>
              <table:table-cell office:value-type="float" office:value="25225">
                <text:p>25225</text:p>
              </table:table-cell>
            </table:table-row>
            <table:table-row>
              <table:table-cell office:value-type="float" office:value="44202">
                <text:p>44202</text:p>
              </table:table-cell>
              <table:table-cell office:value-type="float" office:value="26663">
                <text:p>26663</text:p>
              </table:table-cell>
              <table:table-cell office:value-type="float" office:value="0">
                <text:p>0</text:p>
              </table:table-cell>
              <table:table-cell office:value-type="float" office:value="26950">
                <text:p>26950</text:p>
              </table:table-cell>
            </table:table-row>
            <table:table-row>
              <table:table-cell office:value-type="float" office:value="44203">
                <text:p>44203</text:p>
              </table:table-cell>
              <table:table-cell office:value-type="float" office:value="45333">
                <text:p>45333</text:p>
              </table:table-cell>
              <table:table-cell office:value-type="float" office:value="0">
                <text:p>0</text:p>
              </table:table-cell>
              <table:table-cell office:value-type="float" office:value="28800">
                <text:p>28800</text:p>
              </table:table-cell>
            </table:table-row>
            <table:table-row>
              <table:table-cell office:value-type="float" office:value="44204">
                <text:p>44204</text:p>
              </table:table-cell>
              <table:table-cell office:value-type="float" office:value="19077">
                <text:p>19077</text:p>
              </table:table-cell>
              <table:table-cell office:value-type="float" office:value="0">
                <text:p>0</text:p>
              </table:table-cell>
              <table:table-cell office:value-type="float" office:value="25875">
                <text:p>25875</text:p>
              </table:table-cell>
            </table:table-row>
            <table:table-row>
              <table:table-cell office:value-type="float" office:value="44205">
                <text:p>44205</text:p>
              </table:table-cell>
              <table:table-cell office:value-type="float" office:value="22824">
                <text:p>22824</text:p>
              </table:table-cell>
              <table:table-cell office:value-type="float" office:value="0">
                <text:p>0</text:p>
              </table:table-cell>
              <table:table-cell office:value-type="float" office:value="14375">
                <text:p>14375</text:p>
              </table:table-cell>
            </table:table-row>
            <table:table-row>
              <table:table-cell office:value-type="float" office:value="44206">
                <text:p>44206</text:p>
              </table:table-cell>
              <table:table-cell office:value-type="float" office:value="948">
                <text:p>948</text:p>
              </table:table-cell>
              <table:table-cell office:value-type="float" office:value="0">
                <text:p>0</text:p>
              </table:table-cell>
              <table:table-cell office:value-type="float" office:value="8475">
                <text:p>8475</text:p>
              </table:table-cell>
            </table:table-row>
            <table:table-row>
              <table:table-cell office:value-type="float" office:value="44207">
                <text:p>44207</text:p>
              </table:table-cell>
              <table:table-cell office:value-type="float" office:value="11706">
                <text:p>11706</text:p>
              </table:table-cell>
              <table:table-cell office:value-type="float" office:value="0">
                <text:p>0</text:p>
              </table:table-cell>
              <table:table-cell office:value-type="float" office:value="21575">
                <text:p>21575</text:p>
              </table:table-cell>
            </table:table-row>
            <table:table-row>
              <table:table-cell office:value-type="float" office:value="44208">
                <text:p>44208</text:p>
              </table:table-cell>
              <table:table-cell office:value-type="float" office:value="27210">
                <text:p>27210</text:p>
              </table:table-cell>
              <table:table-cell office:value-type="float" office:value="0">
                <text:p>0</text:p>
              </table:table-cell>
              <table:table-cell office:value-type="float" office:value="27250">
                <text:p>27250</text:p>
              </table:table-cell>
            </table:table-row>
            <table:table-row>
              <table:table-cell office:value-type="float" office:value="44209">
                <text:p>44209</text:p>
              </table:table-cell>
              <table:table-cell office:value-type="float" office:value="25566">
                <text:p>25566</text:p>
              </table:table-cell>
              <table:table-cell office:value-type="float" office:value="0">
                <text:p>0</text:p>
              </table:table-cell>
              <table:table-cell office:value-type="float" office:value="30175">
                <text:p>30175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21343">
                <text:p>21343</text:p>
              </table:table-cell>
              <table:table-cell office:value-type="float" office:value="0">
                <text:p>0</text:p>
              </table:table-cell>
              <table:table-cell office:value-type="float" office:value="27775">
                <text:p>27775</text:p>
              </table:table-cell>
            </table:table-row>
            <table:table-row>
              <table:table-cell office:value-type="float" office:value="44211">
                <text:p>44211</text:p>
              </table:table-cell>
              <table:table-cell office:value-type="float" office:value="8593">
                <text:p>8593</text:p>
              </table:table-cell>
              <table:table-cell office:value-type="float" office:value="0">
                <text:p>0</text:p>
              </table:table-cell>
              <table:table-cell office:value-type="float" office:value="12450">
                <text:p>12450</text:p>
              </table:table-cell>
            </table:table-row>
            <table:table-row>
              <table:table-cell office:value-type="float" office:value="44212">
                <text:p>44212</text:p>
              </table:table-cell>
              <table:table-cell office:value-type="float" office:value="14817">
                <text:p>14817</text:p>
              </table:table-cell>
              <table:table-cell office:value-type="float" office:value="0">
                <text:p>0</text:p>
              </table:table-cell>
              <table:table-cell office:value-type="float" office:value="18975">
                <text:p>18975</text:p>
              </table:table-cell>
            </table:table-row>
            <table:table-row>
              <table:table-cell office:value-type="float" office:value="44213">
                <text:p>44213</text:p>
              </table:table-cell>
              <table:table-cell office:value-type="float" office:value="11484">
                <text:p>11484</text:p>
              </table:table-cell>
              <table:table-cell office:value-type="float" office:value="0">
                <text:p>0</text:p>
              </table:table-cell>
              <table:table-cell office:value-type="float" office:value="10925">
                <text:p>10925</text:p>
              </table:table-cell>
            </table:table-row>
            <table:table-row>
              <table:table-cell office:value-type="float" office:value="44214">
                <text:p>44214</text:p>
              </table:table-cell>
              <table:table-cell office:value-type="float" office:value="9253">
                <text:p>9253</text:p>
              </table:table-cell>
              <table:table-cell office:value-type="float" office:value="0">
                <text:p>0</text:p>
              </table:table-cell>
              <table:table-cell office:value-type="float" office:value="9050">
                <text:p>9050</text:p>
              </table:table-cell>
            </table:table-row>
            <table:table-row>
              <table:table-cell office:value-type="float" office:value="44215">
                <text:p>44215</text:p>
              </table:table-cell>
              <table:table-cell office:value-type="float" office:value="12233">
                <text:p>12233</text:p>
              </table:table-cell>
              <table:table-cell office:value-type="float" office:value="0">
                <text:p>0</text:p>
              </table:table-cell>
              <table:table-cell office:value-type="float" office:value="43350">
                <text:p>43350</text:p>
              </table:table-cell>
            </table:table-row>
            <table:table-row>
              <table:table-cell office:value-type="float" office:value="44216">
                <text:p>44216</text:p>
              </table:table-cell>
              <table:table-cell office:value-type="float" office:value="29003">
                <text:p>29003</text:p>
              </table:table-cell>
              <table:table-cell office:value-type="float" office:value="0">
                <text:p>0</text:p>
              </table:table-cell>
              <table:table-cell office:value-type="float" office:value="25325">
                <text:p>25325</text:p>
              </table:table-cell>
            </table:table-row>
            <table:table-row>
              <table:table-cell office:value-type="float" office:value="44217">
                <text:p>44217</text:p>
              </table:table-cell>
              <table:table-cell office:value-type="float" office:value="8277">
                <text:p>8277</text:p>
              </table:table-cell>
              <table:table-cell office:value-type="float" office:value="1">
                <text:p>1</text:p>
              </table:table-cell>
              <table:table-cell office:value-type="float" office:value="21650">
                <text:p>21650</text:p>
              </table:table-cell>
            </table:table-row>
            <table:table-row>
              <table:table-cell office:value-type="float" office:value="44218">
                <text:p>44218</text:p>
              </table:table-cell>
              <table:table-cell office:value-type="float" office:value="16366">
                <text:p>16366</text:p>
              </table:table-cell>
              <table:table-cell office:value-type="float" office:value="1">
                <text:p>1</text:p>
              </table:table-cell>
              <table:table-cell office:value-type="float" office:value="20925">
                <text:p>20925</text:p>
              </table:table-cell>
            </table:table-row>
            <table:table-row>
              <table:table-cell office:value-type="float" office:value="44219">
                <text:p>44219</text:p>
              </table:table-cell>
              <table:table-cell office:value-type="float" office:value="12430">
                <text:p>12430</text:p>
              </table:table-cell>
              <table:table-cell office:value-type="float" office:value="0">
                <text:p>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0078">
                <text:p>10078</text:p>
              </table:table-cell>
              <table:table-cell office:value-type="float" office:value="0">
                <text:p>0</text:p>
              </table:table-cell>
              <table:table-cell office:value-type="float" office:value="10575">
                <text:p>10575</text:p>
              </table:table-cell>
            </table:table-row>
            <table:table-row>
              <table:table-cell office:value-type="float" office:value="44221">
                <text:p>44221</text:p>
              </table:table-cell>
              <table:table-cell office:value-type="float" office:value="6887">
                <text:p>6887</text:p>
              </table:table-cell>
              <table:table-cell office:value-type="float" office:value="1">
                <text:p>1</text:p>
              </table:table-cell>
              <table:table-cell office:value-type="float" office:value="20775">
                <text:p>20775</text:p>
              </table:table-cell>
            </table:table-row>
            <table:table-row>
              <table:table-cell office:value-type="float" office:value="44222">
                <text:p>44222</text:p>
              </table:table-cell>
              <table:table-cell office:value-type="float" office:value="9387">
                <text:p>9387</text:p>
              </table:table-cell>
              <table:table-cell office:value-type="float" office:value="0">
                <text:p>0</text:p>
              </table:table-cell>
              <table:table-cell office:value-type="float" office:value="12300">
                <text:p>12300</text:p>
              </table:table-cell>
            </table:table-row>
            <table:table-row>
              <table:table-cell office:value-type="float" office:value="44223">
                <text:p>44223</text:p>
              </table:table-cell>
              <table:table-cell office:value-type="float" office:value="15636">
                <text:p>15636</text:p>
              </table:table-cell>
              <table:table-cell office:value-type="float" office:value="1">
                <text:p>1</text:p>
              </table:table-cell>
              <table:table-cell office:value-type="float" office:value="21975">
                <text:p>21975</text:p>
              </table:table-cell>
            </table:table-row>
            <table:table-row>
              <table:table-cell office:value-type="float" office:value="44224">
                <text:p>44224</text:p>
              </table:table-cell>
              <table:table-cell office:value-type="float" office:value="14883">
                <text:p>14883</text:p>
              </table:table-cell>
              <table:table-cell office:value-type="float" office:value="0">
                <text:p>0</text:p>
              </table:table-cell>
              <table:table-cell office:value-type="float" office:value="34625">
                <text:p>34625</text:p>
              </table:table-cell>
            </table:table-row>
            <table:table-row>
              <table:table-cell office:value-type="float" office:value="44225">
                <text:p>44225</text:p>
              </table:table-cell>
              <table:table-cell office:value-type="float" office:value="12831">
                <text:p>12831</text:p>
              </table:table-cell>
              <table:table-cell office:value-type="float" office:value="1">
                <text:p>1</text:p>
              </table:table-cell>
              <table:table-cell office:value-type="float" office:value="10075">
                <text:p>10075</text:p>
              </table:table-cell>
            </table:table-row>
            <table:table-row>
              <table:table-cell office:value-type="float" office:value="44226">
                <text:p>44226</text:p>
              </table:table-cell>
              <table:table-cell office:value-type="float" office:value="17518">
                <text:p>17518</text:p>
              </table:table-cell>
              <table:table-cell office:value-type="float" office:value="1">
                <text:p>1</text:p>
              </table:table-cell>
              <table:table-cell office:value-type="float" office:value="20475">
                <text:p>20475</text:p>
              </table:table-cell>
            </table:table-row>
            <table:table-row>
              <table:table-cell office:value-type="float" office:value="44227">
                <text:p>44227</text:p>
              </table:table-cell>
              <table:table-cell office:value-type="float" office:value="748">
                <text:p>748</text:p>
              </table:table-cell>
              <table:table-cell office:value-type="float" office:value="0">
                <text:p>0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6668">
                <text:p>6668</text:p>
              </table:table-cell>
              <table:table-cell office:value-type="float" office:value="1">
                <text:p>1</text:p>
              </table:table-cell>
              <table:table-cell office:value-type="float" office:value="22400">
                <text:p>22400</text:p>
              </table:table-cell>
            </table:table-row>
            <table:table-row>
              <table:table-cell office:value-type="float" office:value="44229">
                <text:p>44229</text:p>
              </table:table-cell>
              <table:table-cell office:value-type="float" office:value="7690">
                <text:p>7690</text:p>
              </table:table-cell>
              <table:table-cell office:value-type="float" office:value="0">
                <text:p>0</text:p>
              </table:table-cell>
              <table:table-cell office:value-type="float" office:value="23325">
                <text:p>23325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2487">
                <text:p>12487</text:p>
              </table:table-cell>
              <table:table-cell office:value-type="float" office:value="0">
                <text:p>0</text:p>
              </table:table-cell>
              <table:table-cell office:value-type="float" office:value="19600">
                <text:p>19600</text:p>
              </table:table-cell>
            </table:table-row>
            <table:table-row>
              <table:table-cell office:value-type="float" office:value="44231">
                <text:p>44231</text:p>
              </table:table-cell>
              <table:table-cell office:value-type="float" office:value="13032">
                <text:p>13032</text:p>
              </table:table-cell>
              <table:table-cell office:value-type="float" office:value="0">
                <text:p>0</text:p>
              </table:table-cell>
              <table:table-cell office:value-type="float" office:value="21450">
                <text:p>21450</text:p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10835">
                <text:p>10835</text:p>
              </table:table-cell>
              <table:table-cell office:value-type="float" office:value="0">
                <text:p>0</text:p>
              </table:table-cell>
              <table:table-cell office:value-type="float" office:value="17250">
                <text:p>17250</text:p>
              </table:table-cell>
            </table:table-row>
            <table:table-row>
              <table:table-cell office:value-type="float" office:value="44233">
                <text:p>44233</text:p>
              </table:table-cell>
              <table:table-cell office:value-type="float" office:value="8632">
                <text:p>8632</text:p>
              </table:table-cell>
              <table:table-cell office:value-type="float" office:value="0">
                <text:p>0</text:p>
              </table:table-cell>
              <table:table-cell office:value-type="float" office:value="5675">
                <text:p>5675</text:p>
              </table:table-cell>
            </table:table-row>
            <table:table-row>
              <table:table-cell office:value-type="float" office:value="44234">
                <text:p>44234</text:p>
              </table:table-cell>
              <table:table-cell office:value-type="float" office:value="6670">
                <text:p>6670</text:p>
              </table:table-cell>
              <table:table-cell office:value-type="float" office:value="0">
                <text:p>0</text:p>
              </table:table-cell>
              <table:table-cell office:value-type="float" office:value="3925">
                <text:p>3925</text:p>
              </table:table-cell>
            </table:table-row>
            <table:table-row>
              <table:table-cell office:value-type="float" office:value="44235">
                <text:p>44235</text:p>
              </table:table-cell>
              <table:table-cell office:value-type="float" office:value="4650">
                <text:p>4650</text:p>
              </table:table-cell>
              <table:table-cell office:value-type="float" office:value="1">
                <text:p>1</text:p>
              </table:table-cell>
              <table:table-cell office:value-type="float" office:value="12075">
                <text:p>12075</text:p>
              </table:table-cell>
            </table:table-row>
            <table:table-row>
              <table:table-cell office:value-type="float" office:value="44236">
                <text:p>44236</text:p>
              </table:table-cell>
              <table:table-cell office:value-type="float" office:value="5728">
                <text:p>5728</text:p>
              </table:table-cell>
              <table:table-cell office:value-type="float" office:value="1">
                <text:p>1</text:p>
              </table:table-cell>
              <table:table-cell office:value-type="float" office:value="20375">
                <text:p>20375</text:p>
              </table:table-cell>
            </table:table-row>
            <table:table-row>
              <table:table-cell office:value-type="float" office:value="44237">
                <text:p>44237</text:p>
              </table:table-cell>
              <table:table-cell office:value-type="float" office:value="9246">
                <text:p>9246</text:p>
              </table:table-cell>
              <table:table-cell office:value-type="float" office:value="1">
                <text:p>1</text:p>
              </table:table-cell>
              <table:table-cell office:value-type="float" office:value="16650">
                <text:p>16650</text:p>
              </table:table-cell>
            </table:table-row>
            <table:table-row>
              <table:table-cell office:value-type="float" office:value="44238">
                <text:p>44238</text:p>
              </table:table-cell>
              <table:table-cell office:value-type="float" office:value="9928">
                <text:p>9928</text:p>
              </table:table-cell>
              <table:table-cell office:value-type="float" office:value="1">
                <text:p>1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239">
                <text:p>44239</text:p>
              </table:table-cell>
              <table:table-cell office:value-type="float" office:value="9197">
                <text:p>9197</text:p>
              </table:table-cell>
              <table:table-cell office:value-type="float" office:value="1">
                <text:p>1</text:p>
              </table:table-cell>
              <table:table-cell office:value-type="float" office:value="13675">
                <text:p>13675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6484">
                <text:p>6484</text:p>
              </table:table-cell>
              <table:table-cell office:value-type="float" office:value="1">
                <text:p>1</text:p>
              </table:table-cell>
              <table:table-cell office:value-type="float" office:value="5475">
                <text:p>5475</text:p>
              </table:table-cell>
            </table:table-row>
            <table:table-row>
              <table:table-cell office:value-type="float" office:value="44241">
                <text:p>44241</text:p>
              </table:table-cell>
              <table:table-cell office:value-type="float" office:value="4838">
                <text:p>4838</text:p>
              </table:table-cell>
              <table:table-cell office:value-type="float" office:value="0">
                <text:p>0</text:p>
              </table:table-cell>
              <table:table-cell office:value-type="float" office:value="2925">
                <text:p>2925</text:p>
              </table:table-cell>
            </table:table-row>
            <table:table-row>
              <table:table-cell office:value-type="float" office:value="44242">
                <text:p>44242</text:p>
              </table:table-cell>
              <table:table-cell office:value-type="float" office:value="5132">
                <text:p>5132</text:p>
              </table:table-cell>
              <table:table-cell office:value-type="float" office:value="1">
                <text:p>1</text:p>
              </table:table-cell>
              <table:table-cell office:value-type="float" office:value="4525">
                <text:p>4525</text:p>
              </table:table-cell>
            </table:table-row>
            <table:table-row>
              <table:table-cell office:value-type="float" office:value="44243">
                <text:p>44243</text:p>
              </table:table-cell>
              <table:table-cell office:value-type="float" office:value="5890">
                <text:p>5890</text:p>
              </table:table-cell>
              <table:table-cell office:value-type="float" office:value="0">
                <text:p>0</text:p>
              </table:table-cell>
              <table:table-cell office:value-type="float" office:value="13525">
                <text:p>13525</text:p>
              </table:table-cell>
            </table:table-row>
            <table:table-row>
              <table:table-cell office:value-type="float" office:value="44244">
                <text:p>44244</text:p>
              </table:table-cell>
              <table:table-cell office:value-type="float" office:value="9598">
                <text:p>9598</text:p>
              </table:table-cell>
              <table:table-cell office:value-type="float" office:value="1">
                <text:p>1</text:p>
              </table:table-cell>
              <table:table-cell office:value-type="float" office:value="22575">
                <text:p>22575</text:p>
              </table:table-cell>
            </table:table-row>
            <table:table-row>
              <table:table-cell office:value-type="float" office:value="44245">
                <text:p>44245</text:p>
              </table:table-cell>
              <table:table-cell office:value-type="float" office:value="9845">
                <text:p>9845</text:p>
              </table:table-cell>
              <table:table-cell office:value-type="float" office:value="1">
                <text:p>1</text:p>
              </table:table-cell>
              <table:table-cell office:value-type="float" office:value="12825">
                <text:p>12825</text:p>
              </table:table-cell>
            </table:table-row>
            <table:table-row>
              <table:table-cell office:value-type="float" office:value="44246">
                <text:p>44246</text:p>
              </table:table-cell>
              <table:table-cell office:value-type="float" office:value="9050">
                <text:p>9050</text:p>
              </table:table-cell>
              <table:table-cell office:value-type="float" office:value="1">
                <text:p>1</text:p>
              </table:table-cell>
              <table:table-cell office:value-type="float" office:value="12400">
                <text:p>12400</text:p>
              </table:table-cell>
            </table:table-row>
            <table:table-row>
              <table:table-cell office:value-type="float" office:value="44247">
                <text:p>44247</text:p>
              </table:table-cell>
              <table:table-cell office:value-type="float" office:value="7162">
                <text:p>7162</text:p>
              </table:table-cell>
              <table:table-cell office:value-type="float" office:value="1">
                <text:p>1</text:p>
              </table:table-cell>
              <table:table-cell office:value-type="float" office:value="3550">
                <text:p>3550</text:p>
              </table:table-cell>
            </table:table-row>
            <table:table-row>
              <table:table-cell office:value-type="float" office:value="44248">
                <text:p>44248</text:p>
              </table:table-cell>
              <table:table-cell office:value-type="float" office:value="6094">
                <text:p>6094</text:p>
              </table:table-cell>
              <table:table-cell office:value-type="float" office:value="1">
                <text:p>1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float" office:value="44249">
                <text:p>44249</text:p>
              </table:table-cell>
              <table:table-cell office:value-type="float" office:value="4984">
                <text:p>4984</text:p>
              </table:table-cell>
              <table:table-cell office:value-type="float" office:value="1">
                <text:p>1</text:p>
              </table:table-cell>
              <table:table-cell office:value-type="float" office:value="10425">
                <text:p>10425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5764">
                <text:p>5764</text:p>
              </table:table-cell>
              <table:table-cell office:value-type="float" office:value="1">
                <text:p>1</text:p>
              </table:table-cell>
              <table:table-cell office:value-type="float" office:value="10550">
                <text:p>10550</text:p>
              </table:table-cell>
            </table:table-row>
            <table:table-row>
              <table:table-cell office:value-type="float" office:value="44251">
                <text:p>44251</text:p>
              </table:table-cell>
              <table:table-cell office:value-type="float" office:value="10774">
                <text:p>10774</text:p>
              </table:table-cell>
              <table:table-cell office:value-type="float" office:value="1">
                <text:p>1</text:p>
              </table:table-cell>
              <table:table-cell office:value-type="float" office:value="9625">
                <text:p>9625</text:p>
              </table:table-cell>
            </table:table-row>
            <table:table-row>
              <table:table-cell office:value-type="float" office:value="44252">
                <text:p>44252</text:p>
              </table:table-cell>
              <table:table-cell office:value-type="float" office:value="11032">
                <text:p>11032</text:p>
              </table:table-cell>
              <table:table-cell office:value-type="float" office:value="1">
                <text:p>1</text:p>
              </table:table-cell>
              <table:table-cell office:value-type="float" office:value="4325">
                <text:p>4325</text:p>
              </table:table-cell>
            </table:table-row>
            <table:table-row>
              <table:table-cell office:value-type="float" office:value="44253">
                <text:p>44253</text:p>
              </table:table-cell>
              <table:table-cell office:value-type="float" office:value="9437">
                <text:p>9437</text:p>
              </table:table-cell>
              <table:table-cell office:value-type="float" office:value="1">
                <text:p>1</text:p>
              </table:table-cell>
              <table:table-cell office:value-type="float" office:value="14900">
                <text:p>14900</text:p>
              </table:table-cell>
            </table:table-row>
            <table:table-row>
              <table:table-cell office:value-type="float" office:value="44254">
                <text:p>44254</text:p>
              </table:table-cell>
              <table:table-cell office:value-type="float" office:value="7671">
                <text:p>7671</text:p>
              </table:table-cell>
              <table:table-cell office:value-type="float" office:value="1">
                <text:p>1</text:p>
              </table:table-cell>
              <table:table-cell office:value-type="float" office:value="3825">
                <text:p>3825</text:p>
              </table:table-cell>
            </table:table-row>
            <table:table-row>
              <table:table-cell office:value-type="float" office:value="44255">
                <text:p>44255</text:p>
              </table:table-cell>
              <table:table-cell office:value-type="float" office:value="6118">
                <text:p>6118</text:p>
              </table:table-cell>
              <table:table-cell office:value-type="float" office:value="1">
                <text:p>1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256">
                <text:p>44256</text:p>
              </table:table-cell>
              <table:table-cell office:value-type="float" office:value="5274">
                <text:p>5274</text:p>
              </table:table-cell>
              <table:table-cell office:value-type="float" office:value="1">
                <text:p>1</text:p>
              </table:table-cell>
              <table:table-cell office:value-type="float" office:value="9050">
                <text:p>9050</text:p>
              </table:table-cell>
            </table:table-row>
            <table:table-row>
              <table:table-cell office:value-type="float" office:value="44257">
                <text:p>44257</text:p>
              </table:table-cell>
              <table:table-cell office:value-type="float" office:value="6492">
                <text:p>6492</text:p>
              </table:table-cell>
              <table:table-cell office:value-type="float" office:value="1">
                <text:p>1</text:p>
              </table:table-cell>
              <table:table-cell office:value-type="float" office:value="10300">
                <text:p>10300</text:p>
              </table:table-cell>
            </table:table-row>
            <table:table-row>
              <table:table-cell office:value-type="float" office:value="44258">
                <text:p>44258</text:p>
              </table:table-cell>
              <table:table-cell office:value-type="float" office:value="10852">
                <text:p>10852</text:p>
              </table:table-cell>
              <table:table-cell office:value-type="float" office:value="2">
                <text:p>2</text:p>
              </table:table-cell>
              <table:table-cell office:value-type="float" office:value="8975">
                <text:p>8975</text:p>
              </table:table-cell>
            </table:table-row>
            <table:table-row>
              <table:table-cell office:value-type="float" office:value="44259">
                <text:p>44259</text:p>
              </table:table-cell>
              <table:table-cell office:value-type="float" office:value="11393">
                <text:p>11393</text:p>
              </table:table-cell>
              <table:table-cell office:value-type="float" office:value="2">
                <text:p>2</text:p>
              </table:table-cell>
              <table:table-cell office:value-type="float" office:value="6725">
                <text:p>6725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9581">
                <text:p>9581</text:p>
              </table:table-cell>
              <table:table-cell office:value-type="float" office:value="1">
                <text:p>1</text:p>
              </table:table-cell>
              <table:table-cell office:value-type="float" office:value="7450">
                <text:p>7450</text:p>
              </table:table-cell>
            </table:table-row>
            <table:table-row>
              <table:table-cell office:value-type="float" office:value="44261">
                <text:p>44261</text:p>
              </table:table-cell>
              <table:table-cell office:value-type="float" office:value="8264">
                <text:p>8264</text:p>
              </table:table-cell>
              <table:table-cell office:value-type="float" office:value="1">
                <text:p>1</text:p>
              </table:table-cell>
              <table:table-cell office:value-type="float" office:value="2475">
                <text:p>2475</text:p>
              </table:table-cell>
            </table:table-row>
            <table:table-row>
              <table:table-cell office:value-type="float" office:value="44262">
                <text:p>44262</text:p>
              </table:table-cell>
              <table:table-cell office:value-type="float" office:value="6504">
                <text:p>6504</text:p>
              </table:table-cell>
              <table:table-cell office:value-type="float" office:value="1">
                <text:p>1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44263">
                <text:p>44263</text:p>
              </table:table-cell>
              <table:table-cell office:value-type="float" office:value="5129">
                <text:p>5129</text:p>
              </table:table-cell>
              <table:table-cell office:value-type="float" office:value="1">
                <text:p>1</text:p>
              </table:table-cell>
              <table:table-cell office:value-type="float" office:value="6300">
                <text:p>6300</text:p>
              </table:table-cell>
            </table:table-row>
            <table:table-row>
              <table:table-cell office:value-type="float" office:value="44264">
                <text:p>44264</text:p>
              </table:table-cell>
              <table:table-cell office:value-type="float" office:value="6834">
                <text:p>6834</text:p>
              </table:table-cell>
              <table:table-cell office:value-type="float" office:value="1">
                <text:p>1</text:p>
              </table:table-cell>
              <table:table-cell office:value-type="float" office:value="7450">
                <text:p>7450</text:p>
              </table:table-cell>
            </table:table-row>
            <table:table-row>
              <table:table-cell office:value-type="float" office:value="44265">
                <text:p>44265</text:p>
              </table:table-cell>
              <table:table-cell office:value-type="float" office:value="21163">
                <text:p>21163</text:p>
              </table:table-cell>
              <table:table-cell office:value-type="float" office:value="1">
                <text:p>1</text:p>
              </table:table-cell>
              <table:table-cell office:value-type="float" office:value="8100">
                <text:p>8100</text:p>
              </table:table-cell>
            </table:table-row>
            <table:table-row>
              <table:table-cell office:value-type="float" office:value="44266">
                <text:p>44266</text:p>
              </table:table-cell>
              <table:table-cell office:value-type="float" office:value="4745">
                <text:p>4745</text:p>
              </table:table-cell>
              <table:table-cell office:value-type="float" office:value="1">
                <text:p>1</text:p>
              </table:table-cell>
              <table:table-cell office:value-type="float" office:value="6550">
                <text:p>6550</text:p>
              </table:table-cell>
            </table:table-row>
            <table:table-row>
              <table:table-cell office:value-type="float" office:value="44267">
                <text:p>44267</text:p>
              </table:table-cell>
              <table:table-cell office:value-type="float" office:value="12770">
                <text:p>12770</text:p>
              </table:table-cell>
              <table:table-cell office:value-type="float" office:value="1">
                <text:p>1</text:p>
              </table:table-cell>
              <table:table-cell office:value-type="float" office:value="5700">
                <text:p>5700</text:p>
              </table:table-cell>
            </table:table-row>
            <table:table-row>
              <table:table-cell office:value-type="float" office:value="44268">
                <text:p>44268</text:p>
              </table:table-cell>
              <table:table-cell office:value-type="float" office:value="10568">
                <text:p>10568</text:p>
              </table:table-cell>
              <table:table-cell office:value-type="float" office:value="1">
                <text:p>1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float" office:value="44269">
                <text:p>44269</text:p>
              </table:table-cell>
              <table:table-cell office:value-type="float" office:value="8978">
                <text:p>8978</text:p>
              </table:table-cell>
              <table:table-cell office:value-type="float" office:value="1">
                <text:p>1</text:p>
              </table:table-cell>
              <table:table-cell office:value-type="float" office:value="2350">
                <text:p>2350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6543">
                <text:p>6543</text:p>
              </table:table-cell>
              <table:table-cell office:value-type="float" office:value="2">
                <text:p>2</text:p>
              </table:table-cell>
              <table:table-cell office:value-type="float" office:value="5950">
                <text:p>5950</text:p>
              </table:table-cell>
            </table:table-row>
            <table:table-row>
              <table:table-cell office:value-type="float" office:value="44271">
                <text:p>44271</text:p>
              </table:table-cell>
              <table:table-cell office:value-type="float" office:value="17679">
                <text:p>17679</text:p>
              </table:table-cell>
              <table:table-cell office:value-type="float" office:value="2">
                <text:p>2</text:p>
              </table:table-cell>
              <table:table-cell office:value-type="float" office:value="6275">
                <text:p>6275</text:p>
              </table:table-cell>
            </table:table-row>
            <table:table-row>
              <table:table-cell office:value-type="float" office:value="44272">
                <text:p>44272</text:p>
              </table:table-cell>
              <table:table-cell office:value-type="float" office:value="7705">
                <text:p>7705</text:p>
              </table:table-cell>
              <table:table-cell office:value-type="float" office:value="2">
                <text:p>2</text:p>
              </table:table-cell>
              <table:table-cell office:value-type="float" office:value="2275">
                <text:p>2275</text:p>
              </table:table-cell>
            </table:table-row>
            <table:table-row>
              <table:table-cell office:value-type="float" office:value="44273">
                <text:p>44273</text:p>
              </table:table-cell>
              <table:table-cell office:value-type="float" office:value="28489">
                <text:p>28489</text:p>
              </table:table-cell>
              <table:table-cell office:value-type="float" office:value="2">
                <text:p>2</text:p>
              </table:table-cell>
              <table:table-cell office:value-type="float" office:value="8975">
                <text:p>8975</text:p>
              </table:table-cell>
            </table:table-row>
            <table:table-row>
              <table:table-cell office:value-type="float" office:value="44274">
                <text:p>44274</text:p>
              </table:table-cell>
              <table:table-cell office:value-type="float" office:value="15476">
                <text:p>15476</text:p>
              </table:table-cell>
              <table:table-cell office:value-type="float" office:value="1">
                <text:p>1</text:p>
              </table:table-cell>
              <table:table-cell office:value-type="float" office:value="5150">
                <text:p>5150</text:p>
              </table:table-cell>
            </table:table-row>
            <table:table-row>
              <table:table-cell office:value-type="float" office:value="44275">
                <text:p>44275</text:p>
              </table:table-cell>
              <table:table-cell office:value-type="float" office:value="14499">
                <text:p>14499</text:p>
              </table:table-cell>
              <table:table-cell office:value-type="float" office:value="2">
                <text:p>2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float" office:value="44276">
                <text:p>44276</text:p>
              </table:table-cell>
              <table:table-cell office:value-type="float" office:value="768">
                <text:p>768</text:p>
              </table:table-cell>
              <table:table-cell office:value-type="float" office:value="2">
                <text:p>2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float" office:value="44277">
                <text:p>44277</text:p>
              </table:table-cell>
              <table:table-cell office:value-type="float" office:value="8261">
                <text:p>8261</text:p>
              </table:table-cell>
              <table:table-cell office:value-type="float" office:value="2">
                <text:p>2</text:p>
              </table:table-cell>
              <table:table-cell office:value-type="float" office:value="6325">
                <text:p>6325</text:p>
              </table:table-cell>
            </table:table-row>
            <table:table-row>
              <table:table-cell office:value-type="float" office:value="44278">
                <text:p>44278</text:p>
              </table:table-cell>
              <table:table-cell office:value-type="float" office:value="20969">
                <text:p>20969</text:p>
              </table:table-cell>
              <table:table-cell office:value-type="float" office:value="2">
                <text:p>2</text:p>
              </table:table-cell>
              <table:table-cell office:value-type="float" office:value="6150">
                <text:p>6150</text:p>
              </table:table-cell>
            </table:table-row>
            <table:table-row>
              <table:table-cell office:value-type="float" office:value="44279">
                <text:p>44279</text:p>
              </table:table-cell>
              <table:table-cell office:value-type="float" office:value="23757">
                <text:p>23757</text:p>
              </table:table-cell>
              <table:table-cell office:value-type="float" office:value="2">
                <text:p>2</text:p>
              </table:table-cell>
              <table:table-cell office:value-type="float" office:value="5725">
                <text:p>5725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21620">
                <text:p>21620</text:p>
              </table:table-cell>
              <table:table-cell office:value-type="float" office:value="2">
                <text:p>2</text:p>
              </table:table-cell>
              <table:table-cell office:value-type="float" office:value="4625">
                <text:p>4625</text:p>
              </table:table-cell>
            </table:table-row>
            <table:table-row>
              <table:table-cell office:value-type="float" office:value="44281">
                <text:p>44281</text:p>
              </table:table-cell>
              <table:table-cell office:value-type="float" office:value="20689">
                <text:p>20689</text:p>
              </table:table-cell>
              <table:table-cell office:value-type="float" office:value="2">
                <text:p>2</text:p>
              </table:table-cell>
              <table:table-cell office:value-type="float" office:value="3975">
                <text:p>3975</text:p>
              </table:table-cell>
            </table:table-row>
            <table:table-row>
              <table:table-cell office:value-type="float" office:value="44282">
                <text:p>44282</text:p>
              </table:table-cell>
              <table:table-cell office:value-type="float" office:value="17628">
                <text:p>17628</text:p>
              </table:table-cell>
              <table:table-cell office:value-type="float" office:value="1">
                <text:p>1</text:p>
              </table:table-cell>
              <table:table-cell office:value-type="float" office:value="2175">
                <text:p>2175</text:p>
              </table:table-cell>
            </table:table-row>
            <table:table-row>
              <table:table-cell office:value-type="float" office:value="44283">
                <text:p>44283</text:p>
              </table:table-cell>
              <table:table-cell office:value-type="float" office:value="1727">
                <text:p>1727</text:p>
              </table:table-cell>
              <table:table-cell office:value-type="float" office:value="2">
                <text:p>2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44284">
                <text:p>44284</text:p>
              </table:table-cell>
              <table:table-cell office:value-type="float" office:value="10297">
                <text:p>10297</text:p>
              </table:table-cell>
              <table:table-cell office:value-type="float" office:value="2">
                <text:p>2</text:p>
              </table:table-cell>
              <table:table-cell office:value-type="float" office:value="4500">
                <text:p>4500</text:p>
              </table:table-cell>
            </table:table-row>
            <table:table-row>
              <table:table-cell office:value-type="float" office:value="44285">
                <text:p>44285</text:p>
              </table:table-cell>
              <table:table-cell office:value-type="float" office:value="23681">
                <text:p>23681</text:p>
              </table:table-cell>
              <table:table-cell office:value-type="float" office:value="2">
                <text:p>2</text:p>
              </table:table-cell>
              <table:table-cell office:value-type="float" office:value="6250">
                <text:p>6250</text:p>
              </table:table-cell>
            </table:table-row>
            <table:table-row>
              <table:table-cell office:value-type="float" office:value="44286">
                <text:p>44286</text:p>
              </table:table-cell>
              <table:table-cell office:value-type="float" office:value="25014">
                <text:p>25014</text:p>
              </table:table-cell>
              <table:table-cell office:value-type="float" office:value="2">
                <text:p>2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22679">
                <text:p>22679</text:p>
              </table:table-cell>
              <table:table-cell office:value-type="float" office:value="3">
                <text:p>3</text:p>
              </table:table-cell>
              <table:table-cell office:value-type="float" office:value="5850">
                <text:p>5850</text:p>
              </table:table-cell>
            </table:table-row>
            <table:table-row>
              <table:table-cell office:value-type="float" office:value="44288">
                <text:p>44288</text:p>
              </table:table-cell>
              <table:table-cell office:value-type="float" office:value="16033">
                <text:p>16033</text:p>
              </table:table-cell>
              <table:table-cell office:value-type="float" office:value="2">
                <text:p>2</text:p>
              </table:table-cell>
              <table:table-cell office:value-type="float" office:value="2925">
                <text:p>2925</text:p>
              </table:table-cell>
            </table:table-row>
            <table:table-row>
              <table:table-cell office:value-type="float" office:value="44289">
                <text:p>44289</text:p>
              </table:table-cell>
              <table:table-cell office:value-type="float" office:value="3673">
                <text:p>3673</text:p>
              </table:table-cell>
              <table:table-cell office:value-type="float" office:value="1">
                <text:p>1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10300">
                <text:p>10300</text:p>
              </table:table-cell>
              <table:table-cell office:value-type="float" office:value="2">
                <text:p>2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float" office:value="44291">
                <text:p>44291</text:p>
              </table:table-cell>
              <table:table-cell office:value-type="float" office:value="5980">
                <text:p>5980</text:p>
              </table:table-cell>
              <table:table-cell office:value-type="float" office:value="2">
                <text:p>2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float" office:value="44292">
                <text:p>44292</text:p>
              </table:table-cell>
              <table:table-cell office:value-type="float" office:value="7593">
                <text:p>7593</text:p>
              </table:table-cell>
              <table:table-cell office:value-type="float" office:value="3">
                <text:p>3</text:p>
              </table:table-cell>
              <table:table-cell office:value-type="float" office:value="2725">
                <text:p>2725</text:p>
              </table:table-cell>
            </table:table-row>
            <table:table-row>
              <table:table-cell office:value-type="float" office:value="44293">
                <text:p>44293</text:p>
              </table:table-cell>
              <table:table-cell office:value-type="float" office:value="30377">
                <text:p>30377</text:p>
              </table:table-cell>
              <table:table-cell office:value-type="float" office:value="2">
                <text:p>2</text:p>
              </table:table-cell>
              <table:table-cell office:value-type="float" office:value="12750">
                <text:p>12750</text:p>
              </table:table-cell>
            </table:table-row>
            <table:table-row>
              <table:table-cell office:value-type="float" office:value="44294">
                <text:p>44294</text:p>
              </table:table-cell>
              <table:table-cell office:value-type="float" office:value="26510">
                <text:p>26510</text:p>
              </table:table-cell>
              <table:table-cell office:value-type="float" office:value="1">
                <text:p>1</text:p>
              </table:table-cell>
              <table:table-cell office:value-type="float" office:value="7350">
                <text:p>7350</text:p>
              </table:table-cell>
            </table:table-row>
            <table:table-row>
              <table:table-cell office:value-type="float" office:value="44295">
                <text:p>44295</text:p>
              </table:table-cell>
              <table:table-cell office:value-type="float" office:value="23935">
                <text:p>23935</text:p>
              </table:table-cell>
              <table:table-cell office:value-type="float" office:value="3">
                <text:p>3</text:p>
              </table:table-cell>
              <table:table-cell office:value-type="float" office:value="6150">
                <text:p>6150</text:p>
              </table:table-cell>
            </table:table-row>
            <table:table-row>
              <table:table-cell office:value-type="float" office:value="44296">
                <text:p>44296</text:p>
              </table:table-cell>
              <table:table-cell office:value-type="float" office:value="18728">
                <text:p>18728</text:p>
              </table:table-cell>
              <table:table-cell office:value-type="float" office:value="1">
                <text:p>1</text:p>
              </table:table-cell>
              <table:table-cell office:value-type="float" office:value="2675">
                <text:p>2675</text:p>
              </table:table-cell>
            </table:table-row>
            <table:table-row>
              <table:table-cell office:value-type="float" office:value="44297">
                <text:p>44297</text:p>
              </table:table-cell>
              <table:table-cell office:value-type="float" office:value="2706">
                <text:p>2706</text:p>
              </table:table-cell>
              <table:table-cell office:value-type="float" office:value="2">
                <text:p>2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float" office:value="44298">
                <text:p>44298</text:p>
              </table:table-cell>
              <table:table-cell office:value-type="float" office:value="12446">
                <text:p>12446</text:p>
              </table:table-cell>
              <table:table-cell office:value-type="float" office:value="3">
                <text:p>3</text:p>
              </table:table-cell>
              <table:table-cell office:value-type="float" office:value="7400">
                <text:p>7400</text:p>
              </table:table-cell>
            </table:table-row>
            <table:table-row>
              <table:table-cell office:value-type="float" office:value="44299">
                <text:p>44299</text:p>
              </table:table-cell>
              <table:table-cell office:value-type="float" office:value="29421">
                <text:p>29421</text:p>
              </table:table-cell>
              <table:table-cell office:value-type="float" office:value="3">
                <text:p>3</text:p>
              </table:table-cell>
              <table:table-cell office:value-type="float" office:value="8525">
                <text:p>8525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31117">
                <text:p>31117</text:p>
              </table:table-cell>
              <table:table-cell office:value-type="float" office:value="3">
                <text:p>3</text:p>
              </table:table-cell>
              <table:table-cell office:value-type="float" office:value="7250">
                <text:p>7250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25110">
                <text:p>25110</text:p>
              </table:table-cell>
              <table:table-cell office:value-type="float" office:value="3">
                <text:p>3</text:p>
              </table:table-cell>
              <table:table-cell office:value-type="float" office:value="6125">
                <text:p>6125</text:p>
              </table:table-cell>
            </table:table-row>
            <table:table-row>
              <table:table-cell office:value-type="float" office:value="44302">
                <text:p>44302</text:p>
              </table:table-cell>
              <table:table-cell office:value-type="float" office:value="23856">
                <text:p>23856</text:p>
              </table:table-cell>
              <table:table-cell office:value-type="float" office:value="3">
                <text:p>3</text:p>
              </table:table-cell>
              <table:table-cell office:value-type="float" office:value="5550">
                <text:p>5550</text:p>
              </table:table-cell>
            </table:table-row>
            <table:table-row>
              <table:table-cell office:value-type="float" office:value="44303">
                <text:p>44303</text:p>
              </table:table-cell>
              <table:table-cell office:value-type="float" office:value="20197">
                <text:p>20197</text:p>
              </table:table-cell>
              <table:table-cell office:value-type="float" office:value="3">
                <text:p>3</text:p>
              </table:table-cell>
              <table:table-cell office:value-type="float" office:value="1925">
                <text:p>1925</text:p>
              </table:table-cell>
            </table:table-row>
            <table:table-row>
              <table:table-cell office:value-type="float" office:value="44304">
                <text:p>44304</text:p>
              </table:table-cell>
              <table:table-cell office:value-type="float" office:value="1217">
                <text:p>1217</text:p>
              </table:table-cell>
              <table:table-cell office:value-type="float" office:value="3">
                <text:p>3</text:p>
              </table:table-cell>
              <table:table-cell office:value-type="float" office:value="2025">
                <text:p>2025</text:p>
              </table:table-cell>
            </table:table-row>
            <table:table-row>
              <table:table-cell office:value-type="float" office:value="44305">
                <text:p>44305</text:p>
              </table:table-cell>
              <table:table-cell office:value-type="float" office:value="11615">
                <text:p>11615</text:p>
              </table:table-cell>
              <table:table-cell office:value-type="float" office:value="3">
                <text:p>3</text:p>
              </table:table-cell>
              <table:table-cell office:value-type="float" office:value="7525">
                <text:p>7525</text:p>
              </table:table-cell>
            </table:table-row>
            <table:table-row>
              <table:table-cell office:value-type="float" office:value="44306">
                <text:p>44306</text:p>
              </table:table-cell>
              <table:table-cell office:value-type="float" office:value="31397">
                <text:p>31397</text:p>
              </table:table-cell>
              <table:table-cell office:value-type="float" office:value="3">
                <text:p>3</text:p>
              </table:table-cell>
              <table:table-cell office:value-type="float" office:value="8175">
                <text:p>8175</text:p>
              </table:table-cell>
            </table:table-row>
            <table:table-row>
              <table:table-cell office:value-type="float" office:value="44307">
                <text:p>44307</text:p>
              </table:table-cell>
              <table:table-cell office:value-type="float" office:value="24354">
                <text:p>24354</text:p>
              </table:table-cell>
              <table:table-cell office:value-type="float" office:value="4">
                <text:p>4</text:p>
              </table:table-cell>
              <table:table-cell office:value-type="float" office:value="6450">
                <text:p>6450</text:p>
              </table:table-cell>
            </table:table-row>
            <table:table-row>
              <table:table-cell office:value-type="float" office:value="44308">
                <text:p>44308</text:p>
              </table:table-cell>
              <table:table-cell office:value-type="float" office:value="31721">
                <text:p>31721</text:p>
              </table:table-cell>
              <table:table-cell office:value-type="float" office:value="4">
                <text:p>4</text:p>
              </table:table-cell>
              <table:table-cell office:value-type="float" office:value="6625">
                <text:p>6625</text:p>
              </table:table-cell>
            </table:table-row>
            <table:table-row>
              <table:table-cell office:value-type="float" office:value="44309">
                <text:p>44309</text:p>
              </table:table-cell>
              <table:table-cell office:value-type="float" office:value="22262">
                <text:p>22262</text:p>
              </table:table-cell>
              <table:table-cell office:value-type="float" office:value="4">
                <text:p>4</text:p>
              </table:table-cell>
              <table:table-cell office:value-type="float" office:value="7225">
                <text:p>7225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14422">
                <text:p>14422</text:p>
              </table:table-cell>
              <table:table-cell office:value-type="float" office:value="4">
                <text:p>4</text:p>
              </table:table-cell>
              <table:table-cell office:value-type="float" office:value="2950">
                <text:p>2950</text:p>
              </table:table-cell>
            </table:table-row>
            <table:table-row>
              <table:table-cell office:value-type="float" office:value="44311">
                <text:p>44311</text:p>
              </table:table-cell>
              <table:table-cell office:value-type="float" office:value="15399">
                <text:p>15399</text:p>
              </table:table-cell>
              <table:table-cell office:value-type="float" office:value="3">
                <text:p>3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float" office:value="44312">
                <text:p>44312</text:p>
              </table:table-cell>
              <table:table-cell office:value-type="float" office:value="5961">
                <text:p>5961</text:p>
              </table:table-cell>
              <table:table-cell office:value-type="float" office:value="NaN">
                <text:p>NaN</text:p>
              </table:table-cell>
              <table:table-cell office:value-type="float" office:value="8450">
                <text:p>8450</text:p>
              </table:table-cell>
            </table:table-row>
            <table:table-row>
              <table:table-cell office:value-type="float" office:value="44313">
                <text:p>44313</text:p>
              </table:table-cell>
              <table:table-cell office:value-type="float" office:value="25911">
                <text:p>25911</text:p>
              </table:table-cell>
              <table:table-cell office:value-type="float" office:value="NaN">
                <text:p>NaN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314">
                <text:p>44314</text:p>
              </table:table-cell>
              <table:table-cell office:value-type="float" office:value="28263">
                <text:p>28263</text:p>
              </table:table-cell>
              <table:table-cell office:value-type="float" office:value="2">
                <text:p>2</text:p>
              </table:table-cell>
              <table:table-cell office:value-type="float" office:value="6575">
                <text:p>6575</text:p>
              </table:table-cell>
            </table:table-row>
            <table:table-row>
              <table:table-cell office:value-type="float" office:value="44315">
                <text:p>44315</text:p>
              </table:table-cell>
              <table:table-cell office:value-type="float" office:value="24212">
                <text:p>24212</text:p>
              </table:table-cell>
              <table:table-cell office:value-type="float" office:value="3">
                <text:p>3</text:p>
              </table:table-cell>
              <table:table-cell office:value-type="float" office:value="6925">
                <text:p>6925</text:p>
              </table:table-cell>
            </table:table-row>
            <table:table-row>
              <table:table-cell office:value-type="float" office:value="44316">
                <text:p>44316</text:p>
              </table:table-cell>
              <table:table-cell office:value-type="float" office:value="14326">
                <text:p>14326</text:p>
              </table:table-cell>
              <table:table-cell office:value-type="float" office:value="2">
                <text:p>2</text:p>
              </table:table-cell>
              <table:table-cell office:value-type="float" office:value="5800">
                <text:p>5800</text:p>
              </table:table-cell>
            </table:table-row>
            <table:table-row>
              <table:table-cell office:value-type="float" office:value="44317">
                <text:p>44317</text:p>
              </table:table-cell>
              <table:table-cell office:value-type="float" office:value="18535">
                <text:p>18535</text:p>
              </table:table-cell>
              <table:table-cell office:value-type="float" office:value="2">
                <text:p>2</text:p>
              </table:table-cell>
              <table:table-cell office:value-type="float" office:value="2750">
                <text:p>2750</text:p>
              </table:table-cell>
            </table:table-row>
            <table:table-row>
              <table:table-cell office:value-type="float" office:value="44318">
                <text:p>44318</text:p>
              </table:table-cell>
              <table:table-cell office:value-type="float" office:value="8776">
                <text:p>8776</text:p>
              </table:table-cell>
              <table:table-cell office:value-type="float" office:value="3">
                <text:p>3</text:p>
              </table:table-cell>
              <table:table-cell office:value-type="float" office:value="2125">
                <text:p>2125</text:p>
              </table:table-cell>
            </table:table-row>
            <table:table-row>
              <table:table-cell office:value-type="float" office:value="44319">
                <text:p>44319</text:p>
              </table:table-cell>
              <table:table-cell office:value-type="float" office:value="5510">
                <text:p>5510</text:p>
              </table:table-cell>
              <table:table-cell office:value-type="float" office:value="3">
                <text:p>3</text:p>
              </table:table-cell>
              <table:table-cell office:value-type="float" office:value="7825">
                <text:p>7825</text:p>
              </table:table-cell>
            </table:table-row>
            <table:table-row>
              <table:table-cell office:value-type="float" office:value="44320">
                <text:p>44320</text:p>
              </table:table-cell>
              <table:table-cell office:value-type="float" office:value="24111">
                <text:p>24111</text:p>
              </table:table-cell>
              <table:table-cell office:value-type="float" office:value="2">
                <text:p>2</text:p>
              </table:table-cell>
              <table:table-cell office:value-type="float" office:value="7125">
                <text:p>7125</text:p>
              </table:table-cell>
            </table:table-row>
            <table:table-row>
              <table:table-cell office:value-type="float" office:value="44321">
                <text:p>44321</text:p>
              </table:table-cell>
              <table:table-cell office:value-type="float" office:value="22458">
                <text:p>22458</text:p>
              </table:table-cell>
              <table:table-cell office:value-type="float" office:value="3">
                <text:p>3</text:p>
              </table:table-cell>
              <table:table-cell office:value-type="float" office:value="6275">
                <text:p>6275</text:p>
              </table:table-cell>
            </table:table-row>
            <table:table-row>
              <table:table-cell office:value-type="float" office:value="44322">
                <text:p>44322</text:p>
              </table:table-cell>
              <table:table-cell office:value-type="float" office:value="17917">
                <text:p>17917</text:p>
              </table:table-cell>
              <table:table-cell office:value-type="float" office:value="3">
                <text:p>3</text:p>
              </table:table-cell>
              <table:table-cell office:value-type="float" office:value="7100">
                <text:p>7100</text:p>
              </table:table-cell>
            </table:table-row>
            <table:table-row>
              <table:table-cell office:value-type="float" office:value="44323">
                <text:p>44323</text:p>
              </table:table-cell>
              <table:table-cell office:value-type="float" office:value="15090">
                <text:p>15090</text:p>
              </table:table-cell>
              <table:table-cell office:value-type="float" office:value="3">
                <text:p>3</text:p>
              </table:table-cell>
              <table:table-cell office:value-type="float" office:value="5850">
                <text:p>5850</text:p>
              </table:table-cell>
            </table:table-row>
            <table:table-row>
              <table:table-cell office:value-type="float" office:value="44324">
                <text:p>44324</text:p>
              </table:table-cell>
              <table:table-cell office:value-type="float" office:value="13125">
                <text:p>13125</text:p>
              </table:table-cell>
              <table:table-cell office:value-type="float" office:value="3">
                <text:p>3</text:p>
              </table:table-cell>
              <table:table-cell office:value-type="float" office:value="3250">
                <text:p>3250</text:p>
              </table:table-cell>
            </table:table-row>
            <table:table-row>
              <table:table-cell office:value-type="float" office:value="44325">
                <text:p>4432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float" office:value="44326">
                <text:p>44326</text:p>
              </table:table-cell>
              <table:table-cell office:value-type="float" office:value="7321">
                <text:p>7321</text:p>
              </table:table-cell>
              <table:table-cell office:value-type="float" office:value="2">
                <text:p>2</text:p>
              </table:table-cell>
              <table:table-cell office:value-type="float" office:value="6850">
                <text:p>6850</text:p>
              </table:table-cell>
            </table:table-row>
            <table:table-row>
              <table:table-cell office:value-type="float" office:value="44327">
                <text:p>44327</text:p>
              </table:table-cell>
              <table:table-cell office:value-type="float" office:value="19696">
                <text:p>19696</text:p>
              </table:table-cell>
              <table:table-cell office:value-type="float" office:value="4">
                <text:p>4</text:p>
              </table:table-cell>
              <table:table-cell office:value-type="float" office:value="6675">
                <text:p>6675</text:p>
              </table:table-cell>
            </table:table-row>
            <table:table-row>
              <table:table-cell office:value-type="float" office:value="44328">
                <text:p>44328</text:p>
              </table:table-cell>
              <table:table-cell office:value-type="float" office:value="6590">
                <text:p>6590</text:p>
              </table:table-cell>
              <table:table-cell office:value-type="float" office:value="3">
                <text:p>3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float" office:value="44329">
                <text:p>44329</text:p>
              </table:table-cell>
              <table:table-cell office:value-type="float" office:value="13631">
                <text:p>13631</text:p>
              </table:table-cell>
              <table:table-cell office:value-type="float" office:value="2">
                <text:p>2</text:p>
              </table:table-cell>
              <table:table-cell office:value-type="float" office:value="10050">
                <text:p>10050</text:p>
              </table:table-cell>
            </table:table-row>
            <table:table-row>
              <table:table-cell office:value-type="float" office:value="44330">
                <text:p>44330</text:p>
              </table:table-cell>
              <table:table-cell office:value-type="float" office:value="10377">
                <text:p>10377</text:p>
              </table:table-cell>
              <table:table-cell office:value-type="float" office:value="2">
                <text:p>2</text:p>
              </table:table-cell>
              <table:table-cell office:value-type="float" office:value="4425">
                <text:p>4425</text:p>
              </table:table-cell>
            </table:table-row>
            <table:table-row>
              <table:table-cell office:value-type="float" office:value="44331">
                <text:p>44331</text:p>
              </table:table-cell>
              <table:table-cell office:value-type="float" office:value="7370">
                <text:p>7370</text:p>
              </table:table-cell>
              <table:table-cell office:value-type="float" office:value="3">
                <text:p>3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float" office:value="44332">
                <text:p>44332</text:p>
              </table:table-cell>
              <table:table-cell office:value-type="float" office:value="7067">
                <text:p>7067</text:p>
              </table:table-cell>
              <table:table-cell office:value-type="float" office:value="4">
                <text:p>4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float" office:value="44333">
                <text:p>44333</text:p>
              </table:table-cell>
              <table:table-cell office:value-type="float" office:value="5381">
                <text:p>5381</text:p>
              </table:table-cell>
              <table:table-cell office:value-type="float" office:value="4">
                <text:p>4</text:p>
              </table:table-cell>
              <table:table-cell office:value-type="float" office:value="5500">
                <text:p>5500</text:p>
              </table:table-cell>
            </table:table-row>
            <table:table-row>
              <table:table-cell office:value-type="float" office:value="44334">
                <text:p>44334</text:p>
              </table:table-cell>
              <table:table-cell office:value-type="float" office:value="7576">
                <text:p>7576</text:p>
              </table:table-cell>
              <table:table-cell office:value-type="float" office:value="5">
                <text:p>5</text:p>
              </table:table-cell>
              <table:table-cell office:value-type="float" office:value="7125">
                <text:p>7125</text:p>
              </table:table-cell>
            </table:table-row>
            <table:table-row>
              <table:table-cell office:value-type="float" office:value="44335">
                <text:p>44335</text:p>
              </table:table-cell>
              <table:table-cell office:value-type="float" office:value="11881">
                <text:p>11881</text:p>
              </table:table-cell>
              <table:table-cell office:value-type="float" office:value="5">
                <text:p>5</text:p>
              </table:table-cell>
              <table:table-cell office:value-type="float" office:value="5925">
                <text:p>5925</text:p>
              </table:table-cell>
            </table:table-row>
            <table:table-row>
              <table:table-cell office:value-type="float" office:value="44336">
                <text:p>44336</text:p>
              </table:table-cell>
              <table:table-cell office:value-type="float" office:value="10727">
                <text:p>10727</text:p>
              </table:table-cell>
              <table:table-cell office:value-type="float" office:value="2">
                <text:p>2</text:p>
              </table:table-cell>
              <table:table-cell office:value-type="float" office:value="5675">
                <text:p>5675</text:p>
              </table:table-cell>
            </table:table-row>
            <table:table-row>
              <table:table-cell office:value-type="float" office:value="44337">
                <text:p>44337</text:p>
              </table:table-cell>
              <table:table-cell office:value-type="float" office:value="8096">
                <text:p>8096</text:p>
              </table:table-cell>
              <table:table-cell office:value-type="float" office:value="3">
                <text:p>3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float" office:value="44338">
                <text:p>44338</text:p>
              </table:table-cell>
              <table:table-cell office:value-type="float" office:value="6419">
                <text:p>6419</text:p>
              </table:table-cell>
              <table:table-cell office:value-type="float" office:value="4">
                <text:p>4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float" office:value="44339">
                <text:p>44339</text:p>
              </table:table-cell>
              <table:table-cell office:value-type="float" office:value="4643">
                <text:p>4643</text:p>
              </table:table-cell>
              <table:table-cell office:value-type="float" office:value="2">
                <text:p>2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44340">
                <text:p>44340</text:p>
              </table:table-cell>
              <table:table-cell office:value-type="float" office:value="2328">
                <text:p>2328</text:p>
              </table:table-cell>
              <table:table-cell office:value-type="float" office:value="1">
                <text:p>1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44341">
                <text:p>44341</text:p>
              </table:table-cell>
              <table:table-cell office:value-type="float" office:value="2578">
                <text:p>2578</text:p>
              </table:table-cell>
              <table:table-cell office:value-type="float" office:value="3">
                <text:p>3</text:p>
              </table:table-cell>
              <table:table-cell office:value-type="float" office:value="6800">
                <text:p>6800</text:p>
              </table:table-cell>
            </table:table-row>
            <table:table-row>
              <table:table-cell office:value-type="float" office:value="44342">
                <text:p>44342</text:p>
              </table:table-cell>
              <table:table-cell office:value-type="float" office:value="4473">
                <text:p>4473</text:p>
              </table:table-cell>
              <table:table-cell office:value-type="float" office:value="4">
                <text:p>4</text:p>
              </table:table-cell>
              <table:table-cell office:value-type="float" office:value="6675">
                <text:p>6675</text:p>
              </table:table-cell>
            </table:table-row>
            <table:table-row>
              <table:table-cell office:value-type="float" office:value="44343">
                <text:p>44343</text:p>
              </table:table-cell>
              <table:table-cell office:value-type="float" office:value="6949">
                <text:p>6949</text:p>
              </table:table-cell>
              <table:table-cell office:value-type="float" office:value="4">
                <text:p>4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float" office:value="44344">
                <text:p>44344</text:p>
              </table:table-cell>
              <table:table-cell office:value-type="float" office:value="6169">
                <text:p>6169</text:p>
              </table:table-cell>
              <table:table-cell office:value-type="float" office:value="4">
                <text:p>4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float" office:value="44345">
                <text:p>44345</text:p>
              </table:table-cell>
              <table:table-cell office:value-type="float" office:value="4513">
                <text:p>4513</text:p>
              </table:table-cell>
              <table:table-cell office:value-type="float" office:value="4">
                <text:p>4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float" office:value="44346">
                <text:p>44346</text:p>
              </table:table-cell>
              <table:table-cell office:value-type="float" office:value="3043">
                <text:p>3043</text:p>
              </table:table-cell>
              <table:table-cell office:value-type="float" office:value="5">
                <text:p>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4347">
                <text:p>44347</text:p>
              </table:table-cell>
              <table:table-cell office:value-type="float" office:value="2206">
                <text:p>2206</text:p>
              </table:table-cell>
              <table:table-cell office:value-type="float" office:value="7">
                <text:p>7</text:p>
              </table:table-cell>
              <table:table-cell office:value-type="float" office:value="4250">
                <text:p>4250</text:p>
              </table:table-cell>
            </table:table-row>
            <table:table-row>
              <table:table-cell office:value-type="float" office:value="44348">
                <text:p>44348</text:p>
              </table:table-cell>
              <table:table-cell office:value-type="float" office:value="2987">
                <text:p>2987</text:p>
              </table:table-cell>
              <table:table-cell office:value-type="float" office:value="6">
                <text:p>6</text:p>
              </table:table-cell>
              <table:table-cell office:value-type="float" office:value="4500">
                <text:p>4500</text:p>
              </table:table-cell>
            </table:table-row>
            <table:table-row>
              <table:table-cell office:value-type="float" office:value="44349">
                <text:p>44349</text:p>
              </table:table-cell>
              <table:table-cell office:value-type="float" office:value="5096">
                <text:p>5096</text:p>
              </table:table-cell>
              <table:table-cell office:value-type="float" office:value="5">
                <text:p>5</text:p>
              </table:table-cell>
              <table:table-cell office:value-type="float" office:value="4100">
                <text:p>4100</text:p>
              </table:table-cell>
            </table:table-row>
            <table:table-row>
              <table:table-cell office:value-type="float" office:value="44350">
                <text:p>44350</text:p>
              </table:table-cell>
              <table:table-cell office:value-type="float" office:value="3688">
                <text:p>3688</text:p>
              </table:table-cell>
              <table:table-cell office:value-type="float" office:value="6">
                <text:p>6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float" office:value="44351">
                <text:p>44351</text:p>
              </table:table-cell>
              <table:table-cell office:value-type="float" office:value="2993">
                <text:p>2993</text:p>
              </table:table-cell>
              <table:table-cell office:value-type="float" office:value="6">
                <text:p>6</text:p>
              </table:table-cell>
              <table:table-cell office:value-type="float" office:value="3025">
                <text:p>3025</text:p>
              </table:table-cell>
            </table:table-row>
            <table:table-row>
              <table:table-cell office:value-type="float" office:value="44352">
                <text:p>44352</text:p>
              </table:table-cell>
              <table:table-cell office:value-type="float" office:value="2249">
                <text:p>2249</text:p>
              </table:table-cell>
              <table:table-cell office:value-type="float" office:value="3">
                <text:p>3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float" office:value="44353">
                <text:p>44353</text:p>
              </table:table-cell>
              <table:table-cell office:value-type="float" office:value="1964">
                <text:p>1964</text:p>
              </table:table-cell>
              <table:table-cell office:value-type="float" office:value="7">
                <text:p>7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float" office:value="44354">
                <text:p>44354</text:p>
              </table:table-cell>
              <table:table-cell office:value-type="float" office:value="1444">
                <text:p>1444</text:p>
              </table:table-cell>
              <table:table-cell office:value-type="float" office:value="7">
                <text:p>7</text:p>
              </table:table-cell>
              <table:table-cell office:value-type="float" office:value="3525">
                <text:p>3525</text:p>
              </table:table-cell>
            </table:table-row>
            <table:table-row>
              <table:table-cell office:value-type="float" office:value="44355">
                <text:p>44355</text:p>
              </table:table-cell>
              <table:table-cell office:value-type="float" office:value="2253">
                <text:p>2253</text:p>
              </table:table-cell>
              <table:table-cell office:value-type="float" office:value="7">
                <text:p>7</text:p>
              </table:table-cell>
              <table:table-cell office:value-type="float" office:value="2675">
                <text:p>2675</text:p>
              </table:table-cell>
            </table:table-row>
            <table:table-row>
              <table:table-cell office:value-type="float" office:value="44356">
                <text:p>44356</text:p>
              </table:table-cell>
              <table:table-cell office:value-type="float" office:value="3275">
                <text:p>3275</text:p>
              </table:table-cell>
              <table:table-cell office:value-type="float" office:value="7">
                <text:p>7</text:p>
              </table:table-cell>
              <table:table-cell office:value-type="float" office:value="2375">
                <text:p>2375</text:p>
              </table:table-cell>
            </table:table-row>
            <table:table-row>
              <table:table-cell office:value-type="float" office:value="44357">
                <text:p>44357</text:p>
              </table:table-cell>
              <table:table-cell office:value-type="float" office:value="2747">
                <text:p>2747</text:p>
              </table:table-cell>
              <table:table-cell office:value-type="float" office:value="8">
                <text:p>8</text:p>
              </table:table-cell>
              <table:table-cell office:value-type="float" office:value="2525">
                <text:p>2525</text:p>
              </table:table-cell>
            </table:table-row>
            <table:table-row>
              <table:table-cell office:value-type="float" office:value="44358">
                <text:p>44358</text:p>
              </table:table-cell>
              <table:table-cell office:value-type="float" office:value="2194">
                <text:p>2194</text:p>
              </table:table-cell>
              <table:table-cell office:value-type="float" office:value="7">
                <text:p>7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float" office:value="44359">
                <text:p>44359</text:p>
              </table:table-cell>
              <table:table-cell office:value-type="float" office:value="1484">
                <text:p>1484</text:p>
              </table:table-cell>
              <table:table-cell office:value-type="float" office:value="8">
                <text:p>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4360">
                <text:p>44360</text:p>
              </table:table-cell>
              <table:table-cell office:value-type="float" office:value="1000">
                <text:p>1000</text:p>
              </table:table-cell>
              <table:table-cell office:value-type="float" office:value="7">
                <text:p>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361">
                <text:p>44361</text:p>
              </table:table-cell>
              <table:table-cell office:value-type="float" office:value="873">
                <text:p>873</text:p>
              </table:table-cell>
              <table:table-cell office:value-type="float" office:value="7">
                <text:p>7</text:p>
              </table:table-cell>
              <table:table-cell office:value-type="float" office:value="2375">
                <text:p>2375</text:p>
              </table:table-cell>
            </table:table-row>
            <table:table-row>
              <table:table-cell office:value-type="float" office:value="44362">
                <text:p>44362</text:p>
              </table:table-cell>
              <table:table-cell office:value-type="float" office:value="1160">
                <text:p>1160</text:p>
              </table:table-cell>
              <table:table-cell office:value-type="float" office:value="8">
                <text:p>8</text:p>
              </table:table-cell>
              <table:table-cell office:value-type="float" office:value="3375">
                <text:p>3375</text:p>
              </table:table-cell>
            </table:table-row>
            <table:table-row>
              <table:table-cell office:value-type="float" office:value="44363">
                <text:p>44363</text:p>
              </table:table-cell>
              <table:table-cell office:value-type="float" office:value="1439">
                <text:p>1439</text:p>
              </table:table-cell>
              <table:table-cell office:value-type="float" office:value="NaN">
                <text:p>NaN</text:p>
              </table:table-cell>
              <table:table-cell office:value-type="float" office:value="2650">
                <text:p>2650</text:p>
              </table:table-cell>
            </table:table-row>
            <table:table-row>
              <table:table-cell office:value-type="float" office:value="44364">
                <text:p>44364</text:p>
              </table:table-cell>
              <table:table-cell office:value-type="float" office:value="901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2300">
                <text:p>23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